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7mm"/>
    </style:style>
    <style:style style:name="co3" style:family="table-column">
      <style:table-column-properties fo:break-before="auto" style:column-width="3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111"/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11"/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16">
          <table:table-cell table:number-columns-repeated="5"/>
        </table:table-row>
        <table:table-row table:style-name="ro1">
          <table:table-cell office:value-type="string" calcext:value-type="string">
            <text:p>double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ble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_functional.cpp</text:p>
          </table:table-cell>
          <table:table-cell table:number-columns-repeated="4"/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test_performance.cp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memory.cpp</text:p>
          </table:table-cell>
          <table:table-cell table:number-columns-repeated="4"/>
        </table:table-row>
        <table:table-row table:style-name="ro1" table:number-rows-repeated="2358">
          <table:table-cell table:number-columns-repeated="5"/>
        </table:table-row>
        <table:table-row table:style-name="ro1">
          <table:table-cell office:value-type="string" calcext:value-type="string">
            <text:p>HEAD: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ate(/s)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4088" calcext:value-type="float">
            <text:p>4.088E-06</text:p>
          </table:table-cell>
          <table:table-cell office:value-type="float" office:value="244588.5" calcext:value-type="float">
            <text:p>244588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131" calcext:value-type="float">
            <text:p>1.31E-07</text:p>
          </table:table-cell>
          <table:table-cell office:value-type="float" office:value="7662835.2" calcext:value-type="float">
            <text:p>7662835.2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183" calcext:value-type="float">
            <text:p>1.83E-07</text:p>
          </table:table-cell>
          <table:table-cell office:value-type="float" office:value="5449591.3" calcext:value-type="float">
            <text:p>5449591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201" calcext:value-type="float">
            <text:p>2.01E-07</text:p>
          </table:table-cell>
          <table:table-cell office:value-type="float" office:value="4987531.2" calcext:value-type="float">
            <text:p>4987531.2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279" calcext:value-type="float">
            <text:p>2.79E-07</text:p>
          </table:table-cell>
          <table:table-cell office:value-type="float" office:value="3590664.3" calcext:value-type="float">
            <text:p>3590664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0524" calcext:value-type="float">
            <text:p>5.24E-07</text:p>
          </table:table-cell>
          <table:table-cell office:value-type="float" office:value="1910219.7" calcext:value-type="float">
            <text:p>1910219.7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0765" calcext:value-type="float">
            <text:p>7.65E-07</text:p>
          </table:table-cell>
          <table:table-cell office:value-type="float" office:value="1308044.5" calcext:value-type="float">
            <text:p>1308044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0931" calcext:value-type="float">
            <text:p>9.31E-07</text:p>
          </table:table-cell>
          <table:table-cell office:value-type="float" office:value="1074691" calcext:value-type="float">
            <text:p>1074691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1962" calcext:value-type="float">
            <text:p>1.962E-06</text:p>
          </table:table-cell>
          <table:table-cell office:value-type="float" office:value="509813.9" calcext:value-type="float">
            <text:p>509813.9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344" calcext:value-type="float">
            <text:p>3.44E-06</text:p>
          </table:table-cell>
          <table:table-cell office:value-type="float" office:value="290655.4" calcext:value-type="float">
            <text:p>290655.4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06967" calcext:value-type="float">
            <text:p>6.967E-06</text:p>
          </table:table-cell>
          <table:table-cell office:value-type="float" office:value="143544.1" calcext:value-type="float">
            <text:p>143544.1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13603" calcext:value-type="float">
            <text:p>1.3603E-05</text:p>
          </table:table-cell>
          <table:table-cell office:value-type="float" office:value="73510.5" calcext:value-type="float">
            <text:p>73510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025302" calcext:value-type="float">
            <text:p>2.5302E-05</text:p>
          </table:table-cell>
          <table:table-cell office:value-type="float" office:value="39523.3" calcext:value-type="float">
            <text:p>39523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102884" calcext:value-type="float">
            <text:p>0.000102884</text:p>
          </table:table-cell>
          <table:table-cell office:value-type="float" office:value="9719.7" calcext:value-type="float">
            <text:p>9719.7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212066" calcext:value-type="float">
            <text:p>0.000212066</text:p>
          </table:table-cell>
          <table:table-cell office:value-type="float" office:value="4715.5" calcext:value-type="float">
            <text:p>4715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40709" calcext:value-type="float">
            <text:p>0.00040709</text:p>
          </table:table-cell>
          <table:table-cell office:value-type="float" office:value="2456.5" calcext:value-type="float">
            <text:p>2456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0845796" calcext:value-type="float">
            <text:p>0.000845796</text:p>
          </table:table-cell>
          <table:table-cell office:value-type="float" office:value="1182.3" calcext:value-type="float">
            <text:p>1182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158275" calcext:value-type="float">
            <text:p>0.00158275</text:p>
          </table:table-cell>
          <table:table-cell office:value-type="float" office:value="631.8" calcext:value-type="float">
            <text:p>631.8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3326013" calcext:value-type="float">
            <text:p>0.003326013</text:p>
          </table:table-cell>
          <table:table-cell office:value-type="float" office:value="300.7" calcext:value-type="float">
            <text:p>300.7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06361511" calcext:value-type="float">
            <text:p>0.006361511</text:p>
          </table:table-cell>
          <table:table-cell office:value-type="float" office:value="157.2" calcext:value-type="float">
            <text:p>157.2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381" calcext:value-type="float">
            <text:p>2.381E-06</text:p>
          </table:table-cell>
          <table:table-cell office:value-type="float" office:value="419903.4" calcext:value-type="float">
            <text:p>419903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183" calcext:value-type="float">
            <text:p>1.83E-07</text:p>
          </table:table-cell>
          <table:table-cell office:value-type="float" office:value="5449591.3" calcext:value-type="float">
            <text:p>5449591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215" calcext:value-type="float">
            <text:p>2.15E-07</text:p>
          </table:table-cell>
          <table:table-cell office:value-type="float" office:value="4640371.2" calcext:value-type="float">
            <text:p>4640371.2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195" calcext:value-type="float">
            <text:p>1.95E-07</text:p>
          </table:table-cell>
          <table:table-cell office:value-type="float" office:value="5141388.2" calcext:value-type="float">
            <text:p>5141388.2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61" calcext:value-type="float">
            <text:p>6.1E-07</text:p>
          </table:table-cell>
          <table:table-cell office:value-type="float" office:value="1640689.1" calcext:value-type="float">
            <text:p>1640689.1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0694" calcext:value-type="float">
            <text:p>6.94E-07</text:p>
          </table:table-cell>
          <table:table-cell office:value-type="float" office:value="1439884.8" calcext:value-type="float">
            <text:p>1439884.8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081" calcext:value-type="float">
            <text:p>8.1E-07</text:p>
          </table:table-cell>
          <table:table-cell office:value-type="float" office:value="1235330.5" calcext:value-type="float">
            <text:p>1235330.5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1318" calcext:value-type="float">
            <text:p>1.318E-06</text:p>
          </table:table-cell>
          <table:table-cell office:value-type="float" office:value="759013.3" calcext:value-type="float">
            <text:p>759013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9947" calcext:value-type="float">
            <text:p>9.947E-06</text:p>
          </table:table-cell>
          <table:table-cell office:value-type="float" office:value="100537.9" calcext:value-type="float">
            <text:p>100537.9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5793" calcext:value-type="float">
            <text:p>1.5793E-05</text:p>
          </table:table-cell>
          <table:table-cell office:value-type="float" office:value="63321.2" calcext:value-type="float">
            <text:p>63321.2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39063" calcext:value-type="float">
            <text:p>3.9063E-05</text:p>
          </table:table-cell>
          <table:table-cell office:value-type="float" office:value="25600" calcext:value-type="float">
            <text:p>25600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68833" calcext:value-type="float">
            <text:p>6.8833E-05</text:p>
          </table:table-cell>
          <table:table-cell office:value-type="float" office:value="14528" calcext:value-type="float">
            <text:p>14528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23896" calcext:value-type="float">
            <text:p>0.000123896</text:p>
          </table:table-cell>
          <table:table-cell office:value-type="float" office:value="8071.3" calcext:value-type="float">
            <text:p>8071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55867" calcext:value-type="float">
            <text:p>0.000255867</text:p>
          </table:table-cell>
          <table:table-cell office:value-type="float" office:value="3908.3" calcext:value-type="float">
            <text:p>3908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5874" calcext:value-type="float">
            <text:p>0.00065874</text:p>
          </table:table-cell>
          <table:table-cell office:value-type="float" office:value="1518.1" calcext:value-type="float">
            <text:p>1518.1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191264" calcext:value-type="float">
            <text:p>0.001191264</text:p>
          </table:table-cell>
          <table:table-cell office:value-type="float" office:value="839.4" calcext:value-type="float">
            <text:p>839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2472743" calcext:value-type="float">
            <text:p>0.002472743</text:p>
          </table:table-cell>
          <table:table-cell office:value-type="float" office:value="404.4" calcext:value-type="float">
            <text:p>404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6692478" calcext:value-type="float">
            <text:p>0.006692478</text:p>
          </table:table-cell>
          <table:table-cell office:value-type="float" office:value="149.4" calcext:value-type="float">
            <text:p>149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3019905" calcext:value-type="float">
            <text:p>0.013019905</text:p>
          </table:table-cell>
          <table:table-cell office:value-type="float" office:value="76.8" calcext:value-type="float">
            <text:p>76.8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28984637" calcext:value-type="float">
            <text:p>0.028984637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8846" calcext:value-type="float">
            <text:p>8.846E-06</text:p>
          </table:table-cell>
          <table:table-cell office:value-type="float" office:value="113051.8" calcext:value-type="float">
            <text:p>113051.8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98" calcext:value-type="float">
            <text:p>3.98E-07</text:p>
          </table:table-cell>
          <table:table-cell office:value-type="float" office:value="2515723.3" calcext:value-type="float">
            <text:p>2515723.3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938" calcext:value-type="float">
            <text:p>9.38E-07</text:p>
          </table:table-cell>
          <table:table-cell office:value-type="float" office:value="1065530.1" calcext:value-type="float">
            <text:p>1065530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329" calcext:value-type="float">
            <text:p>3.29E-07</text:p>
          </table:table-cell>
          <table:table-cell office:value-type="float" office:value="3034901.4" calcext:value-type="float">
            <text:p>3034901.4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45" calcext:value-type="float">
            <text:p>1.45E-06</text:p>
          </table:table-cell>
          <table:table-cell office:value-type="float" office:value="689893.1" calcext:value-type="float">
            <text:p>689893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025" calcext:value-type="float">
            <text:p>1.025E-06</text:p>
          </table:table-cell>
          <table:table-cell office:value-type="float" office:value="976085.9" calcext:value-type="float">
            <text:p>976085.9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1312" calcext:value-type="float">
            <text:p>1.312E-06</text:p>
          </table:table-cell>
          <table:table-cell office:value-type="float" office:value="761904.8" calcext:value-type="float">
            <text:p>761904.8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265" calcext:value-type="float">
            <text:p>2.65E-06</text:p>
          </table:table-cell>
          <table:table-cell office:value-type="float" office:value="377287.3" calcext:value-type="float">
            <text:p>377287.3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4822" calcext:value-type="float">
            <text:p>4.822E-06</text:p>
          </table:table-cell>
          <table:table-cell office:value-type="float" office:value="207404.3" calcext:value-type="float">
            <text:p>207404.3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9853" calcext:value-type="float">
            <text:p>9.853E-06</text:p>
          </table:table-cell>
          <table:table-cell office:value-type="float" office:value="101486.8" calcext:value-type="float">
            <text:p>101486.8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1985" calcext:value-type="float">
            <text:p>1.985E-05</text:p>
          </table:table-cell>
          <table:table-cell office:value-type="float" office:value="50379.1" calcext:value-type="float">
            <text:p>50379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57503" calcext:value-type="float">
            <text:p>5.7503E-05</text:p>
          </table:table-cell>
          <table:table-cell office:value-type="float" office:value="17390.5" calcext:value-type="float">
            <text:p>17390.5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22584" calcext:value-type="float">
            <text:p>0.000122584</text:p>
          </table:table-cell>
          <table:table-cell office:value-type="float" office:value="8157.6" calcext:value-type="float">
            <text:p>8157.6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32626" calcext:value-type="float">
            <text:p>0.000232626</text:p>
          </table:table-cell>
          <table:table-cell office:value-type="float" office:value="4298.7" calcext:value-type="float">
            <text:p>4298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471322" calcext:value-type="float">
            <text:p>0.000471322</text:p>
          </table:table-cell>
          <table:table-cell office:value-type="float" office:value="2121.7" calcext:value-type="float">
            <text:p>2121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962335" calcext:value-type="float">
            <text:p>0.000962335</text:p>
          </table:table-cell>
          <table:table-cell office:value-type="float" office:value="1039.1" calcext:value-type="float">
            <text:p>1039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2228863" calcext:value-type="float">
            <text:p>0.002228863</text:p>
          </table:table-cell>
          <table:table-cell office:value-type="float" office:value="448.7" calcext:value-type="float">
            <text:p>448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6475085" calcext:value-type="float">
            <text:p>0.006475085</text:p>
          </table:table-cell>
          <table:table-cell office:value-type="float" office:value="154.4" calcext:value-type="float">
            <text:p>154.4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2550875" calcext:value-type="float">
            <text:p>0.012550875</text:p>
          </table:table-cell>
          <table:table-cell office:value-type="float" office:value="79.7" calcext:value-type="float">
            <text:p>79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26351076" calcext:value-type="float">
            <text:p>0.026351076</text:p>
          </table:table-cell>
          <table:table-cell office:value-type="float" office:value="37.9" calcext:value-type="float">
            <text:p>37.9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401" calcext:value-type="float">
            <text:p>4.01E-07</text:p>
          </table:table-cell>
          <table:table-cell office:value-type="float" office:value="2496878.9" calcext:value-type="float">
            <text:p>2496878.9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158" calcext:value-type="float">
            <text:p>1.58E-07</text:p>
          </table:table-cell>
          <table:table-cell office:value-type="float" office:value="6349206.3" calcext:value-type="float">
            <text:p>6349206.3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144" calcext:value-type="float">
            <text:p>1.44E-07</text:p>
          </table:table-cell>
          <table:table-cell office:value-type="float" office:value="6968641.1" calcext:value-type="float">
            <text:p>6968641.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185" calcext:value-type="float">
            <text:p>1.85E-07</text:p>
          </table:table-cell>
          <table:table-cell office:value-type="float" office:value="5390835.6" calcext:value-type="float">
            <text:p>5390835.6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298" calcext:value-type="float">
            <text:p>2.98E-07</text:p>
          </table:table-cell>
          <table:table-cell office:value-type="float" office:value="3350083.8" calcext:value-type="float">
            <text:p>3350083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046" calcext:value-type="float">
            <text:p>4.6E-07</text:p>
          </table:table-cell>
          <table:table-cell office:value-type="float" office:value="2176278.6" calcext:value-type="float">
            <text:p>2176278.6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1022" calcext:value-type="float">
            <text:p>1.022E-06</text:p>
          </table:table-cell>
          <table:table-cell office:value-type="float" office:value="977995.1" calcext:value-type="float">
            <text:p>977995.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1774" calcext:value-type="float">
            <text:p>1.774E-06</text:p>
          </table:table-cell>
          <table:table-cell office:value-type="float" office:value="563856.8" calcext:value-type="float">
            <text:p>563856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4032" calcext:value-type="float">
            <text:p>4.032E-06</text:p>
          </table:table-cell>
          <table:table-cell office:value-type="float" office:value="247985.1" calcext:value-type="float">
            <text:p>247985.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6666" calcext:value-type="float">
            <text:p>6.666E-06</text:p>
          </table:table-cell>
          <table:table-cell office:value-type="float" office:value="150003.8" calcext:value-type="float">
            <text:p>150003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12774" calcext:value-type="float">
            <text:p>1.2774E-05</text:p>
          </table:table-cell>
          <table:table-cell office:value-type="float" office:value="78281" calcext:value-type="float">
            <text:p>7828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2443" calcext:value-type="float">
            <text:p>2.443E-05</text:p>
          </table:table-cell>
          <table:table-cell office:value-type="float" office:value="40932.4" calcext:value-type="float">
            <text:p>40932.4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048397" calcext:value-type="float">
            <text:p>4.8397E-05</text:p>
          </table:table-cell>
          <table:table-cell office:value-type="float" office:value="20662.7" calcext:value-type="float">
            <text:p>20662.7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098321" calcext:value-type="float">
            <text:p>9.8321E-05</text:p>
          </table:table-cell>
          <table:table-cell office:value-type="float" office:value="10170.8" calcext:value-type="float">
            <text:p>10170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195879" calcext:value-type="float">
            <text:p>0.000195879</text:p>
          </table:table-cell>
          <table:table-cell office:value-type="float" office:value="5105.2" calcext:value-type="float">
            <text:p>5105.2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39829" calcext:value-type="float">
            <text:p>0.00039829</text:p>
          </table:table-cell>
          <table:table-cell office:value-type="float" office:value="2510.7" calcext:value-type="float">
            <text:p>2510.7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0774547" calcext:value-type="float">
            <text:p>0.000774547</text:p>
          </table:table-cell>
          <table:table-cell office:value-type="float" office:value="1291.1" calcext:value-type="float">
            <text:p>1291.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1553207" calcext:value-type="float">
            <text:p>0.001553207</text:p>
          </table:table-cell>
          <table:table-cell office:value-type="float" office:value="643.8" calcext:value-type="float">
            <text:p>643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3036982" calcext:value-type="float">
            <text:p>0.003036982</text:p>
          </table:table-cell>
          <table:table-cell office:value-type="float" office:value="329.3" calcext:value-type="float">
            <text:p>329.3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06271212" calcext:value-type="float">
            <text:p>0.006271212</text:p>
          </table:table-cell>
          <table:table-cell office:value-type="float" office:value="159.5" calcext:value-type="float">
            <text:p>159.5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28" calcext:value-type="float">
            <text:p>8.28E-07</text:p>
          </table:table-cell>
          <table:table-cell office:value-type="float" office:value="1208459.2" calcext:value-type="float">
            <text:p>1208459.2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6" calcext:value-type="float">
            <text:p>3.6E-07</text:p>
          </table:table-cell>
          <table:table-cell office:value-type="float" office:value="2773925.1" calcext:value-type="float">
            <text:p>2773925.1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495" calcext:value-type="float">
            <text:p>4.95E-07</text:p>
          </table:table-cell>
          <table:table-cell office:value-type="float" office:value="2018163.5" calcext:value-type="float">
            <text:p>2018163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745" calcext:value-type="float">
            <text:p>7.45E-07</text:p>
          </table:table-cell>
          <table:table-cell office:value-type="float" office:value="1341381.6" calcext:value-type="float">
            <text:p>1341381.6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428" calcext:value-type="float">
            <text:p>1.428E-06</text:p>
          </table:table-cell>
          <table:table-cell office:value-type="float" office:value="700525.4" calcext:value-type="float">
            <text:p>700525.4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549" calcext:value-type="float">
            <text:p>1.549E-06</text:p>
          </table:table-cell>
          <table:table-cell office:value-type="float" office:value="645369.5" calcext:value-type="float">
            <text:p>645369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717" calcext:value-type="float">
            <text:p>2.717E-06</text:p>
          </table:table-cell>
          <table:table-cell office:value-type="float" office:value="367985.3" calcext:value-type="float">
            <text:p>367985.3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3984" calcext:value-type="float">
            <text:p>3.984E-06</text:p>
          </table:table-cell>
          <table:table-cell office:value-type="float" office:value="250972.5" calcext:value-type="float">
            <text:p>250972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684" calcext:value-type="float">
            <text:p>6.84E-06</text:p>
          </table:table-cell>
          <table:table-cell office:value-type="float" office:value="146209.5" calcext:value-type="float">
            <text:p>146209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2512" calcext:value-type="float">
            <text:p>1.2512E-05</text:p>
          </table:table-cell>
          <table:table-cell office:value-type="float" office:value="79926.5" calcext:value-type="float">
            <text:p>79926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53557" calcext:value-type="float">
            <text:p>5.3557E-05</text:p>
          </table:table-cell>
          <table:table-cell office:value-type="float" office:value="18671.9" calcext:value-type="float">
            <text:p>18671.9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81498" calcext:value-type="float">
            <text:p>8.1498E-05</text:p>
          </table:table-cell>
          <table:table-cell office:value-type="float" office:value="12270.3" calcext:value-type="float">
            <text:p>12270.3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14729" calcext:value-type="float">
            <text:p>0.000114729</text:p>
          </table:table-cell>
          <table:table-cell office:value-type="float" office:value="8716.2" calcext:value-type="float">
            <text:p>8716.2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180596" calcext:value-type="float">
            <text:p>0.000180596</text:p>
          </table:table-cell>
          <table:table-cell office:value-type="float" office:value="5537.2" calcext:value-type="float">
            <text:p>5537.2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55604" calcext:value-type="float">
            <text:p>0.000355604</text:p>
          </table:table-cell>
          <table:table-cell office:value-type="float" office:value="2812.1" calcext:value-type="float">
            <text:p>2812.1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934561" calcext:value-type="float">
            <text:p>0.000934561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1998376" calcext:value-type="float">
            <text:p>0.001998376</text:p>
          </table:table-cell>
          <table:table-cell office:value-type="float" office:value="500.4" calcext:value-type="float">
            <text:p>500.4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4460973" calcext:value-type="float">
            <text:p>0.004460973</text:p>
          </table:table-cell>
          <table:table-cell office:value-type="float" office:value="224.2" calcext:value-type="float">
            <text:p>224.2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0137617" calcext:value-type="float">
            <text:p>0.010137617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17258945" calcext:value-type="float">
            <text:p>0.017258945</text:p>
          </table:table-cell>
          <table:table-cell office:value-type="float" office:value="57.9" calcext:value-type="float">
            <text:p>57.9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18" calcext:value-type="float">
            <text:p>8.18E-07</text:p>
          </table:table-cell>
          <table:table-cell office:value-type="float" office:value="1221747.1" calcext:value-type="float">
            <text:p>1221747.1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48" calcext:value-type="float">
            <text:p>3.48E-07</text:p>
          </table:table-cell>
          <table:table-cell office:value-type="float" office:value="2877697.8" calcext:value-type="float">
            <text:p>2877697.8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539" calcext:value-type="float">
            <text:p>5.39E-07</text:p>
          </table:table-cell>
          <table:table-cell office:value-type="float" office:value="1857010.2" calcext:value-type="float">
            <text:p>1857010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712" calcext:value-type="float">
            <text:p>7.12E-07</text:p>
          </table:table-cell>
          <table:table-cell office:value-type="float" office:value="1403508.8" calcext:value-type="float">
            <text:p>1403508.8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993" calcext:value-type="float">
            <text:p>9.93E-07</text:p>
          </table:table-cell>
          <table:table-cell office:value-type="float" office:value="1007556.7" calcext:value-type="float">
            <text:p>1007556.7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355" calcext:value-type="float">
            <text:p>1.355E-06</text:p>
          </table:table-cell>
          <table:table-cell office:value-type="float" office:value="737735.2" calcext:value-type="float">
            <text:p>737735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609" calcext:value-type="float">
            <text:p>2.609E-06</text:p>
          </table:table-cell>
          <table:table-cell office:value-type="float" office:value="383362.1" calcext:value-type="float">
            <text:p>383362.1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3472" calcext:value-type="float">
            <text:p>3.472E-06</text:p>
          </table:table-cell>
          <table:table-cell office:value-type="float" office:value="288059.9" calcext:value-type="float">
            <text:p>288059.9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6143" calcext:value-type="float">
            <text:p>6.143E-06</text:p>
          </table:table-cell>
          <table:table-cell office:value-type="float" office:value="162800.2" calcext:value-type="float">
            <text:p>162800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1049" calcext:value-type="float">
            <text:p>1.1049E-05</text:p>
          </table:table-cell>
          <table:table-cell office:value-type="float" office:value="90501.8" calcext:value-type="float">
            <text:p>90501.8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20286" calcext:value-type="float">
            <text:p>2.0286E-05</text:p>
          </table:table-cell>
          <table:table-cell office:value-type="float" office:value="49296.3" calcext:value-type="float">
            <text:p>49296.3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40563" calcext:value-type="float">
            <text:p>4.0563E-05</text:p>
          </table:table-cell>
          <table:table-cell office:value-type="float" office:value="24652.7" calcext:value-type="float">
            <text:p>24652.7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03774" calcext:value-type="float">
            <text:p>0.000103774</text:p>
          </table:table-cell>
          <table:table-cell office:value-type="float" office:value="9636.3" calcext:value-type="float">
            <text:p>9636.3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08914" calcext:value-type="float">
            <text:p>0.000208914</text:p>
          </table:table-cell>
          <table:table-cell office:value-type="float" office:value="4786.7" calcext:value-type="float">
            <text:p>4786.7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04486" calcext:value-type="float">
            <text:p>0.000304486</text:p>
          </table:table-cell>
          <table:table-cell office:value-type="float" office:value="3284.2" calcext:value-type="float">
            <text:p>3284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812413" calcext:value-type="float">
            <text:p>0.000812413</text:p>
          </table:table-cell>
          <table:table-cell office:value-type="float" office:value="1230.9" calcext:value-type="float">
            <text:p>1230.9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1927935" calcext:value-type="float">
            <text:p>0.001927935</text:p>
          </table:table-cell>
          <table:table-cell office:value-type="float" office:value="518.7" calcext:value-type="float">
            <text:p>518.7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4041856" calcext:value-type="float">
            <text:p>0.004041856</text:p>
          </table:table-cell>
          <table:table-cell office:value-type="float" office:value="247.4" calcext:value-type="float">
            <text:p>247.4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8398117" calcext:value-type="float">
            <text:p>0.008398117</text:p>
          </table:table-cell>
          <table:table-cell office:value-type="float" office:value="119.1" calcext:value-type="float">
            <text:p>119.1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15825927" calcext:value-type="float">
            <text:p>0.015825927</text:p>
          </table:table-cell>
          <table:table-cell office:value-type="float" office:value="63.2" calcext:value-type="float">
            <text:p>63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389" calcext:value-type="float">
            <text:p>3.389E-06</text:p>
          </table:table-cell>
          <table:table-cell office:value-type="float" office:value="295028.8" calcext:value-type="float">
            <text:p>295028.8</text:p>
          </table:table-cell>
          <table:table-cell office:value-type="string" calcext:value-type="string">
            <text:p>test_vector_string_to_py_tuple&lt;std::string[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1" calcext:value-type="float">
            <text:p>3.1E-07</text:p>
          </table:table-cell>
          <table:table-cell office:value-type="float" office:value="3231017.8" calcext:value-type="float">
            <text:p>3231017.8</text:p>
          </table:table-cell>
          <table:table-cell office:value-type="string" calcext:value-type="string">
            <text:p>test_vector_string_to_py_tuple&lt;std::string[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563" calcext:value-type="float">
            <text:p>5.63E-07</text:p>
          </table:table-cell>
          <table:table-cell office:value-type="float" office:value="1777777.8" calcext:value-type="float">
            <text:p>1777777.8</text:p>
          </table:table-cell>
          <table:table-cell office:value-type="string" calcext:value-type="string">
            <text:p>test_vector_string_to_py_tuple&lt;std::string[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667" calcext:value-type="float">
            <text:p>6.67E-07</text:p>
          </table:table-cell>
          <table:table-cell office:value-type="float" office:value="1498127.3" calcext:value-type="float">
            <text:p>1498127.3</text:p>
          </table:table-cell>
          <table:table-cell office:value-type="string" calcext:value-type="string">
            <text:p>test_vector_string_to_py_tuple&lt;std::string[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89" calcext:value-type="float">
            <text:p>8.9E-07</text:p>
          </table:table-cell>
          <table:table-cell office:value-type="float" office:value="1124227.1" calcext:value-type="float">
            <text:p>1124227.1</text:p>
          </table:table-cell>
          <table:table-cell office:value-type="string" calcext:value-type="string">
            <text:p>test_vector_string_to_py_tuple&lt;std::string[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393" calcext:value-type="float">
            <text:p>1.393E-06</text:p>
          </table:table-cell>
          <table:table-cell office:value-type="float" office:value="718132.9" calcext:value-type="float">
            <text:p>718132.9</text:p>
          </table:table-cell>
          <table:table-cell office:value-type="string" calcext:value-type="string">
            <text:p>test_vector_string_to_py_tuple&lt;std::string[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042" calcext:value-type="float">
            <text:p>2.042E-06</text:p>
          </table:table-cell>
          <table:table-cell office:value-type="float" office:value="489596.1" calcext:value-type="float">
            <text:p>489596.1</text:p>
          </table:table-cell>
          <table:table-cell office:value-type="string" calcext:value-type="string">
            <text:p>test_vector_string_to_py_tuple&lt;std::string[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3962" calcext:value-type="float">
            <text:p>3.962E-06</text:p>
          </table:table-cell>
          <table:table-cell office:value-type="float" office:value="252429.6" calcext:value-type="float">
            <text:p>252429.6</text:p>
          </table:table-cell>
          <table:table-cell office:value-type="string" calcext:value-type="string">
            <text:p>test_vector_string_to_py_tuple&lt;std::string[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7312" calcext:value-type="float">
            <text:p>7.312E-06</text:p>
          </table:table-cell>
          <table:table-cell office:value-type="float" office:value="136752.1" calcext:value-type="float">
            <text:p>136752.1</text:p>
          </table:table-cell>
          <table:table-cell office:value-type="string" calcext:value-type="string">
            <text:p>test_vector_string_to_py_tuple&lt;std::string[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5483" calcext:value-type="float">
            <text:p>1.5483E-05</text:p>
          </table:table-cell>
          <table:table-cell office:value-type="float" office:value="64584.9" calcext:value-type="float">
            <text:p>64584.9</text:p>
          </table:table-cell>
          <table:table-cell office:value-type="string" calcext:value-type="string">
            <text:p>test_vector_string_to_py_tuple&lt;std::string[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29866" calcext:value-type="float">
            <text:p>2.9866E-05</text:p>
          </table:table-cell>
          <table:table-cell office:value-type="float" office:value="33483.5" calcext:value-type="float">
            <text:p>33483.5</text:p>
          </table:table-cell>
          <table:table-cell office:value-type="string" calcext:value-type="string">
            <text:p>test_vector_string_to_py_tuple&lt;std::string[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59652" calcext:value-type="float">
            <text:p>5.9652E-05</text:p>
          </table:table-cell>
          <table:table-cell office:value-type="float" office:value="16764" calcext:value-type="float">
            <text:p>16764</text:p>
          </table:table-cell>
          <table:table-cell office:value-type="string" calcext:value-type="string">
            <text:p>test_vector_string_to_py_tuple&lt;std::string[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60721" calcext:value-type="float">
            <text:p>0.000160721</text:p>
          </table:table-cell>
          <table:table-cell office:value-type="float" office:value="6222" calcext:value-type="float">
            <text:p>6222</text:p>
          </table:table-cell>
          <table:table-cell office:value-type="string" calcext:value-type="string">
            <text:p>test_vector_string_to_py_tuple&lt;std::string[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65164" calcext:value-type="float">
            <text:p>0.000265164</text:p>
          </table:table-cell>
          <table:table-cell office:value-type="float" office:value="3771.2" calcext:value-type="float">
            <text:p>3771.2</text:p>
          </table:table-cell>
          <table:table-cell office:value-type="string" calcext:value-type="string">
            <text:p>test_vector_string_to_py_tuple&lt;std::string[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481124" calcext:value-type="float">
            <text:p>0.000481124</text:p>
          </table:table-cell>
          <table:table-cell office:value-type="float" office:value="2078.5" calcext:value-type="float">
            <text:p>2078.5</text:p>
          </table:table-cell>
          <table:table-cell office:value-type="string" calcext:value-type="string">
            <text:p>test_vector_string_to_py_tuple&lt;std::string[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00016" calcext:value-type="float">
            <text:p>0.00100016</text:p>
          </table:table-cell>
          <table:table-cell office:value-type="float" office:value="999.8" calcext:value-type="float">
            <text:p>999.8</text:p>
          </table:table-cell>
          <table:table-cell office:value-type="string" calcext:value-type="string">
            <text:p>test_vector_string_to_py_tuple&lt;std::string[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2970942" calcext:value-type="float">
            <text:p>0.002970942</text:p>
          </table:table-cell>
          <table:table-cell office:value-type="float" office:value="336.6" calcext:value-type="float">
            <text:p>336.6</text:p>
          </table:table-cell>
          <table:table-cell office:value-type="string" calcext:value-type="string">
            <text:p>test_vector_string_to_py_tuple&lt;std::string[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7656766" calcext:value-type="float">
            <text:p>0.007656766</text:p>
          </table:table-cell>
          <table:table-cell office:value-type="float" office:value="130.6" calcext:value-type="float">
            <text:p>130.6</text:p>
          </table:table-cell>
          <table:table-cell office:value-type="string" calcext:value-type="string">
            <text:p>test_vector_string_to_py_tuple&lt;std::string[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6442519" calcext:value-type="float">
            <text:p>0.016442519</text:p>
          </table:table-cell>
          <table:table-cell office:value-type="float" office:value="60.8" calcext:value-type="float">
            <text:p>60.8</text:p>
          </table:table-cell>
          <table:table-cell office:value-type="string" calcext:value-type="string">
            <text:p>test_vector_string_to_py_tuple&lt;std::string[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3259403" calcext:value-type="float">
            <text:p>0.033259403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test_vector_string_to_py_tuple&lt;std::string[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993" calcext:value-type="float">
            <text:p>2.993E-06</text:p>
          </table:table-cell>
          <table:table-cell office:value-type="float" office:value="334168.8" calcext:value-type="float">
            <text:p>334168.8</text:p>
          </table:table-cell>
          <table:table-cell office:value-type="string" calcext:value-type="string">
            <text:p>test_vector_string_to_py_tuple&lt;std::string[1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468" calcext:value-type="float">
            <text:p>4.68E-07</text:p>
          </table:table-cell>
          <table:table-cell office:value-type="float" office:value="2139037.4" calcext:value-type="float">
            <text:p>2139037.4</text:p>
          </table:table-cell>
          <table:table-cell office:value-type="string" calcext:value-type="string">
            <text:p>test_vector_string_to_py_tuple&lt;std::string[1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59" calcext:value-type="float">
            <text:p>5.9E-07</text:p>
          </table:table-cell>
          <table:table-cell office:value-type="float" office:value="1696352.8" calcext:value-type="float">
            <text:p>1696352.8</text:p>
          </table:table-cell>
          <table:table-cell office:value-type="string" calcext:value-type="string">
            <text:p>test_vector_string_to_py_tuple&lt;std::string[1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504" calcext:value-type="float">
            <text:p>5.04E-07</text:p>
          </table:table-cell>
          <table:table-cell office:value-type="float" office:value="1986097.3" calcext:value-type="float">
            <text:p>1986097.3</text:p>
          </table:table-cell>
          <table:table-cell office:value-type="string" calcext:value-type="string">
            <text:p>test_vector_string_to_py_tuple&lt;std::string[1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338" calcext:value-type="float">
            <text:p>1.338E-06</text:p>
          </table:table-cell>
          <table:table-cell office:value-type="float" office:value="747105" calcext:value-type="float">
            <text:p>747105</text:p>
          </table:table-cell>
          <table:table-cell office:value-type="string" calcext:value-type="string">
            <text:p>test_vector_string_to_py_tuple&lt;std::string[1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695" calcext:value-type="float">
            <text:p>1.695E-06</text:p>
          </table:table-cell>
          <table:table-cell office:value-type="float" office:value="589796.5" calcext:value-type="float">
            <text:p>589796.5</text:p>
          </table:table-cell>
          <table:table-cell office:value-type="string" calcext:value-type="string">
            <text:p>test_vector_string_to_py_tuple&lt;std::string[1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256" calcext:value-type="float">
            <text:p>2.256E-06</text:p>
          </table:table-cell>
          <table:table-cell office:value-type="float" office:value="443164.2" calcext:value-type="float">
            <text:p>443164.2</text:p>
          </table:table-cell>
          <table:table-cell office:value-type="string" calcext:value-type="string">
            <text:p>test_vector_string_to_py_tuple&lt;std::string[1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4776" calcext:value-type="float">
            <text:p>4.776E-06</text:p>
          </table:table-cell>
          <table:table-cell office:value-type="float" office:value="209358.3" calcext:value-type="float">
            <text:p>209358.3</text:p>
          </table:table-cell>
          <table:table-cell office:value-type="string" calcext:value-type="string">
            <text:p>test_vector_string_to_py_tuple&lt;std::string[1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8921" calcext:value-type="float">
            <text:p>8.921E-06</text:p>
          </table:table-cell>
          <table:table-cell office:value-type="float" office:value="112101.3" calcext:value-type="float">
            <text:p>112101.3</text:p>
          </table:table-cell>
          <table:table-cell office:value-type="string" calcext:value-type="string">
            <text:p>test_vector_string_to_py_tuple&lt;std::string[1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7483" calcext:value-type="float">
            <text:p>1.7483E-05</text:p>
          </table:table-cell>
          <table:table-cell office:value-type="float" office:value="57200.1" calcext:value-type="float">
            <text:p>57200.1</text:p>
          </table:table-cell>
          <table:table-cell office:value-type="string" calcext:value-type="string">
            <text:p>test_vector_string_to_py_tuple&lt;std::string[1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34103" calcext:value-type="float">
            <text:p>3.4103E-05</text:p>
          </table:table-cell>
          <table:table-cell office:value-type="float" office:value="29323.4" calcext:value-type="float">
            <text:p>29323.4</text:p>
          </table:table-cell>
          <table:table-cell office:value-type="string" calcext:value-type="string">
            <text:p>test_vector_string_to_py_tuple&lt;std::string[1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69949" calcext:value-type="float">
            <text:p>6.9949E-05</text:p>
          </table:table-cell>
          <table:table-cell office:value-type="float" office:value="14296" calcext:value-type="float">
            <text:p>14296</text:p>
          </table:table-cell>
          <table:table-cell office:value-type="string" calcext:value-type="string">
            <text:p>test_vector_string_to_py_tuple&lt;std::string[1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33687" calcext:value-type="float">
            <text:p>0.000133687</text:p>
          </table:table-cell>
          <table:table-cell office:value-type="float" office:value="7480.1" calcext:value-type="float">
            <text:p>7480.1</text:p>
          </table:table-cell>
          <table:table-cell office:value-type="string" calcext:value-type="string">
            <text:p>test_vector_string_to_py_tuple&lt;std::string[1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16512" calcext:value-type="float">
            <text:p>0.000316512</text:p>
          </table:table-cell>
          <table:table-cell office:value-type="float" office:value="3159.4" calcext:value-type="float">
            <text:p>3159.4</text:p>
          </table:table-cell>
          <table:table-cell office:value-type="string" calcext:value-type="string">
            <text:p>test_vector_string_to_py_tuple&lt;std::string[1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46176" calcext:value-type="float">
            <text:p>0.000546176</text:p>
          </table:table-cell>
          <table:table-cell office:value-type="float" office:value="1830.9" calcext:value-type="float">
            <text:p>1830.9</text:p>
          </table:table-cell>
          <table:table-cell office:value-type="string" calcext:value-type="string">
            <text:p>test_vector_string_to_py_tuple&lt;std::string[1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265548" calcext:value-type="float">
            <text:p>0.001265548</text:p>
          </table:table-cell>
          <table:table-cell office:value-type="float" office:value="790.2" calcext:value-type="float">
            <text:p>790.2</text:p>
          </table:table-cell>
          <table:table-cell office:value-type="string" calcext:value-type="string">
            <text:p>test_vector_string_to_py_tuple&lt;std::string[1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783321" calcext:value-type="float">
            <text:p>0.003783321</text:p>
          </table:table-cell>
          <table:table-cell office:value-type="float" office:value="264.3" calcext:value-type="float">
            <text:p>264.3</text:p>
          </table:table-cell>
          <table:table-cell office:value-type="string" calcext:value-type="string">
            <text:p>test_vector_string_to_py_tuple&lt;std::string[1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9187334" calcext:value-type="float">
            <text:p>0.009187334</text:p>
          </table:table-cell>
          <table:table-cell office:value-type="float" office:value="108.8" calcext:value-type="float">
            <text:p>108.8</text:p>
          </table:table-cell>
          <table:table-cell office:value-type="string" calcext:value-type="string">
            <text:p>test_vector_string_to_py_tuple&lt;std::string[1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9816422" calcext:value-type="float">
            <text:p>0.019816422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test_vector_string_to_py_tuple&lt;std::string[1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41093368" calcext:value-type="float">
            <text:p>0.041093368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test_vector_string_to_py_tuple&lt;std::string[1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254" calcext:value-type="float">
            <text:p>2.254E-06</text:p>
          </table:table-cell>
          <table:table-cell office:value-type="float" office:value="443754.2" calcext:value-type="float">
            <text:p>443754.2</text:p>
          </table:table-cell>
          <table:table-cell office:value-type="string" calcext:value-type="string">
            <text:p>test_vector_string_to_py_tuple&lt;std::string[3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633" calcext:value-type="float">
            <text:p>6.33E-07</text:p>
          </table:table-cell>
          <table:table-cell office:value-type="float" office:value="1578532" calcext:value-type="float">
            <text:p>1578532</text:p>
          </table:table-cell>
          <table:table-cell office:value-type="string" calcext:value-type="string">
            <text:p>test_vector_string_to_py_tuple&lt;std::string[3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669" calcext:value-type="float">
            <text:p>6.69E-07</text:p>
          </table:table-cell>
          <table:table-cell office:value-type="float" office:value="1495886.3" calcext:value-type="float">
            <text:p>1495886.3</text:p>
          </table:table-cell>
          <table:table-cell office:value-type="string" calcext:value-type="string">
            <text:p>test_vector_string_to_py_tuple&lt;std::string[3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539" calcext:value-type="float">
            <text:p>5.39E-07</text:p>
          </table:table-cell>
          <table:table-cell office:value-type="float" office:value="1853568.1" calcext:value-type="float">
            <text:p>1853568.1</text:p>
          </table:table-cell>
          <table:table-cell office:value-type="string" calcext:value-type="string">
            <text:p>test_vector_string_to_py_tuple&lt;std::string[3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061" calcext:value-type="float">
            <text:p>1.061E-06</text:p>
          </table:table-cell>
          <table:table-cell office:value-type="float" office:value="942063.1" calcext:value-type="float">
            <text:p>942063.1</text:p>
          </table:table-cell>
          <table:table-cell office:value-type="string" calcext:value-type="string">
            <text:p>test_vector_string_to_py_tuple&lt;std::string[3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788" calcext:value-type="float">
            <text:p>1.788E-06</text:p>
          </table:table-cell>
          <table:table-cell office:value-type="float" office:value="559440.6" calcext:value-type="float">
            <text:p>559440.6</text:p>
          </table:table-cell>
          <table:table-cell office:value-type="string" calcext:value-type="string">
            <text:p>test_vector_string_to_py_tuple&lt;std::string[3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903" calcext:value-type="float">
            <text:p>2.903E-06</text:p>
          </table:table-cell>
          <table:table-cell office:value-type="float" office:value="344530.6" calcext:value-type="float">
            <text:p>344530.6</text:p>
          </table:table-cell>
          <table:table-cell office:value-type="string" calcext:value-type="string">
            <text:p>test_vector_string_to_py_tuple&lt;std::string[3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554" calcext:value-type="float">
            <text:p>5.554E-06</text:p>
          </table:table-cell>
          <table:table-cell office:value-type="float" office:value="180034.2" calcext:value-type="float">
            <text:p>180034.2</text:p>
          </table:table-cell>
          <table:table-cell office:value-type="string" calcext:value-type="string">
            <text:p>test_vector_string_to_py_tuple&lt;std::string[3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9938" calcext:value-type="float">
            <text:p>9.938E-06</text:p>
          </table:table-cell>
          <table:table-cell office:value-type="float" office:value="100618.8" calcext:value-type="float">
            <text:p>100618.8</text:p>
          </table:table-cell>
          <table:table-cell office:value-type="string" calcext:value-type="string">
            <text:p>test_vector_string_to_py_tuple&lt;std::string[3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9971" calcext:value-type="float">
            <text:p>1.9971E-05</text:p>
          </table:table-cell>
          <table:table-cell office:value-type="float" office:value="50073.9" calcext:value-type="float">
            <text:p>50073.9</text:p>
          </table:table-cell>
          <table:table-cell office:value-type="string" calcext:value-type="string">
            <text:p>test_vector_string_to_py_tuple&lt;std::string[3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43637" calcext:value-type="float">
            <text:p>4.3637E-05</text:p>
          </table:table-cell>
          <table:table-cell office:value-type="float" office:value="22916.1" calcext:value-type="float">
            <text:p>22916.1</text:p>
          </table:table-cell>
          <table:table-cell office:value-type="string" calcext:value-type="string">
            <text:p>test_vector_string_to_py_tuple&lt;std::string[3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81789" calcext:value-type="float">
            <text:p>8.1789E-05</text:p>
          </table:table-cell>
          <table:table-cell office:value-type="float" office:value="12226.7" calcext:value-type="float">
            <text:p>12226.7</text:p>
          </table:table-cell>
          <table:table-cell office:value-type="string" calcext:value-type="string">
            <text:p>test_vector_string_to_py_tuple&lt;std::string[3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339756" calcext:value-type="float">
            <text:p>0.000339756</text:p>
          </table:table-cell>
          <table:table-cell office:value-type="float" office:value="2943.3" calcext:value-type="float">
            <text:p>2943.3</text:p>
          </table:table-cell>
          <table:table-cell office:value-type="string" calcext:value-type="string">
            <text:p>test_vector_string_to_py_tuple&lt;std::string[3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53176" calcext:value-type="float">
            <text:p>0.000353176</text:p>
          </table:table-cell>
          <table:table-cell office:value-type="float" office:value="2831.5" calcext:value-type="float">
            <text:p>2831.5</text:p>
          </table:table-cell>
          <table:table-cell office:value-type="string" calcext:value-type="string">
            <text:p>test_vector_string_to_py_tuple&lt;std::string[3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47085" calcext:value-type="float">
            <text:p>0.000547085</text:p>
          </table:table-cell>
          <table:table-cell office:value-type="float" office:value="1827.9" calcext:value-type="float">
            <text:p>1827.9</text:p>
          </table:table-cell>
          <table:table-cell office:value-type="string" calcext:value-type="string">
            <text:p>test_vector_string_to_py_tuple&lt;std::string[3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690462" calcext:value-type="float">
            <text:p>0.001690462</text:p>
          </table:table-cell>
          <table:table-cell office:value-type="float" office:value="591.6" calcext:value-type="float">
            <text:p>591.6</text:p>
          </table:table-cell>
          <table:table-cell office:value-type="string" calcext:value-type="string">
            <text:p>test_vector_string_to_py_tuple&lt;std::string[3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4909114" calcext:value-type="float">
            <text:p>0.004909114</text:p>
          </table:table-cell>
          <table:table-cell office:value-type="float" office:value="203.7" calcext:value-type="float">
            <text:p>203.7</text:p>
          </table:table-cell>
          <table:table-cell office:value-type="string" calcext:value-type="string">
            <text:p>test_vector_string_to_py_tuple&lt;std::string[3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11751309" calcext:value-type="float">
            <text:p>0.011751309</text:p>
          </table:table-cell>
          <table:table-cell office:value-type="float" office:value="85.1" calcext:value-type="float">
            <text:p>85.1</text:p>
          </table:table-cell>
          <table:table-cell office:value-type="string" calcext:value-type="string">
            <text:p>test_vector_string_to_py_tuple&lt;std::string[3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24428279" calcext:value-type="float">
            <text:p>0.024428279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test_vector_string_to_py_tuple&lt;std::string[3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49847679" calcext:value-type="float">
            <text:p>0.04984767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test_vector_string_to_py_tuple&lt;std::string[3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206" calcext:value-type="float">
            <text:p>3.206E-06</text:p>
          </table:table-cell>
          <table:table-cell office:value-type="float" office:value="311963.8" calcext:value-type="float">
            <text:p>311963.8</text:p>
          </table:table-cell>
          <table:table-cell office:value-type="string" calcext:value-type="string">
            <text:p>test_vector_string_to_py_tuple&lt;std::string[6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705" calcext:value-type="float">
            <text:p>7.05E-07</text:p>
          </table:table-cell>
          <table:table-cell office:value-type="float" office:value="1417434.4" calcext:value-type="float">
            <text:p>1417434.4</text:p>
          </table:table-cell>
          <table:table-cell office:value-type="string" calcext:value-type="string">
            <text:p>test_vector_string_to_py_tuple&lt;std::string[6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324" calcext:value-type="float">
            <text:p>3.24E-07</text:p>
          </table:table-cell>
          <table:table-cell office:value-type="float" office:value="3091190.1" calcext:value-type="float">
            <text:p>3091190.1</text:p>
          </table:table-cell>
          <table:table-cell office:value-type="string" calcext:value-type="string">
            <text:p>test_vector_string_to_py_tuple&lt;std::string[6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522" calcext:value-type="float">
            <text:p>5.22E-07</text:p>
          </table:table-cell>
          <table:table-cell office:value-type="float" office:value="1917545.5" calcext:value-type="float">
            <text:p>1917545.5</text:p>
          </table:table-cell>
          <table:table-cell office:value-type="string" calcext:value-type="string">
            <text:p>test_vector_string_to_py_tuple&lt;std::string[6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425" calcext:value-type="float">
            <text:p>1.425E-06</text:p>
          </table:table-cell>
          <table:table-cell office:value-type="float" office:value="702000.7" calcext:value-type="float">
            <text:p>702000.7</text:p>
          </table:table-cell>
          <table:table-cell office:value-type="string" calcext:value-type="string">
            <text:p>test_vector_string_to_py_tuple&lt;std::string[6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442" calcext:value-type="float">
            <text:p>1.442E-06</text:p>
          </table:table-cell>
          <table:table-cell office:value-type="float" office:value="693721.8" calcext:value-type="float">
            <text:p>693721.8</text:p>
          </table:table-cell>
          <table:table-cell office:value-type="string" calcext:value-type="string">
            <text:p>test_vector_string_to_py_tuple&lt;std::string[6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638" calcext:value-type="float">
            <text:p>2.638E-06</text:p>
          </table:table-cell>
          <table:table-cell office:value-type="float" office:value="379146.9" calcext:value-type="float">
            <text:p>379146.9</text:p>
          </table:table-cell>
          <table:table-cell office:value-type="string" calcext:value-type="string">
            <text:p>test_vector_string_to_py_tuple&lt;std::string[6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199" calcext:value-type="float">
            <text:p>5.199E-06</text:p>
          </table:table-cell>
          <table:table-cell office:value-type="float" office:value="192326.2" calcext:value-type="float">
            <text:p>192326.2</text:p>
          </table:table-cell>
          <table:table-cell office:value-type="string" calcext:value-type="string">
            <text:p>test_vector_string_to_py_tuple&lt;std::string[6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0128" calcext:value-type="float">
            <text:p>1.0128E-05</text:p>
          </table:table-cell>
          <table:table-cell office:value-type="float" office:value="98731.3" calcext:value-type="float">
            <text:p>98731.3</text:p>
          </table:table-cell>
          <table:table-cell office:value-type="string" calcext:value-type="string">
            <text:p>test_vector_string_to_py_tuple&lt;std::string[6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0794" calcext:value-type="float">
            <text:p>2.0794E-05</text:p>
          </table:table-cell>
          <table:table-cell office:value-type="float" office:value="48089.6" calcext:value-type="float">
            <text:p>48089.6</text:p>
          </table:table-cell>
          <table:table-cell office:value-type="string" calcext:value-type="string">
            <text:p>test_vector_string_to_py_tuple&lt;std::string[6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68808" calcext:value-type="float">
            <text:p>6.8808E-05</text:p>
          </table:table-cell>
          <table:table-cell office:value-type="float" office:value="14533.3" calcext:value-type="float">
            <text:p>14533.3</text:p>
          </table:table-cell>
          <table:table-cell office:value-type="string" calcext:value-type="string">
            <text:p>test_vector_string_to_py_tuple&lt;std::string[6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200026" calcext:value-type="float">
            <text:p>0.000200026</text:p>
          </table:table-cell>
          <table:table-cell office:value-type="float" office:value="4999.4" calcext:value-type="float">
            <text:p>4999.4</text:p>
          </table:table-cell>
          <table:table-cell office:value-type="string" calcext:value-type="string">
            <text:p>test_vector_string_to_py_tuple&lt;std::string[6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58926" calcext:value-type="float">
            <text:p>0.000158926</text:p>
          </table:table-cell>
          <table:table-cell office:value-type="float" office:value="6292.3" calcext:value-type="float">
            <text:p>6292.3</text:p>
          </table:table-cell>
          <table:table-cell office:value-type="string" calcext:value-type="string">
            <text:p>test_vector_string_to_py_tuple&lt;std::string[6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25674" calcext:value-type="float">
            <text:p>0.000325674</text:p>
          </table:table-cell>
          <table:table-cell office:value-type="float" office:value="3070.6" calcext:value-type="float">
            <text:p>3070.6</text:p>
          </table:table-cell>
          <table:table-cell office:value-type="string" calcext:value-type="string">
            <text:p>test_vector_string_to_py_tuple&lt;std::string[6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85859" calcext:value-type="float">
            <text:p>0.000685859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test_vector_string_to_py_tuple&lt;std::string[6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2993069" calcext:value-type="float">
            <text:p>0.002993069</text:p>
          </table:table-cell>
          <table:table-cell office:value-type="float" office:value="334.1" calcext:value-type="float">
            <text:p>334.1</text:p>
          </table:table-cell>
          <table:table-cell office:value-type="string" calcext:value-type="string">
            <text:p>test_vector_string_to_py_tuple&lt;std::string[6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722129" calcext:value-type="float">
            <text:p>0.00722129</text:p>
          </table:table-cell>
          <table:table-cell office:value-type="float" office:value="138.5" calcext:value-type="float">
            <text:p>138.5</text:p>
          </table:table-cell>
          <table:table-cell office:value-type="string" calcext:value-type="string">
            <text:p>test_vector_string_to_py_tuple&lt;std::string[6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1561237" calcext:value-type="float">
            <text:p>0.01561237</text:p>
          </table:table-cell>
          <table:table-cell office:value-type="float" office:value="64.1" calcext:value-type="float">
            <text:p>64.1</text:p>
          </table:table-cell>
          <table:table-cell office:value-type="string" calcext:value-type="string">
            <text:p>test_vector_string_to_py_tuple&lt;std::string[6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31626425" calcext:value-type="float">
            <text:p>0.031626425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test_vector_string_to_py_tuple&lt;std::string[6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6077188" calcext:value-type="float">
            <text:p>0.06077188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test_vector_string_to_py_tuple&lt;std::string[6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168" calcext:value-type="float">
            <text:p>3.168E-06</text:p>
          </table:table-cell>
          <table:table-cell office:value-type="float" office:value="315706.4" calcext:value-type="float">
            <text:p>315706.4</text:p>
          </table:table-cell>
          <table:table-cell office:value-type="string" calcext:value-type="string">
            <text:p>test_vector_string_to_py_tuple&lt;std::string[12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425" calcext:value-type="float">
            <text:p>4.25E-07</text:p>
          </table:table-cell>
          <table:table-cell office:value-type="float" office:value="2355712.6" calcext:value-type="float">
            <text:p>2355712.6</text:p>
          </table:table-cell>
          <table:table-cell office:value-type="string" calcext:value-type="string">
            <text:p>test_vector_string_to_py_tuple&lt;std::string[12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748" calcext:value-type="float">
            <text:p>7.48E-07</text:p>
          </table:table-cell>
          <table:table-cell office:value-type="float" office:value="1337792.6" calcext:value-type="float">
            <text:p>1337792.6</text:p>
          </table:table-cell>
          <table:table-cell office:value-type="string" calcext:value-type="string">
            <text:p>test_vector_string_to_py_tuple&lt;std::string[12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43" calcext:value-type="float">
            <text:p>4.3E-07</text:p>
          </table:table-cell>
          <table:table-cell office:value-type="float" office:value="2322880.4" calcext:value-type="float">
            <text:p>2322880.4</text:p>
          </table:table-cell>
          <table:table-cell office:value-type="string" calcext:value-type="string">
            <text:p>test_vector_string_to_py_tuple&lt;std::string[12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952" calcext:value-type="float">
            <text:p>9.52E-07</text:p>
          </table:table-cell>
          <table:table-cell office:value-type="float" office:value="1049868.8" calcext:value-type="float">
            <text:p>1049868.8</text:p>
          </table:table-cell>
          <table:table-cell office:value-type="string" calcext:value-type="string">
            <text:p>test_vector_string_to_py_tuple&lt;std::string[12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78" calcext:value-type="float">
            <text:p>1.78E-06</text:p>
          </table:table-cell>
          <table:table-cell office:value-type="float" office:value="561955.6" calcext:value-type="float">
            <text:p>561955.6</text:p>
          </table:table-cell>
          <table:table-cell office:value-type="string" calcext:value-type="string">
            <text:p>test_vector_string_to_py_tuple&lt;std::string[12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841" calcext:value-type="float">
            <text:p>2.841E-06</text:p>
          </table:table-cell>
          <table:table-cell office:value-type="float" office:value="352050.7" calcext:value-type="float">
            <text:p>352050.7</text:p>
          </table:table-cell>
          <table:table-cell office:value-type="string" calcext:value-type="string">
            <text:p>test_vector_string_to_py_tuple&lt;std::string[12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588" calcext:value-type="float">
            <text:p>5.588E-06</text:p>
          </table:table-cell>
          <table:table-cell office:value-type="float" office:value="178970.9" calcext:value-type="float">
            <text:p>178970.9</text:p>
          </table:table-cell>
          <table:table-cell office:value-type="string" calcext:value-type="string">
            <text:p>test_vector_string_to_py_tuple&lt;std::string[12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204" calcext:value-type="float">
            <text:p>1.204E-05</text:p>
          </table:table-cell>
          <table:table-cell office:value-type="float" office:value="83053" calcext:value-type="float">
            <text:p>83053</text:p>
          </table:table-cell>
          <table:table-cell office:value-type="string" calcext:value-type="string">
            <text:p>test_vector_string_to_py_tuple&lt;std::string[12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2593" calcext:value-type="float">
            <text:p>2.2593E-05</text:p>
          </table:table-cell>
          <table:table-cell office:value-type="float" office:value="44262.5" calcext:value-type="float">
            <text:p>44262.5</text:p>
          </table:table-cell>
          <table:table-cell office:value-type="string" calcext:value-type="string">
            <text:p>test_vector_string_to_py_tuple&lt;std::string[12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45766" calcext:value-type="float">
            <text:p>4.5766E-05</text:p>
          </table:table-cell>
          <table:table-cell office:value-type="float" office:value="21850.5" calcext:value-type="float">
            <text:p>21850.5</text:p>
          </table:table-cell>
          <table:table-cell office:value-type="string" calcext:value-type="string">
            <text:p>test_vector_string_to_py_tuple&lt;std::string[12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39244" calcext:value-type="float">
            <text:p>0.000139244</text:p>
          </table:table-cell>
          <table:table-cell office:value-type="float" office:value="7181.7" calcext:value-type="float">
            <text:p>7181.7</text:p>
          </table:table-cell>
          <table:table-cell office:value-type="string" calcext:value-type="string">
            <text:p>test_vector_string_to_py_tuple&lt;std::string[12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94046" calcext:value-type="float">
            <text:p>0.000194046</text:p>
          </table:table-cell>
          <table:table-cell office:value-type="float" office:value="5153.4" calcext:value-type="float">
            <text:p>5153.4</text:p>
          </table:table-cell>
          <table:table-cell office:value-type="string" calcext:value-type="string">
            <text:p>test_vector_string_to_py_tuple&lt;std::string[12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81878" calcext:value-type="float">
            <text:p>0.000381878</text:p>
          </table:table-cell>
          <table:table-cell office:value-type="float" office:value="2618.6" calcext:value-type="float">
            <text:p>2618.6</text:p>
          </table:table-cell>
          <table:table-cell office:value-type="string" calcext:value-type="string">
            <text:p>test_vector_string_to_py_tuple&lt;std::string[12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533487" calcext:value-type="float">
            <text:p>0.001533487</text:p>
          </table:table-cell>
          <table:table-cell office:value-type="float" office:value="652.1" calcext:value-type="float">
            <text:p>652.1</text:p>
          </table:table-cell>
          <table:table-cell office:value-type="string" calcext:value-type="string">
            <text:p>test_vector_string_to_py_tuple&lt;std::string[12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428628" calcext:value-type="float">
            <text:p>0.00428628</text:p>
          </table:table-cell>
          <table:table-cell office:value-type="float" office:value="233.3" calcext:value-type="float">
            <text:p>233.3</text:p>
          </table:table-cell>
          <table:table-cell office:value-type="string" calcext:value-type="string">
            <text:p>test_vector_string_to_py_tuple&lt;std::string[12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0347792" calcext:value-type="float">
            <text:p>0.010347792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test_vector_string_to_py_tuple&lt;std::string[12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238691" calcext:value-type="float">
            <text:p>0.02238691</text:p>
          </table:table-cell>
          <table:table-cell office:value-type="float" office:value="44.7" calcext:value-type="float">
            <text:p>44.7</text:p>
          </table:table-cell>
          <table:table-cell office:value-type="string" calcext:value-type="string">
            <text:p>test_vector_string_to_py_tuple&lt;std::string[12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45270383" calcext:value-type="float">
            <text:p>0.045270383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test_vector_string_to_py_tuple&lt;std::string[12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89235217" calcext:value-type="float">
            <text:p>0.089235217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test_vector_string_to_py_tuple&lt;std::string[12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339" calcext:value-type="float">
            <text:p>3.339E-06</text:p>
          </table:table-cell>
          <table:table-cell office:value-type="float" office:value="299446" calcext:value-type="float">
            <text:p>299446</text:p>
          </table:table-cell>
          <table:table-cell office:value-type="string" calcext:value-type="string">
            <text:p>test_vector_string_to_py_tuple&lt;std::string[25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79" calcext:value-type="float">
            <text:p>3.79E-07</text:p>
          </table:table-cell>
          <table:table-cell office:value-type="float" office:value="2635046.1" calcext:value-type="float">
            <text:p>2635046.1</text:p>
          </table:table-cell>
          <table:table-cell office:value-type="string" calcext:value-type="string">
            <text:p>test_vector_string_to_py_tuple&lt;std::string[25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47" calcext:value-type="float">
            <text:p>4.7E-07</text:p>
          </table:table-cell>
          <table:table-cell office:value-type="float" office:value="2129925.5" calcext:value-type="float">
            <text:p>2129925.5</text:p>
          </table:table-cell>
          <table:table-cell office:value-type="string" calcext:value-type="string">
            <text:p>test_vector_string_to_py_tuple&lt;std::string[25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853" calcext:value-type="float">
            <text:p>8.53E-07</text:p>
          </table:table-cell>
          <table:table-cell office:value-type="float" office:value="1171646.2" calcext:value-type="float">
            <text:p>1171646.2</text:p>
          </table:table-cell>
          <table:table-cell office:value-type="string" calcext:value-type="string">
            <text:p>test_vector_string_to_py_tuple&lt;std::string[25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03" calcext:value-type="float">
            <text:p>1.03E-06</text:p>
          </table:table-cell>
          <table:table-cell office:value-type="float" office:value="971345.3" calcext:value-type="float">
            <text:p>971345.3</text:p>
          </table:table-cell>
          <table:table-cell office:value-type="string" calcext:value-type="string">
            <text:p>test_vector_string_to_py_tuple&lt;std::string[25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2181" calcext:value-type="float">
            <text:p>2.181E-06</text:p>
          </table:table-cell>
          <table:table-cell office:value-type="float" office:value="458610.4" calcext:value-type="float">
            <text:p>458610.4</text:p>
          </table:table-cell>
          <table:table-cell office:value-type="string" calcext:value-type="string">
            <text:p>test_vector_string_to_py_tuple&lt;std::string[25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3894" calcext:value-type="float">
            <text:p>3.894E-06</text:p>
          </table:table-cell>
          <table:table-cell office:value-type="float" office:value="256838.3" calcext:value-type="float">
            <text:p>256838.3</text:p>
          </table:table-cell>
          <table:table-cell office:value-type="string" calcext:value-type="string">
            <text:p>test_vector_string_to_py_tuple&lt;std::string[25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7726" calcext:value-type="float">
            <text:p>7.726E-06</text:p>
          </table:table-cell>
          <table:table-cell office:value-type="float" office:value="129441.5" calcext:value-type="float">
            <text:p>129441.5</text:p>
          </table:table-cell>
          <table:table-cell office:value-type="string" calcext:value-type="string">
            <text:p>test_vector_string_to_py_tuple&lt;std::string[25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5406" calcext:value-type="float">
            <text:p>1.5406E-05</text:p>
          </table:table-cell>
          <table:table-cell office:value-type="float" office:value="64907.7" calcext:value-type="float">
            <text:p>64907.7</text:p>
          </table:table-cell>
          <table:table-cell office:value-type="string" calcext:value-type="string">
            <text:p>test_vector_string_to_py_tuple&lt;std::string[25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31394" calcext:value-type="float">
            <text:p>3.1394E-05</text:p>
          </table:table-cell>
          <table:table-cell office:value-type="float" office:value="31852.7" calcext:value-type="float">
            <text:p>31852.7</text:p>
          </table:table-cell>
          <table:table-cell office:value-type="string" calcext:value-type="string">
            <text:p>test_vector_string_to_py_tuple&lt;std::string[25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78289" calcext:value-type="float">
            <text:p>7.8289E-05</text:p>
          </table:table-cell>
          <table:table-cell office:value-type="float" office:value="12773.3" calcext:value-type="float">
            <text:p>12773.3</text:p>
          </table:table-cell>
          <table:table-cell office:value-type="string" calcext:value-type="string">
            <text:p>test_vector_string_to_py_tuple&lt;std::string[25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49091" calcext:value-type="float">
            <text:p>0.000149091</text:p>
          </table:table-cell>
          <table:table-cell office:value-type="float" office:value="6707.3" calcext:value-type="float">
            <text:p>6707.3</text:p>
          </table:table-cell>
          <table:table-cell office:value-type="string" calcext:value-type="string">
            <text:p>test_vector_string_to_py_tuple&lt;std::string[25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279404" calcext:value-type="float">
            <text:p>0.000279404</text:p>
          </table:table-cell>
          <table:table-cell office:value-type="float" office:value="3579.1" calcext:value-type="float">
            <text:p>3579.1</text:p>
          </table:table-cell>
          <table:table-cell office:value-type="string" calcext:value-type="string">
            <text:p>test_vector_string_to_py_tuple&lt;std::string[25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066967" calcext:value-type="float">
            <text:p>0.001066967</text:p>
          </table:table-cell>
          <table:table-cell office:value-type="float" office:value="937.2" calcext:value-type="float">
            <text:p>937.2</text:p>
          </table:table-cell>
          <table:table-cell office:value-type="string" calcext:value-type="string">
            <text:p>test_vector_string_to_py_tuple&lt;std::string[25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190169" calcext:value-type="float">
            <text:p>0.003190169</text:p>
          </table:table-cell>
          <table:table-cell office:value-type="float" office:value="313.5" calcext:value-type="float">
            <text:p>313.5</text:p>
          </table:table-cell>
          <table:table-cell office:value-type="string" calcext:value-type="string">
            <text:p>test_vector_string_to_py_tuple&lt;std::string[25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7418587" calcext:value-type="float">
            <text:p>0.007418587</text:p>
          </table:table-cell>
          <table:table-cell office:value-type="float" office:value="134.8" calcext:value-type="float">
            <text:p>134.8</text:p>
          </table:table-cell>
          <table:table-cell office:value-type="string" calcext:value-type="string">
            <text:p>test_vector_string_to_py_tuple&lt;std::string[25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7248534" calcext:value-type="float">
            <text:p>0.0172485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est_vector_string_to_py_tuple&lt;std::string[25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38120888" calcext:value-type="float">
            <text:p>0.038120888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test_vector_string_to_py_tuple&lt;std::string[25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76162164" calcext:value-type="float">
            <text:p>0.076162164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test_vector_string_to_py_tuple&lt;std::string[25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65498902" calcext:value-type="float">
            <text:p>0.1654989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_vector_string_to_py_tuple&lt;std::string[25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972" calcext:value-type="float">
            <text:p>2.972E-06</text:p>
          </table:table-cell>
          <table:table-cell office:value-type="float" office:value="336417.2" calcext:value-type="float">
            <text:p>336417.2</text:p>
          </table:table-cell>
          <table:table-cell office:value-type="string" calcext:value-type="string">
            <text:p>test_vector_string_to_py_tuple&lt;std::string[51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593" calcext:value-type="float">
            <text:p>5.93E-07</text:p>
          </table:table-cell>
          <table:table-cell office:value-type="float" office:value="1687763.7" calcext:value-type="float">
            <text:p>1687763.7</text:p>
          </table:table-cell>
          <table:table-cell office:value-type="string" calcext:value-type="string">
            <text:p>test_vector_string_to_py_tuple&lt;std::string[51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942" calcext:value-type="float">
            <text:p>9.42E-07</text:p>
          </table:table-cell>
          <table:table-cell office:value-type="float" office:value="1061008" calcext:value-type="float">
            <text:p>1061008</text:p>
          </table:table-cell>
          <table:table-cell office:value-type="string" calcext:value-type="string">
            <text:p>test_vector_string_to_py_tuple&lt;std::string[51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447" calcext:value-type="float">
            <text:p>1.447E-06</text:p>
          </table:table-cell>
          <table:table-cell office:value-type="float" office:value="690846.3" calcext:value-type="float">
            <text:p>690846.3</text:p>
          </table:table-cell>
          <table:table-cell office:value-type="string" calcext:value-type="string">
            <text:p>test_vector_string_to_py_tuple&lt;std::string[51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2899" calcext:value-type="float">
            <text:p>2.899E-06</text:p>
          </table:table-cell>
          <table:table-cell office:value-type="float" office:value="344887" calcext:value-type="float">
            <text:p>344887</text:p>
          </table:table-cell>
          <table:table-cell office:value-type="string" calcext:value-type="string">
            <text:p>test_vector_string_to_py_tuple&lt;std::string[51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5968" calcext:value-type="float">
            <text:p>5.968E-06</text:p>
          </table:table-cell>
          <table:table-cell office:value-type="float" office:value="167574.4" calcext:value-type="float">
            <text:p>167574.4</text:p>
          </table:table-cell>
          <table:table-cell office:value-type="string" calcext:value-type="string">
            <text:p>test_vector_string_to_py_tuple&lt;std::string[51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063" calcext:value-type="float">
            <text:p>1.063E-05</text:p>
          </table:table-cell>
          <table:table-cell office:value-type="float" office:value="94069" calcext:value-type="float">
            <text:p>94069</text:p>
          </table:table-cell>
          <table:table-cell office:value-type="string" calcext:value-type="string">
            <text:p>test_vector_string_to_py_tuple&lt;std::string[51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22843" calcext:value-type="float">
            <text:p>2.2843E-05</text:p>
          </table:table-cell>
          <table:table-cell office:value-type="float" office:value="43776.1" calcext:value-type="float">
            <text:p>43776.1</text:p>
          </table:table-cell>
          <table:table-cell office:value-type="string" calcext:value-type="string">
            <text:p>test_vector_string_to_py_tuple&lt;std::string[51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66467" calcext:value-type="float">
            <text:p>6.6467E-05</text:p>
          </table:table-cell>
          <table:table-cell office:value-type="float" office:value="15044.9" calcext:value-type="float">
            <text:p>15044.9</text:p>
          </table:table-cell>
          <table:table-cell office:value-type="string" calcext:value-type="string">
            <text:p>test_vector_string_to_py_tuple&lt;std::string[51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215051" calcext:value-type="float">
            <text:p>0.000215051</text:p>
          </table:table-cell>
          <table:table-cell office:value-type="float" office:value="4650" calcext:value-type="float">
            <text:p>4650</text:p>
          </table:table-cell>
          <table:table-cell office:value-type="string" calcext:value-type="string">
            <text:p>test_vector_string_to_py_tuple&lt;std::string[51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251327" calcext:value-type="float">
            <text:p>0.000251327</text:p>
          </table:table-cell>
          <table:table-cell office:value-type="float" office:value="3978.9" calcext:value-type="float">
            <text:p>3978.9</text:p>
          </table:table-cell>
          <table:table-cell office:value-type="string" calcext:value-type="string">
            <text:p>test_vector_string_to_py_tuple&lt;std::string[51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05674" calcext:value-type="float">
            <text:p>0.000505674</text:p>
          </table:table-cell>
          <table:table-cell office:value-type="float" office:value="1977.6" calcext:value-type="float">
            <text:p>1977.6</text:p>
          </table:table-cell>
          <table:table-cell office:value-type="string" calcext:value-type="string">
            <text:p>test_vector_string_to_py_tuple&lt;std::string[51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946583" calcext:value-type="float">
            <text:p>0.000946583</text:p>
          </table:table-cell>
          <table:table-cell office:value-type="float" office:value="1056.4" calcext:value-type="float">
            <text:p>1056.4</text:p>
          </table:table-cell>
          <table:table-cell office:value-type="string" calcext:value-type="string">
            <text:p>test_vector_string_to_py_tuple&lt;std::string[51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887859" calcext:value-type="float">
            <text:p>0.001887859</text:p>
          </table:table-cell>
          <table:table-cell office:value-type="float" office:value="529.7" calcext:value-type="float">
            <text:p>529.7</text:p>
          </table:table-cell>
          <table:table-cell office:value-type="string" calcext:value-type="string">
            <text:p>test_vector_string_to_py_tuple&lt;std::string[51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530309" calcext:value-type="float">
            <text:p>0.00530309</text:p>
          </table:table-cell>
          <table:table-cell office:value-type="float" office:value="188.6" calcext:value-type="float">
            <text:p>188.6</text:p>
          </table:table-cell>
          <table:table-cell office:value-type="string" calcext:value-type="string">
            <text:p>test_vector_string_to_py_tuple&lt;std::string[51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19096821" calcext:value-type="float">
            <text:p>0.019096821</text:p>
          </table:table-cell>
          <table:table-cell office:value-type="float" office:value="52.4" calcext:value-type="float">
            <text:p>52.4</text:p>
          </table:table-cell>
          <table:table-cell office:value-type="string" calcext:value-type="string">
            <text:p>test_vector_string_to_py_tuple&lt;std::string[51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36807725" calcext:value-type="float">
            <text:p>0.036807725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test_vector_string_to_py_tuple&lt;std::string[51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74362805" calcext:value-type="float">
            <text:p>0.074362805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test_vector_string_to_py_tuple&lt;std::string[51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150423034" calcext:value-type="float">
            <text:p>0.150423034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test_vector_string_to_py_tuple&lt;std::string[51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315691355" calcext:value-type="float">
            <text:p>0.31569135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test_vector_string_to_py_tuple&lt;std::string[51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5831" calcext:value-type="float">
            <text:p>5.831E-06</text:p>
          </table:table-cell>
          <table:table-cell office:value-type="float" office:value="171482.5" calcext:value-type="float">
            <text:p>171482.5</text:p>
          </table:table-cell>
          <table:table-cell office:value-type="string" calcext:value-type="string">
            <text:p>test_vector_string_to_py_tuple&lt;std::string[102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101" calcext:value-type="float">
            <text:p>1.101E-06</text:p>
          </table:table-cell>
          <table:table-cell office:value-type="float" office:value="908677.9" calcext:value-type="float">
            <text:p>908677.9</text:p>
          </table:table-cell>
          <table:table-cell office:value-type="string" calcext:value-type="string">
            <text:p>test_vector_string_to_py_tuple&lt;std::string[102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2029" calcext:value-type="float">
            <text:p>2.029E-06</text:p>
          </table:table-cell>
          <table:table-cell office:value-type="float" office:value="492732.2" calcext:value-type="float">
            <text:p>492732.2</text:p>
          </table:table-cell>
          <table:table-cell office:value-type="string" calcext:value-type="string">
            <text:p>test_vector_string_to_py_tuple&lt;std::string[102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3073" calcext:value-type="float">
            <text:p>3.073E-06</text:p>
          </table:table-cell>
          <table:table-cell office:value-type="float" office:value="325362" calcext:value-type="float">
            <text:p>325362</text:p>
          </table:table-cell>
          <table:table-cell office:value-type="string" calcext:value-type="string">
            <text:p>test_vector_string_to_py_tuple&lt;std::string[102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17963" calcext:value-type="float">
            <text:p>1.7963E-05</text:p>
          </table:table-cell>
          <table:table-cell office:value-type="float" office:value="55668.4" calcext:value-type="float">
            <text:p>55668.4</text:p>
          </table:table-cell>
          <table:table-cell office:value-type="string" calcext:value-type="string">
            <text:p>test_vector_string_to_py_tuple&lt;std::string[102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40217" calcext:value-type="float">
            <text:p>4.0217E-05</text:p>
          </table:table-cell>
          <table:table-cell office:value-type="float" office:value="24864.8" calcext:value-type="float">
            <text:p>24864.8</text:p>
          </table:table-cell>
          <table:table-cell office:value-type="string" calcext:value-type="string">
            <text:p>test_vector_string_to_py_tuple&lt;std::string[102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82872" calcext:value-type="float">
            <text:p>8.2872E-05</text:p>
          </table:table-cell>
          <table:table-cell office:value-type="float" office:value="12066.7" calcext:value-type="float">
            <text:p>12066.7</text:p>
          </table:table-cell>
          <table:table-cell office:value-type="string" calcext:value-type="string">
            <text:p>test_vector_string_to_py_tuple&lt;std::string[102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159945" calcext:value-type="float">
            <text:p>0.000159945</text:p>
          </table:table-cell>
          <table:table-cell office:value-type="float" office:value="6252.2" calcext:value-type="float">
            <text:p>6252.2</text:p>
          </table:table-cell>
          <table:table-cell office:value-type="string" calcext:value-type="string">
            <text:p>test_vector_string_to_py_tuple&lt;std::string[102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343974" calcext:value-type="float">
            <text:p>0.000343974</text:p>
          </table:table-cell>
          <table:table-cell office:value-type="float" office:value="2907.2" calcext:value-type="float">
            <text:p>2907.2</text:p>
          </table:table-cell>
          <table:table-cell office:value-type="string" calcext:value-type="string">
            <text:p>test_vector_string_to_py_tuple&lt;std::string[102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672113" calcext:value-type="float">
            <text:p>0.000672113</text:p>
          </table:table-cell>
          <table:table-cell office:value-type="float" office:value="1487.8" calcext:value-type="float">
            <text:p>1487.8</text:p>
          </table:table-cell>
          <table:table-cell office:value-type="string" calcext:value-type="string">
            <text:p>test_vector_string_to_py_tuple&lt;std::string[102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465598" calcext:value-type="float">
            <text:p>0.001465598</text:p>
          </table:table-cell>
          <table:table-cell office:value-type="float" office:value="682.3" calcext:value-type="float">
            <text:p>682.3</text:p>
          </table:table-cell>
          <table:table-cell office:value-type="string" calcext:value-type="string">
            <text:p>test_vector_string_to_py_tuple&lt;std::string[102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3025772" calcext:value-type="float">
            <text:p>0.003025772</text:p>
          </table:table-cell>
          <table:table-cell office:value-type="float" office:value="330.5" calcext:value-type="float">
            <text:p>330.5</text:p>
          </table:table-cell>
          <table:table-cell office:value-type="string" calcext:value-type="string">
            <text:p>test_vector_string_to_py_tuple&lt;std::string[102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4832625" calcext:value-type="float">
            <text:p>0.004832625</text:p>
          </table:table-cell>
          <table:table-cell office:value-type="float" office:value="206.9" calcext:value-type="float">
            <text:p>206.9</text:p>
          </table:table-cell>
          <table:table-cell office:value-type="string" calcext:value-type="string">
            <text:p>test_vector_string_to_py_tuple&lt;std::string[102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9316107" calcext:value-type="float">
            <text:p>0.009316107</text:p>
          </table:table-cell>
          <table:table-cell office:value-type="float" office:value="107.3" calcext:value-type="float">
            <text:p>107.3</text:p>
          </table:table-cell>
          <table:table-cell office:value-type="string" calcext:value-type="string">
            <text:p>test_vector_string_to_py_tuple&lt;std::string[102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22825111" calcext:value-type="float">
            <text:p>0.022825111</text:p>
          </table:table-cell>
          <table:table-cell office:value-type="float" office:value="43.8" calcext:value-type="float">
            <text:p>43.8</text:p>
          </table:table-cell>
          <table:table-cell office:value-type="string" calcext:value-type="string">
            <text:p>test_vector_string_to_py_tuple&lt;std::string[102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42039111" calcext:value-type="float">
            <text:p>0.042039111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test_vector_string_to_py_tuple&lt;std::string[102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84760411" calcext:value-type="float">
            <text:p>0.084760411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test_vector_string_to_py_tuple&lt;std::string[102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186741398" calcext:value-type="float">
            <text:p>0.186741398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test_vector_string_to_py_tuple&lt;std::string[102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375837023" calcext:value-type="float">
            <text:p>0.375837023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test_vector_string_to_py_tuple&lt;std::string[102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751216579" calcext:value-type="float">
            <text:p>0.75121657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test_vector_string_to_py_tuple&lt;std::string[102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411" calcext:value-type="float">
            <text:p>3.411E-06</text:p>
          </table:table-cell>
          <table:table-cell office:value-type="float" office:value="293212.1" calcext:value-type="float">
            <text:p>293212.1</text:p>
          </table:table-cell>
          <table:table-cell office:value-type="string" calcext:value-type="string">
            <text:p>test_vector_string_to_py_tuple&lt;std::string[204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117" calcext:value-type="float">
            <text:p>1.117E-06</text:p>
          </table:table-cell>
          <table:table-cell office:value-type="float" office:value="895656.1" calcext:value-type="float">
            <text:p>895656.1</text:p>
          </table:table-cell>
          <table:table-cell office:value-type="string" calcext:value-type="string">
            <text:p>test_vector_string_to_py_tuple&lt;std::string[204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95" calcext:value-type="float">
            <text:p>1.95E-06</text:p>
          </table:table-cell>
          <table:table-cell office:value-type="float" office:value="512952" calcext:value-type="float">
            <text:p>512952</text:p>
          </table:table-cell>
          <table:table-cell office:value-type="string" calcext:value-type="string">
            <text:p>test_vector_string_to_py_tuple&lt;std::string[204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4069" calcext:value-type="float">
            <text:p>4.069E-06</text:p>
          </table:table-cell>
          <table:table-cell office:value-type="float" office:value="245790.8" calcext:value-type="float">
            <text:p>245790.8</text:p>
          </table:table-cell>
          <table:table-cell office:value-type="string" calcext:value-type="string">
            <text:p>test_vector_string_to_py_tuple&lt;std::string[204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8276" calcext:value-type="float">
            <text:p>8.276E-06</text:p>
          </table:table-cell>
          <table:table-cell office:value-type="float" office:value="120838.6" calcext:value-type="float">
            <text:p>120838.6</text:p>
          </table:table-cell>
          <table:table-cell office:value-type="string" calcext:value-type="string">
            <text:p>test_vector_string_to_py_tuple&lt;std::string[204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5632" calcext:value-type="float">
            <text:p>1.5632E-05</text:p>
          </table:table-cell>
          <table:table-cell office:value-type="float" office:value="63973.4" calcext:value-type="float">
            <text:p>63973.4</text:p>
          </table:table-cell>
          <table:table-cell office:value-type="string" calcext:value-type="string">
            <text:p>test_vector_string_to_py_tuple&lt;std::string[204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31134" calcext:value-type="float">
            <text:p>3.1134E-05</text:p>
          </table:table-cell>
          <table:table-cell office:value-type="float" office:value="32118.7" calcext:value-type="float">
            <text:p>32118.7</text:p>
          </table:table-cell>
          <table:table-cell office:value-type="string" calcext:value-type="string">
            <text:p>test_vector_string_to_py_tuple&lt;std::string[204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64807" calcext:value-type="float">
            <text:p>6.4807E-05</text:p>
          </table:table-cell>
          <table:table-cell office:value-type="float" office:value="15430.3" calcext:value-type="float">
            <text:p>15430.3</text:p>
          </table:table-cell>
          <table:table-cell office:value-type="string" calcext:value-type="string">
            <text:p>test_vector_string_to_py_tuple&lt;std::string[204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31759" calcext:value-type="float">
            <text:p>0.000131759</text:p>
          </table:table-cell>
          <table:table-cell office:value-type="float" office:value="7589.6" calcext:value-type="float">
            <text:p>7589.6</text:p>
          </table:table-cell>
          <table:table-cell office:value-type="string" calcext:value-type="string">
            <text:p>test_vector_string_to_py_tuple&lt;std::string[204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637784" calcext:value-type="float">
            <text:p>0.000637784</text:p>
          </table:table-cell>
          <table:table-cell office:value-type="float" office:value="1567.9" calcext:value-type="float">
            <text:p>1567.9</text:p>
          </table:table-cell>
          <table:table-cell office:value-type="string" calcext:value-type="string">
            <text:p>test_vector_string_to_py_tuple&lt;std::string[204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540608" calcext:value-type="float">
            <text:p>0.001540608</text:p>
          </table:table-cell>
          <table:table-cell office:value-type="float" office:value="649.1" calcext:value-type="float">
            <text:p>649.1</text:p>
          </table:table-cell>
          <table:table-cell office:value-type="string" calcext:value-type="string">
            <text:p>test_vector_string_to_py_tuple&lt;std::string[204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1846461" calcext:value-type="float">
            <text:p>0.001846461</text:p>
          </table:table-cell>
          <table:table-cell office:value-type="float" office:value="541.6" calcext:value-type="float">
            <text:p>541.6</text:p>
          </table:table-cell>
          <table:table-cell office:value-type="string" calcext:value-type="string">
            <text:p>test_vector_string_to_py_tuple&lt;std::string[204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3748471" calcext:value-type="float">
            <text:p>0.003748471</text:p>
          </table:table-cell>
          <table:table-cell office:value-type="float" office:value="266.8" calcext:value-type="float">
            <text:p>266.8</text:p>
          </table:table-cell>
          <table:table-cell office:value-type="string" calcext:value-type="string">
            <text:p>test_vector_string_to_py_tuple&lt;std::string[204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875484" calcext:value-type="float">
            <text:p>0.00875484</text:p>
          </table:table-cell>
          <table:table-cell office:value-type="float" office:value="114.2" calcext:value-type="float">
            <text:p>114.2</text:p>
          </table:table-cell>
          <table:table-cell office:value-type="string" calcext:value-type="string">
            <text:p>test_vector_string_to_py_tuple&lt;std::string[204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32792334" calcext:value-type="float">
            <text:p>0.03279233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test_vector_string_to_py_tuple&lt;std::string[204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67727463" calcext:value-type="float">
            <text:p>0.067727463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test_vector_string_to_py_tuple&lt;std::string[204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137373108" calcext:value-type="float">
            <text:p>0.137373108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test_vector_string_to_py_tuple&lt;std::string[204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27749581" calcext:value-type="float">
            <text:p>0.2774958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test_vector_string_to_py_tuple&lt;std::string[204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603657957" calcext:value-type="float">
            <text:p>0.60365795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est_vector_string_to_py_tuple&lt;std::string[204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.241358737" calcext:value-type="float">
            <text:p>1.24135873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est_vector_string_to_py_tuple&lt;std::string[204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962" calcext:value-type="float">
            <text:p>3.962E-06</text:p>
          </table:table-cell>
          <table:table-cell office:value-type="float" office:value="252429.6" calcext:value-type="float">
            <text:p>252429.6</text:p>
          </table:table-cell>
          <table:table-cell office:value-type="string" calcext:value-type="string">
            <text:p>test_vector_string_to_py_tuple&lt;std::string[409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303" calcext:value-type="float">
            <text:p>1.303E-06</text:p>
          </table:table-cell>
          <table:table-cell office:value-type="float" office:value="767754.3" calcext:value-type="float">
            <text:p>767754.3</text:p>
          </table:table-cell>
          <table:table-cell office:value-type="string" calcext:value-type="string">
            <text:p>test_vector_string_to_py_tuple&lt;std::string[409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2946" calcext:value-type="float">
            <text:p>2.946E-06</text:p>
          </table:table-cell>
          <table:table-cell office:value-type="float" office:value="339500.9" calcext:value-type="float">
            <text:p>339500.9</text:p>
          </table:table-cell>
          <table:table-cell office:value-type="string" calcext:value-type="string">
            <text:p>test_vector_string_to_py_tuple&lt;std::string[409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5948" calcext:value-type="float">
            <text:p>5.948E-06</text:p>
          </table:table-cell>
          <table:table-cell office:value-type="float" office:value="168137.9" calcext:value-type="float">
            <text:p>168137.9</text:p>
          </table:table-cell>
          <table:table-cell office:value-type="string" calcext:value-type="string">
            <text:p>test_vector_string_to_py_tuple&lt;std::string[409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1234" calcext:value-type="float">
            <text:p>1.234E-05</text:p>
          </table:table-cell>
          <table:table-cell office:value-type="float" office:value="81034" calcext:value-type="float">
            <text:p>81034</text:p>
          </table:table-cell>
          <table:table-cell office:value-type="string" calcext:value-type="string">
            <text:p>test_vector_string_to_py_tuple&lt;std::string[409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49024" calcext:value-type="float">
            <text:p>4.9024E-05</text:p>
          </table:table-cell>
          <table:table-cell office:value-type="float" office:value="20398.4" calcext:value-type="float">
            <text:p>20398.4</text:p>
          </table:table-cell>
          <table:table-cell office:value-type="string" calcext:value-type="string">
            <text:p>test_vector_string_to_py_tuple&lt;std::string[409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210563" calcext:value-type="float">
            <text:p>0.000210563</text:p>
          </table:table-cell>
          <table:table-cell office:value-type="float" office:value="4749.2" calcext:value-type="float">
            <text:p>4749.2</text:p>
          </table:table-cell>
          <table:table-cell office:value-type="string" calcext:value-type="string">
            <text:p>test_vector_string_to_py_tuple&lt;std::string[409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39141" calcext:value-type="float">
            <text:p>0.00039141</text:p>
          </table:table-cell>
          <table:table-cell office:value-type="float" office:value="2554.9" calcext:value-type="float">
            <text:p>2554.9</text:p>
          </table:table-cell>
          <table:table-cell office:value-type="string" calcext:value-type="string">
            <text:p>test_vector_string_to_py_tuple&lt;std::string[409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765817" calcext:value-type="float">
            <text:p>0.000765817</text:p>
          </table:table-cell>
          <table:table-cell office:value-type="float" office:value="1305.8" calcext:value-type="float">
            <text:p>1305.8</text:p>
          </table:table-cell>
          <table:table-cell office:value-type="string" calcext:value-type="string">
            <text:p>test_vector_string_to_py_tuple&lt;std::string[409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1507813" calcext:value-type="float">
            <text:p>0.001507813</text:p>
          </table:table-cell>
          <table:table-cell office:value-type="float" office:value="663.2" calcext:value-type="float">
            <text:p>663.2</text:p>
          </table:table-cell>
          <table:table-cell office:value-type="string" calcext:value-type="string">
            <text:p>test_vector_string_to_py_tuple&lt;std::string[409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831236" calcext:value-type="float">
            <text:p>0.001831236</text:p>
          </table:table-cell>
          <table:table-cell office:value-type="float" office:value="546.1" calcext:value-type="float">
            <text:p>546.1</text:p>
          </table:table-cell>
          <table:table-cell office:value-type="string" calcext:value-type="string">
            <text:p>test_vector_string_to_py_tuple&lt;std::string[409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4414021" calcext:value-type="float">
            <text:p>0.004414021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test_vector_string_to_py_tuple&lt;std::string[409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6220415" calcext:value-type="float">
            <text:p>0.006220415</text:p>
          </table:table-cell>
          <table:table-cell office:value-type="float" office:value="160.8" calcext:value-type="float">
            <text:p>160.8</text:p>
          </table:table-cell>
          <table:table-cell office:value-type="string" calcext:value-type="string">
            <text:p>test_vector_string_to_py_tuple&lt;std::string[409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25879875" calcext:value-type="float">
            <text:p>0.025879875</text:p>
          </table:table-cell>
          <table:table-cell office:value-type="float" office:value="38.6" calcext:value-type="float">
            <text:p>38.6</text:p>
          </table:table-cell>
          <table:table-cell office:value-type="string" calcext:value-type="string">
            <text:p>test_vector_string_to_py_tuple&lt;std::string[409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59080259" calcext:value-type="float">
            <text:p>0.05908025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test_vector_string_to_py_tuple&lt;std::string[409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121442497" calcext:value-type="float">
            <text:p>0.121442497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test_vector_string_to_py_tuple&lt;std::string[409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248542176" calcext:value-type="float">
            <text:p>0.248542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_vector_string_to_py_tuple&lt;std::string[409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502668694" calcext:value-type="float">
            <text:p>0.5026686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_vector_string_to_py_tuple&lt;std::string[409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1.09832206" calcext:value-type="float">
            <text:p>1.0983220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est_vector_string_to_py_tuple&lt;std::string[409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.519968368" calcext:value-type="float">
            <text:p>4.5199683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st_vector_string_to_py_tuple&lt;std::string[409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4232" calcext:value-type="float">
            <text:p>4.232E-06</text:p>
          </table:table-cell>
          <table:table-cell office:value-type="float" office:value="236267" calcext:value-type="float">
            <text:p>236267</text:p>
          </table:table-cell>
          <table:table-cell office:value-type="string" calcext:value-type="string">
            <text:p>test_py_tuple_string_to_vector&lt;std::string[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783" calcext:value-type="float">
            <text:p>7.83E-07</text:p>
          </table:table-cell>
          <table:table-cell office:value-type="float" office:value="1276324.2" calcext:value-type="float">
            <text:p>1276324.2</text:p>
          </table:table-cell>
          <table:table-cell office:value-type="string" calcext:value-type="string">
            <text:p>test_py_tuple_string_to_vector&lt;std::string[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101436" calcext:value-type="float">
            <text:p>0.000101436</text:p>
          </table:table-cell>
          <table:table-cell office:value-type="float" office:value="9858.5" calcext:value-type="float">
            <text:p>9858.5</text:p>
          </table:table-cell>
          <table:table-cell office:value-type="string" calcext:value-type="string">
            <text:p>test_py_tuple_string_to_vector&lt;std::string[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182" calcext:value-type="float">
            <text:p>1.182E-06</text:p>
          </table:table-cell>
          <table:table-cell office:value-type="float" office:value="846381.7" calcext:value-type="float">
            <text:p>846381.7</text:p>
          </table:table-cell>
          <table:table-cell office:value-type="string" calcext:value-type="string">
            <text:p>test_py_tuple_string_to_vector&lt;std::string[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428" calcext:value-type="float">
            <text:p>1.428E-06</text:p>
          </table:table-cell>
          <table:table-cell office:value-type="float" office:value="700525.4" calcext:value-type="float">
            <text:p>700525.4</text:p>
          </table:table-cell>
          <table:table-cell office:value-type="string" calcext:value-type="string">
            <text:p>test_py_tuple_string_to_vector&lt;std::string[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3217" calcext:value-type="float">
            <text:p>3.217E-06</text:p>
          </table:table-cell>
          <table:table-cell office:value-type="float" office:value="310896.9" calcext:value-type="float">
            <text:p>310896.9</text:p>
          </table:table-cell>
          <table:table-cell office:value-type="string" calcext:value-type="string">
            <text:p>test_py_tuple_string_to_vector&lt;std::string[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4241" calcext:value-type="float">
            <text:p>4.241E-06</text:p>
          </table:table-cell>
          <table:table-cell office:value-type="float" office:value="235821.2" calcext:value-type="float">
            <text:p>235821.2</text:p>
          </table:table-cell>
          <table:table-cell office:value-type="string" calcext:value-type="string">
            <text:p>test_py_tuple_string_to_vector&lt;std::string[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559" calcext:value-type="float">
            <text:p>5.559E-06</text:p>
          </table:table-cell>
          <table:table-cell office:value-type="float" office:value="179872.3" calcext:value-type="float">
            <text:p>179872.3</text:p>
          </table:table-cell>
          <table:table-cell office:value-type="string" calcext:value-type="string">
            <text:p>test_py_tuple_string_to_vector&lt;std::string[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9865" calcext:value-type="float">
            <text:p>9.865E-06</text:p>
          </table:table-cell>
          <table:table-cell office:value-type="float" office:value="101373.6" calcext:value-type="float">
            <text:p>101373.6</text:p>
          </table:table-cell>
          <table:table-cell office:value-type="string" calcext:value-type="string">
            <text:p>test_py_tuple_string_to_vector&lt;std::string[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1164" calcext:value-type="float">
            <text:p>2.1164E-05</text:p>
          </table:table-cell>
          <table:table-cell office:value-type="float" office:value="47251.2" calcext:value-type="float">
            <text:p>47251.2</text:p>
          </table:table-cell>
          <table:table-cell office:value-type="string" calcext:value-type="string">
            <text:p>test_py_tuple_string_to_vector&lt;std::string[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6132" calcext:value-type="float">
            <text:p>6.132E-05</text:p>
          </table:table-cell>
          <table:table-cell office:value-type="float" office:value="16307.8" calcext:value-type="float">
            <text:p>16307.8</text:p>
          </table:table-cell>
          <table:table-cell office:value-type="string" calcext:value-type="string">
            <text:p>test_py_tuple_string_to_vector&lt;std::string[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19781" calcext:value-type="float">
            <text:p>0.000119781</text:p>
          </table:table-cell>
          <table:table-cell office:value-type="float" office:value="8348.6" calcext:value-type="float">
            <text:p>8348.6</text:p>
          </table:table-cell>
          <table:table-cell office:value-type="string" calcext:value-type="string">
            <text:p>test_py_tuple_string_to_vector&lt;std::string[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930844" calcext:value-type="float">
            <text:p>0.000930844</text:p>
          </table:table-cell>
          <table:table-cell office:value-type="float" office:value="1074.3" calcext:value-type="float">
            <text:p>1074.3</text:p>
          </table:table-cell>
          <table:table-cell office:value-type="string" calcext:value-type="string">
            <text:p>test_py_tuple_string_to_vector&lt;std::string[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698513" calcext:value-type="float">
            <text:p>0.000698513</text:p>
          </table:table-cell>
          <table:table-cell office:value-type="float" office:value="1431.6" calcext:value-type="float">
            <text:p>1431.6</text:p>
          </table:table-cell>
          <table:table-cell office:value-type="string" calcext:value-type="string">
            <text:p>test_py_tuple_string_to_vector&lt;std::string[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403203" calcext:value-type="float">
            <text:p>0.001403203</text:p>
          </table:table-cell>
          <table:table-cell office:value-type="float" office:value="712.7" calcext:value-type="float">
            <text:p>712.7</text:p>
          </table:table-cell>
          <table:table-cell office:value-type="string" calcext:value-type="string">
            <text:p>test_py_tuple_string_to_vector&lt;std::string[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835922" calcext:value-type="float">
            <text:p>0.001835922</text:p>
          </table:table-cell>
          <table:table-cell office:value-type="float" office:value="544.7" calcext:value-type="float">
            <text:p>544.7</text:p>
          </table:table-cell>
          <table:table-cell office:value-type="string" calcext:value-type="string">
            <text:p>test_py_tuple_string_to_vector&lt;std::string[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435996" calcext:value-type="float">
            <text:p>0.00343599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test_py_tuple_string_to_vector&lt;std::string[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7574606" calcext:value-type="float">
            <text:p>0.00757460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est_py_tuple_string_to_vector&lt;std::string[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5014855" calcext:value-type="float">
            <text:p>0.015014855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test_py_tuple_string_to_vector&lt;std::string[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0860915" calcext:value-type="float">
            <text:p>0.030860915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test_py_tuple_string_to_vector&lt;std::string[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55" calcext:value-type="float">
            <text:p>8.55E-07</text:p>
          </table:table-cell>
          <table:table-cell office:value-type="float" office:value="1170275" calcext:value-type="float">
            <text:p>1170275</text:p>
          </table:table-cell>
          <table:table-cell office:value-type="string" calcext:value-type="string">
            <text:p>test_py_tuple_string_to_vector&lt;std::string[1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508" calcext:value-type="float">
            <text:p>5.08E-07</text:p>
          </table:table-cell>
          <table:table-cell office:value-type="float" office:value="1966568.3" calcext:value-type="float">
            <text:p>1966568.3</text:p>
          </table:table-cell>
          <table:table-cell office:value-type="string" calcext:value-type="string">
            <text:p>test_py_tuple_string_to_vector&lt;std::string[1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676" calcext:value-type="float">
            <text:p>6.76E-07</text:p>
          </table:table-cell>
          <table:table-cell office:value-type="float" office:value="1480384.9" calcext:value-type="float">
            <text:p>1480384.9</text:p>
          </table:table-cell>
          <table:table-cell office:value-type="string" calcext:value-type="string">
            <text:p>test_py_tuple_string_to_vector&lt;std::string[1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794308" calcext:value-type="float">
            <text:p>0.000794308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test_py_tuple_string_to_vector&lt;std::string[1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937" calcext:value-type="float">
            <text:p>1.937E-06</text:p>
          </table:table-cell>
          <table:table-cell office:value-type="float" office:value="516395.6" calcext:value-type="float">
            <text:p>516395.6</text:p>
          </table:table-cell>
          <table:table-cell office:value-type="string" calcext:value-type="string">
            <text:p>test_py_tuple_string_to_vector&lt;std::string[1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3794" calcext:value-type="float">
            <text:p>3.794E-06</text:p>
          </table:table-cell>
          <table:table-cell office:value-type="float" office:value="263539.3" calcext:value-type="float">
            <text:p>263539.3</text:p>
          </table:table-cell>
          <table:table-cell office:value-type="string" calcext:value-type="string">
            <text:p>test_py_tuple_string_to_vector&lt;std::string[1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3898" calcext:value-type="float">
            <text:p>3.898E-06</text:p>
          </table:table-cell>
          <table:table-cell office:value-type="float" office:value="256574.7" calcext:value-type="float">
            <text:p>256574.7</text:p>
          </table:table-cell>
          <table:table-cell office:value-type="string" calcext:value-type="string">
            <text:p>test_py_tuple_string_to_vector&lt;std::string[1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6527" calcext:value-type="float">
            <text:p>6.527E-06</text:p>
          </table:table-cell>
          <table:table-cell office:value-type="float" office:value="153198" calcext:value-type="float">
            <text:p>153198</text:p>
          </table:table-cell>
          <table:table-cell office:value-type="string" calcext:value-type="string">
            <text:p>test_py_tuple_string_to_vector&lt;std::string[1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204" calcext:value-type="float">
            <text:p>1.204E-05</text:p>
          </table:table-cell>
          <table:table-cell office:value-type="float" office:value="83053" calcext:value-type="float">
            <text:p>83053</text:p>
          </table:table-cell>
          <table:table-cell office:value-type="string" calcext:value-type="string">
            <text:p>test_py_tuple_string_to_vector&lt;std::string[1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2721" calcext:value-type="float">
            <text:p>2.2721E-05</text:p>
          </table:table-cell>
          <table:table-cell office:value-type="float" office:value="44013.1" calcext:value-type="float">
            <text:p>44013.1</text:p>
          </table:table-cell>
          <table:table-cell office:value-type="string" calcext:value-type="string">
            <text:p>test_py_tuple_string_to_vector&lt;std::string[1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73198" calcext:value-type="float">
            <text:p>7.3198E-05</text:p>
          </table:table-cell>
          <table:table-cell office:value-type="float" office:value="13661.5" calcext:value-type="float">
            <text:p>13661.5</text:p>
          </table:table-cell>
          <table:table-cell office:value-type="string" calcext:value-type="string">
            <text:p>test_py_tuple_string_to_vector&lt;std::string[1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37268" calcext:value-type="float">
            <text:p>0.000137268</text:p>
          </table:table-cell>
          <table:table-cell office:value-type="float" office:value="7285" calcext:value-type="float">
            <text:p>7285</text:p>
          </table:table-cell>
          <table:table-cell office:value-type="string" calcext:value-type="string">
            <text:p>test_py_tuple_string_to_vector&lt;std::string[1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205667" calcext:value-type="float">
            <text:p>0.000205667</text:p>
          </table:table-cell>
          <table:table-cell office:value-type="float" office:value="4862.2" calcext:value-type="float">
            <text:p>4862.2</text:p>
          </table:table-cell>
          <table:table-cell office:value-type="string" calcext:value-type="string">
            <text:p>test_py_tuple_string_to_vector&lt;std::string[1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458831" calcext:value-type="float">
            <text:p>0.000458831</text:p>
          </table:table-cell>
          <table:table-cell office:value-type="float" office:value="2179.4" calcext:value-type="float">
            <text:p>2179.4</text:p>
          </table:table-cell>
          <table:table-cell office:value-type="string" calcext:value-type="string">
            <text:p>test_py_tuple_string_to_vector&lt;std::string[1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919496" calcext:value-type="float">
            <text:p>0.000919496</text:p>
          </table:table-cell>
          <table:table-cell office:value-type="float" office:value="1087.6" calcext:value-type="float">
            <text:p>1087.6</text:p>
          </table:table-cell>
          <table:table-cell office:value-type="string" calcext:value-type="string">
            <text:p>test_py_tuple_string_to_vector&lt;std::string[1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972242" calcext:value-type="float">
            <text:p>0.001972242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test_py_tuple_string_to_vector&lt;std::string[1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573557" calcext:value-type="float">
            <text:p>0.003573557</text:p>
          </table:table-cell>
          <table:table-cell office:value-type="float" office:value="279.8" calcext:value-type="float">
            <text:p>279.8</text:p>
          </table:table-cell>
          <table:table-cell office:value-type="string" calcext:value-type="string">
            <text:p>test_py_tuple_string_to_vector&lt;std::string[1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7201806" calcext:value-type="float">
            <text:p>0.007201806</text:p>
          </table:table-cell>
          <table:table-cell office:value-type="float" office:value="138.9" calcext:value-type="float">
            <text:p>138.9</text:p>
          </table:table-cell>
          <table:table-cell office:value-type="string" calcext:value-type="string">
            <text:p>test_py_tuple_string_to_vector&lt;std::string[1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21061832" calcext:value-type="float">
            <text:p>0.021061832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test_py_tuple_string_to_vector&lt;std::string[1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2459532" calcext:value-type="float">
            <text:p>0.032459532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test_py_tuple_string_to_vector&lt;std::string[1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96" calcext:value-type="float">
            <text:p>9.6E-07</text:p>
          </table:table-cell>
          <table:table-cell office:value-type="float" office:value="1041124.4" calcext:value-type="float">
            <text:p>1041124.4</text:p>
          </table:table-cell>
          <table:table-cell office:value-type="string" calcext:value-type="string">
            <text:p>test_py_tuple_string_to_vector&lt;std::string[3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014" calcext:value-type="float">
            <text:p>1.014E-06</text:p>
          </table:table-cell>
          <table:table-cell office:value-type="float" office:value="985707.2" calcext:value-type="float">
            <text:p>985707.2</text:p>
          </table:table-cell>
          <table:table-cell office:value-type="string" calcext:value-type="string">
            <text:p>test_py_tuple_string_to_vector&lt;std::string[3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475" calcext:value-type="float">
            <text:p>1.475E-06</text:p>
          </table:table-cell>
          <table:table-cell office:value-type="float" office:value="678196" calcext:value-type="float">
            <text:p>678196</text:p>
          </table:table-cell>
          <table:table-cell office:value-type="string" calcext:value-type="string">
            <text:p>test_py_tuple_string_to_vector&lt;std::string[3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409" calcext:value-type="float">
            <text:p>2.409E-06</text:p>
          </table:table-cell>
          <table:table-cell office:value-type="float" office:value="415023.9" calcext:value-type="float">
            <text:p>415023.9</text:p>
          </table:table-cell>
          <table:table-cell office:value-type="string" calcext:value-type="string">
            <text:p>test_py_tuple_string_to_vector&lt;std::string[3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4086" calcext:value-type="float">
            <text:p>4.086E-06</text:p>
          </table:table-cell>
          <table:table-cell office:value-type="float" office:value="244708.2" calcext:value-type="float">
            <text:p>244708.2</text:p>
          </table:table-cell>
          <table:table-cell office:value-type="string" calcext:value-type="string">
            <text:p>test_py_tuple_string_to_vector&lt;std::string[3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4799" calcext:value-type="float">
            <text:p>1.4799E-05</text:p>
          </table:table-cell>
          <table:table-cell office:value-type="float" office:value="67569.9" calcext:value-type="float">
            <text:p>67569.9</text:p>
          </table:table-cell>
          <table:table-cell office:value-type="string" calcext:value-type="string">
            <text:p>test_py_tuple_string_to_vector&lt;std::string[3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3093" calcext:value-type="float">
            <text:p>1.3093E-05</text:p>
          </table:table-cell>
          <table:table-cell office:value-type="float" office:value="76379.6" calcext:value-type="float">
            <text:p>76379.6</text:p>
          </table:table-cell>
          <table:table-cell office:value-type="string" calcext:value-type="string">
            <text:p>test_py_tuple_string_to_vector&lt;std::string[3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32262" calcext:value-type="float">
            <text:p>3.2262E-05</text:p>
          </table:table-cell>
          <table:table-cell office:value-type="float" office:value="30995.7" calcext:value-type="float">
            <text:p>30995.7</text:p>
          </table:table-cell>
          <table:table-cell office:value-type="string" calcext:value-type="string">
            <text:p>test_py_tuple_string_to_vector&lt;std::string[3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57435" calcext:value-type="float">
            <text:p>5.7435E-05</text:p>
          </table:table-cell>
          <table:table-cell office:value-type="float" office:value="17411.1" calcext:value-type="float">
            <text:p>17411.1</text:p>
          </table:table-cell>
          <table:table-cell office:value-type="string" calcext:value-type="string">
            <text:p>test_py_tuple_string_to_vector&lt;std::string[3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113913" calcext:value-type="float">
            <text:p>0.000113913</text:p>
          </table:table-cell>
          <table:table-cell office:value-type="float" office:value="8778.6" calcext:value-type="float">
            <text:p>8778.6</text:p>
          </table:table-cell>
          <table:table-cell office:value-type="string" calcext:value-type="string">
            <text:p>test_py_tuple_string_to_vector&lt;std::string[3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250077" calcext:value-type="float">
            <text:p>0.000250077</text:p>
          </table:table-cell>
          <table:table-cell office:value-type="float" office:value="3998.8" calcext:value-type="float">
            <text:p>3998.8</text:p>
          </table:table-cell>
          <table:table-cell office:value-type="string" calcext:value-type="string">
            <text:p>test_py_tuple_string_to_vector&lt;std::string[3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15204" calcext:value-type="float">
            <text:p>0.000515204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test_py_tuple_string_to_vector&lt;std::string[3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949283" calcext:value-type="float">
            <text:p>0.000949283</text:p>
          </table:table-cell>
          <table:table-cell office:value-type="float" office:value="1053.4" calcext:value-type="float">
            <text:p>1053.4</text:p>
          </table:table-cell>
          <table:table-cell office:value-type="string" calcext:value-type="string">
            <text:p>test_py_tuple_string_to_vector&lt;std::string[3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783853" calcext:value-type="float">
            <text:p>0.001783853</text:p>
          </table:table-cell>
          <table:table-cell office:value-type="float" office:value="560.6" calcext:value-type="float">
            <text:p>560.6</text:p>
          </table:table-cell>
          <table:table-cell office:value-type="string" calcext:value-type="string">
            <text:p>test_py_tuple_string_to_vector&lt;std::string[3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4660485" calcext:value-type="float">
            <text:p>0.004660485</text:p>
          </table:table-cell>
          <table:table-cell office:value-type="float" office:value="214.6" calcext:value-type="float">
            <text:p>214.6</text:p>
          </table:table-cell>
          <table:table-cell office:value-type="string" calcext:value-type="string">
            <text:p>test_py_tuple_string_to_vector&lt;std::string[3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7466627" calcext:value-type="float">
            <text:p>0.007466627</text:p>
          </table:table-cell>
          <table:table-cell office:value-type="float" office:value="133.9" calcext:value-type="float">
            <text:p>133.9</text:p>
          </table:table-cell>
          <table:table-cell office:value-type="string" calcext:value-type="string">
            <text:p>test_py_tuple_string_to_vector&lt;std::string[3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1270379" calcext:value-type="float">
            <text:p>0.011270379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test_py_tuple_string_to_vector&lt;std::string[3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1929531" calcext:value-type="float">
            <text:p>0.021929531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test_py_tuple_string_to_vector&lt;std::string[3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4358502" calcext:value-type="float">
            <text:p>0.04358502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test_py_tuple_string_to_vector&lt;std::string[3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83610924" calcext:value-type="float">
            <text:p>0.0836109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st_py_tuple_string_to_vector&lt;std::string[3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717" calcext:value-type="float">
            <text:p>7.17E-07</text:p>
          </table:table-cell>
          <table:table-cell office:value-type="float" office:value="1395673.4" calcext:value-type="float">
            <text:p>1395673.4</text:p>
          </table:table-cell>
          <table:table-cell office:value-type="string" calcext:value-type="string">
            <text:p>test_py_tuple_string_to_vector&lt;std::string[6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708" calcext:value-type="float">
            <text:p>7.08E-07</text:p>
          </table:table-cell>
          <table:table-cell office:value-type="float" office:value="1413427.6" calcext:value-type="float">
            <text:p>1413427.6</text:p>
          </table:table-cell>
          <table:table-cell office:value-type="string" calcext:value-type="string">
            <text:p>test_py_tuple_string_to_vector&lt;std::string[6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101" calcext:value-type="float">
            <text:p>1.101E-06</text:p>
          </table:table-cell>
          <table:table-cell office:value-type="float" office:value="907852.9" calcext:value-type="float">
            <text:p>907852.9</text:p>
          </table:table-cell>
          <table:table-cell office:value-type="string" calcext:value-type="string">
            <text:p>test_py_tuple_string_to_vector&lt;std::string[6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833" calcext:value-type="float">
            <text:p>1.833E-06</text:p>
          </table:table-cell>
          <table:table-cell office:value-type="float" office:value="545405" calcext:value-type="float">
            <text:p>545405</text:p>
          </table:table-cell>
          <table:table-cell office:value-type="string" calcext:value-type="string">
            <text:p>test_py_tuple_string_to_vector&lt;std::string[6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3163" calcext:value-type="float">
            <text:p>3.163E-06</text:p>
          </table:table-cell>
          <table:table-cell office:value-type="float" office:value="316105.6" calcext:value-type="float">
            <text:p>316105.6</text:p>
          </table:table-cell>
          <table:table-cell office:value-type="string" calcext:value-type="string">
            <text:p>test_py_tuple_string_to_vector&lt;std::string[6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6894" calcext:value-type="float">
            <text:p>6.894E-06</text:p>
          </table:table-cell>
          <table:table-cell office:value-type="float" office:value="145064.2" calcext:value-type="float">
            <text:p>145064.2</text:p>
          </table:table-cell>
          <table:table-cell office:value-type="string" calcext:value-type="string">
            <text:p>test_py_tuple_string_to_vector&lt;std::string[6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0679" calcext:value-type="float">
            <text:p>1.0679E-05</text:p>
          </table:table-cell>
          <table:table-cell office:value-type="float" office:value="93637.3" calcext:value-type="float">
            <text:p>93637.3</text:p>
          </table:table-cell>
          <table:table-cell office:value-type="string" calcext:value-type="string">
            <text:p>test_py_tuple_string_to_vector&lt;std::string[6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20366" calcext:value-type="float">
            <text:p>2.0366E-05</text:p>
          </table:table-cell>
          <table:table-cell office:value-type="float" office:value="49100.2" calcext:value-type="float">
            <text:p>49100.2</text:p>
          </table:table-cell>
          <table:table-cell office:value-type="string" calcext:value-type="string">
            <text:p>test_py_tuple_string_to_vector&lt;std::string[6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3923" calcext:value-type="float">
            <text:p>3.923E-05</text:p>
          </table:table-cell>
          <table:table-cell office:value-type="float" office:value="25491" calcext:value-type="float">
            <text:p>25491</text:p>
          </table:table-cell>
          <table:table-cell office:value-type="string" calcext:value-type="string">
            <text:p>test_py_tuple_string_to_vector&lt;std::string[6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77119" calcext:value-type="float">
            <text:p>7.7119E-05</text:p>
          </table:table-cell>
          <table:table-cell office:value-type="float" office:value="12966.9" calcext:value-type="float">
            <text:p>12966.9</text:p>
          </table:table-cell>
          <table:table-cell office:value-type="string" calcext:value-type="string">
            <text:p>test_py_tuple_string_to_vector&lt;std::string[6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175597" calcext:value-type="float">
            <text:p>0.000175597</text:p>
          </table:table-cell>
          <table:table-cell office:value-type="float" office:value="5694.9" calcext:value-type="float">
            <text:p>5694.9</text:p>
          </table:table-cell>
          <table:table-cell office:value-type="string" calcext:value-type="string">
            <text:p>test_py_tuple_string_to_vector&lt;std::string[6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4886" calcext:value-type="float">
            <text:p>0.00034886</text:p>
          </table:table-cell>
          <table:table-cell office:value-type="float" office:value="2866.5" calcext:value-type="float">
            <text:p>2866.5</text:p>
          </table:table-cell>
          <table:table-cell office:value-type="string" calcext:value-type="string">
            <text:p>test_py_tuple_string_to_vector&lt;std::string[6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634329" calcext:value-type="float">
            <text:p>0.000634329</text:p>
          </table:table-cell>
          <table:table-cell office:value-type="float" office:value="1576.5" calcext:value-type="float">
            <text:p>1576.5</text:p>
          </table:table-cell>
          <table:table-cell office:value-type="string" calcext:value-type="string">
            <text:p>test_py_tuple_string_to_vector&lt;std::string[6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231853" calcext:value-type="float">
            <text:p>0.001231853</text:p>
          </table:table-cell>
          <table:table-cell office:value-type="float" office:value="811.8" calcext:value-type="float">
            <text:p>811.8</text:p>
          </table:table-cell>
          <table:table-cell office:value-type="string" calcext:value-type="string">
            <text:p>test_py_tuple_string_to_vector&lt;std::string[6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568203" calcext:value-type="float">
            <text:p>0.002568203</text:p>
          </table:table-cell>
          <table:table-cell office:value-type="float" office:value="389.4" calcext:value-type="float">
            <text:p>389.4</text:p>
          </table:table-cell>
          <table:table-cell office:value-type="string" calcext:value-type="string">
            <text:p>test_py_tuple_string_to_vector&lt;std::string[6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521004" calcext:value-type="float">
            <text:p>0.00521004</text:p>
          </table:table-cell>
          <table:table-cell office:value-type="float" office:value="191.9" calcext:value-type="float">
            <text:p>191.9</text:p>
          </table:table-cell>
          <table:table-cell office:value-type="string" calcext:value-type="string">
            <text:p>test_py_tuple_string_to_vector&lt;std::string[6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0939419" calcext:value-type="float">
            <text:p>0.010939419</text:p>
          </table:table-cell>
          <table:table-cell office:value-type="float" office:value="91.4" calcext:value-type="float">
            <text:p>91.4</text:p>
          </table:table-cell>
          <table:table-cell office:value-type="string" calcext:value-type="string">
            <text:p>test_py_tuple_string_to_vector&lt;std::string[6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0000405" calcext:value-type="float">
            <text:p>0.0200004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st_py_tuple_string_to_vector&lt;std::string[6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44478138" calcext:value-type="float">
            <text:p>0.044478138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test_py_tuple_string_to_vector&lt;std::string[6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89491598" calcext:value-type="float">
            <text:p>0.089491598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test_py_tuple_string_to_vector&lt;std::string[6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96" calcext:value-type="float">
            <text:p>8.96E-07</text:p>
          </table:table-cell>
          <table:table-cell office:value-type="float" office:value="1116694.6" calcext:value-type="float">
            <text:p>1116694.6</text:p>
          </table:table-cell>
          <table:table-cell office:value-type="string" calcext:value-type="string">
            <text:p>test_py_tuple_string_to_vector&lt;std::string[12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86" calcext:value-type="float">
            <text:p>8.6E-07</text:p>
          </table:table-cell>
          <table:table-cell office:value-type="float" office:value="1162115" calcext:value-type="float">
            <text:p>1162115</text:p>
          </table:table-cell>
          <table:table-cell office:value-type="string" calcext:value-type="string">
            <text:p>test_py_tuple_string_to_vector&lt;std::string[12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289" calcext:value-type="float">
            <text:p>1.289E-06</text:p>
          </table:table-cell>
          <table:table-cell office:value-type="float" office:value="776096.2" calcext:value-type="float">
            <text:p>776096.2</text:p>
          </table:table-cell>
          <table:table-cell office:value-type="string" calcext:value-type="string">
            <text:p>test_py_tuple_string_to_vector&lt;std::string[12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182" calcext:value-type="float">
            <text:p>2.182E-06</text:p>
          </table:table-cell>
          <table:table-cell office:value-type="float" office:value="458400.2" calcext:value-type="float">
            <text:p>458400.2</text:p>
          </table:table-cell>
          <table:table-cell office:value-type="string" calcext:value-type="string">
            <text:p>test_py_tuple_string_to_vector&lt;std::string[12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3488" calcext:value-type="float">
            <text:p>3.488E-06</text:p>
          </table:table-cell>
          <table:table-cell office:value-type="float" office:value="286738.4" calcext:value-type="float">
            <text:p>286738.4</text:p>
          </table:table-cell>
          <table:table-cell office:value-type="string" calcext:value-type="string">
            <text:p>test_py_tuple_string_to_vector&lt;std::string[12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7062" calcext:value-type="float">
            <text:p>7.062E-06</text:p>
          </table:table-cell>
          <table:table-cell office:value-type="float" office:value="141613" calcext:value-type="float">
            <text:p>141613</text:p>
          </table:table-cell>
          <table:table-cell office:value-type="string" calcext:value-type="string">
            <text:p>test_py_tuple_string_to_vector&lt;std::string[12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135" calcext:value-type="float">
            <text:p>1.135E-05</text:p>
          </table:table-cell>
          <table:table-cell office:value-type="float" office:value="88101.8" calcext:value-type="float">
            <text:p>88101.8</text:p>
          </table:table-cell>
          <table:table-cell office:value-type="string" calcext:value-type="string">
            <text:p>test_py_tuple_string_to_vector&lt;std::string[12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21097" calcext:value-type="float">
            <text:p>2.1097E-05</text:p>
          </table:table-cell>
          <table:table-cell office:value-type="float" office:value="47399" calcext:value-type="float">
            <text:p>47399</text:p>
          </table:table-cell>
          <table:table-cell office:value-type="string" calcext:value-type="string">
            <text:p>test_py_tuple_string_to_vector&lt;std::string[12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40872" calcext:value-type="float">
            <text:p>4.0872E-05</text:p>
          </table:table-cell>
          <table:table-cell office:value-type="float" office:value="24466.3" calcext:value-type="float">
            <text:p>24466.3</text:p>
          </table:table-cell>
          <table:table-cell office:value-type="string" calcext:value-type="string">
            <text:p>test_py_tuple_string_to_vector&lt;std::string[12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80562" calcext:value-type="float">
            <text:p>8.0562E-05</text:p>
          </table:table-cell>
          <table:table-cell office:value-type="float" office:value="12412.7" calcext:value-type="float">
            <text:p>12412.7</text:p>
          </table:table-cell>
          <table:table-cell office:value-type="string" calcext:value-type="string">
            <text:p>test_py_tuple_string_to_vector&lt;std::string[12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187323" calcext:value-type="float">
            <text:p>0.000187323</text:p>
          </table:table-cell>
          <table:table-cell office:value-type="float" office:value="5338.4" calcext:value-type="float">
            <text:p>5338.4</text:p>
          </table:table-cell>
          <table:table-cell office:value-type="string" calcext:value-type="string">
            <text:p>test_py_tuple_string_to_vector&lt;std::string[12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77439" calcext:value-type="float">
            <text:p>0.000377439</text:p>
          </table:table-cell>
          <table:table-cell office:value-type="float" office:value="2649.4" calcext:value-type="float">
            <text:p>2649.4</text:p>
          </table:table-cell>
          <table:table-cell office:value-type="string" calcext:value-type="string">
            <text:p>test_py_tuple_string_to_vector&lt;std::string[12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686043" calcext:value-type="float">
            <text:p>0.000686043</text:p>
          </table:table-cell>
          <table:table-cell office:value-type="float" office:value="1457.6" calcext:value-type="float">
            <text:p>1457.6</text:p>
          </table:table-cell>
          <table:table-cell office:value-type="string" calcext:value-type="string">
            <text:p>test_py_tuple_string_to_vector&lt;std::string[12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453986" calcext:value-type="float">
            <text:p>0.001453986</text:p>
          </table:table-cell>
          <table:table-cell office:value-type="float" office:value="687.8" calcext:value-type="float">
            <text:p>687.8</text:p>
          </table:table-cell>
          <table:table-cell office:value-type="string" calcext:value-type="string">
            <text:p>test_py_tuple_string_to_vector&lt;std::string[12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778345" calcext:value-type="float">
            <text:p>0.002778345</text:p>
          </table:table-cell>
          <table:table-cell office:value-type="float" office:value="359.9" calcext:value-type="float">
            <text:p>359.9</text:p>
          </table:table-cell>
          <table:table-cell office:value-type="string" calcext:value-type="string">
            <text:p>test_py_tuple_string_to_vector&lt;std::string[12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5728106" calcext:value-type="float">
            <text:p>0.005728106</text:p>
          </table:table-cell>
          <table:table-cell office:value-type="float" office:value="174.6" calcext:value-type="float">
            <text:p>174.6</text:p>
          </table:table-cell>
          <table:table-cell office:value-type="string" calcext:value-type="string">
            <text:p>test_py_tuple_string_to_vector&lt;std::string[12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1190647" calcext:value-type="float">
            <text:p>0.011190647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test_py_tuple_string_to_vector&lt;std::string[12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2691366" calcext:value-type="float">
            <text:p>0.022691366</text:p>
          </table:table-cell>
          <table:table-cell office:value-type="float" office:value="44.1" calcext:value-type="float">
            <text:p>44.1</text:p>
          </table:table-cell>
          <table:table-cell office:value-type="string" calcext:value-type="string">
            <text:p>test_py_tuple_string_to_vector&lt;std::string[12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50222853" calcext:value-type="float">
            <text:p>0.050222853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test_py_tuple_string_to_vector&lt;std::string[12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13786792" calcext:value-type="float">
            <text:p>0.113786792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test_py_tuple_string_to_vector&lt;std::string[12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106" calcext:value-type="float">
            <text:p>1.106E-06</text:p>
          </table:table-cell>
          <table:table-cell office:value-type="float" office:value="904568.1" calcext:value-type="float">
            <text:p>904568.1</text:p>
          </table:table-cell>
          <table:table-cell office:value-type="string" calcext:value-type="string">
            <text:p>test_py_tuple_string_to_vector&lt;std::string[25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039" calcext:value-type="float">
            <text:p>1.039E-06</text:p>
          </table:table-cell>
          <table:table-cell office:value-type="float" office:value="962001" calcext:value-type="float">
            <text:p>962001</text:p>
          </table:table-cell>
          <table:table-cell office:value-type="string" calcext:value-type="string">
            <text:p>test_py_tuple_string_to_vector&lt;std::string[25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692" calcext:value-type="float">
            <text:p>1.692E-06</text:p>
          </table:table-cell>
          <table:table-cell office:value-type="float" office:value="591191.3" calcext:value-type="float">
            <text:p>591191.3</text:p>
          </table:table-cell>
          <table:table-cell office:value-type="string" calcext:value-type="string">
            <text:p>test_py_tuple_string_to_vector&lt;std::string[25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774" calcext:value-type="float">
            <text:p>2.774E-06</text:p>
          </table:table-cell>
          <table:table-cell office:value-type="float" office:value="360425.3" calcext:value-type="float">
            <text:p>360425.3</text:p>
          </table:table-cell>
          <table:table-cell office:value-type="string" calcext:value-type="string">
            <text:p>test_py_tuple_string_to_vector&lt;std::string[25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4414" calcext:value-type="float">
            <text:p>4.414E-06</text:p>
          </table:table-cell>
          <table:table-cell office:value-type="float" office:value="226577.5" calcext:value-type="float">
            <text:p>226577.5</text:p>
          </table:table-cell>
          <table:table-cell office:value-type="string" calcext:value-type="string">
            <text:p>test_py_tuple_string_to_vector&lt;std::string[25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9142" calcext:value-type="float">
            <text:p>9.142E-06</text:p>
          </table:table-cell>
          <table:table-cell office:value-type="float" office:value="109379.3" calcext:value-type="float">
            <text:p>109379.3</text:p>
          </table:table-cell>
          <table:table-cell office:value-type="string" calcext:value-type="string">
            <text:p>test_py_tuple_string_to_vector&lt;std::string[25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5189" calcext:value-type="float">
            <text:p>1.5189E-05</text:p>
          </table:table-cell>
          <table:table-cell office:value-type="float" office:value="65835" calcext:value-type="float">
            <text:p>65835</text:p>
          </table:table-cell>
          <table:table-cell office:value-type="string" calcext:value-type="string">
            <text:p>test_py_tuple_string_to_vector&lt;std::string[25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33053" calcext:value-type="float">
            <text:p>3.3053E-05</text:p>
          </table:table-cell>
          <table:table-cell office:value-type="float" office:value="30254.9" calcext:value-type="float">
            <text:p>30254.9</text:p>
          </table:table-cell>
          <table:table-cell office:value-type="string" calcext:value-type="string">
            <text:p>test_py_tuple_string_to_vector&lt;std::string[25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56685" calcext:value-type="float">
            <text:p>5.6685E-05</text:p>
          </table:table-cell>
          <table:table-cell office:value-type="float" office:value="17641.2" calcext:value-type="float">
            <text:p>17641.2</text:p>
          </table:table-cell>
          <table:table-cell office:value-type="string" calcext:value-type="string">
            <text:p>test_py_tuple_string_to_vector&lt;std::string[25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114405" calcext:value-type="float">
            <text:p>0.000114405</text:p>
          </table:table-cell>
          <table:table-cell office:value-type="float" office:value="8740.8" calcext:value-type="float">
            <text:p>8740.8</text:p>
          </table:table-cell>
          <table:table-cell office:value-type="string" calcext:value-type="string">
            <text:p>test_py_tuple_string_to_vector&lt;std::string[25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24736" calcext:value-type="float">
            <text:p>0.00024736</text:p>
          </table:table-cell>
          <table:table-cell office:value-type="float" office:value="4042.7" calcext:value-type="float">
            <text:p>4042.7</text:p>
          </table:table-cell>
          <table:table-cell office:value-type="string" calcext:value-type="string">
            <text:p>test_py_tuple_string_to_vector&lt;std::string[25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33445" calcext:value-type="float">
            <text:p>0.000533445</text:p>
          </table:table-cell>
          <table:table-cell office:value-type="float" office:value="1874.6" calcext:value-type="float">
            <text:p>1874.6</text:p>
          </table:table-cell>
          <table:table-cell office:value-type="string" calcext:value-type="string">
            <text:p>test_py_tuple_string_to_vector&lt;std::string[25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103342" calcext:value-type="float">
            <text:p>0.00103342</text:p>
          </table:table-cell>
          <table:table-cell office:value-type="float" office:value="967.7" calcext:value-type="float">
            <text:p>967.7</text:p>
          </table:table-cell>
          <table:table-cell office:value-type="string" calcext:value-type="string">
            <text:p>test_py_tuple_string_to_vector&lt;std::string[25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2172034" calcext:value-type="float">
            <text:p>0.002172034</text:p>
          </table:table-cell>
          <table:table-cell office:value-type="float" office:value="460.4" calcext:value-type="float">
            <text:p>460.4</text:p>
          </table:table-cell>
          <table:table-cell office:value-type="string" calcext:value-type="string">
            <text:p>test_py_tuple_string_to_vector&lt;std::string[25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656128" calcext:value-type="float">
            <text:p>0.003656128</text:p>
          </table:table-cell>
          <table:table-cell office:value-type="float" office:value="273.5" calcext:value-type="float">
            <text:p>273.5</text:p>
          </table:table-cell>
          <table:table-cell office:value-type="string" calcext:value-type="string">
            <text:p>test_py_tuple_string_to_vector&lt;std::string[25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7600339" calcext:value-type="float">
            <text:p>0.007600339</text:p>
          </table:table-cell>
          <table:table-cell office:value-type="float" office:value="131.6" calcext:value-type="float">
            <text:p>131.6</text:p>
          </table:table-cell>
          <table:table-cell office:value-type="string" calcext:value-type="string">
            <text:p>test_py_tuple_string_to_vector&lt;std::string[25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312055" calcext:value-type="float">
            <text:p>0.01312055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test_py_tuple_string_to_vector&lt;std::string[25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30467864" calcext:value-type="float">
            <text:p>0.030467864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test_py_tuple_string_to_vector&lt;std::string[25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71051651" calcext:value-type="float">
            <text:p>0.071051651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test_py_tuple_string_to_vector&lt;std::string[25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58060868" calcext:value-type="float">
            <text:p>0.15806086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test_py_tuple_string_to_vector&lt;std::string[25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013" calcext:value-type="float">
            <text:p>1.013E-06</text:p>
          </table:table-cell>
          <table:table-cell office:value-type="float" office:value="987654.3" calcext:value-type="float">
            <text:p>987654.3</text:p>
          </table:table-cell>
          <table:table-cell office:value-type="string" calcext:value-type="string">
            <text:p>test_py_tuple_string_to_vector&lt;std::string[51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957" calcext:value-type="float">
            <text:p>9.57E-07</text:p>
          </table:table-cell>
          <table:table-cell office:value-type="float" office:value="1045478.3" calcext:value-type="float">
            <text:p>1045478.3</text:p>
          </table:table-cell>
          <table:table-cell office:value-type="string" calcext:value-type="string">
            <text:p>test_py_tuple_string_to_vector&lt;std::string[51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71" calcext:value-type="float">
            <text:p>1.71E-06</text:p>
          </table:table-cell>
          <table:table-cell office:value-type="float" office:value="584624.4" calcext:value-type="float">
            <text:p>584624.4</text:p>
          </table:table-cell>
          <table:table-cell office:value-type="string" calcext:value-type="string">
            <text:p>test_py_tuple_string_to_vector&lt;std::string[51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576" calcext:value-type="float">
            <text:p>2.576E-06</text:p>
          </table:table-cell>
          <table:table-cell office:value-type="float" office:value="388274.1" calcext:value-type="float">
            <text:p>388274.1</text:p>
          </table:table-cell>
          <table:table-cell office:value-type="string" calcext:value-type="string">
            <text:p>test_py_tuple_string_to_vector&lt;std::string[51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4528" calcext:value-type="float">
            <text:p>4.528E-06</text:p>
          </table:table-cell>
          <table:table-cell office:value-type="float" office:value="220872.4" calcext:value-type="float">
            <text:p>220872.4</text:p>
          </table:table-cell>
          <table:table-cell office:value-type="string" calcext:value-type="string">
            <text:p>test_py_tuple_string_to_vector&lt;std::string[51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0079" calcext:value-type="float">
            <text:p>1.0079E-05</text:p>
          </table:table-cell>
          <table:table-cell office:value-type="float" office:value="99221.1" calcext:value-type="float">
            <text:p>99221.1</text:p>
          </table:table-cell>
          <table:table-cell office:value-type="string" calcext:value-type="string">
            <text:p>test_py_tuple_string_to_vector&lt;std::string[51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6506" calcext:value-type="float">
            <text:p>1.6506E-05</text:p>
          </table:table-cell>
          <table:table-cell office:value-type="float" office:value="60582.2" calcext:value-type="float">
            <text:p>60582.2</text:p>
          </table:table-cell>
          <table:table-cell office:value-type="string" calcext:value-type="string">
            <text:p>test_py_tuple_string_to_vector&lt;std::string[51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31427" calcext:value-type="float">
            <text:p>3.1427E-05</text:p>
          </table:table-cell>
          <table:table-cell office:value-type="float" office:value="31820.3" calcext:value-type="float">
            <text:p>31820.3</text:p>
          </table:table-cell>
          <table:table-cell office:value-type="string" calcext:value-type="string">
            <text:p>test_py_tuple_string_to_vector&lt;std::string[51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58953" calcext:value-type="float">
            <text:p>0.000158953</text:p>
          </table:table-cell>
          <table:table-cell office:value-type="float" office:value="6291.1" calcext:value-type="float">
            <text:p>6291.1</text:p>
          </table:table-cell>
          <table:table-cell office:value-type="string" calcext:value-type="string">
            <text:p>test_py_tuple_string_to_vector&lt;std::string[51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320108" calcext:value-type="float">
            <text:p>0.000320108</text:p>
          </table:table-cell>
          <table:table-cell office:value-type="float" office:value="3123.9" calcext:value-type="float">
            <text:p>3123.9</text:p>
          </table:table-cell>
          <table:table-cell office:value-type="string" calcext:value-type="string">
            <text:p>test_py_tuple_string_to_vector&lt;std::string[51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340861" calcext:value-type="float">
            <text:p>0.000340861</text:p>
          </table:table-cell>
          <table:table-cell office:value-type="float" office:value="2933.8" calcext:value-type="float">
            <text:p>2933.8</text:p>
          </table:table-cell>
          <table:table-cell office:value-type="string" calcext:value-type="string">
            <text:p>test_py_tuple_string_to_vector&lt;std::string[51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718773" calcext:value-type="float">
            <text:p>0.000718773</text:p>
          </table:table-cell>
          <table:table-cell office:value-type="float" office:value="1391.3" calcext:value-type="float">
            <text:p>1391.3</text:p>
          </table:table-cell>
          <table:table-cell office:value-type="string" calcext:value-type="string">
            <text:p>test_py_tuple_string_to_vector&lt;std::string[51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1264872" calcext:value-type="float">
            <text:p>0.001264872</text:p>
          </table:table-cell>
          <table:table-cell office:value-type="float" office:value="790.6" calcext:value-type="float">
            <text:p>790.6</text:p>
          </table:table-cell>
          <table:table-cell office:value-type="string" calcext:value-type="string">
            <text:p>test_py_tuple_string_to_vector&lt;std::string[51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2439192" calcext:value-type="float">
            <text:p>0.00243919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test_py_tuple_string_to_vector&lt;std::string[51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4456679" calcext:value-type="float">
            <text:p>0.004456679</text:p>
          </table:table-cell>
          <table:table-cell office:value-type="float" office:value="224.4" calcext:value-type="float">
            <text:p>224.4</text:p>
          </table:table-cell>
          <table:table-cell office:value-type="string" calcext:value-type="string">
            <text:p>test_py_tuple_string_to_vector&lt;std::string[51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11779987" calcext:value-type="float">
            <text:p>0.011779987</text:p>
          </table:table-cell>
          <table:table-cell office:value-type="float" office:value="84.9" calcext:value-type="float">
            <text:p>84.9</text:p>
          </table:table-cell>
          <table:table-cell office:value-type="string" calcext:value-type="string">
            <text:p>test_py_tuple_string_to_vector&lt;std::string[51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3511834" calcext:value-type="float">
            <text:p>0.03511834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test_py_tuple_string_to_vector&lt;std::string[51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68576971" calcext:value-type="float">
            <text:p>0.068576971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test_py_tuple_string_to_vector&lt;std::string[51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137630022" calcext:value-type="float">
            <text:p>0.137630022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test_py_tuple_string_to_vector&lt;std::string[51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280041272" calcext:value-type="float">
            <text:p>0.28004127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test_py_tuple_string_to_vector&lt;std::string[51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971" calcext:value-type="float">
            <text:p>9.71E-07</text:p>
          </table:table-cell>
          <table:table-cell office:value-type="float" office:value="1030396.7" calcext:value-type="float">
            <text:p>1030396.7</text:p>
          </table:table-cell>
          <table:table-cell office:value-type="string" calcext:value-type="string">
            <text:p>test_py_tuple_string_to_vector&lt;std::string[102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016" calcext:value-type="float">
            <text:p>1.016E-06</text:p>
          </table:table-cell>
          <table:table-cell office:value-type="float" office:value="983767.8" calcext:value-type="float">
            <text:p>983767.8</text:p>
          </table:table-cell>
          <table:table-cell office:value-type="string" calcext:value-type="string">
            <text:p>test_py_tuple_string_to_vector&lt;std::string[102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755" calcext:value-type="float">
            <text:p>1.755E-06</text:p>
          </table:table-cell>
          <table:table-cell office:value-type="float" office:value="569963" calcext:value-type="float">
            <text:p>569963</text:p>
          </table:table-cell>
          <table:table-cell office:value-type="string" calcext:value-type="string">
            <text:p>test_py_tuple_string_to_vector&lt;std::string[102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3173" calcext:value-type="float">
            <text:p>3.173E-06</text:p>
          </table:table-cell>
          <table:table-cell office:value-type="float" office:value="315208.8" calcext:value-type="float">
            <text:p>315208.8</text:p>
          </table:table-cell>
          <table:table-cell office:value-type="string" calcext:value-type="string">
            <text:p>test_py_tuple_string_to_vector&lt;std::string[102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5941" calcext:value-type="float">
            <text:p>5.941E-06</text:p>
          </table:table-cell>
          <table:table-cell office:value-type="float" office:value="168307.7" calcext:value-type="float">
            <text:p>168307.7</text:p>
          </table:table-cell>
          <table:table-cell office:value-type="string" calcext:value-type="string">
            <text:p>test_py_tuple_string_to_vector&lt;std::string[102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6701" calcext:value-type="float">
            <text:p>1.6701E-05</text:p>
          </table:table-cell>
          <table:table-cell office:value-type="float" office:value="59874.9" calcext:value-type="float">
            <text:p>59874.9</text:p>
          </table:table-cell>
          <table:table-cell office:value-type="string" calcext:value-type="string">
            <text:p>test_py_tuple_string_to_vector&lt;std::string[102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30339" calcext:value-type="float">
            <text:p>3.0339E-05</text:p>
          </table:table-cell>
          <table:table-cell office:value-type="float" office:value="32960.3" calcext:value-type="float">
            <text:p>32960.3</text:p>
          </table:table-cell>
          <table:table-cell office:value-type="string" calcext:value-type="string">
            <text:p>test_py_tuple_string_to_vector&lt;std::string[102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61089" calcext:value-type="float">
            <text:p>6.1089E-05</text:p>
          </table:table-cell>
          <table:table-cell office:value-type="float" office:value="16369.7" calcext:value-type="float">
            <text:p>16369.7</text:p>
          </table:table-cell>
          <table:table-cell office:value-type="string" calcext:value-type="string">
            <text:p>test_py_tuple_string_to_vector&lt;std::string[102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18132" calcext:value-type="float">
            <text:p>0.000118132</text:p>
          </table:table-cell>
          <table:table-cell office:value-type="float" office:value="8465.1" calcext:value-type="float">
            <text:p>8465.1</text:p>
          </table:table-cell>
          <table:table-cell office:value-type="string" calcext:value-type="string">
            <text:p>test_py_tuple_string_to_vector&lt;std::string[102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234614" calcext:value-type="float">
            <text:p>0.000234614</text:p>
          </table:table-cell>
          <table:table-cell office:value-type="float" office:value="4262.3" calcext:value-type="float">
            <text:p>4262.3</text:p>
          </table:table-cell>
          <table:table-cell office:value-type="string" calcext:value-type="string">
            <text:p>test_py_tuple_string_to_vector&lt;std::string[102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474668" calcext:value-type="float">
            <text:p>0.000474668</text:p>
          </table:table-cell>
          <table:table-cell office:value-type="float" office:value="2106.7" calcext:value-type="float">
            <text:p>2106.7</text:p>
          </table:table-cell>
          <table:table-cell office:value-type="string" calcext:value-type="string">
            <text:p>test_py_tuple_string_to_vector&lt;std::string[102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160844" calcext:value-type="float">
            <text:p>0.00160844</text:p>
          </table:table-cell>
          <table:table-cell office:value-type="float" office:value="621.7" calcext:value-type="float">
            <text:p>621.7</text:p>
          </table:table-cell>
          <table:table-cell office:value-type="string" calcext:value-type="string">
            <text:p>test_py_tuple_string_to_vector&lt;std::string[102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2988112" calcext:value-type="float">
            <text:p>0.002988112</text:p>
          </table:table-cell>
          <table:table-cell office:value-type="float" office:value="334.7" calcext:value-type="float">
            <text:p>334.7</text:p>
          </table:table-cell>
          <table:table-cell office:value-type="string" calcext:value-type="string">
            <text:p>test_py_tuple_string_to_vector&lt;std::string[102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4883688" calcext:value-type="float">
            <text:p>0.004883688</text:p>
          </table:table-cell>
          <table:table-cell office:value-type="float" office:value="204.8" calcext:value-type="float">
            <text:p>204.8</text:p>
          </table:table-cell>
          <table:table-cell office:value-type="string" calcext:value-type="string">
            <text:p>test_py_tuple_string_to_vector&lt;std::string[102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8671107" calcext:value-type="float">
            <text:p>0.018671107</text:p>
          </table:table-cell>
          <table:table-cell office:value-type="float" office:value="53.6" calcext:value-type="float">
            <text:p>53.6</text:p>
          </table:table-cell>
          <table:table-cell office:value-type="string" calcext:value-type="string">
            <text:p>test_py_tuple_string_to_vector&lt;std::string[102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43047987" calcext:value-type="float">
            <text:p>0.043047987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test_py_tuple_string_to_vector&lt;std::string[102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8223799" calcext:value-type="float">
            <text:p>0.0822379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test_py_tuple_string_to_vector&lt;std::string[102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171134163" calcext:value-type="float">
            <text:p>0.171134163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test_py_tuple_string_to_vector&lt;std::string[102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346638983" calcext:value-type="float">
            <text:p>0.346638983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test_py_tuple_string_to_vector&lt;std::string[102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700316969" calcext:value-type="float">
            <text:p>0.70031696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test_py_tuple_string_to_vector&lt;std::string[102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402" calcext:value-type="float">
            <text:p>1.402E-06</text:p>
          </table:table-cell>
          <table:table-cell office:value-type="float" office:value="713521.2" calcext:value-type="float">
            <text:p>713521.2</text:p>
          </table:table-cell>
          <table:table-cell office:value-type="string" calcext:value-type="string">
            <text:p>test_py_tuple_string_to_vector&lt;std::string[204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371" calcext:value-type="float">
            <text:p>1.371E-06</text:p>
          </table:table-cell>
          <table:table-cell office:value-type="float" office:value="729660.7" calcext:value-type="float">
            <text:p>729660.7</text:p>
          </table:table-cell>
          <table:table-cell office:value-type="string" calcext:value-type="string">
            <text:p>test_py_tuple_string_to_vector&lt;std::string[204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3112" calcext:value-type="float">
            <text:p>3.112E-06</text:p>
          </table:table-cell>
          <table:table-cell office:value-type="float" office:value="321388.4" calcext:value-type="float">
            <text:p>321388.4</text:p>
          </table:table-cell>
          <table:table-cell office:value-type="string" calcext:value-type="string">
            <text:p>test_py_tuple_string_to_vector&lt;std::string[204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5846" calcext:value-type="float">
            <text:p>5.846E-06</text:p>
          </table:table-cell>
          <table:table-cell office:value-type="float" office:value="171071.8" calcext:value-type="float">
            <text:p>171071.8</text:p>
          </table:table-cell>
          <table:table-cell office:value-type="string" calcext:value-type="string">
            <text:p>test_py_tuple_string_to_vector&lt;std::string[204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11799" calcext:value-type="float">
            <text:p>1.1799E-05</text:p>
          </table:table-cell>
          <table:table-cell office:value-type="float" office:value="84749.4" calcext:value-type="float">
            <text:p>84749.4</text:p>
          </table:table-cell>
          <table:table-cell office:value-type="string" calcext:value-type="string">
            <text:p>test_py_tuple_string_to_vector&lt;std::string[204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23325" calcext:value-type="float">
            <text:p>2.3325E-05</text:p>
          </table:table-cell>
          <table:table-cell office:value-type="float" office:value="42873.4" calcext:value-type="float">
            <text:p>42873.4</text:p>
          </table:table-cell>
          <table:table-cell office:value-type="string" calcext:value-type="string">
            <text:p>test_py_tuple_string_to_vector&lt;std::string[204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45649" calcext:value-type="float">
            <text:p>4.5649E-05</text:p>
          </table:table-cell>
          <table:table-cell office:value-type="float" office:value="21906.5" calcext:value-type="float">
            <text:p>21906.5</text:p>
          </table:table-cell>
          <table:table-cell office:value-type="string" calcext:value-type="string">
            <text:p>test_py_tuple_string_to_vector&lt;std::string[204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90317" calcext:value-type="float">
            <text:p>9.0317E-05</text:p>
          </table:table-cell>
          <table:table-cell office:value-type="float" office:value="11072.2" calcext:value-type="float">
            <text:p>11072.2</text:p>
          </table:table-cell>
          <table:table-cell office:value-type="string" calcext:value-type="string">
            <text:p>test_py_tuple_string_to_vector&lt;std::string[204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81889" calcext:value-type="float">
            <text:p>0.000181889</text:p>
          </table:table-cell>
          <table:table-cell office:value-type="float" office:value="5497.9" calcext:value-type="float">
            <text:p>5497.9</text:p>
          </table:table-cell>
          <table:table-cell office:value-type="string" calcext:value-type="string">
            <text:p>test_py_tuple_string_to_vector&lt;std::string[204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100384" calcext:value-type="float">
            <text:p>0.00100384</text:p>
          </table:table-cell>
          <table:table-cell office:value-type="float" office:value="996.2" calcext:value-type="float">
            <text:p>996.2</text:p>
          </table:table-cell>
          <table:table-cell office:value-type="string" calcext:value-type="string">
            <text:p>test_py_tuple_string_to_vector&lt;std::string[204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605977" calcext:value-type="float">
            <text:p>0.001605977</text:p>
          </table:table-cell>
          <table:table-cell office:value-type="float" office:value="622.7" calcext:value-type="float">
            <text:p>622.7</text:p>
          </table:table-cell>
          <table:table-cell office:value-type="string" calcext:value-type="string">
            <text:p>test_py_tuple_string_to_vector&lt;std::string[204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1787491" calcext:value-type="float">
            <text:p>0.001787491</text:p>
          </table:table-cell>
          <table:table-cell office:value-type="float" office:value="559.4" calcext:value-type="float">
            <text:p>559.4</text:p>
          </table:table-cell>
          <table:table-cell office:value-type="string" calcext:value-type="string">
            <text:p>test_py_tuple_string_to_vector&lt;std::string[204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3624504" calcext:value-type="float">
            <text:p>0.003624504</text:p>
          </table:table-cell>
          <table:table-cell office:value-type="float" office:value="275.9" calcext:value-type="float">
            <text:p>275.9</text:p>
          </table:table-cell>
          <table:table-cell office:value-type="string" calcext:value-type="string">
            <text:p>test_py_tuple_string_to_vector&lt;std::string[204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7756438" calcext:value-type="float">
            <text:p>0.007756438</text:p>
          </table:table-cell>
          <table:table-cell office:value-type="float" office:value="128.9" calcext:value-type="float">
            <text:p>128.9</text:p>
          </table:table-cell>
          <table:table-cell office:value-type="string" calcext:value-type="string">
            <text:p>test_py_tuple_string_to_vector&lt;std::string[204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35702306" calcext:value-type="float">
            <text:p>0.0357023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est_py_tuple_string_to_vector&lt;std::string[204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68639881" calcext:value-type="float">
            <text:p>0.068639881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test_py_tuple_string_to_vector&lt;std::string[204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135702645" calcext:value-type="float">
            <text:p>0.13570264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test_py_tuple_string_to_vector&lt;std::string[204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280681994" calcext:value-type="float">
            <text:p>0.28068199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test_py_tuple_string_to_vector&lt;std::string[204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574242113" calcext:value-type="float">
            <text:p>0.57424211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est_py_tuple_string_to_vector&lt;std::string[204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.159785196" calcext:value-type="float">
            <text:p>1.15978519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est_py_tuple_string_to_vector&lt;std::string[204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518" calcext:value-type="float">
            <text:p>1.518E-06</text:p>
          </table:table-cell>
          <table:table-cell office:value-type="float" office:value="658978.6" calcext:value-type="float">
            <text:p>658978.6</text:p>
          </table:table-cell>
          <table:table-cell office:value-type="string" calcext:value-type="string">
            <text:p>test_py_tuple_string_to_vector&lt;std::string[409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478" calcext:value-type="float">
            <text:p>1.478E-06</text:p>
          </table:table-cell>
          <table:table-cell office:value-type="float" office:value="676819" calcext:value-type="float">
            <text:p>676819</text:p>
          </table:table-cell>
          <table:table-cell office:value-type="string" calcext:value-type="string">
            <text:p>test_py_tuple_string_to_vector&lt;std::string[409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3038" calcext:value-type="float">
            <text:p>3.038E-06</text:p>
          </table:table-cell>
          <table:table-cell office:value-type="float" office:value="329218.1" calcext:value-type="float">
            <text:p>329218.1</text:p>
          </table:table-cell>
          <table:table-cell office:value-type="string" calcext:value-type="string">
            <text:p>test_py_tuple_string_to_vector&lt;std::string[409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6327" calcext:value-type="float">
            <text:p>6.327E-06</text:p>
          </table:table-cell>
          <table:table-cell office:value-type="float" office:value="158040.3" calcext:value-type="float">
            <text:p>158040.3</text:p>
          </table:table-cell>
          <table:table-cell office:value-type="string" calcext:value-type="string">
            <text:p>test_py_tuple_string_to_vector&lt;std::string[409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12522" calcext:value-type="float">
            <text:p>1.2522E-05</text:p>
          </table:table-cell>
          <table:table-cell office:value-type="float" office:value="79862.6" calcext:value-type="float">
            <text:p>79862.6</text:p>
          </table:table-cell>
          <table:table-cell office:value-type="string" calcext:value-type="string">
            <text:p>test_py_tuple_string_to_vector&lt;std::string[409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26009" calcext:value-type="float">
            <text:p>2.6009E-05</text:p>
          </table:table-cell>
          <table:table-cell office:value-type="float" office:value="38447.5" calcext:value-type="float">
            <text:p>38447.5</text:p>
          </table:table-cell>
          <table:table-cell office:value-type="string" calcext:value-type="string">
            <text:p>test_py_tuple_string_to_vector&lt;std::string[409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52563" calcext:value-type="float">
            <text:p>5.2563E-05</text:p>
          </table:table-cell>
          <table:table-cell office:value-type="float" office:value="19024.6" calcext:value-type="float">
            <text:p>19024.6</text:p>
          </table:table-cell>
          <table:table-cell office:value-type="string" calcext:value-type="string">
            <text:p>test_py_tuple_string_to_vector&lt;std::string[409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105853" calcext:value-type="float">
            <text:p>0.000105853</text:p>
          </table:table-cell>
          <table:table-cell office:value-type="float" office:value="9447" calcext:value-type="float">
            <text:p>9447</text:p>
          </table:table-cell>
          <table:table-cell office:value-type="string" calcext:value-type="string">
            <text:p>test_py_tuple_string_to_vector&lt;std::string[409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214917" calcext:value-type="float">
            <text:p>0.000214917</text:p>
          </table:table-cell>
          <table:table-cell office:value-type="float" office:value="4653" calcext:value-type="float">
            <text:p>4653</text:p>
          </table:table-cell>
          <table:table-cell office:value-type="string" calcext:value-type="string">
            <text:p>test_py_tuple_string_to_vector&lt;std::string[409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1095831" calcext:value-type="float">
            <text:p>0.001095831</text:p>
          </table:table-cell>
          <table:table-cell office:value-type="float" office:value="912.5" calcext:value-type="float">
            <text:p>912.5</text:p>
          </table:table-cell>
          <table:table-cell office:value-type="string" calcext:value-type="string">
            <text:p>test_py_tuple_string_to_vector&lt;std::string[409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405952" calcext:value-type="float">
            <text:p>0.001405952</text:p>
          </table:table-cell>
          <table:table-cell office:value-type="float" office:value="711.3" calcext:value-type="float">
            <text:p>711.3</text:p>
          </table:table-cell>
          <table:table-cell office:value-type="string" calcext:value-type="string">
            <text:p>test_py_tuple_string_to_vector&lt;std::string[409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2915212" calcext:value-type="float">
            <text:p>0.00291521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test_py_tuple_string_to_vector&lt;std::string[409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6330266" calcext:value-type="float">
            <text:p>0.00633026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est_py_tuple_string_to_vector&lt;std::string[409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2968542" calcext:value-type="float">
            <text:p>0.02968542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test_py_tuple_string_to_vector&lt;std::string[409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58193292" calcext:value-type="float">
            <text:p>0.058193292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test_py_tuple_string_to_vector&lt;std::string[409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115016741" calcext:value-type="float">
            <text:p>0.115016741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test_py_tuple_string_to_vector&lt;std::string[409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240582082" calcext:value-type="float">
            <text:p>0.240582082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test_py_tuple_string_to_vector&lt;std::string[409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490288709" calcext:value-type="float">
            <text:p>0.4902887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_py_tuple_string_to_vector&lt;std::string[409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1.01208881" calcext:value-type="float">
            <text:p>1.012088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_py_tuple_string_to_vector&lt;std::string[409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.239313966" calcext:value-type="float">
            <text:p>2.23931396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st_py_tuple_string_to_vector&lt;std::string[409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4054294" calcext:value-type="float">
            <text:p>0.004054294</text:p>
          </table:table-cell>
          <table:table-cell office:value-type="float" office:value="246.7" calcext:value-type="float">
            <text:p>246.7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625" calcext:value-type="float">
            <text:p>6.25E-07</text:p>
          </table:table-cell>
          <table:table-cell office:value-type="float" office:value="1601281" calcext:value-type="float">
            <text:p>1601281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537" calcext:value-type="float">
            <text:p>1.537E-06</text:p>
          </table:table-cell>
          <table:table-cell office:value-type="float" office:value="650829.8" calcext:value-type="float">
            <text:p>650829.8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152" calcext:value-type="float">
            <text:p>1.152E-06</text:p>
          </table:table-cell>
          <table:table-cell office:value-type="float" office:value="867679" calcext:value-type="float">
            <text:p>867679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2668" calcext:value-type="float">
            <text:p>2.668E-06</text:p>
          </table:table-cell>
          <table:table-cell office:value-type="float" office:value="374742.4" calcext:value-type="float">
            <text:p>374742.4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1177724" calcext:value-type="float">
            <text:p>0.001177724</text:p>
          </table:table-cell>
          <table:table-cell office:value-type="float" office:value="849.1" calcext:value-type="float">
            <text:p>849.1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337081" calcext:value-type="float">
            <text:p>0.000337081</text:p>
          </table:table-cell>
          <table:table-cell office:value-type="float" office:value="2966.6" calcext:value-type="float">
            <text:p>2966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15003" calcext:value-type="float">
            <text:p>1.5003E-05</text:p>
          </table:table-cell>
          <table:table-cell office:value-type="float" office:value="66655.6" calcext:value-type="float">
            <text:p>66655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28749" calcext:value-type="float">
            <text:p>2.8749E-05</text:p>
          </table:table-cell>
          <table:table-cell office:value-type="float" office:value="34784.4" calcext:value-type="float">
            <text:p>34784.4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56323" calcext:value-type="float">
            <text:p>5.6323E-05</text:p>
          </table:table-cell>
          <table:table-cell office:value-type="float" office:value="17754.9" calcext:value-type="float">
            <text:p>17754.9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499002" calcext:value-type="float">
            <text:p>0.00049900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244758" calcext:value-type="float">
            <text:p>0.000244758</text:p>
          </table:table-cell>
          <table:table-cell office:value-type="float" office:value="4085.7" calcext:value-type="float">
            <text:p>4085.7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447495" calcext:value-type="float">
            <text:p>0.000447495</text:p>
          </table:table-cell>
          <table:table-cell office:value-type="float" office:value="2234.7" calcext:value-type="float">
            <text:p>2234.7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973872" calcext:value-type="float">
            <text:p>0.000973872</text:p>
          </table:table-cell>
          <table:table-cell office:value-type="float" office:value="1026.8" calcext:value-type="float">
            <text:p>1026.8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059126" calcext:value-type="float">
            <text:p>0.002059126</text:p>
          </table:table-cell>
          <table:table-cell office:value-type="float" office:value="485.6" calcext:value-type="float">
            <text:p>485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562062" calcext:value-type="float">
            <text:p>0.00562062</text:p>
          </table:table-cell>
          <table:table-cell office:value-type="float" office:value="177.9" calcext:value-type="float">
            <text:p>177.9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2107886" calcext:value-type="float">
            <text:p>0.012107886</text:p>
          </table:table-cell>
          <table:table-cell office:value-type="float" office:value="82.6" calcext:value-type="float">
            <text:p>82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6640486" calcext:value-type="float">
            <text:p>0.026640486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61000856" calcext:value-type="float">
            <text:p>0.061000856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16021981" calcext:value-type="float">
            <text:p>0.116021981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6938" calcext:value-type="float">
            <text:p>6.938E-06</text:p>
          </table:table-cell>
          <table:table-cell office:value-type="float" office:value="144144.1" calcext:value-type="float">
            <text:p>144144.1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036" calcext:value-type="float">
            <text:p>1.036E-06</text:p>
          </table:table-cell>
          <table:table-cell office:value-type="float" office:value="964785.3" calcext:value-type="float">
            <text:p>964785.3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368" calcext:value-type="float">
            <text:p>1.368E-06</text:p>
          </table:table-cell>
          <table:table-cell office:value-type="float" office:value="731261.4" calcext:value-type="float">
            <text:p>731261.4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505" calcext:value-type="float">
            <text:p>2.505E-06</text:p>
          </table:table-cell>
          <table:table-cell office:value-type="float" office:value="399121.9" calcext:value-type="float">
            <text:p>399121.9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3947" calcext:value-type="float">
            <text:p>3.947E-06</text:p>
          </table:table-cell>
          <table:table-cell office:value-type="float" office:value="253389.1" calcext:value-type="float">
            <text:p>253389.1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6821" calcext:value-type="float">
            <text:p>6.821E-06</text:p>
          </table:table-cell>
          <table:table-cell office:value-type="float" office:value="146595.3" calcext:value-type="float">
            <text:p>146595.3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3596" calcext:value-type="float">
            <text:p>1.3596E-05</text:p>
          </table:table-cell>
          <table:table-cell office:value-type="float" office:value="73548.3" calcext:value-type="float">
            <text:p>73548.3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28227" calcext:value-type="float">
            <text:p>2.8227E-05</text:p>
          </table:table-cell>
          <table:table-cell office:value-type="float" office:value="35427.7" calcext:value-type="float">
            <text:p>35427.7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47992" calcext:value-type="float">
            <text:p>4.7992E-05</text:p>
          </table:table-cell>
          <table:table-cell office:value-type="float" office:value="20837" calcext:value-type="float">
            <text:p>20837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96457" calcext:value-type="float">
            <text:p>9.6457E-05</text:p>
          </table:table-cell>
          <table:table-cell office:value-type="float" office:value="10367.3" calcext:value-type="float">
            <text:p>10367.3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187649" calcext:value-type="float">
            <text:p>0.000187649</text:p>
          </table:table-cell>
          <table:table-cell office:value-type="float" office:value="5329.1" calcext:value-type="float">
            <text:p>5329.1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75556" calcext:value-type="float">
            <text:p>0.000375556</text:p>
          </table:table-cell>
          <table:table-cell office:value-type="float" office:value="2662.7" calcext:value-type="float">
            <text:p>2662.7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786479" calcext:value-type="float">
            <text:p>0.000786479</text:p>
          </table:table-cell>
          <table:table-cell office:value-type="float" office:value="1271.5" calcext:value-type="float">
            <text:p>1271.5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55003" calcext:value-type="float">
            <text:p>0.00155003</text:p>
          </table:table-cell>
          <table:table-cell office:value-type="float" office:value="645.1" calcext:value-type="float">
            <text:p>645.1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274432" calcext:value-type="float">
            <text:p>0.003274432</text:p>
          </table:table-cell>
          <table:table-cell office:value-type="float" office:value="305.4" calcext:value-type="float">
            <text:p>305.4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6634282" calcext:value-type="float">
            <text:p>0.006634282</text:p>
          </table:table-cell>
          <table:table-cell office:value-type="float" office:value="150.7" calcext:value-type="float">
            <text:p>150.7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4723765" calcext:value-type="float">
            <text:p>0.014723765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32015727" calcext:value-type="float">
            <text:p>0.032015727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77714047" calcext:value-type="float">
            <text:p>0.077714047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85237304" calcext:value-type="float">
            <text:p>0.185237304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test_py_dict_to_cpp_std_unordered_map&lt;double&gt;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6" table:default-cell-style-name="ce3"/>
        <table:table-row table:style-name="ro1">
          <table:table-cell office:value-type="string" calcext:value-type="string">
            <text:p>Time in seconds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test_vector_to_py_tuple</text:p>
          </table:table-cell>
          <table:table-cell table:style-name="Default" table:number-columns-repeated="2"/>
          <table:table-cell table:style-name="Default" office:value-type="string" calcext:value-type="string">
            <text:p>test_py_tuple_to_vecto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&lt;bool&gt;</text:p>
          </table:table-cell>
          <table:table-cell table:style-name="Default" office:value-type="string" calcext:value-type="string">
            <text:p>&lt;long&gt;</text:p>
          </table:table-cell>
          <table:table-cell table:style-name="Default" office:value-type="string" calcext:value-type="string">
            <text:p>&lt;double&gt;</text:p>
          </table:table-cell>
          <table:table-cell table:style-name="Default" office:value-type="string" calcext:value-type="string">
            <text:p>&lt;bool&gt;</text:p>
          </table:table-cell>
          <table:table-cell table:style-name="Default" office:value-type="string" calcext:value-type="string">
            <text:p>&lt;long&gt;</text:p>
          </table:table-cell>
          <table:table-cell table:style-name="Default" office:value-type="string" calcext:value-type="string">
            <text:p>&lt;dou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088" calcext:value-type="float">
            <text:p>0.000004088</text:p>
          </table:table-cell>
          <table:table-cell office:value-type="float" office:value="0.000002381" calcext:value-type="float">
            <text:p>0.000002381</text:p>
          </table:table-cell>
          <table:table-cell office:value-type="float" office:value="0.000008846" calcext:value-type="float">
            <text:p>0.000008846</text:p>
          </table:table-cell>
          <table:table-cell office:value-type="float" office:value="0.000000401" calcext:value-type="float">
            <text:p>0.000000401</text:p>
          </table:table-cell>
          <table:table-cell office:value-type="float" office:value="0.000000722" calcext:value-type="float">
            <text:p>0.000000722</text:p>
          </table:table-cell>
          <table:table-cell office:value-type="float" office:value="0.000000818" calcext:value-type="float">
            <text:p>0.000000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131" calcext:value-type="float">
            <text:p>0.000000131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00398" calcext:value-type="float">
            <text:p>0.000000398</text:p>
          </table:table-cell>
          <table:table-cell office:value-type="float" office:value="0.000000158" calcext:value-type="float">
            <text:p>0.000000158</text:p>
          </table:table-cell>
          <table:table-cell office:value-type="float" office:value="0.000000394" calcext:value-type="float">
            <text:p>0.000000394</text:p>
          </table:table-cell>
          <table:table-cell office:value-type="float" office:value="0.000000348" calcext:value-type="float">
            <text:p>0.0000003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00215" calcext:value-type="float">
            <text:p>0.000000215</text:p>
          </table:table-cell>
          <table:table-cell office:value-type="float" office:value="0.000000938" calcext:value-type="float">
            <text:p>0.000000938</text:p>
          </table:table-cell>
          <table:table-cell office:value-type="float" office:value="0.000000144" calcext:value-type="float">
            <text:p>0.000000144</text:p>
          </table:table-cell>
          <table:table-cell office:value-type="float" office:value="0.000000529" calcext:value-type="float">
            <text:p>0.000000529</text:p>
          </table:table-cell>
          <table:table-cell office:value-type="float" office:value="0.000000539" calcext:value-type="float">
            <text:p>0.0000005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201" calcext:value-type="float">
            <text:p>0.000000201</text:p>
          </table:table-cell>
          <table:table-cell office:value-type="float" office:value="0.000000195" calcext:value-type="float">
            <text:p>0.000000195</text:p>
          </table:table-cell>
          <table:table-cell office:value-type="float" office:value="0.000000329" calcext:value-type="float">
            <text:p>0.000000329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00862" calcext:value-type="float">
            <text:p>0.000000862</text:p>
          </table:table-cell>
          <table:table-cell office:value-type="float" office:value="0.000000712" calcext:value-type="float">
            <text:p>0.0000007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279" calcext:value-type="float">
            <text:p>0.000000279</text:p>
          </table:table-cell>
          <table:table-cell office:value-type="float" office:value="0.00000061" calcext:value-type="float">
            <text:p>0.000000610</text:p>
          </table:table-cell>
          <table:table-cell office:value-type="float" office:value="0.00000145" calcext:value-type="float">
            <text:p>0.000001450</text:p>
          </table:table-cell>
          <table:table-cell office:value-type="float" office:value="0.000000298" calcext:value-type="float">
            <text:p>0.000000298</text:p>
          </table:table-cell>
          <table:table-cell office:value-type="float" office:value="0.000001098" calcext:value-type="float">
            <text:p>0.000001098</text:p>
          </table:table-cell>
          <table:table-cell office:value-type="float" office:value="0.000000993" calcext:value-type="float">
            <text:p>0.0000009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0524" calcext:value-type="float">
            <text:p>0.000000524</text:p>
          </table:table-cell>
          <table:table-cell office:value-type="float" office:value="0.000000694" calcext:value-type="float">
            <text:p>0.000000694</text:p>
          </table:table-cell>
          <table:table-cell office:value-type="float" office:value="0.000001025" calcext:value-type="float">
            <text:p>0.000001025</text:p>
          </table:table-cell>
          <table:table-cell office:value-type="float" office:value="0.00000046" calcext:value-type="float">
            <text:p>0.000000460</text:p>
          </table:table-cell>
          <table:table-cell office:value-type="float" office:value="0.000002148" calcext:value-type="float">
            <text:p>0.000002148</text:p>
          </table:table-cell>
          <table:table-cell office:value-type="float" office:value="0.000001355" calcext:value-type="float">
            <text:p>0.0000013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0765" calcext:value-type="float">
            <text:p>0.000000765</text:p>
          </table:table-cell>
          <table:table-cell office:value-type="float" office:value="0.00000081" calcext:value-type="float">
            <text:p>0.000000810</text:p>
          </table:table-cell>
          <table:table-cell office:value-type="float" office:value="0.000001312" calcext:value-type="float">
            <text:p>0.000001312</text:p>
          </table:table-cell>
          <table:table-cell office:value-type="float" office:value="0.000001022" calcext:value-type="float">
            <text:p>0.000001022</text:p>
          </table:table-cell>
          <table:table-cell office:value-type="float" office:value="0.000003896" calcext:value-type="float">
            <text:p>0.000003896</text:p>
          </table:table-cell>
          <table:table-cell office:value-type="float" office:value="0.000002609" calcext:value-type="float">
            <text:p>0.0000026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0931" calcext:value-type="float">
            <text:p>0.000000931</text:p>
          </table:table-cell>
          <table:table-cell office:value-type="float" office:value="0.000001318" calcext:value-type="float">
            <text:p>0.000001318</text:p>
          </table:table-cell>
          <table:table-cell office:value-type="float" office:value="0.00000265" calcext:value-type="float">
            <text:p>0.000002650</text:p>
          </table:table-cell>
          <table:table-cell office:value-type="float" office:value="0.000001774" calcext:value-type="float">
            <text:p>0.000001774</text:p>
          </table:table-cell>
          <table:table-cell office:value-type="float" office:value="0.000006488" calcext:value-type="float">
            <text:p>0.000006488</text:p>
          </table:table-cell>
          <table:table-cell office:value-type="float" office:value="0.000003472" calcext:value-type="float">
            <text:p>0.00000347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1962" calcext:value-type="float">
            <text:p>0.000001962</text:p>
          </table:table-cell>
          <table:table-cell office:value-type="float" office:value="0.000009947" calcext:value-type="float">
            <text:p>0.000009947</text:p>
          </table:table-cell>
          <table:table-cell office:value-type="float" office:value="0.000004822" calcext:value-type="float">
            <text:p>0.000004822</text:p>
          </table:table-cell>
          <table:table-cell office:value-type="float" office:value="0.000004032" calcext:value-type="float">
            <text:p>0.000004032</text:p>
          </table:table-cell>
          <table:table-cell office:value-type="float" office:value="0.000011313" calcext:value-type="float">
            <text:p>0.000011313</text:p>
          </table:table-cell>
          <table:table-cell office:value-type="float" office:value="0.000006143" calcext:value-type="float">
            <text:p>0.0000061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0344" calcext:value-type="float">
            <text:p>0.000003440</text:p>
          </table:table-cell>
          <table:table-cell office:value-type="float" office:value="0.000015793" calcext:value-type="float">
            <text:p>0.000015793</text:p>
          </table:table-cell>
          <table:table-cell office:value-type="float" office:value="0.000009853" calcext:value-type="float">
            <text:p>0.000009853</text:p>
          </table:table-cell>
          <table:table-cell office:value-type="float" office:value="0.000006666" calcext:value-type="float">
            <text:p>0.000006666</text:p>
          </table:table-cell>
          <table:table-cell office:value-type="float" office:value="0.000017044" calcext:value-type="float">
            <text:p>0.000017044</text:p>
          </table:table-cell>
          <table:table-cell office:value-type="float" office:value="0.000011049" calcext:value-type="float">
            <text:p>0.00001104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06967" calcext:value-type="float">
            <text:p>0.000006967</text:p>
          </table:table-cell>
          <table:table-cell office:value-type="float" office:value="0.000039063" calcext:value-type="float">
            <text:p>0.000039063</text:p>
          </table:table-cell>
          <table:table-cell office:value-type="float" office:value="0.00001985" calcext:value-type="float">
            <text:p>0.000019850</text:p>
          </table:table-cell>
          <table:table-cell office:value-type="float" office:value="0.000012774" calcext:value-type="float">
            <text:p>0.000012774</text:p>
          </table:table-cell>
          <table:table-cell office:value-type="float" office:value="0.000023962" calcext:value-type="float">
            <text:p>0.000023962</text:p>
          </table:table-cell>
          <table:table-cell office:value-type="float" office:value="0.000020286" calcext:value-type="float">
            <text:p>0.00002028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13603" calcext:value-type="float">
            <text:p>0.000013603</text:p>
          </table:table-cell>
          <table:table-cell office:value-type="float" office:value="0.000068833" calcext:value-type="float">
            <text:p>0.000068833</text:p>
          </table:table-cell>
          <table:table-cell office:value-type="float" office:value="0.000057503" calcext:value-type="float">
            <text:p>0.000057503</text:p>
          </table:table-cell>
          <table:table-cell office:value-type="float" office:value="0.00002443" calcext:value-type="float">
            <text:p>0.000024430</text:p>
          </table:table-cell>
          <table:table-cell office:value-type="float" office:value="0.000049952" calcext:value-type="float">
            <text:p>0.000049952</text:p>
          </table:table-cell>
          <table:table-cell office:value-type="float" office:value="0.000040563" calcext:value-type="float">
            <text:p>0.00004056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025302" calcext:value-type="float">
            <text:p>0.000025302</text:p>
          </table:table-cell>
          <table:table-cell office:value-type="float" office:value="0.000123896" calcext:value-type="float">
            <text:p>0.000123896</text:p>
          </table:table-cell>
          <table:table-cell office:value-type="float" office:value="0.000122584" calcext:value-type="float">
            <text:p>0.000122584</text:p>
          </table:table-cell>
          <table:table-cell office:value-type="float" office:value="0.000048397" calcext:value-type="float">
            <text:p>0.000048397</text:p>
          </table:table-cell>
          <table:table-cell office:value-type="float" office:value="0.000117864" calcext:value-type="float">
            <text:p>0.000117864</text:p>
          </table:table-cell>
          <table:table-cell office:value-type="float" office:value="0.000103774" calcext:value-type="float">
            <text:p>0.00010377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102884" calcext:value-type="float">
            <text:p>0.000102884</text:p>
          </table:table-cell>
          <table:table-cell office:value-type="float" office:value="0.000255867" calcext:value-type="float">
            <text:p>0.000255867</text:p>
          </table:table-cell>
          <table:table-cell office:value-type="float" office:value="0.000232626" calcext:value-type="float">
            <text:p>0.000232626</text:p>
          </table:table-cell>
          <table:table-cell office:value-type="float" office:value="0.000098321" calcext:value-type="float">
            <text:p>0.000098321</text:p>
          </table:table-cell>
          <table:table-cell office:value-type="float" office:value="0.000182317" calcext:value-type="float">
            <text:p>0.000182317</text:p>
          </table:table-cell>
          <table:table-cell office:value-type="float" office:value="0.000208914" calcext:value-type="float">
            <text:p>0.00020891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212066" calcext:value-type="float">
            <text:p>0.000212066</text:p>
          </table:table-cell>
          <table:table-cell office:value-type="float" office:value="0.00065874" calcext:value-type="float">
            <text:p>0.000658740</text:p>
          </table:table-cell>
          <table:table-cell office:value-type="float" office:value="0.000471322" calcext:value-type="float">
            <text:p>0.000471322</text:p>
          </table:table-cell>
          <table:table-cell office:value-type="float" office:value="0.000195879" calcext:value-type="float">
            <text:p>0.000195879</text:p>
          </table:table-cell>
          <table:table-cell office:value-type="float" office:value="0.000386146" calcext:value-type="float">
            <text:p>0.000386146</text:p>
          </table:table-cell>
          <table:table-cell office:value-type="float" office:value="0.000304486" calcext:value-type="float">
            <text:p>0.00030448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40709" calcext:value-type="float">
            <text:p>0.000407090</text:p>
          </table:table-cell>
          <table:table-cell office:value-type="float" office:value="0.001191264" calcext:value-type="float">
            <text:p>0.001191264</text:p>
          </table:table-cell>
          <table:table-cell office:value-type="float" office:value="0.000962335" calcext:value-type="float">
            <text:p>0.000962335</text:p>
          </table:table-cell>
          <table:table-cell office:value-type="float" office:value="0.00039829" calcext:value-type="float">
            <text:p>0.000398290</text:p>
          </table:table-cell>
          <table:table-cell office:value-type="float" office:value="0.000910377" calcext:value-type="float">
            <text:p>0.000910377</text:p>
          </table:table-cell>
          <table:table-cell office:value-type="float" office:value="0.000812413" calcext:value-type="float">
            <text:p>0.00081241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0845796" calcext:value-type="float">
            <text:p>0.000845796</text:p>
          </table:table-cell>
          <table:table-cell office:value-type="float" office:value="0.002472743" calcext:value-type="float">
            <text:p>0.002472743</text:p>
          </table:table-cell>
          <table:table-cell office:value-type="float" office:value="0.002228863" calcext:value-type="float">
            <text:p>0.002228863</text:p>
          </table:table-cell>
          <table:table-cell office:value-type="float" office:value="0.000774547" calcext:value-type="float">
            <text:p>0.000774547</text:p>
          </table:table-cell>
          <table:table-cell office:value-type="float" office:value="0.002069805" calcext:value-type="float">
            <text:p>0.002069805</text:p>
          </table:table-cell>
          <table:table-cell office:value-type="float" office:value="0.001927935" calcext:value-type="float">
            <text:p>0.00192793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158275" calcext:value-type="float">
            <text:p>0.001582750</text:p>
          </table:table-cell>
          <table:table-cell office:value-type="float" office:value="0.006692478" calcext:value-type="float">
            <text:p>0.006692478</text:p>
          </table:table-cell>
          <table:table-cell office:value-type="float" office:value="0.006475085" calcext:value-type="float">
            <text:p>0.006475085</text:p>
          </table:table-cell>
          <table:table-cell office:value-type="float" office:value="0.001553207" calcext:value-type="float">
            <text:p>0.001553207</text:p>
          </table:table-cell>
          <table:table-cell office:value-type="float" office:value="0.004025458" calcext:value-type="float">
            <text:p>0.004025458</text:p>
          </table:table-cell>
          <table:table-cell office:value-type="float" office:value="0.004041856" calcext:value-type="float">
            <text:p>0.00404185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3326013" calcext:value-type="float">
            <text:p>0.003326013</text:p>
          </table:table-cell>
          <table:table-cell office:value-type="float" office:value="0.013019905" calcext:value-type="float">
            <text:p>0.013019905</text:p>
          </table:table-cell>
          <table:table-cell office:value-type="float" office:value="0.012550875" calcext:value-type="float">
            <text:p>0.012550875</text:p>
          </table:table-cell>
          <table:table-cell office:value-type="float" office:value="0.003036982" calcext:value-type="float">
            <text:p>0.003036982</text:p>
          </table:table-cell>
          <table:table-cell office:value-type="float" office:value="0.008309232" calcext:value-type="float">
            <text:p>0.008309232</text:p>
          </table:table-cell>
          <table:table-cell office:value-type="float" office:value="0.008398117" calcext:value-type="float">
            <text:p>0.00839811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6361511" calcext:value-type="float">
            <text:p>0.006361511</text:p>
          </table:table-cell>
          <table:table-cell office:value-type="float" office:value="0.028984637" calcext:value-type="float">
            <text:p>0.028984637</text:p>
          </table:table-cell>
          <table:table-cell office:value-type="float" office:value="0.026351076" calcext:value-type="float">
            <text:p>0.026351076</text:p>
          </table:table-cell>
          <table:table-cell office:value-type="float" office:value="0.006271212" calcext:value-type="float">
            <text:p>0.006271212</text:p>
          </table:table-cell>
          <table:table-cell office:value-type="float" office:value="0.019084097" calcext:value-type="float">
            <text:p>0.019084097</text:p>
          </table:table-cell>
          <table:table-cell office:value-type="float" office:value="0.015825927" calcext:value-type="float">
            <text:p>0.015825927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1" table:number-columns-repeated="20" table:default-cell-style-name="ce3"/>
        <table:table-row table:style-name="ro1">
          <table:table-cell office:value-type="string" calcext:value-type="string">
            <text:p>Time in seconds</text:p>
          </table:table-cell>
          <table:table-cell table:style-name="Default" table:number-columns-repeated="20"/>
        </table:table-row>
        <table:table-row table:style-name="ro1">
          <table:table-cell/>
          <table:table-cell table:style-name="Default" office:value-type="string" calcext:value-type="string">
            <text:p>test_vector_string_to_py_tuple&lt;std::string[X]&gt;():</text:p>
          </table:table-cell>
          <table:table-cell table:style-name="Default" table:number-columns-repeated="9"/>
          <table:table-cell table:style-name="Default" office:value-type="string" calcext:value-type="string">
            <text:p>test_py_tuple_string_to_vector&lt;std::string[X]&gt;():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formula="of:=2*[.B3]" office:value-type="float" office:value="16" calcext:value-type="float">
            <text:p>16</text:p>
          </table:table-cell>
          <table:table-cell table:style-name="Default" table:formula="of:=2*[.C3]" office:value-type="float" office:value="32" calcext:value-type="float">
            <text:p>32</text:p>
          </table:table-cell>
          <table:table-cell table:style-name="Default" table:formula="of:=2*[.D3]" office:value-type="float" office:value="64" calcext:value-type="float">
            <text:p>64</text:p>
          </table:table-cell>
          <table:table-cell table:style-name="Default" table:formula="of:=2*[.E3]" office:value-type="float" office:value="128" calcext:value-type="float">
            <text:p>128</text:p>
          </table:table-cell>
          <table:table-cell table:style-name="Default" table:formula="of:=2*[.F3]" office:value-type="float" office:value="256" calcext:value-type="float">
            <text:p>256</text:p>
          </table:table-cell>
          <table:table-cell table:style-name="Default" table:formula="of:=2*[.G3]" office:value-type="float" office:value="512" calcext:value-type="float">
            <text:p>512</text:p>
          </table:table-cell>
          <table:table-cell table:style-name="ce4" table:formula="of:=2*[.H3]" office:value-type="float" office:value="1024" calcext:value-type="float">
            <text:p>1024</text:p>
          </table:table-cell>
          <table:table-cell table:style-name="ce4" table:formula="of:=2*[.I3]" office:value-type="float" office:value="2048" calcext:value-type="float">
            <text:p>2048</text:p>
          </table:table-cell>
          <table:table-cell table:style-name="ce4" table:formula="of:=2*[.J3]" office:value-type="float" office:value="4096" calcext:value-type="float">
            <text:p>409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formula="of:=2*[.L3]" office:value-type="float" office:value="16" calcext:value-type="float">
            <text:p>16</text:p>
          </table:table-cell>
          <table:table-cell table:style-name="Default" table:formula="of:=2*[.M3]" office:value-type="float" office:value="32" calcext:value-type="float">
            <text:p>32</text:p>
          </table:table-cell>
          <table:table-cell table:style-name="Default" table:formula="of:=2*[.N3]" office:value-type="float" office:value="64" calcext:value-type="float">
            <text:p>64</text:p>
          </table:table-cell>
          <table:table-cell table:style-name="Default" table:formula="of:=2*[.O3]" office:value-type="float" office:value="128" calcext:value-type="float">
            <text:p>128</text:p>
          </table:table-cell>
          <table:table-cell table:style-name="Default" table:formula="of:=2*[.P3]" office:value-type="float" office:value="256" calcext:value-type="float">
            <text:p>256</text:p>
          </table:table-cell>
          <table:table-cell table:style-name="Default" table:formula="of:=2*[.Q3]" office:value-type="float" office:value="512" calcext:value-type="float">
            <text:p>512</text:p>
          </table:table-cell>
          <table:table-cell table:style-name="ce4" table:formula="of:=2*[.R3]" office:value-type="float" office:value="1024" calcext:value-type="float">
            <text:p>1024</text:p>
          </table:table-cell>
          <table:table-cell table:style-name="ce4" table:formula="of:=2*[.S3]" office:value-type="float" office:value="2048" calcext:value-type="float">
            <text:p>2048</text:p>
          </table:table-cell>
          <table:table-cell table:style-name="ce4" table:formula="of:=2*[.T3]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3389" calcext:value-type="float">
            <text:p>0.000003389</text:p>
          </table:table-cell>
          <table:table-cell office:value-type="float" office:value="0.000002993" calcext:value-type="float">
            <text:p>0.000002993</text:p>
          </table:table-cell>
          <table:table-cell office:value-type="float" office:value="0.000002254" calcext:value-type="float">
            <text:p>0.000002254</text:p>
          </table:table-cell>
          <table:table-cell office:value-type="float" office:value="0.000003206" calcext:value-type="float">
            <text:p>0.000003206</text:p>
          </table:table-cell>
          <table:table-cell office:value-type="float" office:value="0.000003168" calcext:value-type="float">
            <text:p>0.000003168</text:p>
          </table:table-cell>
          <table:table-cell office:value-type="float" office:value="0.000003339" calcext:value-type="float">
            <text:p>0.000003339</text:p>
          </table:table-cell>
          <table:table-cell office:value-type="float" office:value="0.000002972" calcext:value-type="float">
            <text:p>0.000002972</text:p>
          </table:table-cell>
          <table:table-cell office:value-type="float" office:value="0.000005831" calcext:value-type="float">
            <text:p>0.000005831</text:p>
          </table:table-cell>
          <table:table-cell office:value-type="float" office:value="0.000003411" calcext:value-type="float">
            <text:p>0.000003411</text:p>
          </table:table-cell>
          <table:table-cell office:value-type="float" office:value="0.000003962" calcext:value-type="float">
            <text:p>0.000003962</text:p>
          </table:table-cell>
          <table:table-cell office:value-type="float" office:value="0.000004232" calcext:value-type="float">
            <text:p>0.000004232</text:p>
          </table:table-cell>
          <table:table-cell office:value-type="float" office:value="0.000000855" calcext:value-type="float">
            <text:p>0.000000855</text:p>
          </table:table-cell>
          <table:table-cell office:value-type="float" office:value="0.00000096" calcext:value-type="float">
            <text:p>0.000000960</text:p>
          </table:table-cell>
          <table:table-cell office:value-type="float" office:value="0.000000717" calcext:value-type="float">
            <text:p>0.000000717</text:p>
          </table:table-cell>
          <table:table-cell office:value-type="float" office:value="0.000000896" calcext:value-type="float">
            <text:p>0.000000896</text:p>
          </table:table-cell>
          <table:table-cell office:value-type="float" office:value="0.000001106" calcext:value-type="float">
            <text:p>0.000001106</text:p>
          </table:table-cell>
          <table:table-cell office:value-type="float" office:value="0.000001013" calcext:value-type="float">
            <text:p>0.000001013</text:p>
          </table:table-cell>
          <table:table-cell office:value-type="float" office:value="0.000000971" calcext:value-type="float">
            <text:p>0.000000971</text:p>
          </table:table-cell>
          <table:table-cell office:value-type="float" office:value="0.000001402" calcext:value-type="float">
            <text:p>0.000001402</text:p>
          </table:table-cell>
          <table:table-cell office:value-type="float" office:value="0.000001518" calcext:value-type="float">
            <text:p>0.0000015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31" calcext:value-type="float">
            <text:p>0.000000310</text:p>
          </table:table-cell>
          <table:table-cell office:value-type="float" office:value="0.000000468" calcext:value-type="float">
            <text:p>0.000000468</text:p>
          </table:table-cell>
          <table:table-cell office:value-type="float" office:value="0.000000633" calcext:value-type="float">
            <text:p>0.000000633</text:p>
          </table:table-cell>
          <table:table-cell office:value-type="float" office:value="0.000000705" calcext:value-type="float">
            <text:p>0.000000705</text:p>
          </table:table-cell>
          <table:table-cell office:value-type="float" office:value="0.000000425" calcext:value-type="float">
            <text:p>0.000000425</text:p>
          </table:table-cell>
          <table:table-cell office:value-type="float" office:value="0.000000379" calcext:value-type="float">
            <text:p>0.000000379</text:p>
          </table:table-cell>
          <table:table-cell office:value-type="float" office:value="0.000000593" calcext:value-type="float">
            <text:p>0.000000593</text:p>
          </table:table-cell>
          <table:table-cell office:value-type="float" office:value="0.000001101" calcext:value-type="float">
            <text:p>0.000001101</text:p>
          </table:table-cell>
          <table:table-cell office:value-type="float" office:value="0.000001117" calcext:value-type="float">
            <text:p>0.000001117</text:p>
          </table:table-cell>
          <table:table-cell office:value-type="float" office:value="0.000001303" calcext:value-type="float">
            <text:p>0.000001303</text:p>
          </table:table-cell>
          <table:table-cell office:value-type="float" office:value="0.000000783" calcext:value-type="float">
            <text:p>0.000000783</text:p>
          </table:table-cell>
          <table:table-cell office:value-type="float" office:value="0.000000508" calcext:value-type="float">
            <text:p>0.000000508</text:p>
          </table:table-cell>
          <table:table-cell office:value-type="float" office:value="0.000001014" calcext:value-type="float">
            <text:p>0.000001014</text:p>
          </table:table-cell>
          <table:table-cell office:value-type="float" office:value="0.000000708" calcext:value-type="float">
            <text:p>0.000000708</text:p>
          </table:table-cell>
          <table:table-cell office:value-type="float" office:value="0.00000086" calcext:value-type="float">
            <text:p>0.000000860</text:p>
          </table:table-cell>
          <table:table-cell office:value-type="float" office:value="0.000001039" calcext:value-type="float">
            <text:p>0.000001039</text:p>
          </table:table-cell>
          <table:table-cell office:value-type="float" office:value="0.000000957" calcext:value-type="float">
            <text:p>0.000000957</text:p>
          </table:table-cell>
          <table:table-cell office:value-type="float" office:value="0.000001016" calcext:value-type="float">
            <text:p>0.000001016</text:p>
          </table:table-cell>
          <table:table-cell office:value-type="float" office:value="0.000001371" calcext:value-type="float">
            <text:p>0.000001371</text:p>
          </table:table-cell>
          <table:table-cell office:value-type="float" office:value="0.000001478" calcext:value-type="float">
            <text:p>0.0000014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563" calcext:value-type="float">
            <text:p>0.000000563</text:p>
          </table:table-cell>
          <table:table-cell office:value-type="float" office:value="0.00000059" calcext:value-type="float">
            <text:p>0.000000590</text:p>
          </table:table-cell>
          <table:table-cell office:value-type="float" office:value="0.000000669" calcext:value-type="float">
            <text:p>0.000000669</text:p>
          </table:table-cell>
          <table:table-cell office:value-type="float" office:value="0.000000324" calcext:value-type="float">
            <text:p>0.000000324</text:p>
          </table:table-cell>
          <table:table-cell office:value-type="float" office:value="0.000000748" calcext:value-type="float">
            <text:p>0.000000748</text:p>
          </table:table-cell>
          <table:table-cell office:value-type="float" office:value="0.00000047" calcext:value-type="float">
            <text:p>0.000000470</text:p>
          </table:table-cell>
          <table:table-cell office:value-type="float" office:value="0.000000942" calcext:value-type="float">
            <text:p>0.000000942</text:p>
          </table:table-cell>
          <table:table-cell office:value-type="float" office:value="0.000002029" calcext:value-type="float">
            <text:p>0.000002029</text:p>
          </table:table-cell>
          <table:table-cell office:value-type="float" office:value="0.00000195" calcext:value-type="float">
            <text:p>0.000001950</text:p>
          </table:table-cell>
          <table:table-cell office:value-type="float" office:value="0.000002946" calcext:value-type="float">
            <text:p>0.000002946</text:p>
          </table:table-cell>
          <table:table-cell office:value-type="float" office:value="0.000101436" calcext:value-type="float">
            <text:p>0.000101436</text:p>
          </table:table-cell>
          <table:table-cell office:value-type="float" office:value="0.000000676" calcext:value-type="float">
            <text:p>0.000000676</text:p>
          </table:table-cell>
          <table:table-cell office:value-type="float" office:value="0.000001475" calcext:value-type="float">
            <text:p>0.000001475</text:p>
          </table:table-cell>
          <table:table-cell office:value-type="float" office:value="0.000001101" calcext:value-type="float">
            <text:p>0.000001101</text:p>
          </table:table-cell>
          <table:table-cell office:value-type="float" office:value="0.000001289" calcext:value-type="float">
            <text:p>0.000001289</text:p>
          </table:table-cell>
          <table:table-cell office:value-type="float" office:value="0.000001692" calcext:value-type="float">
            <text:p>0.000001692</text:p>
          </table:table-cell>
          <table:table-cell office:value-type="float" office:value="0.00000171" calcext:value-type="float">
            <text:p>0.000001710</text:p>
          </table:table-cell>
          <table:table-cell office:value-type="float" office:value="0.000001755" calcext:value-type="float">
            <text:p>0.000001755</text:p>
          </table:table-cell>
          <table:table-cell office:value-type="float" office:value="0.000003112" calcext:value-type="float">
            <text:p>0.000003112</text:p>
          </table:table-cell>
          <table:table-cell office:value-type="float" office:value="0.000003038" calcext:value-type="float">
            <text:p>0.0000030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667" calcext:value-type="float">
            <text:p>0.000000667</text:p>
          </table:table-cell>
          <table:table-cell office:value-type="float" office:value="0.000000504" calcext:value-type="float">
            <text:p>0.000000504</text:p>
          </table:table-cell>
          <table:table-cell office:value-type="float" office:value="0.000000539" calcext:value-type="float">
            <text:p>0.000000539</text:p>
          </table:table-cell>
          <table:table-cell office:value-type="float" office:value="0.000000522" calcext:value-type="float">
            <text:p>0.000000522</text:p>
          </table:table-cell>
          <table:table-cell office:value-type="float" office:value="0.00000043" calcext:value-type="float">
            <text:p>0.000000430</text:p>
          </table:table-cell>
          <table:table-cell office:value-type="float" office:value="0.000000853" calcext:value-type="float">
            <text:p>0.000000853</text:p>
          </table:table-cell>
          <table:table-cell office:value-type="float" office:value="0.000001447" calcext:value-type="float">
            <text:p>0.000001447</text:p>
          </table:table-cell>
          <table:table-cell office:value-type="float" office:value="0.000003073" calcext:value-type="float">
            <text:p>0.000003073</text:p>
          </table:table-cell>
          <table:table-cell office:value-type="float" office:value="0.000004069" calcext:value-type="float">
            <text:p>0.000004069</text:p>
          </table:table-cell>
          <table:table-cell office:value-type="float" office:value="0.000005948" calcext:value-type="float">
            <text:p>0.000005948</text:p>
          </table:table-cell>
          <table:table-cell office:value-type="float" office:value="0.000001182" calcext:value-type="float">
            <text:p>0.000001182</text:p>
          </table:table-cell>
          <table:table-cell office:value-type="float" office:value="0.000794308" calcext:value-type="float">
            <text:p>0.000794308</text:p>
          </table:table-cell>
          <table:table-cell office:value-type="float" office:value="0.000002409" calcext:value-type="float">
            <text:p>0.000002409</text:p>
          </table:table-cell>
          <table:table-cell office:value-type="float" office:value="0.000001833" calcext:value-type="float">
            <text:p>0.000001833</text:p>
          </table:table-cell>
          <table:table-cell office:value-type="float" office:value="0.000002182" calcext:value-type="float">
            <text:p>0.000002182</text:p>
          </table:table-cell>
          <table:table-cell office:value-type="float" office:value="0.000002774" calcext:value-type="float">
            <text:p>0.000002774</text:p>
          </table:table-cell>
          <table:table-cell office:value-type="float" office:value="0.000002576" calcext:value-type="float">
            <text:p>0.000002576</text:p>
          </table:table-cell>
          <table:table-cell office:value-type="float" office:value="0.000003173" calcext:value-type="float">
            <text:p>0.000003173</text:p>
          </table:table-cell>
          <table:table-cell office:value-type="float" office:value="0.000005846" calcext:value-type="float">
            <text:p>0.000005846</text:p>
          </table:table-cell>
          <table:table-cell office:value-type="float" office:value="0.000006327" calcext:value-type="float">
            <text:p>0.0000063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89" calcext:value-type="float">
            <text:p>0.000000890</text:p>
          </table:table-cell>
          <table:table-cell office:value-type="float" office:value="0.000001338" calcext:value-type="float">
            <text:p>0.000001338</text:p>
          </table:table-cell>
          <table:table-cell office:value-type="float" office:value="0.000001061" calcext:value-type="float">
            <text:p>0.000001061</text:p>
          </table:table-cell>
          <table:table-cell office:value-type="float" office:value="0.000001425" calcext:value-type="float">
            <text:p>0.000001425</text:p>
          </table:table-cell>
          <table:table-cell office:value-type="float" office:value="0.000000952" calcext:value-type="float">
            <text:p>0.000000952</text:p>
          </table:table-cell>
          <table:table-cell office:value-type="float" office:value="0.00000103" calcext:value-type="float">
            <text:p>0.000001030</text:p>
          </table:table-cell>
          <table:table-cell office:value-type="float" office:value="0.000002899" calcext:value-type="float">
            <text:p>0.000002899</text:p>
          </table:table-cell>
          <table:table-cell office:value-type="float" office:value="0.000017963" calcext:value-type="float">
            <text:p>0.000017963</text:p>
          </table:table-cell>
          <table:table-cell office:value-type="float" office:value="0.000008276" calcext:value-type="float">
            <text:p>0.000008276</text:p>
          </table:table-cell>
          <table:table-cell office:value-type="float" office:value="0.00001234" calcext:value-type="float">
            <text:p>0.000012340</text:p>
          </table:table-cell>
          <table:table-cell office:value-type="float" office:value="0.000001428" calcext:value-type="float">
            <text:p>0.000001428</text:p>
          </table:table-cell>
          <table:table-cell office:value-type="float" office:value="0.000001937" calcext:value-type="float">
            <text:p>0.000001937</text:p>
          </table:table-cell>
          <table:table-cell office:value-type="float" office:value="0.000004086" calcext:value-type="float">
            <text:p>0.000004086</text:p>
          </table:table-cell>
          <table:table-cell office:value-type="float" office:value="0.000003163" calcext:value-type="float">
            <text:p>0.000003163</text:p>
          </table:table-cell>
          <table:table-cell office:value-type="float" office:value="0.000003488" calcext:value-type="float">
            <text:p>0.000003488</text:p>
          </table:table-cell>
          <table:table-cell office:value-type="float" office:value="0.000004414" calcext:value-type="float">
            <text:p>0.000004414</text:p>
          </table:table-cell>
          <table:table-cell office:value-type="float" office:value="0.000004528" calcext:value-type="float">
            <text:p>0.000004528</text:p>
          </table:table-cell>
          <table:table-cell office:value-type="float" office:value="0.000005941" calcext:value-type="float">
            <text:p>0.000005941</text:p>
          </table:table-cell>
          <table:table-cell office:value-type="float" office:value="0.000011799" calcext:value-type="float">
            <text:p>0.000011799</text:p>
          </table:table-cell>
          <table:table-cell office:value-type="float" office:value="0.000012522" calcext:value-type="float">
            <text:p>0.0000125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1393" calcext:value-type="float">
            <text:p>0.000001393</text:p>
          </table:table-cell>
          <table:table-cell office:value-type="float" office:value="0.000001695" calcext:value-type="float">
            <text:p>0.000001695</text:p>
          </table:table-cell>
          <table:table-cell office:value-type="float" office:value="0.000001788" calcext:value-type="float">
            <text:p>0.000001788</text:p>
          </table:table-cell>
          <table:table-cell office:value-type="float" office:value="0.000001442" calcext:value-type="float">
            <text:p>0.000001442</text:p>
          </table:table-cell>
          <table:table-cell office:value-type="float" office:value="0.00000178" calcext:value-type="float">
            <text:p>0.000001780</text:p>
          </table:table-cell>
          <table:table-cell office:value-type="float" office:value="0.000002181" calcext:value-type="float">
            <text:p>0.000002181</text:p>
          </table:table-cell>
          <table:table-cell office:value-type="float" office:value="0.000005968" calcext:value-type="float">
            <text:p>0.000005968</text:p>
          </table:table-cell>
          <table:table-cell office:value-type="float" office:value="0.000040217" calcext:value-type="float">
            <text:p>0.000040217</text:p>
          </table:table-cell>
          <table:table-cell office:value-type="float" office:value="0.000015632" calcext:value-type="float">
            <text:p>0.000015632</text:p>
          </table:table-cell>
          <table:table-cell office:value-type="float" office:value="0.000049024" calcext:value-type="float">
            <text:p>0.000049024</text:p>
          </table:table-cell>
          <table:table-cell office:value-type="float" office:value="0.000003217" calcext:value-type="float">
            <text:p>0.000003217</text:p>
          </table:table-cell>
          <table:table-cell office:value-type="float" office:value="0.000003794" calcext:value-type="float">
            <text:p>0.000003794</text:p>
          </table:table-cell>
          <table:table-cell office:value-type="float" office:value="0.000014799" calcext:value-type="float">
            <text:p>0.000014799</text:p>
          </table:table-cell>
          <table:table-cell office:value-type="float" office:value="0.000006894" calcext:value-type="float">
            <text:p>0.000006894</text:p>
          </table:table-cell>
          <table:table-cell office:value-type="float" office:value="0.000007062" calcext:value-type="float">
            <text:p>0.000007062</text:p>
          </table:table-cell>
          <table:table-cell office:value-type="float" office:value="0.000009142" calcext:value-type="float">
            <text:p>0.000009142</text:p>
          </table:table-cell>
          <table:table-cell office:value-type="float" office:value="0.000010079" calcext:value-type="float">
            <text:p>0.000010079</text:p>
          </table:table-cell>
          <table:table-cell office:value-type="float" office:value="0.000016701" calcext:value-type="float">
            <text:p>0.000016701</text:p>
          </table:table-cell>
          <table:table-cell office:value-type="float" office:value="0.000023325" calcext:value-type="float">
            <text:p>0.000023325</text:p>
          </table:table-cell>
          <table:table-cell office:value-type="float" office:value="0.000026009" calcext:value-type="float">
            <text:p>0.0000260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2042" calcext:value-type="float">
            <text:p>0.000002042</text:p>
          </table:table-cell>
          <table:table-cell office:value-type="float" office:value="0.000002256" calcext:value-type="float">
            <text:p>0.000002256</text:p>
          </table:table-cell>
          <table:table-cell office:value-type="float" office:value="0.000002903" calcext:value-type="float">
            <text:p>0.000002903</text:p>
          </table:table-cell>
          <table:table-cell office:value-type="float" office:value="0.000002638" calcext:value-type="float">
            <text:p>0.000002638</text:p>
          </table:table-cell>
          <table:table-cell office:value-type="float" office:value="0.000002841" calcext:value-type="float">
            <text:p>0.000002841</text:p>
          </table:table-cell>
          <table:table-cell office:value-type="float" office:value="0.000003894" calcext:value-type="float">
            <text:p>0.000003894</text:p>
          </table:table-cell>
          <table:table-cell office:value-type="float" office:value="0.00001063" calcext:value-type="float">
            <text:p>0.000010630</text:p>
          </table:table-cell>
          <table:table-cell office:value-type="float" office:value="0.000082872" calcext:value-type="float">
            <text:p>0.000082872</text:p>
          </table:table-cell>
          <table:table-cell office:value-type="float" office:value="0.000031134" calcext:value-type="float">
            <text:p>0.000031134</text:p>
          </table:table-cell>
          <table:table-cell office:value-type="float" office:value="0.000210563" calcext:value-type="float">
            <text:p>0.000210563</text:p>
          </table:table-cell>
          <table:table-cell office:value-type="float" office:value="0.000004241" calcext:value-type="float">
            <text:p>0.000004241</text:p>
          </table:table-cell>
          <table:table-cell office:value-type="float" office:value="0.000003898" calcext:value-type="float">
            <text:p>0.000003898</text:p>
          </table:table-cell>
          <table:table-cell office:value-type="float" office:value="0.000013093" calcext:value-type="float">
            <text:p>0.000013093</text:p>
          </table:table-cell>
          <table:table-cell office:value-type="float" office:value="0.000010679" calcext:value-type="float">
            <text:p>0.000010679</text:p>
          </table:table-cell>
          <table:table-cell office:value-type="float" office:value="0.00001135" calcext:value-type="float">
            <text:p>0.000011350</text:p>
          </table:table-cell>
          <table:table-cell office:value-type="float" office:value="0.000015189" calcext:value-type="float">
            <text:p>0.000015189</text:p>
          </table:table-cell>
          <table:table-cell office:value-type="float" office:value="0.000016506" calcext:value-type="float">
            <text:p>0.000016506</text:p>
          </table:table-cell>
          <table:table-cell office:value-type="float" office:value="0.000030339" calcext:value-type="float">
            <text:p>0.000030339</text:p>
          </table:table-cell>
          <table:table-cell office:value-type="float" office:value="0.000045649" calcext:value-type="float">
            <text:p>0.000045649</text:p>
          </table:table-cell>
          <table:table-cell office:value-type="float" office:value="0.000052563" calcext:value-type="float">
            <text:p>0.00005256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3962" calcext:value-type="float">
            <text:p>0.000003962</text:p>
          </table:table-cell>
          <table:table-cell office:value-type="float" office:value="0.000004776" calcext:value-type="float">
            <text:p>0.000004776</text:p>
          </table:table-cell>
          <table:table-cell office:value-type="float" office:value="0.000005554" calcext:value-type="float">
            <text:p>0.000005554</text:p>
          </table:table-cell>
          <table:table-cell office:value-type="float" office:value="0.000005199" calcext:value-type="float">
            <text:p>0.000005199</text:p>
          </table:table-cell>
          <table:table-cell office:value-type="float" office:value="0.000005588" calcext:value-type="float">
            <text:p>0.000005588</text:p>
          </table:table-cell>
          <table:table-cell office:value-type="float" office:value="0.000007726" calcext:value-type="float">
            <text:p>0.000007726</text:p>
          </table:table-cell>
          <table:table-cell office:value-type="float" office:value="0.000022843" calcext:value-type="float">
            <text:p>0.000022843</text:p>
          </table:table-cell>
          <table:table-cell office:value-type="float" office:value="0.000159945" calcext:value-type="float">
            <text:p>0.000159945</text:p>
          </table:table-cell>
          <table:table-cell office:value-type="float" office:value="0.000064807" calcext:value-type="float">
            <text:p>0.000064807</text:p>
          </table:table-cell>
          <table:table-cell office:value-type="float" office:value="0.00039141" calcext:value-type="float">
            <text:p>0.000391410</text:p>
          </table:table-cell>
          <table:table-cell office:value-type="float" office:value="0.000005559" calcext:value-type="float">
            <text:p>0.000005559</text:p>
          </table:table-cell>
          <table:table-cell office:value-type="float" office:value="0.000006527" calcext:value-type="float">
            <text:p>0.000006527</text:p>
          </table:table-cell>
          <table:table-cell office:value-type="float" office:value="0.000032262" calcext:value-type="float">
            <text:p>0.000032262</text:p>
          </table:table-cell>
          <table:table-cell office:value-type="float" office:value="0.000020366" calcext:value-type="float">
            <text:p>0.000020366</text:p>
          </table:table-cell>
          <table:table-cell office:value-type="float" office:value="0.000021097" calcext:value-type="float">
            <text:p>0.000021097</text:p>
          </table:table-cell>
          <table:table-cell office:value-type="float" office:value="0.000033053" calcext:value-type="float">
            <text:p>0.000033053</text:p>
          </table:table-cell>
          <table:table-cell office:value-type="float" office:value="0.000031427" calcext:value-type="float">
            <text:p>0.000031427</text:p>
          </table:table-cell>
          <table:table-cell office:value-type="float" office:value="0.000061089" calcext:value-type="float">
            <text:p>0.000061089</text:p>
          </table:table-cell>
          <table:table-cell office:value-type="float" office:value="0.000090317" calcext:value-type="float">
            <text:p>0.000090317</text:p>
          </table:table-cell>
          <table:table-cell office:value-type="float" office:value="0.000105853" calcext:value-type="float">
            <text:p>0.0001058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7312" calcext:value-type="float">
            <text:p>0.000007312</text:p>
          </table:table-cell>
          <table:table-cell office:value-type="float" office:value="0.000008921" calcext:value-type="float">
            <text:p>0.000008921</text:p>
          </table:table-cell>
          <table:table-cell office:value-type="float" office:value="0.000009938" calcext:value-type="float">
            <text:p>0.000009938</text:p>
          </table:table-cell>
          <table:table-cell office:value-type="float" office:value="0.000010128" calcext:value-type="float">
            <text:p>0.000010128</text:p>
          </table:table-cell>
          <table:table-cell office:value-type="float" office:value="0.00001204" calcext:value-type="float">
            <text:p>0.000012040</text:p>
          </table:table-cell>
          <table:table-cell office:value-type="float" office:value="0.000015406" calcext:value-type="float">
            <text:p>0.000015406</text:p>
          </table:table-cell>
          <table:table-cell office:value-type="float" office:value="0.000066467" calcext:value-type="float">
            <text:p>0.000066467</text:p>
          </table:table-cell>
          <table:table-cell office:value-type="float" office:value="0.000343974" calcext:value-type="float">
            <text:p>0.000343974</text:p>
          </table:table-cell>
          <table:table-cell office:value-type="float" office:value="0.000131759" calcext:value-type="float">
            <text:p>0.000131759</text:p>
          </table:table-cell>
          <table:table-cell office:value-type="float" office:value="0.000765817" calcext:value-type="float">
            <text:p>0.000765817</text:p>
          </table:table-cell>
          <table:table-cell office:value-type="float" office:value="0.000009865" calcext:value-type="float">
            <text:p>0.000009865</text:p>
          </table:table-cell>
          <table:table-cell office:value-type="float" office:value="0.00001204" calcext:value-type="float">
            <text:p>0.000012040</text:p>
          </table:table-cell>
          <table:table-cell office:value-type="float" office:value="0.000057435" calcext:value-type="float">
            <text:p>0.000057435</text:p>
          </table:table-cell>
          <table:table-cell office:value-type="float" office:value="0.00003923" calcext:value-type="float">
            <text:p>0.000039230</text:p>
          </table:table-cell>
          <table:table-cell office:value-type="float" office:value="0.000040872" calcext:value-type="float">
            <text:p>0.000040872</text:p>
          </table:table-cell>
          <table:table-cell office:value-type="float" office:value="0.000056685" calcext:value-type="float">
            <text:p>0.000056685</text:p>
          </table:table-cell>
          <table:table-cell office:value-type="float" office:value="0.000158953" calcext:value-type="float">
            <text:p>0.000158953</text:p>
          </table:table-cell>
          <table:table-cell office:value-type="float" office:value="0.000118132" calcext:value-type="float">
            <text:p>0.000118132</text:p>
          </table:table-cell>
          <table:table-cell office:value-type="float" office:value="0.000181889" calcext:value-type="float">
            <text:p>0.000181889</text:p>
          </table:table-cell>
          <table:table-cell office:value-type="float" office:value="0.000214917" calcext:value-type="float">
            <text:p>0.0002149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15483" calcext:value-type="float">
            <text:p>0.000015483</text:p>
          </table:table-cell>
          <table:table-cell office:value-type="float" office:value="0.000017483" calcext:value-type="float">
            <text:p>0.000017483</text:p>
          </table:table-cell>
          <table:table-cell office:value-type="float" office:value="0.000019971" calcext:value-type="float">
            <text:p>0.000019971</text:p>
          </table:table-cell>
          <table:table-cell office:value-type="float" office:value="0.000020794" calcext:value-type="float">
            <text:p>0.000020794</text:p>
          </table:table-cell>
          <table:table-cell office:value-type="float" office:value="0.000022593" calcext:value-type="float">
            <text:p>0.000022593</text:p>
          </table:table-cell>
          <table:table-cell office:value-type="float" office:value="0.000031394" calcext:value-type="float">
            <text:p>0.000031394</text:p>
          </table:table-cell>
          <table:table-cell office:value-type="float" office:value="0.000215051" calcext:value-type="float">
            <text:p>0.000215051</text:p>
          </table:table-cell>
          <table:table-cell office:value-type="float" office:value="0.000672113" calcext:value-type="float">
            <text:p>0.000672113</text:p>
          </table:table-cell>
          <table:table-cell office:value-type="float" office:value="0.000637784" calcext:value-type="float">
            <text:p>0.000637784</text:p>
          </table:table-cell>
          <table:table-cell office:value-type="float" office:value="0.001507813" calcext:value-type="float">
            <text:p>0.001507813</text:p>
          </table:table-cell>
          <table:table-cell office:value-type="float" office:value="0.000021164" calcext:value-type="float">
            <text:p>0.000021164</text:p>
          </table:table-cell>
          <table:table-cell office:value-type="float" office:value="0.000022721" calcext:value-type="float">
            <text:p>0.000022721</text:p>
          </table:table-cell>
          <table:table-cell office:value-type="float" office:value="0.000113913" calcext:value-type="float">
            <text:p>0.000113913</text:p>
          </table:table-cell>
          <table:table-cell office:value-type="float" office:value="0.000077119" calcext:value-type="float">
            <text:p>0.000077119</text:p>
          </table:table-cell>
          <table:table-cell office:value-type="float" office:value="0.000080562" calcext:value-type="float">
            <text:p>0.000080562</text:p>
          </table:table-cell>
          <table:table-cell office:value-type="float" office:value="0.000114405" calcext:value-type="float">
            <text:p>0.000114405</text:p>
          </table:table-cell>
          <table:table-cell office:value-type="float" office:value="0.000320108" calcext:value-type="float">
            <text:p>0.000320108</text:p>
          </table:table-cell>
          <table:table-cell office:value-type="float" office:value="0.000234614" calcext:value-type="float">
            <text:p>0.000234614</text:p>
          </table:table-cell>
          <table:table-cell office:value-type="float" office:value="0.00100384" calcext:value-type="float">
            <text:p>0.001003840</text:p>
          </table:table-cell>
          <table:table-cell office:value-type="float" office:value="0.001095831" calcext:value-type="float">
            <text:p>0.00109583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29866" calcext:value-type="float">
            <text:p>0.000029866</text:p>
          </table:table-cell>
          <table:table-cell office:value-type="float" office:value="0.000034103" calcext:value-type="float">
            <text:p>0.000034103</text:p>
          </table:table-cell>
          <table:table-cell office:value-type="float" office:value="0.000043637" calcext:value-type="float">
            <text:p>0.000043637</text:p>
          </table:table-cell>
          <table:table-cell office:value-type="float" office:value="0.000068808" calcext:value-type="float">
            <text:p>0.000068808</text:p>
          </table:table-cell>
          <table:table-cell office:value-type="float" office:value="0.000045766" calcext:value-type="float">
            <text:p>0.000045766</text:p>
          </table:table-cell>
          <table:table-cell office:value-type="float" office:value="0.000078289" calcext:value-type="float">
            <text:p>0.000078289</text:p>
          </table:table-cell>
          <table:table-cell office:value-type="float" office:value="0.000251327" calcext:value-type="float">
            <text:p>0.000251327</text:p>
          </table:table-cell>
          <table:table-cell office:value-type="float" office:value="0.001465598" calcext:value-type="float">
            <text:p>0.001465598</text:p>
          </table:table-cell>
          <table:table-cell office:value-type="float" office:value="0.001540608" calcext:value-type="float">
            <text:p>0.001540608</text:p>
          </table:table-cell>
          <table:table-cell office:value-type="float" office:value="0.001831236" calcext:value-type="float">
            <text:p>0.001831236</text:p>
          </table:table-cell>
          <table:table-cell office:value-type="float" office:value="0.00006132" calcext:value-type="float">
            <text:p>0.000061320</text:p>
          </table:table-cell>
          <table:table-cell office:value-type="float" office:value="0.000073198" calcext:value-type="float">
            <text:p>0.000073198</text:p>
          </table:table-cell>
          <table:table-cell office:value-type="float" office:value="0.000250077" calcext:value-type="float">
            <text:p>0.000250077</text:p>
          </table:table-cell>
          <table:table-cell office:value-type="float" office:value="0.000175597" calcext:value-type="float">
            <text:p>0.000175597</text:p>
          </table:table-cell>
          <table:table-cell office:value-type="float" office:value="0.000187323" calcext:value-type="float">
            <text:p>0.000187323</text:p>
          </table:table-cell>
          <table:table-cell office:value-type="float" office:value="0.00024736" calcext:value-type="float">
            <text:p>0.000247360</text:p>
          </table:table-cell>
          <table:table-cell office:value-type="float" office:value="0.000340861" calcext:value-type="float">
            <text:p>0.000340861</text:p>
          </table:table-cell>
          <table:table-cell office:value-type="float" office:value="0.000474668" calcext:value-type="float">
            <text:p>0.000474668</text:p>
          </table:table-cell>
          <table:table-cell office:value-type="float" office:value="0.001605977" calcext:value-type="float">
            <text:p>0.001605977</text:p>
          </table:table-cell>
          <table:table-cell office:value-type="float" office:value="0.001405952" calcext:value-type="float">
            <text:p>0.00140595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59652" calcext:value-type="float">
            <text:p>0.000059652</text:p>
          </table:table-cell>
          <table:table-cell office:value-type="float" office:value="0.000069949" calcext:value-type="float">
            <text:p>0.000069949</text:p>
          </table:table-cell>
          <table:table-cell office:value-type="float" office:value="0.000081789" calcext:value-type="float">
            <text:p>0.000081789</text:p>
          </table:table-cell>
          <table:table-cell office:value-type="float" office:value="0.000200026" calcext:value-type="float">
            <text:p>0.000200026</text:p>
          </table:table-cell>
          <table:table-cell office:value-type="float" office:value="0.000139244" calcext:value-type="float">
            <text:p>0.000139244</text:p>
          </table:table-cell>
          <table:table-cell office:value-type="float" office:value="0.000149091" calcext:value-type="float">
            <text:p>0.000149091</text:p>
          </table:table-cell>
          <table:table-cell office:value-type="float" office:value="0.000505674" calcext:value-type="float">
            <text:p>0.000505674</text:p>
          </table:table-cell>
          <table:table-cell office:value-type="float" office:value="0.003025772" calcext:value-type="float">
            <text:p>0.003025772</text:p>
          </table:table-cell>
          <table:table-cell office:value-type="float" office:value="0.001846461" calcext:value-type="float">
            <text:p>0.001846461</text:p>
          </table:table-cell>
          <table:table-cell office:value-type="float" office:value="0.004414021" calcext:value-type="float">
            <text:p>0.004414021</text:p>
          </table:table-cell>
          <table:table-cell office:value-type="float" office:value="0.000119781" calcext:value-type="float">
            <text:p>0.000119781</text:p>
          </table:table-cell>
          <table:table-cell office:value-type="float" office:value="0.000137268" calcext:value-type="float">
            <text:p>0.000137268</text:p>
          </table:table-cell>
          <table:table-cell office:value-type="float" office:value="0.000515204" calcext:value-type="float">
            <text:p>0.000515204</text:p>
          </table:table-cell>
          <table:table-cell office:value-type="float" office:value="0.00034886" calcext:value-type="float">
            <text:p>0.000348860</text:p>
          </table:table-cell>
          <table:table-cell office:value-type="float" office:value="0.000377439" calcext:value-type="float">
            <text:p>0.000377439</text:p>
          </table:table-cell>
          <table:table-cell office:value-type="float" office:value="0.000533445" calcext:value-type="float">
            <text:p>0.000533445</text:p>
          </table:table-cell>
          <table:table-cell office:value-type="float" office:value="0.000718773" calcext:value-type="float">
            <text:p>0.000718773</text:p>
          </table:table-cell>
          <table:table-cell office:value-type="float" office:value="0.00160844" calcext:value-type="float">
            <text:p>0.001608440</text:p>
          </table:table-cell>
          <table:table-cell office:value-type="float" office:value="0.001787491" calcext:value-type="float">
            <text:p>0.001787491</text:p>
          </table:table-cell>
          <table:table-cell office:value-type="float" office:value="0.002915212" calcext:value-type="float">
            <text:p>0.00291521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160721" calcext:value-type="float">
            <text:p>0.000160721</text:p>
          </table:table-cell>
          <table:table-cell office:value-type="float" office:value="0.000133687" calcext:value-type="float">
            <text:p>0.000133687</text:p>
          </table:table-cell>
          <table:table-cell office:value-type="float" office:value="0.000339756" calcext:value-type="float">
            <text:p>0.000339756</text:p>
          </table:table-cell>
          <table:table-cell office:value-type="float" office:value="0.000158926" calcext:value-type="float">
            <text:p>0.000158926</text:p>
          </table:table-cell>
          <table:table-cell office:value-type="float" office:value="0.000194046" calcext:value-type="float">
            <text:p>0.000194046</text:p>
          </table:table-cell>
          <table:table-cell office:value-type="float" office:value="0.000279404" calcext:value-type="float">
            <text:p>0.000279404</text:p>
          </table:table-cell>
          <table:table-cell office:value-type="float" office:value="0.000946583" calcext:value-type="float">
            <text:p>0.000946583</text:p>
          </table:table-cell>
          <table:table-cell office:value-type="float" office:value="0.004832625" calcext:value-type="float">
            <text:p>0.004832625</text:p>
          </table:table-cell>
          <table:table-cell office:value-type="float" office:value="0.003748471" calcext:value-type="float">
            <text:p>0.003748471</text:p>
          </table:table-cell>
          <table:table-cell office:value-type="float" office:value="0.006220415" calcext:value-type="float">
            <text:p>0.006220415</text:p>
          </table:table-cell>
          <table:table-cell office:value-type="float" office:value="0.000930844" calcext:value-type="float">
            <text:p>0.000930844</text:p>
          </table:table-cell>
          <table:table-cell office:value-type="float" office:value="0.000205667" calcext:value-type="float">
            <text:p>0.000205667</text:p>
          </table:table-cell>
          <table:table-cell office:value-type="float" office:value="0.000949283" calcext:value-type="float">
            <text:p>0.000949283</text:p>
          </table:table-cell>
          <table:table-cell office:value-type="float" office:value="0.000634329" calcext:value-type="float">
            <text:p>0.000634329</text:p>
          </table:table-cell>
          <table:table-cell office:value-type="float" office:value="0.000686043" calcext:value-type="float">
            <text:p>0.000686043</text:p>
          </table:table-cell>
          <table:table-cell office:value-type="float" office:value="0.00103342" calcext:value-type="float">
            <text:p>0.001033420</text:p>
          </table:table-cell>
          <table:table-cell office:value-type="float" office:value="0.001264872" calcext:value-type="float">
            <text:p>0.001264872</text:p>
          </table:table-cell>
          <table:table-cell office:value-type="float" office:value="0.002988112" calcext:value-type="float">
            <text:p>0.002988112</text:p>
          </table:table-cell>
          <table:table-cell office:value-type="float" office:value="0.003624504" calcext:value-type="float">
            <text:p>0.003624504</text:p>
          </table:table-cell>
          <table:table-cell office:value-type="float" office:value="0.006330266" calcext:value-type="float">
            <text:p>0.00633026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265164" calcext:value-type="float">
            <text:p>0.000265164</text:p>
          </table:table-cell>
          <table:table-cell office:value-type="float" office:value="0.000316512" calcext:value-type="float">
            <text:p>0.000316512</text:p>
          </table:table-cell>
          <table:table-cell office:value-type="float" office:value="0.000353176" calcext:value-type="float">
            <text:p>0.000353176</text:p>
          </table:table-cell>
          <table:table-cell office:value-type="float" office:value="0.000325674" calcext:value-type="float">
            <text:p>0.000325674</text:p>
          </table:table-cell>
          <table:table-cell office:value-type="float" office:value="0.000381878" calcext:value-type="float">
            <text:p>0.000381878</text:p>
          </table:table-cell>
          <table:table-cell office:value-type="float" office:value="0.001066967" calcext:value-type="float">
            <text:p>0.001066967</text:p>
          </table:table-cell>
          <table:table-cell office:value-type="float" office:value="0.001887859" calcext:value-type="float">
            <text:p>0.001887859</text:p>
          </table:table-cell>
          <table:table-cell office:value-type="float" office:value="0.009316107" calcext:value-type="float">
            <text:p>0.009316107</text:p>
          </table:table-cell>
          <table:table-cell office:value-type="float" office:value="0.00875484" calcext:value-type="float">
            <text:p>0.008754840</text:p>
          </table:table-cell>
          <table:table-cell office:value-type="float" office:value="0.025879875" calcext:value-type="float">
            <text:p>0.025879875</text:p>
          </table:table-cell>
          <table:table-cell office:value-type="float" office:value="0.000698513" calcext:value-type="float">
            <text:p>0.000698513</text:p>
          </table:table-cell>
          <table:table-cell office:value-type="float" office:value="0.000458831" calcext:value-type="float">
            <text:p>0.000458831</text:p>
          </table:table-cell>
          <table:table-cell office:value-type="float" office:value="0.001783853" calcext:value-type="float">
            <text:p>0.001783853</text:p>
          </table:table-cell>
          <table:table-cell office:value-type="float" office:value="0.001231853" calcext:value-type="float">
            <text:p>0.001231853</text:p>
          </table:table-cell>
          <table:table-cell office:value-type="float" office:value="0.001453986" calcext:value-type="float">
            <text:p>0.001453986</text:p>
          </table:table-cell>
          <table:table-cell office:value-type="float" office:value="0.002172034" calcext:value-type="float">
            <text:p>0.002172034</text:p>
          </table:table-cell>
          <table:table-cell office:value-type="float" office:value="0.002439192" calcext:value-type="float">
            <text:p>0.002439192</text:p>
          </table:table-cell>
          <table:table-cell office:value-type="float" office:value="0.004883688" calcext:value-type="float">
            <text:p>0.004883688</text:p>
          </table:table-cell>
          <table:table-cell office:value-type="float" office:value="0.007756438" calcext:value-type="float">
            <text:p>0.007756438</text:p>
          </table:table-cell>
          <table:table-cell office:value-type="float" office:value="0.02968542" calcext:value-type="float">
            <text:p>0.02968542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481124" calcext:value-type="float">
            <text:p>0.000481124</text:p>
          </table:table-cell>
          <table:table-cell office:value-type="float" office:value="0.000546176" calcext:value-type="float">
            <text:p>0.000546176</text:p>
          </table:table-cell>
          <table:table-cell office:value-type="float" office:value="0.000547085" calcext:value-type="float">
            <text:p>0.000547085</text:p>
          </table:table-cell>
          <table:table-cell office:value-type="float" office:value="0.000685859" calcext:value-type="float">
            <text:p>0.000685859</text:p>
          </table:table-cell>
          <table:table-cell office:value-type="float" office:value="0.001533487" calcext:value-type="float">
            <text:p>0.001533487</text:p>
          </table:table-cell>
          <table:table-cell office:value-type="float" office:value="0.003190169" calcext:value-type="float">
            <text:p>0.003190169</text:p>
          </table:table-cell>
          <table:table-cell office:value-type="float" office:value="0.00530309" calcext:value-type="float">
            <text:p>0.005303090</text:p>
          </table:table-cell>
          <table:table-cell office:value-type="float" office:value="0.022825111" calcext:value-type="float">
            <text:p>0.022825111</text:p>
          </table:table-cell>
          <table:table-cell office:value-type="float" office:value="0.032792334" calcext:value-type="float">
            <text:p>0.032792334</text:p>
          </table:table-cell>
          <table:table-cell office:value-type="float" office:value="0.059080259" calcext:value-type="float">
            <text:p>0.059080259</text:p>
          </table:table-cell>
          <table:table-cell office:value-type="float" office:value="0.001403203" calcext:value-type="float">
            <text:p>0.001403203</text:p>
          </table:table-cell>
          <table:table-cell office:value-type="float" office:value="0.000919496" calcext:value-type="float">
            <text:p>0.000919496</text:p>
          </table:table-cell>
          <table:table-cell office:value-type="float" office:value="0.004660485" calcext:value-type="float">
            <text:p>0.004660485</text:p>
          </table:table-cell>
          <table:table-cell office:value-type="float" office:value="0.002568203" calcext:value-type="float">
            <text:p>0.002568203</text:p>
          </table:table-cell>
          <table:table-cell office:value-type="float" office:value="0.002778345" calcext:value-type="float">
            <text:p>0.002778345</text:p>
          </table:table-cell>
          <table:table-cell office:value-type="float" office:value="0.003656128" calcext:value-type="float">
            <text:p>0.003656128</text:p>
          </table:table-cell>
          <table:table-cell office:value-type="float" office:value="0.004456679" calcext:value-type="float">
            <text:p>0.004456679</text:p>
          </table:table-cell>
          <table:table-cell office:value-type="float" office:value="0.018671107" calcext:value-type="float">
            <text:p>0.018671107</text:p>
          </table:table-cell>
          <table:table-cell office:value-type="float" office:value="0.035702306" calcext:value-type="float">
            <text:p>0.035702306</text:p>
          </table:table-cell>
          <table:table-cell office:value-type="float" office:value="0.058193292" calcext:value-type="float">
            <text:p>0.05819329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100016" calcext:value-type="float">
            <text:p>0.001000160</text:p>
          </table:table-cell>
          <table:table-cell office:value-type="float" office:value="0.001265548" calcext:value-type="float">
            <text:p>0.001265548</text:p>
          </table:table-cell>
          <table:table-cell office:value-type="float" office:value="0.001690462" calcext:value-type="float">
            <text:p>0.001690462</text:p>
          </table:table-cell>
          <table:table-cell office:value-type="float" office:value="0.002993069" calcext:value-type="float">
            <text:p>0.002993069</text:p>
          </table:table-cell>
          <table:table-cell office:value-type="float" office:value="0.00428628" calcext:value-type="float">
            <text:p>0.004286280</text:p>
          </table:table-cell>
          <table:table-cell office:value-type="float" office:value="0.007418587" calcext:value-type="float">
            <text:p>0.007418587</text:p>
          </table:table-cell>
          <table:table-cell office:value-type="float" office:value="0.019096821" calcext:value-type="float">
            <text:p>0.019096821</text:p>
          </table:table-cell>
          <table:table-cell office:value-type="float" office:value="0.042039111" calcext:value-type="float">
            <text:p>0.042039111</text:p>
          </table:table-cell>
          <table:table-cell office:value-type="float" office:value="0.067727463" calcext:value-type="float">
            <text:p>0.067727463</text:p>
          </table:table-cell>
          <table:table-cell office:value-type="float" office:value="0.121442497" calcext:value-type="float">
            <text:p>0.121442497</text:p>
          </table:table-cell>
          <table:table-cell office:value-type="float" office:value="0.001835922" calcext:value-type="float">
            <text:p>0.001835922</text:p>
          </table:table-cell>
          <table:table-cell office:value-type="float" office:value="0.001972242" calcext:value-type="float">
            <text:p>0.001972242</text:p>
          </table:table-cell>
          <table:table-cell office:value-type="float" office:value="0.007466627" calcext:value-type="float">
            <text:p>0.007466627</text:p>
          </table:table-cell>
          <table:table-cell office:value-type="float" office:value="0.00521004" calcext:value-type="float">
            <text:p>0.005210040</text:p>
          </table:table-cell>
          <table:table-cell office:value-type="float" office:value="0.005728106" calcext:value-type="float">
            <text:p>0.005728106</text:p>
          </table:table-cell>
          <table:table-cell office:value-type="float" office:value="0.007600339" calcext:value-type="float">
            <text:p>0.007600339</text:p>
          </table:table-cell>
          <table:table-cell office:value-type="float" office:value="0.011779987" calcext:value-type="float">
            <text:p>0.011779987</text:p>
          </table:table-cell>
          <table:table-cell office:value-type="float" office:value="0.043047987" calcext:value-type="float">
            <text:p>0.043047987</text:p>
          </table:table-cell>
          <table:table-cell office:value-type="float" office:value="0.068639881" calcext:value-type="float">
            <text:p>0.068639881</text:p>
          </table:table-cell>
          <table:table-cell office:value-type="float" office:value="0.115016741" calcext:value-type="float">
            <text:p>0.11501674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2970942" calcext:value-type="float">
            <text:p>0.002970942</text:p>
          </table:table-cell>
          <table:table-cell office:value-type="float" office:value="0.003783321" calcext:value-type="float">
            <text:p>0.003783321</text:p>
          </table:table-cell>
          <table:table-cell office:value-type="float" office:value="0.004909114" calcext:value-type="float">
            <text:p>0.004909114</text:p>
          </table:table-cell>
          <table:table-cell office:value-type="float" office:value="0.00722129" calcext:value-type="float">
            <text:p>0.007221290</text:p>
          </table:table-cell>
          <table:table-cell office:value-type="float" office:value="0.010347792" calcext:value-type="float">
            <text:p>0.010347792</text:p>
          </table:table-cell>
          <table:table-cell office:value-type="float" office:value="0.017248534" calcext:value-type="float">
            <text:p>0.017248534</text:p>
          </table:table-cell>
          <table:table-cell office:value-type="float" office:value="0.036807725" calcext:value-type="float">
            <text:p>0.036807725</text:p>
          </table:table-cell>
          <table:table-cell office:value-type="float" office:value="0.084760411" calcext:value-type="float">
            <text:p>0.084760411</text:p>
          </table:table-cell>
          <table:table-cell office:value-type="float" office:value="0.137373108" calcext:value-type="float">
            <text:p>0.137373108</text:p>
          </table:table-cell>
          <table:table-cell office:value-type="float" office:value="0.248542176" calcext:value-type="float">
            <text:p>0.248542176</text:p>
          </table:table-cell>
          <table:table-cell office:value-type="float" office:value="0.003435996" calcext:value-type="float">
            <text:p>0.003435996</text:p>
          </table:table-cell>
          <table:table-cell office:value-type="float" office:value="0.003573557" calcext:value-type="float">
            <text:p>0.003573557</text:p>
          </table:table-cell>
          <table:table-cell office:value-type="float" office:value="0.011270379" calcext:value-type="float">
            <text:p>0.011270379</text:p>
          </table:table-cell>
          <table:table-cell office:value-type="float" office:value="0.010939419" calcext:value-type="float">
            <text:p>0.010939419</text:p>
          </table:table-cell>
          <table:table-cell office:value-type="float" office:value="0.011190647" calcext:value-type="float">
            <text:p>0.011190647</text:p>
          </table:table-cell>
          <table:table-cell office:value-type="float" office:value="0.01312055" calcext:value-type="float">
            <text:p>0.013120550</text:p>
          </table:table-cell>
          <table:table-cell office:value-type="float" office:value="0.03511834" calcext:value-type="float">
            <text:p>0.035118340</text:p>
          </table:table-cell>
          <table:table-cell office:value-type="float" office:value="0.08223799" calcext:value-type="float">
            <text:p>0.082237990</text:p>
          </table:table-cell>
          <table:table-cell office:value-type="float" office:value="0.135702645" calcext:value-type="float">
            <text:p>0.135702645</text:p>
          </table:table-cell>
          <table:table-cell office:value-type="float" office:value="0.240582082" calcext:value-type="float">
            <text:p>0.24058208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7656766" calcext:value-type="float">
            <text:p>0.007656766</text:p>
          </table:table-cell>
          <table:table-cell office:value-type="float" office:value="0.009187334" calcext:value-type="float">
            <text:p>0.009187334</text:p>
          </table:table-cell>
          <table:table-cell office:value-type="float" office:value="0.011751309" calcext:value-type="float">
            <text:p>0.011751309</text:p>
          </table:table-cell>
          <table:table-cell office:value-type="float" office:value="0.01561237" calcext:value-type="float">
            <text:p>0.015612370</text:p>
          </table:table-cell>
          <table:table-cell office:value-type="float" office:value="0.02238691" calcext:value-type="float">
            <text:p>0.022386910</text:p>
          </table:table-cell>
          <table:table-cell office:value-type="float" office:value="0.038120888" calcext:value-type="float">
            <text:p>0.038120888</text:p>
          </table:table-cell>
          <table:table-cell office:value-type="float" office:value="0.074362805" calcext:value-type="float">
            <text:p>0.074362805</text:p>
          </table:table-cell>
          <table:table-cell office:value-type="float" office:value="0.186741398" calcext:value-type="float">
            <text:p>0.186741398</text:p>
          </table:table-cell>
          <table:table-cell office:value-type="float" office:value="0.27749581" calcext:value-type="float">
            <text:p>0.277495810</text:p>
          </table:table-cell>
          <table:table-cell office:value-type="float" office:value="0.502668694" calcext:value-type="float">
            <text:p>0.502668694</text:p>
          </table:table-cell>
          <table:table-cell office:value-type="float" office:value="0.007574606" calcext:value-type="float">
            <text:p>0.007574606</text:p>
          </table:table-cell>
          <table:table-cell office:value-type="float" office:value="0.007201806" calcext:value-type="float">
            <text:p>0.007201806</text:p>
          </table:table-cell>
          <table:table-cell office:value-type="float" office:value="0.021929531" calcext:value-type="float">
            <text:p>0.021929531</text:p>
          </table:table-cell>
          <table:table-cell office:value-type="float" office:value="0.020000405" calcext:value-type="float">
            <text:p>0.020000405</text:p>
          </table:table-cell>
          <table:table-cell office:value-type="float" office:value="0.022691366" calcext:value-type="float">
            <text:p>0.022691366</text:p>
          </table:table-cell>
          <table:table-cell office:value-type="float" office:value="0.030467864" calcext:value-type="float">
            <text:p>0.030467864</text:p>
          </table:table-cell>
          <table:table-cell office:value-type="float" office:value="0.068576971" calcext:value-type="float">
            <text:p>0.068576971</text:p>
          </table:table-cell>
          <table:table-cell office:value-type="float" office:value="0.171134163" calcext:value-type="float">
            <text:p>0.171134163</text:p>
          </table:table-cell>
          <table:table-cell office:value-type="float" office:value="0.280681994" calcext:value-type="float">
            <text:p>0.280681994</text:p>
          </table:table-cell>
          <table:table-cell office:value-type="float" office:value="0.490288709" calcext:value-type="float">
            <text:p>0.49028870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6442519" calcext:value-type="float">
            <text:p>0.016442519</text:p>
          </table:table-cell>
          <table:table-cell office:value-type="float" office:value="0.019816422" calcext:value-type="float">
            <text:p>0.019816422</text:p>
          </table:table-cell>
          <table:table-cell office:value-type="float" office:value="0.024428279" calcext:value-type="float">
            <text:p>0.024428279</text:p>
          </table:table-cell>
          <table:table-cell office:value-type="float" office:value="0.031626425" calcext:value-type="float">
            <text:p>0.031626425</text:p>
          </table:table-cell>
          <table:table-cell office:value-type="float" office:value="0.045270383" calcext:value-type="float">
            <text:p>0.045270383</text:p>
          </table:table-cell>
          <table:table-cell office:value-type="float" office:value="0.076162164" calcext:value-type="float">
            <text:p>0.076162164</text:p>
          </table:table-cell>
          <table:table-cell office:value-type="float" office:value="0.150423034" calcext:value-type="float">
            <text:p>0.150423034</text:p>
          </table:table-cell>
          <table:table-cell office:value-type="float" office:value="0.375837023" calcext:value-type="float">
            <text:p>0.375837023</text:p>
          </table:table-cell>
          <table:table-cell office:value-type="float" office:value="0.603657957" calcext:value-type="float">
            <text:p>0.603657957</text:p>
          </table:table-cell>
          <table:table-cell office:value-type="float" office:value="1.09832206" calcext:value-type="float">
            <text:p>1.098322060</text:p>
          </table:table-cell>
          <table:table-cell office:value-type="float" office:value="0.015014855" calcext:value-type="float">
            <text:p>0.015014855</text:p>
          </table:table-cell>
          <table:table-cell office:value-type="float" office:value="0.021061832" calcext:value-type="float">
            <text:p>0.021061832</text:p>
          </table:table-cell>
          <table:table-cell office:value-type="float" office:value="0.04358502" calcext:value-type="float">
            <text:p>0.043585020</text:p>
          </table:table-cell>
          <table:table-cell office:value-type="float" office:value="0.044478138" calcext:value-type="float">
            <text:p>0.044478138</text:p>
          </table:table-cell>
          <table:table-cell office:value-type="float" office:value="0.050222853" calcext:value-type="float">
            <text:p>0.050222853</text:p>
          </table:table-cell>
          <table:table-cell office:value-type="float" office:value="0.071051651" calcext:value-type="float">
            <text:p>0.071051651</text:p>
          </table:table-cell>
          <table:table-cell office:value-type="float" office:value="0.137630022" calcext:value-type="float">
            <text:p>0.137630022</text:p>
          </table:table-cell>
          <table:table-cell office:value-type="float" office:value="0.346638983" calcext:value-type="float">
            <text:p>0.346638983</text:p>
          </table:table-cell>
          <table:table-cell office:value-type="float" office:value="0.574242113" calcext:value-type="float">
            <text:p>0.574242113</text:p>
          </table:table-cell>
          <table:table-cell office:value-type="float" office:value="1.01208881" calcext:value-type="float">
            <text:p>1.01208881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33259403" calcext:value-type="float">
            <text:p>0.033259403</text:p>
          </table:table-cell>
          <table:table-cell office:value-type="float" office:value="0.041093368" calcext:value-type="float">
            <text:p>0.041093368</text:p>
          </table:table-cell>
          <table:table-cell office:value-type="float" office:value="0.049847679" calcext:value-type="float">
            <text:p>0.049847679</text:p>
          </table:table-cell>
          <table:table-cell office:value-type="float" office:value="0.06077188" calcext:value-type="float">
            <text:p>0.060771880</text:p>
          </table:table-cell>
          <table:table-cell office:value-type="float" office:value="0.089235217" calcext:value-type="float">
            <text:p>0.089235217</text:p>
          </table:table-cell>
          <table:table-cell office:value-type="float" office:value="0.165498902" calcext:value-type="float">
            <text:p>0.165498902</text:p>
          </table:table-cell>
          <table:table-cell office:value-type="float" office:value="0.315691355" calcext:value-type="float">
            <text:p>0.315691355</text:p>
          </table:table-cell>
          <table:table-cell office:value-type="float" office:value="0.751216579" calcext:value-type="float">
            <text:p>0.751216579</text:p>
          </table:table-cell>
          <table:table-cell office:value-type="float" office:value="1.241358737" calcext:value-type="float">
            <text:p>1.241358737</text:p>
          </table:table-cell>
          <table:table-cell office:value-type="float" office:value="4.519968368" calcext:value-type="float">
            <text:p>4.519968368</text:p>
          </table:table-cell>
          <table:table-cell office:value-type="float" office:value="0.030860915" calcext:value-type="float">
            <text:p>0.030860915</text:p>
          </table:table-cell>
          <table:table-cell office:value-type="float" office:value="0.032459532" calcext:value-type="float">
            <text:p>0.032459532</text:p>
          </table:table-cell>
          <table:table-cell office:value-type="float" office:value="0.083610924" calcext:value-type="float">
            <text:p>0.083610924</text:p>
          </table:table-cell>
          <table:table-cell office:value-type="float" office:value="0.089491598" calcext:value-type="float">
            <text:p>0.089491598</text:p>
          </table:table-cell>
          <table:table-cell office:value-type="float" office:value="0.113786792" calcext:value-type="float">
            <text:p>0.113786792</text:p>
          </table:table-cell>
          <table:table-cell office:value-type="float" office:value="0.158060868" calcext:value-type="float">
            <text:p>0.158060868</text:p>
          </table:table-cell>
          <table:table-cell office:value-type="float" office:value="0.280041272" calcext:value-type="float">
            <text:p>0.280041272</text:p>
          </table:table-cell>
          <table:table-cell office:value-type="float" office:value="0.700316969" calcext:value-type="float">
            <text:p>0.700316969</text:p>
          </table:table-cell>
          <table:table-cell office:value-type="float" office:value="1.159785196" calcext:value-type="float">
            <text:p>1.159785196</text:p>
          </table:table-cell>
          <table:table-cell office:value-type="float" office:value="2.239313966" calcext:value-type="float">
            <text:p>2.239313966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Time in second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test_cpp_std_unordered_map_to_py_dict&lt;double&gt;</text:p>
          </table:table-cell>
          <table:table-cell table:style-name="Default"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4054294" calcext:value-type="float">
            <text:p>0.004054294</text:p>
          </table:table-cell>
          <table:table-cell office:value-type="float" office:value="0.000006938" calcext:value-type="float">
            <text:p>0.0000069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25" calcext:value-type="float">
            <text:p>0.000000625</text:p>
          </table:table-cell>
          <table:table-cell office:value-type="float" office:value="0.000001036" calcext:value-type="float">
            <text:p>0.0000010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537" calcext:value-type="float">
            <text:p>0.000001537</text:p>
          </table:table-cell>
          <table:table-cell office:value-type="float" office:value="0.000001368" calcext:value-type="float">
            <text:p>0.0000013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152" calcext:value-type="float">
            <text:p>0.000001152</text:p>
          </table:table-cell>
          <table:table-cell office:value-type="float" office:value="0.000002505" calcext:value-type="float">
            <text:p>0.0000025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2668" calcext:value-type="float">
            <text:p>0.000002668</text:p>
          </table:table-cell>
          <table:table-cell office:value-type="float" office:value="0.000003947" calcext:value-type="float">
            <text:p>0.0000039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177724" calcext:value-type="float">
            <text:p>0.001177724</text:p>
          </table:table-cell>
          <table:table-cell office:value-type="float" office:value="0.000006821" calcext:value-type="float">
            <text:p>0.0000068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337081" calcext:value-type="float">
            <text:p>0.000337081</text:p>
          </table:table-cell>
          <table:table-cell office:value-type="float" office:value="0.000013596" calcext:value-type="float">
            <text:p>0.0000135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15003" calcext:value-type="float">
            <text:p>0.000015003</text:p>
          </table:table-cell>
          <table:table-cell office:value-type="float" office:value="0.000028227" calcext:value-type="float">
            <text:p>0.00002822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28749" calcext:value-type="float">
            <text:p>0.000028749</text:p>
          </table:table-cell>
          <table:table-cell office:value-type="float" office:value="0.000047992" calcext:value-type="float">
            <text:p>0.00004799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56323" calcext:value-type="float">
            <text:p>0.000056323</text:p>
          </table:table-cell>
          <table:table-cell office:value-type="float" office:value="0.000096457" calcext:value-type="float">
            <text:p>0.00009645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499002" calcext:value-type="float">
            <text:p>0.000499002</text:p>
          </table:table-cell>
          <table:table-cell office:value-type="float" office:value="0.000187649" calcext:value-type="float">
            <text:p>0.00018764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244758" calcext:value-type="float">
            <text:p>0.000244758</text:p>
          </table:table-cell>
          <table:table-cell office:value-type="float" office:value="0.000375556" calcext:value-type="float">
            <text:p>0.00037555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447495" calcext:value-type="float">
            <text:p>0.000447495</text:p>
          </table:table-cell>
          <table:table-cell office:value-type="float" office:value="0.000786479" calcext:value-type="float">
            <text:p>0.00078647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973872" calcext:value-type="float">
            <text:p>0.000973872</text:p>
          </table:table-cell>
          <table:table-cell office:value-type="float" office:value="0.00155003" calcext:value-type="float">
            <text:p>0.00155003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2059126" calcext:value-type="float">
            <text:p>0.002059126</text:p>
          </table:table-cell>
          <table:table-cell office:value-type="float" office:value="0.003274432" calcext:value-type="float">
            <text:p>0.00327443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562062" calcext:value-type="float">
            <text:p>0.005620620</text:p>
          </table:table-cell>
          <table:table-cell office:value-type="float" office:value="0.006634282" calcext:value-type="float">
            <text:p>0.00663428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2107886" calcext:value-type="float">
            <text:p>0.012107886</text:p>
          </table:table-cell>
          <table:table-cell office:value-type="float" office:value="0.014723765" calcext:value-type="float">
            <text:p>0.01472376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6640486" calcext:value-type="float">
            <text:p>0.026640486</text:p>
          </table:table-cell>
          <table:table-cell office:value-type="float" office:value="0.032015727" calcext:value-type="float">
            <text:p>0.03201572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61000856" calcext:value-type="float">
            <text:p>0.061000856</text:p>
          </table:table-cell>
          <table:table-cell office:value-type="float" office:value="0.077714047" calcext:value-type="float">
            <text:p>0.07771404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16021981" calcext:value-type="float">
            <text:p>0.116021981</text:p>
          </table:table-cell>
          <table:table-cell office:value-type="float" office:value="0.185237304" calcext:value-type="float">
            <text:p>0.185237304</text:p>
          </table:table-cell>
        </table:table-row>
      </table:table>
      <table:table table:name="Sheet6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295" calcext:value-type="float">
            <text:p>4.295E-06</text:p>
          </table:table-cell>
          <table:table-cell office:value-type="string" calcext:value-type="string">
            <text:p>test_cpp_std_unordered_map_to_py_dict_string&lt;std::string[8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7" calcext:value-type="float">
            <text:p>6.7E-07</text:p>
          </table:table-cell>
          <table:table-cell office:value-type="string" calcext:value-type="string">
            <text:p>test_cpp_std_unordered_map_to_py_dict_string&lt;std::string[8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087" calcext:value-type="float">
            <text:p>1.087E-06</text:p>
          </table:table-cell>
          <table:table-cell office:value-type="string" calcext:value-type="string">
            <text:p>test_cpp_std_unordered_map_to_py_dict_string&lt;std::string[8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989" calcext:value-type="float">
            <text:p>1.989E-06</text:p>
          </table:table-cell>
          <table:table-cell office:value-type="string" calcext:value-type="string">
            <text:p>test_cpp_std_unordered_map_to_py_dict_string&lt;std::string[8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5284" calcext:value-type="float">
            <text:p>5.284E-06</text:p>
          </table:table-cell>
          <table:table-cell office:value-type="string" calcext:value-type="string">
            <text:p>test_cpp_std_unordered_map_to_py_dict_string&lt;std::string[8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7959" calcext:value-type="float">
            <text:p>7.959E-06</text:p>
          </table:table-cell>
          <table:table-cell office:value-type="string" calcext:value-type="string">
            <text:p>test_cpp_std_unordered_map_to_py_dict_string&lt;std::string[8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6132" calcext:value-type="float">
            <text:p>1.6132E-05</text:p>
          </table:table-cell>
          <table:table-cell office:value-type="string" calcext:value-type="string">
            <text:p>test_cpp_std_unordered_map_to_py_dict_string&lt;std::string[8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34747" calcext:value-type="float">
            <text:p>3.4747E-05</text:p>
          </table:table-cell>
          <table:table-cell office:value-type="string" calcext:value-type="string">
            <text:p>test_cpp_std_unordered_map_to_py_dict_string&lt;std::string[8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65157" calcext:value-type="float">
            <text:p>6.5157E-05</text:p>
          </table:table-cell>
          <table:table-cell office:value-type="string" calcext:value-type="string">
            <text:p>test_cpp_std_unordered_map_to_py_dict_string&lt;std::string[8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0917" calcext:value-type="float">
            <text:p>0.00010917</text:p>
          </table:table-cell>
          <table:table-cell office:value-type="string" calcext:value-type="string">
            <text:p>test_cpp_std_unordered_map_to_py_dict_string&lt;std::string[8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22335" calcext:value-type="float">
            <text:p>0.000222335</text:p>
          </table:table-cell>
          <table:table-cell office:value-type="string" calcext:value-type="string">
            <text:p>test_cpp_std_unordered_map_to_py_dict_string&lt;std::string[8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616926" calcext:value-type="float">
            <text:p>0.000616926</text:p>
          </table:table-cell>
          <table:table-cell office:value-type="string" calcext:value-type="string">
            <text:p>test_cpp_std_unordered_map_to_py_dict_string&lt;std::string[8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197816" calcext:value-type="float">
            <text:p>0.001197816</text:p>
          </table:table-cell>
          <table:table-cell office:value-type="string" calcext:value-type="string">
            <text:p>test_cpp_std_unordered_map_to_py_dict_string&lt;std::string[8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1957164" calcext:value-type="float">
            <text:p>0.001957164</text:p>
          </table:table-cell>
          <table:table-cell office:value-type="string" calcext:value-type="string">
            <text:p>test_cpp_std_unordered_map_to_py_dict_string&lt;std::string[8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461968" calcext:value-type="float">
            <text:p>0.00461968</text:p>
          </table:table-cell>
          <table:table-cell office:value-type="string" calcext:value-type="string">
            <text:p>test_cpp_std_unordered_map_to_py_dict_string&lt;std::string[8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2097284" calcext:value-type="float">
            <text:p>0.012097284</text:p>
          </table:table-cell>
          <table:table-cell office:value-type="string" calcext:value-type="string">
            <text:p>test_cpp_std_unordered_map_to_py_dict_string&lt;std::string[8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30722449" calcext:value-type="float">
            <text:p>0.030722449</text:p>
          </table:table-cell>
          <table:table-cell office:value-type="string" calcext:value-type="string">
            <text:p>test_cpp_std_unordered_map_to_py_dict_string&lt;std::string[8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80565513" calcext:value-type="float">
            <text:p>0.080565513</text:p>
          </table:table-cell>
          <table:table-cell office:value-type="string" calcext:value-type="string">
            <text:p>test_cpp_std_unordered_map_to_py_dict_string&lt;std::string[8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76310315" calcext:value-type="float">
            <text:p>0.176310315</text:p>
          </table:table-cell>
          <table:table-cell office:value-type="string" calcext:value-type="string">
            <text:p>test_cpp_std_unordered_map_to_py_dict_string&lt;std::string[8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97667772" calcext:value-type="float">
            <text:p>0.297667772</text:p>
          </table:table-cell>
          <table:table-cell office:value-type="string" calcext:value-type="string">
            <text:p>test_cpp_std_unordered_map_to_py_dict_string&lt;std::string[8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720450474" calcext:value-type="float">
            <text:p>0.720450474</text:p>
          </table:table-cell>
          <table:table-cell office:value-type="string" calcext:value-type="string">
            <text:p>test_cpp_std_unordered_map_to_py_dict_string&lt;std::string[8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5199" calcext:value-type="float">
            <text:p>5.199E-06</text:p>
          </table:table-cell>
          <table:table-cell office:value-type="string" calcext:value-type="string">
            <text:p>test_cpp_std_unordered_map_to_py_dict_string&lt;std::string[16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467" calcext:value-type="float">
            <text:p>1.467E-06</text:p>
          </table:table-cell>
          <table:table-cell office:value-type="string" calcext:value-type="string">
            <text:p>test_cpp_std_unordered_map_to_py_dict_string&lt;std::string[16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588" calcext:value-type="float">
            <text:p>1.588E-06</text:p>
          </table:table-cell>
          <table:table-cell office:value-type="string" calcext:value-type="string">
            <text:p>test_cpp_std_unordered_map_to_py_dict_string&lt;std::string[16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463" calcext:value-type="float">
            <text:p>2.463E-06</text:p>
          </table:table-cell>
          <table:table-cell office:value-type="string" calcext:value-type="string">
            <text:p>test_cpp_std_unordered_map_to_py_dict_string&lt;std::string[16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5795" calcext:value-type="float">
            <text:p>5.795E-06</text:p>
          </table:table-cell>
          <table:table-cell office:value-type="string" calcext:value-type="string">
            <text:p>test_cpp_std_unordered_map_to_py_dict_string&lt;std::string[16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7601" calcext:value-type="float">
            <text:p>7.601E-06</text:p>
          </table:table-cell>
          <table:table-cell office:value-type="string" calcext:value-type="string">
            <text:p>test_cpp_std_unordered_map_to_py_dict_string&lt;std::string[16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4391" calcext:value-type="float">
            <text:p>1.4391E-05</text:p>
          </table:table-cell>
          <table:table-cell office:value-type="string" calcext:value-type="string">
            <text:p>test_cpp_std_unordered_map_to_py_dict_string&lt;std::string[16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27602" calcext:value-type="float">
            <text:p>2.7602E-05</text:p>
          </table:table-cell>
          <table:table-cell office:value-type="string" calcext:value-type="string">
            <text:p>test_cpp_std_unordered_map_to_py_dict_string&lt;std::string[16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54533" calcext:value-type="float">
            <text:p>5.4533E-05</text:p>
          </table:table-cell>
          <table:table-cell office:value-type="string" calcext:value-type="string">
            <text:p>test_cpp_std_unordered_map_to_py_dict_string&lt;std::string[16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25212" calcext:value-type="float">
            <text:p>0.000125212</text:p>
          </table:table-cell>
          <table:table-cell office:value-type="string" calcext:value-type="string">
            <text:p>test_cpp_std_unordered_map_to_py_dict_string&lt;std::string[16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52887" calcext:value-type="float">
            <text:p>0.000252887</text:p>
          </table:table-cell>
          <table:table-cell office:value-type="string" calcext:value-type="string">
            <text:p>test_cpp_std_unordered_map_to_py_dict_string&lt;std::string[16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485341" calcext:value-type="float">
            <text:p>0.000485341</text:p>
          </table:table-cell>
          <table:table-cell office:value-type="string" calcext:value-type="string">
            <text:p>test_cpp_std_unordered_map_to_py_dict_string&lt;std::string[16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074397" calcext:value-type="float">
            <text:p>0.001074397</text:p>
          </table:table-cell>
          <table:table-cell office:value-type="string" calcext:value-type="string">
            <text:p>test_cpp_std_unordered_map_to_py_dict_string&lt;std::string[16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2134781" calcext:value-type="float">
            <text:p>0.002134781</text:p>
          </table:table-cell>
          <table:table-cell office:value-type="string" calcext:value-type="string">
            <text:p>test_cpp_std_unordered_map_to_py_dict_string&lt;std::string[16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5415573" calcext:value-type="float">
            <text:p>0.005415573</text:p>
          </table:table-cell>
          <table:table-cell office:value-type="string" calcext:value-type="string">
            <text:p>test_cpp_std_unordered_map_to_py_dict_string&lt;std::string[16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4038214" calcext:value-type="float">
            <text:p>0.014038214</text:p>
          </table:table-cell>
          <table:table-cell office:value-type="string" calcext:value-type="string">
            <text:p>test_cpp_std_unordered_map_to_py_dict_string&lt;std::string[16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9946054" calcext:value-type="float">
            <text:p>0.029946054</text:p>
          </table:table-cell>
          <table:table-cell office:value-type="string" calcext:value-type="string">
            <text:p>test_cpp_std_unordered_map_to_py_dict_string&lt;std::string[16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67790873" calcext:value-type="float">
            <text:p>0.067790873</text:p>
          </table:table-cell>
          <table:table-cell office:value-type="string" calcext:value-type="string">
            <text:p>test_cpp_std_unordered_map_to_py_dict_string&lt;std::string[16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46654265" calcext:value-type="float">
            <text:p>0.146654265</text:p>
          </table:table-cell>
          <table:table-cell office:value-type="string" calcext:value-type="string">
            <text:p>test_cpp_std_unordered_map_to_py_dict_string&lt;std::string[16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331140017" calcext:value-type="float">
            <text:p>0.331140017</text:p>
          </table:table-cell>
          <table:table-cell office:value-type="string" calcext:value-type="string">
            <text:p>test_cpp_std_unordered_map_to_py_dict_string&lt;std::string[16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738490727" calcext:value-type="float">
            <text:p>0.738490727</text:p>
          </table:table-cell>
          <table:table-cell office:value-type="string" calcext:value-type="string">
            <text:p>test_cpp_std_unordered_map_to_py_dict_string&lt;std::string[16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995" calcext:value-type="float">
            <text:p>4.995E-06</text:p>
          </table:table-cell>
          <table:table-cell office:value-type="string" calcext:value-type="string">
            <text:p>test_cpp_std_unordered_map_to_py_dict_string&lt;std::string[32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82" calcext:value-type="float">
            <text:p>8.2E-07</text:p>
          </table:table-cell>
          <table:table-cell office:value-type="string" calcext:value-type="string">
            <text:p>test_cpp_std_unordered_map_to_py_dict_string&lt;std::string[32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538" calcext:value-type="float">
            <text:p>1.538E-06</text:p>
          </table:table-cell>
          <table:table-cell office:value-type="string" calcext:value-type="string">
            <text:p>test_cpp_std_unordered_map_to_py_dict_string&lt;std::string[32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355" calcext:value-type="float">
            <text:p>2.355E-06</text:p>
          </table:table-cell>
          <table:table-cell office:value-type="string" calcext:value-type="string">
            <text:p>test_cpp_std_unordered_map_to_py_dict_string&lt;std::string[32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5651" calcext:value-type="float">
            <text:p>5.651E-06</text:p>
          </table:table-cell>
          <table:table-cell office:value-type="string" calcext:value-type="string">
            <text:p>test_cpp_std_unordered_map_to_py_dict_string&lt;std::string[32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7861" calcext:value-type="float">
            <text:p>7.861E-06</text:p>
          </table:table-cell>
          <table:table-cell office:value-type="string" calcext:value-type="string">
            <text:p>test_cpp_std_unordered_map_to_py_dict_string&lt;std::string[32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4435" calcext:value-type="float">
            <text:p>1.4435E-05</text:p>
          </table:table-cell>
          <table:table-cell office:value-type="string" calcext:value-type="string">
            <text:p>test_cpp_std_unordered_map_to_py_dict_string&lt;std::string[32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28631" calcext:value-type="float">
            <text:p>2.8631E-05</text:p>
          </table:table-cell>
          <table:table-cell office:value-type="string" calcext:value-type="string">
            <text:p>test_cpp_std_unordered_map_to_py_dict_string&lt;std::string[32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58363" calcext:value-type="float">
            <text:p>5.8363E-05</text:p>
          </table:table-cell>
          <table:table-cell office:value-type="string" calcext:value-type="string">
            <text:p>test_cpp_std_unordered_map_to_py_dict_string&lt;std::string[32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27531" calcext:value-type="float">
            <text:p>0.000127531</text:p>
          </table:table-cell>
          <table:table-cell office:value-type="string" calcext:value-type="string">
            <text:p>test_cpp_std_unordered_map_to_py_dict_string&lt;std::string[32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35303" calcext:value-type="float">
            <text:p>0.000235303</text:p>
          </table:table-cell>
          <table:table-cell office:value-type="string" calcext:value-type="string">
            <text:p>test_cpp_std_unordered_map_to_py_dict_string&lt;std::string[32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42136" calcext:value-type="float">
            <text:p>0.00042136</text:p>
          </table:table-cell>
          <table:table-cell office:value-type="string" calcext:value-type="string">
            <text:p>test_cpp_std_unordered_map_to_py_dict_string&lt;std::string[32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920475" calcext:value-type="float">
            <text:p>0.000920475</text:p>
          </table:table-cell>
          <table:table-cell office:value-type="string" calcext:value-type="string">
            <text:p>test_cpp_std_unordered_map_to_py_dict_string&lt;std::string[32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2202808" calcext:value-type="float">
            <text:p>0.002202808</text:p>
          </table:table-cell>
          <table:table-cell office:value-type="string" calcext:value-type="string">
            <text:p>test_cpp_std_unordered_map_to_py_dict_string&lt;std::string[32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593769" calcext:value-type="float">
            <text:p>0.00593769</text:p>
          </table:table-cell>
          <table:table-cell office:value-type="string" calcext:value-type="string">
            <text:p>test_cpp_std_unordered_map_to_py_dict_string&lt;std::string[32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4775356" calcext:value-type="float">
            <text:p>0.014775356</text:p>
          </table:table-cell>
          <table:table-cell office:value-type="string" calcext:value-type="string">
            <text:p>test_cpp_std_unordered_map_to_py_dict_string&lt;std::string[32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33894384" calcext:value-type="float">
            <text:p>0.033894384</text:p>
          </table:table-cell>
          <table:table-cell office:value-type="string" calcext:value-type="string">
            <text:p>test_cpp_std_unordered_map_to_py_dict_string&lt;std::string[32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82386527" calcext:value-type="float">
            <text:p>0.082386527</text:p>
          </table:table-cell>
          <table:table-cell office:value-type="string" calcext:value-type="string">
            <text:p>test_cpp_std_unordered_map_to_py_dict_string&lt;std::string[32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93305846" calcext:value-type="float">
            <text:p>0.193305846</text:p>
          </table:table-cell>
          <table:table-cell office:value-type="string" calcext:value-type="string">
            <text:p>test_cpp_std_unordered_map_to_py_dict_string&lt;std::string[32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29241531" calcext:value-type="float">
            <text:p>0.429241531</text:p>
          </table:table-cell>
          <table:table-cell office:value-type="string" calcext:value-type="string">
            <text:p>test_cpp_std_unordered_map_to_py_dict_string&lt;std::string[32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047478117" calcext:value-type="float">
            <text:p>1.047478117</text:p>
          </table:table-cell>
          <table:table-cell office:value-type="string" calcext:value-type="string">
            <text:p>test_cpp_std_unordered_map_to_py_dict_string&lt;std::string[32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5032" calcext:value-type="float">
            <text:p>5.032E-06</text:p>
          </table:table-cell>
          <table:table-cell office:value-type="string" calcext:value-type="string">
            <text:p>test_cpp_std_unordered_map_to_py_dict_string&lt;std::string[64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32" calcext:value-type="float">
            <text:p>6.32E-07</text:p>
          </table:table-cell>
          <table:table-cell office:value-type="string" calcext:value-type="string">
            <text:p>test_cpp_std_unordered_map_to_py_dict_string&lt;std::string[64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645" calcext:value-type="float">
            <text:p>1.645E-06</text:p>
          </table:table-cell>
          <table:table-cell office:value-type="string" calcext:value-type="string">
            <text:p>test_cpp_std_unordered_map_to_py_dict_string&lt;std::string[64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892" calcext:value-type="float">
            <text:p>2.892E-06</text:p>
          </table:table-cell>
          <table:table-cell office:value-type="string" calcext:value-type="string">
            <text:p>test_cpp_std_unordered_map_to_py_dict_string&lt;std::string[64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5961" calcext:value-type="float">
            <text:p>5.961E-06</text:p>
          </table:table-cell>
          <table:table-cell office:value-type="string" calcext:value-type="string">
            <text:p>test_cpp_std_unordered_map_to_py_dict_string&lt;std::string[64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8659" calcext:value-type="float">
            <text:p>8.659E-06</text:p>
          </table:table-cell>
          <table:table-cell office:value-type="string" calcext:value-type="string">
            <text:p>test_cpp_std_unordered_map_to_py_dict_string&lt;std::string[64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7315" calcext:value-type="float">
            <text:p>1.7315E-05</text:p>
          </table:table-cell>
          <table:table-cell office:value-type="string" calcext:value-type="string">
            <text:p>test_cpp_std_unordered_map_to_py_dict_string&lt;std::string[64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4077" calcext:value-type="float">
            <text:p>4.077E-05</text:p>
          </table:table-cell>
          <table:table-cell office:value-type="string" calcext:value-type="string">
            <text:p>test_cpp_std_unordered_map_to_py_dict_string&lt;std::string[64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67019" calcext:value-type="float">
            <text:p>6.7019E-05</text:p>
          </table:table-cell>
          <table:table-cell office:value-type="string" calcext:value-type="string">
            <text:p>test_cpp_std_unordered_map_to_py_dict_string&lt;std::string[64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56581" calcext:value-type="float">
            <text:p>0.000156581</text:p>
          </table:table-cell>
          <table:table-cell office:value-type="string" calcext:value-type="string">
            <text:p>test_cpp_std_unordered_map_to_py_dict_string&lt;std::string[64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305357" calcext:value-type="float">
            <text:p>0.000305357</text:p>
          </table:table-cell>
          <table:table-cell office:value-type="string" calcext:value-type="string">
            <text:p>test_cpp_std_unordered_map_to_py_dict_string&lt;std::string[64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606771" calcext:value-type="float">
            <text:p>0.000606771</text:p>
          </table:table-cell>
          <table:table-cell office:value-type="string" calcext:value-type="string">
            <text:p>test_cpp_std_unordered_map_to_py_dict_string&lt;std::string[64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179642" calcext:value-type="float">
            <text:p>0.001179642</text:p>
          </table:table-cell>
          <table:table-cell office:value-type="string" calcext:value-type="string">
            <text:p>test_cpp_std_unordered_map_to_py_dict_string&lt;std::string[64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2816972" calcext:value-type="float">
            <text:p>0.002816972</text:p>
          </table:table-cell>
          <table:table-cell office:value-type="string" calcext:value-type="string">
            <text:p>test_cpp_std_unordered_map_to_py_dict_string&lt;std::string[64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7799701" calcext:value-type="float">
            <text:p>0.007799701</text:p>
          </table:table-cell>
          <table:table-cell office:value-type="string" calcext:value-type="string">
            <text:p>test_cpp_std_unordered_map_to_py_dict_string&lt;std::string[64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8375402" calcext:value-type="float">
            <text:p>0.018375402</text:p>
          </table:table-cell>
          <table:table-cell office:value-type="string" calcext:value-type="string">
            <text:p>test_cpp_std_unordered_map_to_py_dict_string&lt;std::string[64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40606892" calcext:value-type="float">
            <text:p>0.040606892</text:p>
          </table:table-cell>
          <table:table-cell office:value-type="string" calcext:value-type="string">
            <text:p>test_cpp_std_unordered_map_to_py_dict_string&lt;std::string[64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98610297" calcext:value-type="float">
            <text:p>0.098610297</text:p>
          </table:table-cell>
          <table:table-cell office:value-type="string" calcext:value-type="string">
            <text:p>test_cpp_std_unordered_map_to_py_dict_string&lt;std::string[64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3917323" calcext:value-type="float">
            <text:p>0.23917323</text:p>
          </table:table-cell>
          <table:table-cell office:value-type="string" calcext:value-type="string">
            <text:p>test_cpp_std_unordered_map_to_py_dict_string&lt;std::string[64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520134682" calcext:value-type="float">
            <text:p>0.520134682</text:p>
          </table:table-cell>
          <table:table-cell office:value-type="string" calcext:value-type="string">
            <text:p>test_cpp_std_unordered_map_to_py_dict_string&lt;std::string[64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138807136" calcext:value-type="float">
            <text:p>1.138807136</text:p>
          </table:table-cell>
          <table:table-cell office:value-type="string" calcext:value-type="string">
            <text:p>test_cpp_std_unordered_map_to_py_dict_string&lt;std::string[64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35209" calcext:value-type="float">
            <text:p>3.5209E-05</text:p>
          </table:table-cell>
          <table:table-cell office:value-type="string" calcext:value-type="string">
            <text:p>test_cpp_std_unordered_map_to_py_dict_string&lt;std::string[128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7553" calcext:value-type="float">
            <text:p>7.553E-06</text:p>
          </table:table-cell>
          <table:table-cell office:value-type="string" calcext:value-type="string">
            <text:p>test_cpp_std_unordered_map_to_py_dict_string&lt;std::string[128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656" calcext:value-type="float">
            <text:p>1.656E-06</text:p>
          </table:table-cell>
          <table:table-cell office:value-type="string" calcext:value-type="string">
            <text:p>test_cpp_std_unordered_map_to_py_dict_string&lt;std::string[128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3252" calcext:value-type="float">
            <text:p>3.252E-06</text:p>
          </table:table-cell>
          <table:table-cell office:value-type="string" calcext:value-type="string">
            <text:p>test_cpp_std_unordered_map_to_py_dict_string&lt;std::string[128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7466" calcext:value-type="float">
            <text:p>7.466E-06</text:p>
          </table:table-cell>
          <table:table-cell office:value-type="string" calcext:value-type="string">
            <text:p>test_cpp_std_unordered_map_to_py_dict_string&lt;std::string[128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11802" calcext:value-type="float">
            <text:p>1.1802E-05</text:p>
          </table:table-cell>
          <table:table-cell office:value-type="string" calcext:value-type="string">
            <text:p>test_cpp_std_unordered_map_to_py_dict_string&lt;std::string[128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22928" calcext:value-type="float">
            <text:p>2.2928E-05</text:p>
          </table:table-cell>
          <table:table-cell office:value-type="string" calcext:value-type="string">
            <text:p>test_cpp_std_unordered_map_to_py_dict_string&lt;std::string[128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42756" calcext:value-type="float">
            <text:p>4.2756E-05</text:p>
          </table:table-cell>
          <table:table-cell office:value-type="string" calcext:value-type="string">
            <text:p>test_cpp_std_unordered_map_to_py_dict_string&lt;std::string[128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93191" calcext:value-type="float">
            <text:p>9.3191E-05</text:p>
          </table:table-cell>
          <table:table-cell office:value-type="string" calcext:value-type="string">
            <text:p>test_cpp_std_unordered_map_to_py_dict_string&lt;std::string[128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250614" calcext:value-type="float">
            <text:p>0.000250614</text:p>
          </table:table-cell>
          <table:table-cell office:value-type="string" calcext:value-type="string">
            <text:p>test_cpp_std_unordered_map_to_py_dict_string&lt;std::string[128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755863" calcext:value-type="float">
            <text:p>0.000755863</text:p>
          </table:table-cell>
          <table:table-cell office:value-type="string" calcext:value-type="string">
            <text:p>test_cpp_std_unordered_map_to_py_dict_string&lt;std::string[128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798108" calcext:value-type="float">
            <text:p>0.000798108</text:p>
          </table:table-cell>
          <table:table-cell office:value-type="string" calcext:value-type="string">
            <text:p>test_cpp_std_unordered_map_to_py_dict_string&lt;std::string[128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489258" calcext:value-type="float">
            <text:p>0.001489258</text:p>
          </table:table-cell>
          <table:table-cell office:value-type="string" calcext:value-type="string">
            <text:p>test_cpp_std_unordered_map_to_py_dict_string&lt;std::string[128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4416914" calcext:value-type="float">
            <text:p>0.004416914</text:p>
          </table:table-cell>
          <table:table-cell office:value-type="string" calcext:value-type="string">
            <text:p>test_cpp_std_unordered_map_to_py_dict_string&lt;std::string[128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1026657" calcext:value-type="float">
            <text:p>0.011026657</text:p>
          </table:table-cell>
          <table:table-cell office:value-type="string" calcext:value-type="string">
            <text:p>test_cpp_std_unordered_map_to_py_dict_string&lt;std::string[128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25855782" calcext:value-type="float">
            <text:p>0.025855782</text:p>
          </table:table-cell>
          <table:table-cell office:value-type="string" calcext:value-type="string">
            <text:p>test_cpp_std_unordered_map_to_py_dict_string&lt;std::string[128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58641019" calcext:value-type="float">
            <text:p>0.058641019</text:p>
          </table:table-cell>
          <table:table-cell office:value-type="string" calcext:value-type="string">
            <text:p>test_cpp_std_unordered_map_to_py_dict_string&lt;std::string[128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3317977" calcext:value-type="float">
            <text:p>0.13317977</text:p>
          </table:table-cell>
          <table:table-cell office:value-type="string" calcext:value-type="string">
            <text:p>test_cpp_std_unordered_map_to_py_dict_string&lt;std::string[128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9613583" calcext:value-type="float">
            <text:p>0.29613583</text:p>
          </table:table-cell>
          <table:table-cell office:value-type="string" calcext:value-type="string">
            <text:p>test_cpp_std_unordered_map_to_py_dict_string&lt;std::string[128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662019634" calcext:value-type="float">
            <text:p>0.662019634</text:p>
          </table:table-cell>
          <table:table-cell office:value-type="string" calcext:value-type="string">
            <text:p>test_cpp_std_unordered_map_to_py_dict_string&lt;std::string[128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318574518" calcext:value-type="float">
            <text:p>1.318574518</text:p>
          </table:table-cell>
          <table:table-cell office:value-type="string" calcext:value-type="string">
            <text:p>test_cpp_std_unordered_map_to_py_dict_string&lt;std::string[128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5423" calcext:value-type="float">
            <text:p>5.423E-06</text:p>
          </table:table-cell>
          <table:table-cell office:value-type="string" calcext:value-type="string">
            <text:p>test_cpp_std_unordered_map_to_py_dict_string&lt;std::string[256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216" calcext:value-type="float">
            <text:p>1.216E-06</text:p>
          </table:table-cell>
          <table:table-cell office:value-type="string" calcext:value-type="string">
            <text:p>test_cpp_std_unordered_map_to_py_dict_string&lt;std::string[256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2871" calcext:value-type="float">
            <text:p>2.871E-06</text:p>
          </table:table-cell>
          <table:table-cell office:value-type="string" calcext:value-type="string">
            <text:p>test_cpp_std_unordered_map_to_py_dict_string&lt;std::string[256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4917" calcext:value-type="float">
            <text:p>4.917E-06</text:p>
          </table:table-cell>
          <table:table-cell office:value-type="string" calcext:value-type="string">
            <text:p>test_cpp_std_unordered_map_to_py_dict_string&lt;std::string[256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12859" calcext:value-type="float">
            <text:p>1.2859E-05</text:p>
          </table:table-cell>
          <table:table-cell office:value-type="string" calcext:value-type="string">
            <text:p>test_cpp_std_unordered_map_to_py_dict_string&lt;std::string[256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37413" calcext:value-type="float">
            <text:p>3.7413E-05</text:p>
          </table:table-cell>
          <table:table-cell office:value-type="string" calcext:value-type="string">
            <text:p>test_cpp_std_unordered_map_to_py_dict_string&lt;std::string[256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35878" calcext:value-type="float">
            <text:p>3.5878E-05</text:p>
          </table:table-cell>
          <table:table-cell office:value-type="string" calcext:value-type="string">
            <text:p>test_cpp_std_unordered_map_to_py_dict_string&lt;std::string[256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70617" calcext:value-type="float">
            <text:p>7.0617E-05</text:p>
          </table:table-cell>
          <table:table-cell office:value-type="string" calcext:value-type="string">
            <text:p>test_cpp_std_unordered_map_to_py_dict_string&lt;std::string[256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138726" calcext:value-type="float">
            <text:p>0.000138726</text:p>
          </table:table-cell>
          <table:table-cell office:value-type="string" calcext:value-type="string">
            <text:p>test_cpp_std_unordered_map_to_py_dict_string&lt;std::string[256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316912" calcext:value-type="float">
            <text:p>0.000316912</text:p>
          </table:table-cell>
          <table:table-cell office:value-type="string" calcext:value-type="string">
            <text:p>test_cpp_std_unordered_map_to_py_dict_string&lt;std::string[256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803805" calcext:value-type="float">
            <text:p>0.000803805</text:p>
          </table:table-cell>
          <table:table-cell office:value-type="string" calcext:value-type="string">
            <text:p>test_cpp_std_unordered_map_to_py_dict_string&lt;std::string[256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1508337" calcext:value-type="float">
            <text:p>0.001508337</text:p>
          </table:table-cell>
          <table:table-cell office:value-type="string" calcext:value-type="string">
            <text:p>test_cpp_std_unordered_map_to_py_dict_string&lt;std::string[256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3321004" calcext:value-type="float">
            <text:p>0.003321004</text:p>
          </table:table-cell>
          <table:table-cell office:value-type="string" calcext:value-type="string">
            <text:p>test_cpp_std_unordered_map_to_py_dict_string&lt;std::string[256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8244576" calcext:value-type="float">
            <text:p>0.008244576</text:p>
          </table:table-cell>
          <table:table-cell office:value-type="string" calcext:value-type="string">
            <text:p>test_cpp_std_unordered_map_to_py_dict_string&lt;std::string[256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20675448" calcext:value-type="float">
            <text:p>0.020675448</text:p>
          </table:table-cell>
          <table:table-cell office:value-type="string" calcext:value-type="string">
            <text:p>test_cpp_std_unordered_map_to_py_dict_string&lt;std::string[256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47502189" calcext:value-type="float">
            <text:p>0.047502189</text:p>
          </table:table-cell>
          <table:table-cell office:value-type="string" calcext:value-type="string">
            <text:p>test_cpp_std_unordered_map_to_py_dict_string&lt;std::string[256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06790518" calcext:value-type="float">
            <text:p>0.106790518</text:p>
          </table:table-cell>
          <table:table-cell office:value-type="string" calcext:value-type="string">
            <text:p>test_cpp_std_unordered_map_to_py_dict_string&lt;std::string[256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224382264" calcext:value-type="float">
            <text:p>0.224382264</text:p>
          </table:table-cell>
          <table:table-cell office:value-type="string" calcext:value-type="string">
            <text:p>test_cpp_std_unordered_map_to_py_dict_string&lt;std::string[256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89688295" calcext:value-type="float">
            <text:p>0.489688295</text:p>
          </table:table-cell>
          <table:table-cell office:value-type="string" calcext:value-type="string">
            <text:p>test_cpp_std_unordered_map_to_py_dict_string&lt;std::string[256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96203333" calcext:value-type="float">
            <text:p>0.96203333</text:p>
          </table:table-cell>
          <table:table-cell office:value-type="string" calcext:value-type="string">
            <text:p>test_cpp_std_unordered_map_to_py_dict_string&lt;std::string[256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.157149369" calcext:value-type="float">
            <text:p>2.157149369</text:p>
          </table:table-cell>
          <table:table-cell office:value-type="string" calcext:value-type="string">
            <text:p>test_cpp_std_unordered_map_to_py_dict_string&lt;std::string[256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5092" calcext:value-type="float">
            <text:p>5.092E-06</text:p>
          </table:table-cell>
          <table:table-cell office:value-type="string" calcext:value-type="string">
            <text:p>test_cpp_std_unordered_map_to_py_dict_string&lt;std::string[512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2035" calcext:value-type="float">
            <text:p>2.035E-06</text:p>
          </table:table-cell>
          <table:table-cell office:value-type="string" calcext:value-type="string">
            <text:p>test_cpp_std_unordered_map_to_py_dict_string&lt;std::string[512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4429" calcext:value-type="float">
            <text:p>4.429E-06</text:p>
          </table:table-cell>
          <table:table-cell office:value-type="string" calcext:value-type="string">
            <text:p>test_cpp_std_unordered_map_to_py_dict_string&lt;std::string[512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7671" calcext:value-type="float">
            <text:p>7.671E-06</text:p>
          </table:table-cell>
          <table:table-cell office:value-type="string" calcext:value-type="string">
            <text:p>test_cpp_std_unordered_map_to_py_dict_string&lt;std::string[512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16111" calcext:value-type="float">
            <text:p>1.6111E-05</text:p>
          </table:table-cell>
          <table:table-cell office:value-type="string" calcext:value-type="string">
            <text:p>test_cpp_std_unordered_map_to_py_dict_string&lt;std::string[512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29835" calcext:value-type="float">
            <text:p>2.9835E-05</text:p>
          </table:table-cell>
          <table:table-cell office:value-type="string" calcext:value-type="string">
            <text:p>test_cpp_std_unordered_map_to_py_dict_string&lt;std::string[512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61177" calcext:value-type="float">
            <text:p>6.1177E-05</text:p>
          </table:table-cell>
          <table:table-cell office:value-type="string" calcext:value-type="string">
            <text:p>test_cpp_std_unordered_map_to_py_dict_string&lt;std::string[512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121036" calcext:value-type="float">
            <text:p>0.000121036</text:p>
          </table:table-cell>
          <table:table-cell office:value-type="string" calcext:value-type="string">
            <text:p>test_cpp_std_unordered_map_to_py_dict_string&lt;std::string[512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256991" calcext:value-type="float">
            <text:p>0.000256991</text:p>
          </table:table-cell>
          <table:table-cell office:value-type="string" calcext:value-type="string">
            <text:p>test_cpp_std_unordered_map_to_py_dict_string&lt;std::string[512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59437" calcext:value-type="float">
            <text:p>0.00059437</text:p>
          </table:table-cell>
          <table:table-cell office:value-type="string" calcext:value-type="string">
            <text:p>test_cpp_std_unordered_map_to_py_dict_string&lt;std::string[512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1143682" calcext:value-type="float">
            <text:p>0.001143682</text:p>
          </table:table-cell>
          <table:table-cell office:value-type="string" calcext:value-type="string">
            <text:p>test_cpp_std_unordered_map_to_py_dict_string&lt;std::string[512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2654919" calcext:value-type="float">
            <text:p>0.002654919</text:p>
          </table:table-cell>
          <table:table-cell office:value-type="string" calcext:value-type="string">
            <text:p>test_cpp_std_unordered_map_to_py_dict_string&lt;std::string[512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6110086" calcext:value-type="float">
            <text:p>0.006110086</text:p>
          </table:table-cell>
          <table:table-cell office:value-type="string" calcext:value-type="string">
            <text:p>test_cpp_std_unordered_map_to_py_dict_string&lt;std::string[512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2575141" calcext:value-type="float">
            <text:p>0.012575141</text:p>
          </table:table-cell>
          <table:table-cell office:value-type="string" calcext:value-type="string">
            <text:p>test_cpp_std_unordered_map_to_py_dict_string&lt;std::string[512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28880554" calcext:value-type="float">
            <text:p>0.028880554</text:p>
          </table:table-cell>
          <table:table-cell office:value-type="string" calcext:value-type="string">
            <text:p>test_cpp_std_unordered_map_to_py_dict_string&lt;std::string[512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83020937" calcext:value-type="float">
            <text:p>0.083020937</text:p>
          </table:table-cell>
          <table:table-cell office:value-type="string" calcext:value-type="string">
            <text:p>test_cpp_std_unordered_map_to_py_dict_string&lt;std::string[512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78657944" calcext:value-type="float">
            <text:p>0.178657944</text:p>
          </table:table-cell>
          <table:table-cell office:value-type="string" calcext:value-type="string">
            <text:p>test_cpp_std_unordered_map_to_py_dict_string&lt;std::string[512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389854015" calcext:value-type="float">
            <text:p>0.389854015</text:p>
          </table:table-cell>
          <table:table-cell office:value-type="string" calcext:value-type="string">
            <text:p>test_cpp_std_unordered_map_to_py_dict_string&lt;std::string[512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748334769" calcext:value-type="float">
            <text:p>0.748334769</text:p>
          </table:table-cell>
          <table:table-cell office:value-type="string" calcext:value-type="string">
            <text:p>test_cpp_std_unordered_map_to_py_dict_string&lt;std::string[512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.641462297" calcext:value-type="float">
            <text:p>1.641462297</text:p>
          </table:table-cell>
          <table:table-cell office:value-type="string" calcext:value-type="string">
            <text:p>test_cpp_std_unordered_map_to_py_dict_string&lt;std::string[512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.16164139" calcext:value-type="float">
            <text:p>3.16164139</text:p>
          </table:table-cell>
          <table:table-cell office:value-type="string" calcext:value-type="string">
            <text:p>test_cpp_std_unordered_map_to_py_dict_string&lt;std::string[512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9968" calcext:value-type="float">
            <text:p>9.968E-06</text:p>
          </table:table-cell>
          <table:table-cell office:value-type="string" calcext:value-type="string">
            <text:p>test_cpp_std_unordered_map_to_py_dict_string&lt;std::string[1024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3602" calcext:value-type="float">
            <text:p>3.602E-06</text:p>
          </table:table-cell>
          <table:table-cell office:value-type="string" calcext:value-type="string">
            <text:p>test_cpp_std_unordered_map_to_py_dict_string&lt;std::string[1024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test_cpp_std_unordered_map_to_py_dict_string&lt;std::string[1024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37639" calcext:value-type="float">
            <text:p>3.7639E-05</text:p>
          </table:table-cell>
          <table:table-cell office:value-type="string" calcext:value-type="string">
            <text:p>test_cpp_std_unordered_map_to_py_dict_string&lt;std::string[1024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68161" calcext:value-type="float">
            <text:p>6.8161E-05</text:p>
          </table:table-cell>
          <table:table-cell office:value-type="string" calcext:value-type="string">
            <text:p>test_cpp_std_unordered_map_to_py_dict_string&lt;std::string[1024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15116" calcext:value-type="float">
            <text:p>0.000115116</text:p>
          </table:table-cell>
          <table:table-cell office:value-type="string" calcext:value-type="string">
            <text:p>test_cpp_std_unordered_map_to_py_dict_string&lt;std::string[1024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23711" calcext:value-type="float">
            <text:p>0.00023711</text:p>
          </table:table-cell>
          <table:table-cell office:value-type="string" calcext:value-type="string">
            <text:p>test_cpp_std_unordered_map_to_py_dict_string&lt;std::string[1024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482769" calcext:value-type="float">
            <text:p>0.000482769</text:p>
          </table:table-cell>
          <table:table-cell office:value-type="string" calcext:value-type="string">
            <text:p>test_cpp_std_unordered_map_to_py_dict_string&lt;std::string[1024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1028206" calcext:value-type="float">
            <text:p>0.001028206</text:p>
          </table:table-cell>
          <table:table-cell office:value-type="string" calcext:value-type="string">
            <text:p>test_cpp_std_unordered_map_to_py_dict_string&lt;std::string[1024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2276449" calcext:value-type="float">
            <text:p>0.002276449</text:p>
          </table:table-cell>
          <table:table-cell office:value-type="string" calcext:value-type="string">
            <text:p>test_cpp_std_unordered_map_to_py_dict_string&lt;std::string[1024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3859567" calcext:value-type="float">
            <text:p>0.003859567</text:p>
          </table:table-cell>
          <table:table-cell office:value-type="string" calcext:value-type="string">
            <text:p>test_cpp_std_unordered_map_to_py_dict_string&lt;std::string[1024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7624387" calcext:value-type="float">
            <text:p>0.007624387</text:p>
          </table:table-cell>
          <table:table-cell office:value-type="string" calcext:value-type="string">
            <text:p>test_cpp_std_unordered_map_to_py_dict_string&lt;std::string[1024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7735125" calcext:value-type="float">
            <text:p>0.017735125</text:p>
          </table:table-cell>
          <table:table-cell office:value-type="string" calcext:value-type="string">
            <text:p>test_cpp_std_unordered_map_to_py_dict_string&lt;std::string[1024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36227192" calcext:value-type="float">
            <text:p>0.036227192</text:p>
          </table:table-cell>
          <table:table-cell office:value-type="string" calcext:value-type="string">
            <text:p>test_cpp_std_unordered_map_to_py_dict_string&lt;std::string[1024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69305751" calcext:value-type="float">
            <text:p>0.069305751</text:p>
          </table:table-cell>
          <table:table-cell office:value-type="string" calcext:value-type="string">
            <text:p>test_cpp_std_unordered_map_to_py_dict_string&lt;std::string[1024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144358775" calcext:value-type="float">
            <text:p>0.144358775</text:p>
          </table:table-cell>
          <table:table-cell office:value-type="string" calcext:value-type="string">
            <text:p>test_cpp_std_unordered_map_to_py_dict_string&lt;std::string[1024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305943637" calcext:value-type="float">
            <text:p>0.305943637</text:p>
          </table:table-cell>
          <table:table-cell office:value-type="string" calcext:value-type="string">
            <text:p>test_cpp_std_unordered_map_to_py_dict_string&lt;std::string[1024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638497115" calcext:value-type="float">
            <text:p>0.638497115</text:p>
          </table:table-cell>
          <table:table-cell office:value-type="string" calcext:value-type="string">
            <text:p>test_cpp_std_unordered_map_to_py_dict_string&lt;std::string[1024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313841779" calcext:value-type="float">
            <text:p>1.313841779</text:p>
          </table:table-cell>
          <table:table-cell office:value-type="string" calcext:value-type="string">
            <text:p>test_cpp_std_unordered_map_to_py_dict_string&lt;std::string[1024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.940476933" calcext:value-type="float">
            <text:p>2.940476933</text:p>
          </table:table-cell>
          <table:table-cell office:value-type="string" calcext:value-type="string">
            <text:p>test_cpp_std_unordered_map_to_py_dict_string&lt;std::string[1024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.720958033" calcext:value-type="float">
            <text:p>6.720958033</text:p>
          </table:table-cell>
          <table:table-cell office:value-type="string" calcext:value-type="string">
            <text:p>test_cpp_std_unordered_map_to_py_dict_string&lt;std::string[1024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34839" calcext:value-type="float">
            <text:p>3.4839E-05</text:p>
          </table:table-cell>
          <table:table-cell office:value-type="string" calcext:value-type="string">
            <text:p>test_cpp_std_unordered_map_to_py_dict_string&lt;std::string[2048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6113" calcext:value-type="float">
            <text:p>6.113E-06</text:p>
          </table:table-cell>
          <table:table-cell office:value-type="string" calcext:value-type="string">
            <text:p>test_cpp_std_unordered_map_to_py_dict_string&lt;std::string[2048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2024" calcext:value-type="float">
            <text:p>2.024E-05</text:p>
          </table:table-cell>
          <table:table-cell office:value-type="string" calcext:value-type="string">
            <text:p>test_cpp_std_unordered_map_to_py_dict_string&lt;std::string[2048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36331" calcext:value-type="float">
            <text:p>3.6331E-05</text:p>
          </table:table-cell>
          <table:table-cell office:value-type="string" calcext:value-type="string">
            <text:p>test_cpp_std_unordered_map_to_py_dict_string&lt;std::string[2048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57355" calcext:value-type="float">
            <text:p>5.7355E-05</text:p>
          </table:table-cell>
          <table:table-cell office:value-type="string" calcext:value-type="string">
            <text:p>test_cpp_std_unordered_map_to_py_dict_string&lt;std::string[2048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03658" calcext:value-type="float">
            <text:p>0.000103658</text:p>
          </table:table-cell>
          <table:table-cell office:value-type="string" calcext:value-type="string">
            <text:p>test_cpp_std_unordered_map_to_py_dict_string&lt;std::string[2048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226203" calcext:value-type="float">
            <text:p>0.000226203</text:p>
          </table:table-cell>
          <table:table-cell office:value-type="string" calcext:value-type="string">
            <text:p>test_cpp_std_unordered_map_to_py_dict_string&lt;std::string[2048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06581" calcext:value-type="float">
            <text:p>0.000506581</text:p>
          </table:table-cell>
          <table:table-cell office:value-type="string" calcext:value-type="string">
            <text:p>test_cpp_std_unordered_map_to_py_dict_string&lt;std::string[2048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874258" calcext:value-type="float">
            <text:p>0.000874258</text:p>
          </table:table-cell>
          <table:table-cell office:value-type="string" calcext:value-type="string">
            <text:p>test_cpp_std_unordered_map_to_py_dict_string&lt;std::string[2048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2105065" calcext:value-type="float">
            <text:p>0.002105065</text:p>
          </table:table-cell>
          <table:table-cell office:value-type="string" calcext:value-type="string">
            <text:p>test_cpp_std_unordered_map_to_py_dict_string&lt;std::string[2048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5235228" calcext:value-type="float">
            <text:p>0.005235228</text:p>
          </table:table-cell>
          <table:table-cell office:value-type="string" calcext:value-type="string">
            <text:p>test_cpp_std_unordered_map_to_py_dict_string&lt;std::string[2048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882694" calcext:value-type="float">
            <text:p>0.00882694</text:p>
          </table:table-cell>
          <table:table-cell office:value-type="string" calcext:value-type="string">
            <text:p>test_cpp_std_unordered_map_to_py_dict_string&lt;std::string[2048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23288885" calcext:value-type="float">
            <text:p>0.023288885</text:p>
          </table:table-cell>
          <table:table-cell office:value-type="string" calcext:value-type="string">
            <text:p>test_cpp_std_unordered_map_to_py_dict_string&lt;std::string[2048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57847049" calcext:value-type="float">
            <text:p>0.057847049</text:p>
          </table:table-cell>
          <table:table-cell office:value-type="string" calcext:value-type="string">
            <text:p>test_cpp_std_unordered_map_to_py_dict_string&lt;std::string[2048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112965505" calcext:value-type="float">
            <text:p>0.112965505</text:p>
          </table:table-cell>
          <table:table-cell office:value-type="string" calcext:value-type="string">
            <text:p>test_cpp_std_unordered_map_to_py_dict_string&lt;std::string[2048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238019144" calcext:value-type="float">
            <text:p>0.238019144</text:p>
          </table:table-cell>
          <table:table-cell office:value-type="string" calcext:value-type="string">
            <text:p>test_cpp_std_unordered_map_to_py_dict_string&lt;std::string[2048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450711737" calcext:value-type="float">
            <text:p>0.450711737</text:p>
          </table:table-cell>
          <table:table-cell office:value-type="string" calcext:value-type="string">
            <text:p>test_cpp_std_unordered_map_to_py_dict_string&lt;std::string[2048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933531698" calcext:value-type="float">
            <text:p>0.933531698</text:p>
          </table:table-cell>
          <table:table-cell office:value-type="string" calcext:value-type="string">
            <text:p>test_cpp_std_unordered_map_to_py_dict_string&lt;std::string[2048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912953958" calcext:value-type="float">
            <text:p>1.912953958</text:p>
          </table:table-cell>
          <table:table-cell office:value-type="string" calcext:value-type="string">
            <text:p>test_cpp_std_unordered_map_to_py_dict_string&lt;std::string[2048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.242936182" calcext:value-type="float">
            <text:p>4.242936182</text:p>
          </table:table-cell>
          <table:table-cell office:value-type="string" calcext:value-type="string">
            <text:p>test_cpp_std_unordered_map_to_py_dict_string&lt;std::string[2048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7.628717564" calcext:value-type="float">
            <text:p>27.628717564</text:p>
          </table:table-cell>
          <table:table-cell office:value-type="string" calcext:value-type="string">
            <text:p>test_cpp_std_unordered_map_to_py_dict_string&lt;std::string[2048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53527" calcext:value-type="float">
            <text:p>5.3527E-05</text:p>
          </table:table-cell>
          <table:table-cell office:value-type="string" calcext:value-type="string">
            <text:p>test_cpp_std_unordered_map_to_py_dict_string&lt;std::string[4096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2673" calcext:value-type="float">
            <text:p>2.2673E-05</text:p>
          </table:table-cell>
          <table:table-cell office:value-type="string" calcext:value-type="string">
            <text:p>test_cpp_std_unordered_map_to_py_dict_string&lt;std::string[4096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63886" calcext:value-type="float">
            <text:p>6.3886E-05</text:p>
          </table:table-cell>
          <table:table-cell office:value-type="string" calcext:value-type="string">
            <text:p>test_cpp_std_unordered_map_to_py_dict_string&lt;std::string[4096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2278" calcext:value-type="float">
            <text:p>0.00012278</text:p>
          </table:table-cell>
          <table:table-cell office:value-type="string" calcext:value-type="string">
            <text:p>test_cpp_std_unordered_map_to_py_dict_string&lt;std::string[4096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275503" calcext:value-type="float">
            <text:p>0.000275503</text:p>
          </table:table-cell>
          <table:table-cell office:value-type="string" calcext:value-type="string">
            <text:p>test_cpp_std_unordered_map_to_py_dict_string&lt;std::string[4096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504668" calcext:value-type="float">
            <text:p>0.000504668</text:p>
          </table:table-cell>
          <table:table-cell office:value-type="string" calcext:value-type="string">
            <text:p>test_cpp_std_unordered_map_to_py_dict_string&lt;std::string[4096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667983" calcext:value-type="float">
            <text:p>0.001667983</text:p>
          </table:table-cell>
          <table:table-cell office:value-type="string" calcext:value-type="string">
            <text:p>test_cpp_std_unordered_map_to_py_dict_string&lt;std::string[4096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4796201" calcext:value-type="float">
            <text:p>0.004796201</text:p>
          </table:table-cell>
          <table:table-cell office:value-type="string" calcext:value-type="string">
            <text:p>test_cpp_std_unordered_map_to_py_dict_string&lt;std::string[4096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594733" calcext:value-type="float">
            <text:p>0.00594733</text:p>
          </table:table-cell>
          <table:table-cell office:value-type="string" calcext:value-type="string">
            <text:p>test_cpp_std_unordered_map_to_py_dict_string&lt;std::string[4096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7746732" calcext:value-type="float">
            <text:p>0.007746732</text:p>
          </table:table-cell>
          <table:table-cell office:value-type="string" calcext:value-type="string">
            <text:p>test_cpp_std_unordered_map_to_py_dict_string&lt;std::string[4096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4213072" calcext:value-type="float">
            <text:p>0.014213072</text:p>
          </table:table-cell>
          <table:table-cell office:value-type="string" calcext:value-type="string">
            <text:p>test_cpp_std_unordered_map_to_py_dict_string&lt;std::string[4096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8979287" calcext:value-type="float">
            <text:p>0.018979287</text:p>
          </table:table-cell>
          <table:table-cell office:value-type="string" calcext:value-type="string">
            <text:p>test_cpp_std_unordered_map_to_py_dict_string&lt;std::string[4096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4677727" calcext:value-type="float">
            <text:p>0.04677727</text:p>
          </table:table-cell>
          <table:table-cell office:value-type="string" calcext:value-type="string">
            <text:p>test_cpp_std_unordered_map_to_py_dict_string&lt;std::string[4096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98967956" calcext:value-type="float">
            <text:p>0.098967956</text:p>
          </table:table-cell>
          <table:table-cell office:value-type="string" calcext:value-type="string">
            <text:p>test_cpp_std_unordered_map_to_py_dict_string&lt;std::string[4096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194548161" calcext:value-type="float">
            <text:p>0.194548161</text:p>
          </table:table-cell>
          <table:table-cell office:value-type="string" calcext:value-type="string">
            <text:p>test_cpp_std_unordered_map_to_py_dict_string&lt;std::string[4096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392098558" calcext:value-type="float">
            <text:p>0.392098558</text:p>
          </table:table-cell>
          <table:table-cell office:value-type="string" calcext:value-type="string">
            <text:p>test_cpp_std_unordered_map_to_py_dict_string&lt;std::string[4096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781165233" calcext:value-type="float">
            <text:p>0.781165233</text:p>
          </table:table-cell>
          <table:table-cell office:value-type="string" calcext:value-type="string">
            <text:p>test_cpp_std_unordered_map_to_py_dict_string&lt;std::string[4096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.610157406" calcext:value-type="float">
            <text:p>1.610157406</text:p>
          </table:table-cell>
          <table:table-cell office:value-type="string" calcext:value-type="string">
            <text:p>test_cpp_std_unordered_map_to_py_dict_string&lt;std::string[4096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.515145937" calcext:value-type="float">
            <text:p>3.515145937</text:p>
          </table:table-cell>
          <table:table-cell office:value-type="string" calcext:value-type="string">
            <text:p>test_cpp_std_unordered_map_to_py_dict_string&lt;std::string[4096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7.78816185" calcext:value-type="float">
            <text:p>17.78816185</text:p>
          </table:table-cell>
          <table:table-cell office:value-type="string" calcext:value-type="string">
            <text:p>test_cpp_std_unordered_map_to_py_dict_string&lt;std::string[4096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6.066346264" calcext:value-type="float">
            <text:p>66.066346264</text:p>
          </table:table-cell>
          <table:table-cell office:value-type="string" calcext:value-type="string">
            <text:p>test_cpp_std_unordered_map_to_py_dict_string&lt;std::string[4096]&gt;():[2097152]</text:p>
          </table:table-cell>
        </table:table-row>
      </table:table>
      <table:table table:name="Sheet7" table:style-name="ta1">
        <table:table-column table:style-name="co1" table:default-cell-style-name="Default"/>
        <table:table-column table:style-name="co1" table:number-columns-repeated="8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test_cpp_std_unordered_map_to_py_dict_string&lt;std::string[8]&gt;():[2]</text:p>
          </table:table-cell>
          <table:table-cell table:style-name="Default" office:value-type="float" office:value="8" calcext:value-type="float">
            <text:p>8</text:p>
          </table:table-cell>
          <table:table-cell table:style-name="ce4" table:formula="of:=2*[.B1]" office:value-type="float" office:value="16" calcext:value-type="float">
            <text:p>16</text:p>
          </table:table-cell>
          <table:table-cell table:style-name="ce4" table:formula="of:=2*[.C1]" office:value-type="float" office:value="32" calcext:value-type="float">
            <text:p>32</text:p>
          </table:table-cell>
          <table:table-cell table:style-name="ce4" table:formula="of:=2*[.D1]" office:value-type="float" office:value="64" calcext:value-type="float">
            <text:p>64</text:p>
          </table:table-cell>
          <table:table-cell table:style-name="ce4" table:formula="of:=2*[.E1]" office:value-type="float" office:value="128" calcext:value-type="float">
            <text:p>128</text:p>
          </table:table-cell>
          <table:table-cell table:style-name="ce4" table:formula="of:=2*[.F1]" office:value-type="float" office:value="256" calcext:value-type="float">
            <text:p>256</text:p>
          </table:table-cell>
          <table:table-cell table:style-name="ce4" table:formula="of:=2*[.G1]" office:value-type="float" office:value="512" calcext:value-type="float">
            <text:p>512</text:p>
          </table:table-cell>
          <table:table-cell table:style-name="ce4" table:formula="of:=2*[.H1]" office:value-type="float" office:value="1024" calcext:value-type="float">
            <text:p>1024</text:p>
          </table:table-cell>
          <table:table-cell table:style-name="ce4" table:formula="of:=2*[.I1]" office:value-type="float" office:value="2048" calcext:value-type="float">
            <text:p>2048</text:p>
          </table:table-cell>
          <table:table-cell table:style-name="ce4" table:formula="of:=2*[.J1]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table:style-name="Default" office:value-type="string" calcext:value-type="string">
            <text:p>Time(s)</text:p>
          </table:table-cell>
          <table:table-cell table:style-name="Default"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295" calcext:value-type="float">
            <text:p>0.000004295</text:p>
          </table:table-cell>
          <table:table-cell office:value-type="float" office:value="0.000005199" calcext:value-type="float">
            <text:p>0.000005199</text:p>
          </table:table-cell>
          <table:table-cell office:value-type="float" office:value="0.000004995" calcext:value-type="float">
            <text:p>0.000004995</text:p>
          </table:table-cell>
          <table:table-cell office:value-type="float" office:value="0.000005032" calcext:value-type="float">
            <text:p>0.000005032</text:p>
          </table:table-cell>
          <table:table-cell office:value-type="float" office:value="0.000035209" calcext:value-type="float">
            <text:p>0.000035209</text:p>
          </table:table-cell>
          <table:table-cell office:value-type="float" office:value="0.000005423" calcext:value-type="float">
            <text:p>0.000005423</text:p>
          </table:table-cell>
          <table:table-cell office:value-type="float" office:value="0.000005092" calcext:value-type="float">
            <text:p>0.000005092</text:p>
          </table:table-cell>
          <table:table-cell office:value-type="float" office:value="0.000009968" calcext:value-type="float">
            <text:p>0.000009968</text:p>
          </table:table-cell>
          <table:table-cell office:value-type="float" office:value="0.000034839" calcext:value-type="float">
            <text:p>0.000034839</text:p>
          </table:table-cell>
          <table:table-cell office:value-type="float" office:value="0.000053527" calcext:value-type="float">
            <text:p>0.0000535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7" calcext:value-type="float">
            <text:p>0.000000670</text:p>
          </table:table-cell>
          <table:table-cell office:value-type="float" office:value="0.000001467" calcext:value-type="float">
            <text:p>0.000001467</text:p>
          </table:table-cell>
          <table:table-cell office:value-type="float" office:value="0.00000082" calcext:value-type="float">
            <text:p>0.000000820</text:p>
          </table:table-cell>
          <table:table-cell office:value-type="float" office:value="0.000000632" calcext:value-type="float">
            <text:p>0.000000632</text:p>
          </table:table-cell>
          <table:table-cell office:value-type="float" office:value="0.000007553" calcext:value-type="float">
            <text:p>0.000007553</text:p>
          </table:table-cell>
          <table:table-cell office:value-type="float" office:value="0.000001216" calcext:value-type="float">
            <text:p>0.000001216</text:p>
          </table:table-cell>
          <table:table-cell office:value-type="float" office:value="0.000002035" calcext:value-type="float">
            <text:p>0.000002035</text:p>
          </table:table-cell>
          <table:table-cell office:value-type="float" office:value="0.000003602" calcext:value-type="float">
            <text:p>0.000003602</text:p>
          </table:table-cell>
          <table:table-cell office:value-type="float" office:value="0.000006113" calcext:value-type="float">
            <text:p>0.000006113</text:p>
          </table:table-cell>
          <table:table-cell office:value-type="float" office:value="0.000022673" calcext:value-type="float">
            <text:p>0.0000226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087" calcext:value-type="float">
            <text:p>0.000001087</text:p>
          </table:table-cell>
          <table:table-cell office:value-type="float" office:value="0.000001588" calcext:value-type="float">
            <text:p>0.000001588</text:p>
          </table:table-cell>
          <table:table-cell office:value-type="float" office:value="0.000001538" calcext:value-type="float">
            <text:p>0.000001538</text:p>
          </table:table-cell>
          <table:table-cell office:value-type="float" office:value="0.000001645" calcext:value-type="float">
            <text:p>0.000001645</text:p>
          </table:table-cell>
          <table:table-cell office:value-type="float" office:value="0.000001656" calcext:value-type="float">
            <text:p>0.000001656</text:p>
          </table:table-cell>
          <table:table-cell office:value-type="float" office:value="0.000002871" calcext:value-type="float">
            <text:p>0.000002871</text:p>
          </table:table-cell>
          <table:table-cell office:value-type="float" office:value="0.000004429" calcext:value-type="float">
            <text:p>0.000004429</text:p>
          </table:table-cell>
          <table:table-cell office:value-type="float" office:value="0.000008" calcext:value-type="float">
            <text:p>0.000008000</text:p>
          </table:table-cell>
          <table:table-cell office:value-type="float" office:value="0.00002024" calcext:value-type="float">
            <text:p>0.000020240</text:p>
          </table:table-cell>
          <table:table-cell office:value-type="float" office:value="0.000063886" calcext:value-type="float">
            <text:p>0.0000638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989" calcext:value-type="float">
            <text:p>0.000001989</text:p>
          </table:table-cell>
          <table:table-cell office:value-type="float" office:value="0.000002463" calcext:value-type="float">
            <text:p>0.000002463</text:p>
          </table:table-cell>
          <table:table-cell office:value-type="float" office:value="0.000002355" calcext:value-type="float">
            <text:p>0.000002355</text:p>
          </table:table-cell>
          <table:table-cell office:value-type="float" office:value="0.000002892" calcext:value-type="float">
            <text:p>0.000002892</text:p>
          </table:table-cell>
          <table:table-cell office:value-type="float" office:value="0.000003252" calcext:value-type="float">
            <text:p>0.000003252</text:p>
          </table:table-cell>
          <table:table-cell office:value-type="float" office:value="0.000004917" calcext:value-type="float">
            <text:p>0.000004917</text:p>
          </table:table-cell>
          <table:table-cell office:value-type="float" office:value="0.000007671" calcext:value-type="float">
            <text:p>0.000007671</text:p>
          </table:table-cell>
          <table:table-cell office:value-type="float" office:value="0.000037639" calcext:value-type="float">
            <text:p>0.000037639</text:p>
          </table:table-cell>
          <table:table-cell office:value-type="float" office:value="0.000036331" calcext:value-type="float">
            <text:p>0.000036331</text:p>
          </table:table-cell>
          <table:table-cell office:value-type="float" office:value="0.00012278" calcext:value-type="float">
            <text:p>0.0001227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5284" calcext:value-type="float">
            <text:p>0.000005284</text:p>
          </table:table-cell>
          <table:table-cell office:value-type="float" office:value="0.000005795" calcext:value-type="float">
            <text:p>0.000005795</text:p>
          </table:table-cell>
          <table:table-cell office:value-type="float" office:value="0.000005651" calcext:value-type="float">
            <text:p>0.000005651</text:p>
          </table:table-cell>
          <table:table-cell office:value-type="float" office:value="0.000005961" calcext:value-type="float">
            <text:p>0.000005961</text:p>
          </table:table-cell>
          <table:table-cell office:value-type="float" office:value="0.000007466" calcext:value-type="float">
            <text:p>0.000007466</text:p>
          </table:table-cell>
          <table:table-cell office:value-type="float" office:value="0.000012859" calcext:value-type="float">
            <text:p>0.000012859</text:p>
          </table:table-cell>
          <table:table-cell office:value-type="float" office:value="0.000016111" calcext:value-type="float">
            <text:p>0.000016111</text:p>
          </table:table-cell>
          <table:table-cell office:value-type="float" office:value="0.000068161" calcext:value-type="float">
            <text:p>0.000068161</text:p>
          </table:table-cell>
          <table:table-cell office:value-type="float" office:value="0.000057355" calcext:value-type="float">
            <text:p>0.000057355</text:p>
          </table:table-cell>
          <table:table-cell office:value-type="float" office:value="0.000275503" calcext:value-type="float">
            <text:p>0.0002755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7959" calcext:value-type="float">
            <text:p>0.000007959</text:p>
          </table:table-cell>
          <table:table-cell office:value-type="float" office:value="0.000007601" calcext:value-type="float">
            <text:p>0.000007601</text:p>
          </table:table-cell>
          <table:table-cell office:value-type="float" office:value="0.000007861" calcext:value-type="float">
            <text:p>0.000007861</text:p>
          </table:table-cell>
          <table:table-cell office:value-type="float" office:value="0.000008659" calcext:value-type="float">
            <text:p>0.000008659</text:p>
          </table:table-cell>
          <table:table-cell office:value-type="float" office:value="0.000011802" calcext:value-type="float">
            <text:p>0.000011802</text:p>
          </table:table-cell>
          <table:table-cell office:value-type="float" office:value="0.000037413" calcext:value-type="float">
            <text:p>0.000037413</text:p>
          </table:table-cell>
          <table:table-cell office:value-type="float" office:value="0.000029835" calcext:value-type="float">
            <text:p>0.000029835</text:p>
          </table:table-cell>
          <table:table-cell office:value-type="float" office:value="0.000115116" calcext:value-type="float">
            <text:p>0.000115116</text:p>
          </table:table-cell>
          <table:table-cell office:value-type="float" office:value="0.000103658" calcext:value-type="float">
            <text:p>0.000103658</text:p>
          </table:table-cell>
          <table:table-cell office:value-type="float" office:value="0.000504668" calcext:value-type="float">
            <text:p>0.0005046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6132" calcext:value-type="float">
            <text:p>0.000016132</text:p>
          </table:table-cell>
          <table:table-cell office:value-type="float" office:value="0.000014391" calcext:value-type="float">
            <text:p>0.000014391</text:p>
          </table:table-cell>
          <table:table-cell office:value-type="float" office:value="0.000014435" calcext:value-type="float">
            <text:p>0.000014435</text:p>
          </table:table-cell>
          <table:table-cell office:value-type="float" office:value="0.000017315" calcext:value-type="float">
            <text:p>0.000017315</text:p>
          </table:table-cell>
          <table:table-cell office:value-type="float" office:value="0.000022928" calcext:value-type="float">
            <text:p>0.000022928</text:p>
          </table:table-cell>
          <table:table-cell office:value-type="float" office:value="0.000035878" calcext:value-type="float">
            <text:p>0.000035878</text:p>
          </table:table-cell>
          <table:table-cell office:value-type="float" office:value="0.000061177" calcext:value-type="float">
            <text:p>0.000061177</text:p>
          </table:table-cell>
          <table:table-cell office:value-type="float" office:value="0.00023711" calcext:value-type="float">
            <text:p>0.000237110</text:p>
          </table:table-cell>
          <table:table-cell office:value-type="float" office:value="0.000226203" calcext:value-type="float">
            <text:p>0.000226203</text:p>
          </table:table-cell>
          <table:table-cell office:value-type="float" office:value="0.001667983" calcext:value-type="float">
            <text:p>0.0016679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34747" calcext:value-type="float">
            <text:p>0.000034747</text:p>
          </table:table-cell>
          <table:table-cell office:value-type="float" office:value="0.000027602" calcext:value-type="float">
            <text:p>0.000027602</text:p>
          </table:table-cell>
          <table:table-cell office:value-type="float" office:value="0.000028631" calcext:value-type="float">
            <text:p>0.000028631</text:p>
          </table:table-cell>
          <table:table-cell office:value-type="float" office:value="0.00004077" calcext:value-type="float">
            <text:p>0.000040770</text:p>
          </table:table-cell>
          <table:table-cell office:value-type="float" office:value="0.000042756" calcext:value-type="float">
            <text:p>0.000042756</text:p>
          </table:table-cell>
          <table:table-cell office:value-type="float" office:value="0.000070617" calcext:value-type="float">
            <text:p>0.000070617</text:p>
          </table:table-cell>
          <table:table-cell office:value-type="float" office:value="0.000121036" calcext:value-type="float">
            <text:p>0.000121036</text:p>
          </table:table-cell>
          <table:table-cell office:value-type="float" office:value="0.000482769" calcext:value-type="float">
            <text:p>0.000482769</text:p>
          </table:table-cell>
          <table:table-cell office:value-type="float" office:value="0.000506581" calcext:value-type="float">
            <text:p>0.000506581</text:p>
          </table:table-cell>
          <table:table-cell office:value-type="float" office:value="0.004796201" calcext:value-type="float">
            <text:p>0.0047962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65157" calcext:value-type="float">
            <text:p>0.000065157</text:p>
          </table:table-cell>
          <table:table-cell office:value-type="float" office:value="0.000054533" calcext:value-type="float">
            <text:p>0.000054533</text:p>
          </table:table-cell>
          <table:table-cell office:value-type="float" office:value="0.000058363" calcext:value-type="float">
            <text:p>0.000058363</text:p>
          </table:table-cell>
          <table:table-cell office:value-type="float" office:value="0.000067019" calcext:value-type="float">
            <text:p>0.000067019</text:p>
          </table:table-cell>
          <table:table-cell office:value-type="float" office:value="0.000093191" calcext:value-type="float">
            <text:p>0.000093191</text:p>
          </table:table-cell>
          <table:table-cell office:value-type="float" office:value="0.000138726" calcext:value-type="float">
            <text:p>0.000138726</text:p>
          </table:table-cell>
          <table:table-cell office:value-type="float" office:value="0.000256991" calcext:value-type="float">
            <text:p>0.000256991</text:p>
          </table:table-cell>
          <table:table-cell office:value-type="float" office:value="0.001028206" calcext:value-type="float">
            <text:p>0.001028206</text:p>
          </table:table-cell>
          <table:table-cell office:value-type="float" office:value="0.000874258" calcext:value-type="float">
            <text:p>0.000874258</text:p>
          </table:table-cell>
          <table:table-cell office:value-type="float" office:value="0.00594733" calcext:value-type="float">
            <text:p>0.00594733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0917" calcext:value-type="float">
            <text:p>0.000109170</text:p>
          </table:table-cell>
          <table:table-cell office:value-type="float" office:value="0.000125212" calcext:value-type="float">
            <text:p>0.000125212</text:p>
          </table:table-cell>
          <table:table-cell office:value-type="float" office:value="0.000127531" calcext:value-type="float">
            <text:p>0.000127531</text:p>
          </table:table-cell>
          <table:table-cell office:value-type="float" office:value="0.000156581" calcext:value-type="float">
            <text:p>0.000156581</text:p>
          </table:table-cell>
          <table:table-cell office:value-type="float" office:value="0.000250614" calcext:value-type="float">
            <text:p>0.000250614</text:p>
          </table:table-cell>
          <table:table-cell office:value-type="float" office:value="0.000316912" calcext:value-type="float">
            <text:p>0.000316912</text:p>
          </table:table-cell>
          <table:table-cell office:value-type="float" office:value="0.00059437" calcext:value-type="float">
            <text:p>0.000594370</text:p>
          </table:table-cell>
          <table:table-cell office:value-type="float" office:value="0.002276449" calcext:value-type="float">
            <text:p>0.002276449</text:p>
          </table:table-cell>
          <table:table-cell office:value-type="float" office:value="0.002105065" calcext:value-type="float">
            <text:p>0.002105065</text:p>
          </table:table-cell>
          <table:table-cell office:value-type="float" office:value="0.007746732" calcext:value-type="float">
            <text:p>0.00774673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22335" calcext:value-type="float">
            <text:p>0.000222335</text:p>
          </table:table-cell>
          <table:table-cell office:value-type="float" office:value="0.000252887" calcext:value-type="float">
            <text:p>0.000252887</text:p>
          </table:table-cell>
          <table:table-cell office:value-type="float" office:value="0.000235303" calcext:value-type="float">
            <text:p>0.000235303</text:p>
          </table:table-cell>
          <table:table-cell office:value-type="float" office:value="0.000305357" calcext:value-type="float">
            <text:p>0.000305357</text:p>
          </table:table-cell>
          <table:table-cell office:value-type="float" office:value="0.000755863" calcext:value-type="float">
            <text:p>0.000755863</text:p>
          </table:table-cell>
          <table:table-cell office:value-type="float" office:value="0.000803805" calcext:value-type="float">
            <text:p>0.000803805</text:p>
          </table:table-cell>
          <table:table-cell office:value-type="float" office:value="0.001143682" calcext:value-type="float">
            <text:p>0.001143682</text:p>
          </table:table-cell>
          <table:table-cell office:value-type="float" office:value="0.003859567" calcext:value-type="float">
            <text:p>0.003859567</text:p>
          </table:table-cell>
          <table:table-cell office:value-type="float" office:value="0.005235228" calcext:value-type="float">
            <text:p>0.005235228</text:p>
          </table:table-cell>
          <table:table-cell office:value-type="float" office:value="0.014213072" calcext:value-type="float">
            <text:p>0.01421307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616926" calcext:value-type="float">
            <text:p>0.000616926</text:p>
          </table:table-cell>
          <table:table-cell office:value-type="float" office:value="0.000485341" calcext:value-type="float">
            <text:p>0.000485341</text:p>
          </table:table-cell>
          <table:table-cell office:value-type="float" office:value="0.00042136" calcext:value-type="float">
            <text:p>0.000421360</text:p>
          </table:table-cell>
          <table:table-cell office:value-type="float" office:value="0.000606771" calcext:value-type="float">
            <text:p>0.000606771</text:p>
          </table:table-cell>
          <table:table-cell office:value-type="float" office:value="0.000798108" calcext:value-type="float">
            <text:p>0.000798108</text:p>
          </table:table-cell>
          <table:table-cell office:value-type="float" office:value="0.001508337" calcext:value-type="float">
            <text:p>0.001508337</text:p>
          </table:table-cell>
          <table:table-cell office:value-type="float" office:value="0.002654919" calcext:value-type="float">
            <text:p>0.002654919</text:p>
          </table:table-cell>
          <table:table-cell office:value-type="float" office:value="0.007624387" calcext:value-type="float">
            <text:p>0.007624387</text:p>
          </table:table-cell>
          <table:table-cell office:value-type="float" office:value="0.00882694" calcext:value-type="float">
            <text:p>0.008826940</text:p>
          </table:table-cell>
          <table:table-cell office:value-type="float" office:value="0.018979287" calcext:value-type="float">
            <text:p>0.01897928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197816" calcext:value-type="float">
            <text:p>0.001197816</text:p>
          </table:table-cell>
          <table:table-cell office:value-type="float" office:value="0.001074397" calcext:value-type="float">
            <text:p>0.001074397</text:p>
          </table:table-cell>
          <table:table-cell office:value-type="float" office:value="0.000920475" calcext:value-type="float">
            <text:p>0.000920475</text:p>
          </table:table-cell>
          <table:table-cell office:value-type="float" office:value="0.001179642" calcext:value-type="float">
            <text:p>0.001179642</text:p>
          </table:table-cell>
          <table:table-cell office:value-type="float" office:value="0.001489258" calcext:value-type="float">
            <text:p>0.001489258</text:p>
          </table:table-cell>
          <table:table-cell office:value-type="float" office:value="0.003321004" calcext:value-type="float">
            <text:p>0.003321004</text:p>
          </table:table-cell>
          <table:table-cell office:value-type="float" office:value="0.006110086" calcext:value-type="float">
            <text:p>0.006110086</text:p>
          </table:table-cell>
          <table:table-cell office:value-type="float" office:value="0.017735125" calcext:value-type="float">
            <text:p>0.017735125</text:p>
          </table:table-cell>
          <table:table-cell office:value-type="float" office:value="0.023288885" calcext:value-type="float">
            <text:p>0.023288885</text:p>
          </table:table-cell>
          <table:table-cell office:value-type="float" office:value="0.04677727" calcext:value-type="float">
            <text:p>0.04677727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1957164" calcext:value-type="float">
            <text:p>0.001957164</text:p>
          </table:table-cell>
          <table:table-cell office:value-type="float" office:value="0.002134781" calcext:value-type="float">
            <text:p>0.002134781</text:p>
          </table:table-cell>
          <table:table-cell office:value-type="float" office:value="0.002202808" calcext:value-type="float">
            <text:p>0.002202808</text:p>
          </table:table-cell>
          <table:table-cell office:value-type="float" office:value="0.002816972" calcext:value-type="float">
            <text:p>0.002816972</text:p>
          </table:table-cell>
          <table:table-cell office:value-type="float" office:value="0.004416914" calcext:value-type="float">
            <text:p>0.004416914</text:p>
          </table:table-cell>
          <table:table-cell office:value-type="float" office:value="0.008244576" calcext:value-type="float">
            <text:p>0.008244576</text:p>
          </table:table-cell>
          <table:table-cell office:value-type="float" office:value="0.012575141" calcext:value-type="float">
            <text:p>0.012575141</text:p>
          </table:table-cell>
          <table:table-cell office:value-type="float" office:value="0.036227192" calcext:value-type="float">
            <text:p>0.036227192</text:p>
          </table:table-cell>
          <table:table-cell office:value-type="float" office:value="0.057847049" calcext:value-type="float">
            <text:p>0.057847049</text:p>
          </table:table-cell>
          <table:table-cell office:value-type="float" office:value="0.098967956" calcext:value-type="float">
            <text:p>0.09896795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461968" calcext:value-type="float">
            <text:p>0.004619680</text:p>
          </table:table-cell>
          <table:table-cell office:value-type="float" office:value="0.005415573" calcext:value-type="float">
            <text:p>0.005415573</text:p>
          </table:table-cell>
          <table:table-cell office:value-type="float" office:value="0.00593769" calcext:value-type="float">
            <text:p>0.005937690</text:p>
          </table:table-cell>
          <table:table-cell office:value-type="float" office:value="0.007799701" calcext:value-type="float">
            <text:p>0.007799701</text:p>
          </table:table-cell>
          <table:table-cell office:value-type="float" office:value="0.011026657" calcext:value-type="float">
            <text:p>0.011026657</text:p>
          </table:table-cell>
          <table:table-cell office:value-type="float" office:value="0.020675448" calcext:value-type="float">
            <text:p>0.020675448</text:p>
          </table:table-cell>
          <table:table-cell office:value-type="float" office:value="0.028880554" calcext:value-type="float">
            <text:p>0.028880554</text:p>
          </table:table-cell>
          <table:table-cell office:value-type="float" office:value="0.069305751" calcext:value-type="float">
            <text:p>0.069305751</text:p>
          </table:table-cell>
          <table:table-cell office:value-type="float" office:value="0.112965505" calcext:value-type="float">
            <text:p>0.112965505</text:p>
          </table:table-cell>
          <table:table-cell office:value-type="float" office:value="0.194548161" calcext:value-type="float">
            <text:p>0.19454816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2097284" calcext:value-type="float">
            <text:p>0.012097284</text:p>
          </table:table-cell>
          <table:table-cell office:value-type="float" office:value="0.014038214" calcext:value-type="float">
            <text:p>0.014038214</text:p>
          </table:table-cell>
          <table:table-cell office:value-type="float" office:value="0.014775356" calcext:value-type="float">
            <text:p>0.014775356</text:p>
          </table:table-cell>
          <table:table-cell office:value-type="float" office:value="0.018375402" calcext:value-type="float">
            <text:p>0.018375402</text:p>
          </table:table-cell>
          <table:table-cell office:value-type="float" office:value="0.025855782" calcext:value-type="float">
            <text:p>0.025855782</text:p>
          </table:table-cell>
          <table:table-cell office:value-type="float" office:value="0.047502189" calcext:value-type="float">
            <text:p>0.047502189</text:p>
          </table:table-cell>
          <table:table-cell office:value-type="float" office:value="0.083020937" calcext:value-type="float">
            <text:p>0.083020937</text:p>
          </table:table-cell>
          <table:table-cell office:value-type="float" office:value="0.144358775" calcext:value-type="float">
            <text:p>0.144358775</text:p>
          </table:table-cell>
          <table:table-cell office:value-type="float" office:value="0.238019144" calcext:value-type="float">
            <text:p>0.238019144</text:p>
          </table:table-cell>
          <table:table-cell office:value-type="float" office:value="0.392098558" calcext:value-type="float">
            <text:p>0.39209855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30722449" calcext:value-type="float">
            <text:p>0.030722449</text:p>
          </table:table-cell>
          <table:table-cell office:value-type="float" office:value="0.029946054" calcext:value-type="float">
            <text:p>0.029946054</text:p>
          </table:table-cell>
          <table:table-cell office:value-type="float" office:value="0.033894384" calcext:value-type="float">
            <text:p>0.033894384</text:p>
          </table:table-cell>
          <table:table-cell office:value-type="float" office:value="0.040606892" calcext:value-type="float">
            <text:p>0.040606892</text:p>
          </table:table-cell>
          <table:table-cell office:value-type="float" office:value="0.058641019" calcext:value-type="float">
            <text:p>0.058641019</text:p>
          </table:table-cell>
          <table:table-cell office:value-type="float" office:value="0.106790518" calcext:value-type="float">
            <text:p>0.106790518</text:p>
          </table:table-cell>
          <table:table-cell office:value-type="float" office:value="0.178657944" calcext:value-type="float">
            <text:p>0.178657944</text:p>
          </table:table-cell>
          <table:table-cell office:value-type="float" office:value="0.305943637" calcext:value-type="float">
            <text:p>0.305943637</text:p>
          </table:table-cell>
          <table:table-cell office:value-type="float" office:value="0.450711737" calcext:value-type="float">
            <text:p>0.450711737</text:p>
          </table:table-cell>
          <table:table-cell office:value-type="float" office:value="0.781165233" calcext:value-type="float">
            <text:p>0.78116523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80565513" calcext:value-type="float">
            <text:p>0.080565513</text:p>
          </table:table-cell>
          <table:table-cell office:value-type="float" office:value="0.067790873" calcext:value-type="float">
            <text:p>0.067790873</text:p>
          </table:table-cell>
          <table:table-cell office:value-type="float" office:value="0.082386527" calcext:value-type="float">
            <text:p>0.082386527</text:p>
          </table:table-cell>
          <table:table-cell office:value-type="float" office:value="0.098610297" calcext:value-type="float">
            <text:p>0.098610297</text:p>
          </table:table-cell>
          <table:table-cell office:value-type="float" office:value="0.13317977" calcext:value-type="float">
            <text:p>0.133179770</text:p>
          </table:table-cell>
          <table:table-cell office:value-type="float" office:value="0.224382264" calcext:value-type="float">
            <text:p>0.224382264</text:p>
          </table:table-cell>
          <table:table-cell office:value-type="float" office:value="0.389854015" calcext:value-type="float">
            <text:p>0.389854015</text:p>
          </table:table-cell>
          <table:table-cell office:value-type="float" office:value="0.638497115" calcext:value-type="float">
            <text:p>0.638497115</text:p>
          </table:table-cell>
          <table:table-cell office:value-type="float" office:value="0.933531698" calcext:value-type="float">
            <text:p>0.933531698</text:p>
          </table:table-cell>
          <table:table-cell office:value-type="float" office:value="1.610157406" calcext:value-type="float">
            <text:p>1.61015740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76310315" calcext:value-type="float">
            <text:p>0.176310315</text:p>
          </table:table-cell>
          <table:table-cell office:value-type="float" office:value="0.146654265" calcext:value-type="float">
            <text:p>0.146654265</text:p>
          </table:table-cell>
          <table:table-cell office:value-type="float" office:value="0.193305846" calcext:value-type="float">
            <text:p>0.193305846</text:p>
          </table:table-cell>
          <table:table-cell office:value-type="float" office:value="0.23917323" calcext:value-type="float">
            <text:p>0.239173230</text:p>
          </table:table-cell>
          <table:table-cell office:value-type="float" office:value="0.29613583" calcext:value-type="float">
            <text:p>0.296135830</text:p>
          </table:table-cell>
          <table:table-cell office:value-type="float" office:value="0.489688295" calcext:value-type="float">
            <text:p>0.489688295</text:p>
          </table:table-cell>
          <table:table-cell office:value-type="float" office:value="0.748334769" calcext:value-type="float">
            <text:p>0.748334769</text:p>
          </table:table-cell>
          <table:table-cell office:value-type="float" office:value="1.313841779" calcext:value-type="float">
            <text:p>1.313841779</text:p>
          </table:table-cell>
          <table:table-cell office:value-type="float" office:value="1.912953958" calcext:value-type="float">
            <text:p>1.912953958</text:p>
          </table:table-cell>
          <table:table-cell office:value-type="float" office:value="3.515145937" calcext:value-type="float">
            <text:p>3.51514593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97667772" calcext:value-type="float">
            <text:p>0.297667772</text:p>
          </table:table-cell>
          <table:table-cell office:value-type="float" office:value="0.331140017" calcext:value-type="float">
            <text:p>0.331140017</text:p>
          </table:table-cell>
          <table:table-cell office:value-type="float" office:value="0.429241531" calcext:value-type="float">
            <text:p>0.429241531</text:p>
          </table:table-cell>
          <table:table-cell office:value-type="float" office:value="0.520134682" calcext:value-type="float">
            <text:p>0.520134682</text:p>
          </table:table-cell>
          <table:table-cell office:value-type="float" office:value="0.662019634" calcext:value-type="float">
            <text:p>0.662019634</text:p>
          </table:table-cell>
          <table:table-cell office:value-type="float" office:value="0.96203333" calcext:value-type="float">
            <text:p>0.962033330</text:p>
          </table:table-cell>
          <table:table-cell office:value-type="float" office:value="1.641462297" calcext:value-type="float">
            <text:p>1.641462297</text:p>
          </table:table-cell>
          <table:table-cell office:value-type="float" office:value="2.940476933" calcext:value-type="float">
            <text:p>2.940476933</text:p>
          </table:table-cell>
          <table:table-cell office:value-type="float" office:value="4.242936182" calcext:value-type="float">
            <text:p>4.242936182</text:p>
          </table:table-cell>
          <table:table-cell office:value-type="float" office:value="17.78816185" calcext:value-type="float">
            <text:p>17.78816185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720450474" calcext:value-type="float">
            <text:p>0.720450474</text:p>
          </table:table-cell>
          <table:table-cell office:value-type="float" office:value="0.738490727" calcext:value-type="float">
            <text:p>0.738490727</text:p>
          </table:table-cell>
          <table:table-cell office:value-type="float" office:value="1.047478117" calcext:value-type="float">
            <text:p>1.047478117</text:p>
          </table:table-cell>
          <table:table-cell office:value-type="float" office:value="1.138807136" calcext:value-type="float">
            <text:p>1.138807136</text:p>
          </table:table-cell>
          <table:table-cell office:value-type="float" office:value="1.318574518" calcext:value-type="float">
            <text:p>1.318574518</text:p>
          </table:table-cell>
          <table:table-cell office:value-type="float" office:value="2.157149369" calcext:value-type="float">
            <text:p>2.157149369</text:p>
          </table:table-cell>
          <table:table-cell office:value-type="float" office:value="3.16164139" calcext:value-type="float">
            <text:p>3.161641390</text:p>
          </table:table-cell>
          <table:table-cell office:value-type="float" office:value="6.720958033" calcext:value-type="float">
            <text:p>6.720958033</text:p>
          </table:table-cell>
          <table:table-cell office:value-type="float" office:value="27.628717564" calcext:value-type="float">
            <text:p>27.628717564</text:p>
          </table:table-cell>
          <table:table-cell office:value-type="float" office:value="66.066346264" calcext:value-type="float">
            <text:p>66.066346264</text:p>
          </table:table-cell>
        </table:table-row>
      </table:table>
      <table:table table:name="Sheet8" table:style-name="ta1"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743672" calcext:value-type="float">
            <text:p>0.002743672</text:p>
          </table:table-cell>
          <table:table-cell office:value-type="float" office:value="0.000000979" calcext:value-type="float">
            <text:p>0.0000009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053" calcext:value-type="float">
            <text:p>0.000001053</text:p>
          </table:table-cell>
          <table:table-cell office:value-type="float" office:value="0.000000976" calcext:value-type="float">
            <text:p>0.0000009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337" calcext:value-type="float">
            <text:p>0.000001337</text:p>
          </table:table-cell>
          <table:table-cell office:value-type="float" office:value="0.000001436" calcext:value-type="float">
            <text:p>0.000001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396" calcext:value-type="float">
            <text:p>0.000001396</text:p>
          </table:table-cell>
          <table:table-cell office:value-type="float" office:value="0.000002281" calcext:value-type="float">
            <text:p>0.0000022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3204" calcext:value-type="float">
            <text:p>0.000003204</text:p>
          </table:table-cell>
          <table:table-cell office:value-type="float" office:value="0.000004428" calcext:value-type="float">
            <text:p>0.0000044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566965" calcext:value-type="float">
            <text:p>0.001566965</text:p>
          </table:table-cell>
          <table:table-cell office:value-type="float" office:value="0.00000722" calcext:value-type="float">
            <text:p>0.00000722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9951" calcext:value-type="float">
            <text:p>0.000009951</text:p>
          </table:table-cell>
          <table:table-cell office:value-type="float" office:value="0.000013827" calcext:value-type="float">
            <text:p>0.0000138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14734" calcext:value-type="float">
            <text:p>0.000014734</text:p>
          </table:table-cell>
          <table:table-cell office:value-type="float" office:value="0.000025045" calcext:value-type="float">
            <text:p>0.0000250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27885" calcext:value-type="float">
            <text:p>0.000027885</text:p>
          </table:table-cell>
          <table:table-cell office:value-type="float" office:value="0.000050025" calcext:value-type="float">
            <text:p>0.0000500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54265" calcext:value-type="float">
            <text:p>0.000054265</text:p>
          </table:table-cell>
          <table:table-cell office:value-type="float" office:value="0.000097116" calcext:value-type="float">
            <text:p>0.00009711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902391" calcext:value-type="float">
            <text:p>0.000902391</text:p>
          </table:table-cell>
          <table:table-cell office:value-type="float" office:value="0.000189842" calcext:value-type="float">
            <text:p>0.00018984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26234" calcext:value-type="float">
            <text:p>0.000262340</text:p>
          </table:table-cell>
          <table:table-cell office:value-type="float" office:value="0.000381798" calcext:value-type="float">
            <text:p>0.00038179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484022" calcext:value-type="float">
            <text:p>0.000484022</text:p>
          </table:table-cell>
          <table:table-cell office:value-type="float" office:value="0.000800759" calcext:value-type="float">
            <text:p>0.00080075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949924" calcext:value-type="float">
            <text:p>0.000949924</text:p>
          </table:table-cell>
          <table:table-cell office:value-type="float" office:value="0.00158457" calcext:value-type="float">
            <text:p>0.00158457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2141611" calcext:value-type="float">
            <text:p>0.002141611</text:p>
          </table:table-cell>
          <table:table-cell office:value-type="float" office:value="0.003267913" calcext:value-type="float">
            <text:p>0.00326791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5526126" calcext:value-type="float">
            <text:p>0.005526126</text:p>
          </table:table-cell>
          <table:table-cell office:value-type="float" office:value="0.007595233" calcext:value-type="float">
            <text:p>0.00759523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2811434" calcext:value-type="float">
            <text:p>0.012811434</text:p>
          </table:table-cell>
          <table:table-cell office:value-type="float" office:value="0.014623515" calcext:value-type="float">
            <text:p>0.01462351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6182582" calcext:value-type="float">
            <text:p>0.026182582</text:p>
          </table:table-cell>
          <table:table-cell office:value-type="float" office:value="0.031434907" calcext:value-type="float">
            <text:p>0.03143490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57416318" calcext:value-type="float">
            <text:p>0.057416318</text:p>
          </table:table-cell>
          <table:table-cell office:value-type="float" office:value="0.075009421" calcext:value-type="float">
            <text:p>0.07500942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17401907" calcext:value-type="float">
            <text:p>0.117401907</text:p>
          </table:table-cell>
          <table:table-cell office:value-type="float" office:value="0.18894296" calcext:value-type="float">
            <text:p>0.188942960</text:p>
          </table:table-cell>
        </table:table-row>
      </table:table>
      <table:table table:name="Sheet9" table:style-name="ta1">
        <table:table-column table:style-name="co1" table:number-columns-repeated="3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34" calcext:value-type="float">
            <text:p>1.34E-06</text:p>
          </table:table-cell>
          <table:table-cell office:value-type="string" calcext:value-type="string">
            <text:p>test_py_tuple_string_to_vector&lt;std::string[8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488" calcext:value-type="float">
            <text:p>4.88E-07</text:p>
          </table:table-cell>
          <table:table-cell office:value-type="string" calcext:value-type="string">
            <text:p>test_py_tuple_string_to_vector&lt;std::string[8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641" calcext:value-type="float">
            <text:p>6.41E-07</text:p>
          </table:table-cell>
          <table:table-cell office:value-type="string" calcext:value-type="string">
            <text:p>test_py_tuple_string_to_vector&lt;std::string[8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86" calcext:value-type="float">
            <text:p>8.6E-07</text:p>
          </table:table-cell>
          <table:table-cell office:value-type="string" calcext:value-type="string">
            <text:p>test_py_tuple_string_to_vector&lt;std::string[8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119" calcext:value-type="float">
            <text:p>1.19E-06</text:p>
          </table:table-cell>
          <table:table-cell office:value-type="string" calcext:value-type="string">
            <text:p>test_py_tuple_string_to_vector&lt;std::string[8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2182" calcext:value-type="float">
            <text:p>2.182E-06</text:p>
          </table:table-cell>
          <table:table-cell office:value-type="string" calcext:value-type="string">
            <text:p>test_py_tuple_string_to_vector&lt;std::string[8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925702" calcext:value-type="float">
            <text:p>0.000925702</text:p>
          </table:table-cell>
          <table:table-cell office:value-type="string" calcext:value-type="string">
            <text:p>test_py_tuple_string_to_vector&lt;std::string[8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459606" calcext:value-type="float">
            <text:p>0.000459606</text:p>
          </table:table-cell>
          <table:table-cell office:value-type="string" calcext:value-type="string">
            <text:p>test_py_tuple_string_to_vector&lt;std::string[8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9227" calcext:value-type="float">
            <text:p>9.227E-06</text:p>
          </table:table-cell>
          <table:table-cell office:value-type="string" calcext:value-type="string">
            <text:p>test_py_tuple_string_to_vector&lt;std::string[8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18592" calcext:value-type="float">
            <text:p>1.8592E-05</text:p>
          </table:table-cell>
          <table:table-cell office:value-type="string" calcext:value-type="string">
            <text:p>test_py_tuple_string_to_vector&lt;std::string[8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52948" calcext:value-type="float">
            <text:p>5.2948E-05</text:p>
          </table:table-cell>
          <table:table-cell office:value-type="string" calcext:value-type="string">
            <text:p>test_py_tuple_string_to_vector&lt;std::string[8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123271" calcext:value-type="float">
            <text:p>0.000123271</text:p>
          </table:table-cell>
          <table:table-cell office:value-type="string" calcext:value-type="string">
            <text:p>test_py_tuple_string_to_vector&lt;std::string[8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228248" calcext:value-type="float">
            <text:p>0.000228248</text:p>
          </table:table-cell>
          <table:table-cell office:value-type="string" calcext:value-type="string">
            <text:p>test_py_tuple_string_to_vector&lt;std::string[8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575893" calcext:value-type="float">
            <text:p>0.000575893</text:p>
          </table:table-cell>
          <table:table-cell office:value-type="string" calcext:value-type="string">
            <text:p>test_py_tuple_string_to_vector&lt;std::string[8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1011568" calcext:value-type="float">
            <text:p>0.001011568</text:p>
          </table:table-cell>
          <table:table-cell office:value-type="string" calcext:value-type="string">
            <text:p>test_py_tuple_string_to_vector&lt;std::string[8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1892613" calcext:value-type="float">
            <text:p>0.001892613</text:p>
          </table:table-cell>
          <table:table-cell office:value-type="string" calcext:value-type="string">
            <text:p>test_py_tuple_string_to_vector&lt;std::string[8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3830063" calcext:value-type="float">
            <text:p>0.003830063</text:p>
          </table:table-cell>
          <table:table-cell office:value-type="string" calcext:value-type="string">
            <text:p>test_py_tuple_string_to_vector&lt;std::string[8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7812753" calcext:value-type="float">
            <text:p>0.007812753</text:p>
          </table:table-cell>
          <table:table-cell office:value-type="string" calcext:value-type="string">
            <text:p>test_py_tuple_string_to_vector&lt;std::string[8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6727011" calcext:value-type="float">
            <text:p>0.016727011</text:p>
          </table:table-cell>
          <table:table-cell office:value-type="string" calcext:value-type="string">
            <text:p>test_py_tuple_string_to_vector&lt;std::string[8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40675317" calcext:value-type="float">
            <text:p>0.040675317</text:p>
          </table:table-cell>
          <table:table-cell office:value-type="string" calcext:value-type="string">
            <text:p>test_py_tuple_string_to_vector&lt;std::string[8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76" calcext:value-type="float">
            <text:p>7.6E-07</text:p>
          </table:table-cell>
          <table:table-cell office:value-type="string" calcext:value-type="string">
            <text:p>test_py_tuple_string_to_vector&lt;std::string[16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508" calcext:value-type="float">
            <text:p>5.08E-07</text:p>
          </table:table-cell>
          <table:table-cell office:value-type="string" calcext:value-type="string">
            <text:p>test_py_tuple_string_to_vector&lt;std::string[16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659" calcext:value-type="float">
            <text:p>6.59E-07</text:p>
          </table:table-cell>
          <table:table-cell office:value-type="string" calcext:value-type="string">
            <text:p>test_py_tuple_string_to_vector&lt;std::string[16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891" calcext:value-type="float">
            <text:p>8.91E-07</text:p>
          </table:table-cell>
          <table:table-cell office:value-type="string" calcext:value-type="string">
            <text:p>test_py_tuple_string_to_vector&lt;std::string[16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1233" calcext:value-type="float">
            <text:p>1.233E-06</text:p>
          </table:table-cell>
          <table:table-cell office:value-type="string" calcext:value-type="string">
            <text:p>test_py_tuple_string_to_vector&lt;std::string[16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3068" calcext:value-type="float">
            <text:p>3.068E-06</text:p>
          </table:table-cell>
          <table:table-cell office:value-type="string" calcext:value-type="string">
            <text:p>test_py_tuple_string_to_vector&lt;std::string[16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2841" calcext:value-type="float">
            <text:p>2.841E-06</text:p>
          </table:table-cell>
          <table:table-cell office:value-type="string" calcext:value-type="string">
            <text:p>test_py_tuple_string_to_vector&lt;std::string[16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4781" calcext:value-type="float">
            <text:p>4.781E-06</text:p>
          </table:table-cell>
          <table:table-cell office:value-type="string" calcext:value-type="string">
            <text:p>test_py_tuple_string_to_vector&lt;std::string[16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8745" calcext:value-type="float">
            <text:p>8.745E-06</text:p>
          </table:table-cell>
          <table:table-cell office:value-type="string" calcext:value-type="string">
            <text:p>test_py_tuple_string_to_vector&lt;std::string[16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16503" calcext:value-type="float">
            <text:p>1.6503E-05</text:p>
          </table:table-cell>
          <table:table-cell office:value-type="string" calcext:value-type="string">
            <text:p>test_py_tuple_string_to_vector&lt;std::string[16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5144" calcext:value-type="float">
            <text:p>5.144E-05</text:p>
          </table:table-cell>
          <table:table-cell office:value-type="string" calcext:value-type="string">
            <text:p>test_py_tuple_string_to_vector&lt;std::string[16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109134" calcext:value-type="float">
            <text:p>0.000109134</text:p>
          </table:table-cell>
          <table:table-cell office:value-type="string" calcext:value-type="string">
            <text:p>test_py_tuple_string_to_vector&lt;std::string[16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15807" calcext:value-type="float">
            <text:p>0.00015807</text:p>
          </table:table-cell>
          <table:table-cell office:value-type="string" calcext:value-type="string">
            <text:p>test_py_tuple_string_to_vector&lt;std::string[16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376691" calcext:value-type="float">
            <text:p>0.000376691</text:p>
          </table:table-cell>
          <table:table-cell office:value-type="string" calcext:value-type="string">
            <text:p>test_py_tuple_string_to_vector&lt;std::string[16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86058" calcext:value-type="float">
            <text:p>0.00086058</text:p>
          </table:table-cell>
          <table:table-cell office:value-type="string" calcext:value-type="string">
            <text:p>test_py_tuple_string_to_vector&lt;std::string[16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2006362" calcext:value-type="float">
            <text:p>0.002006362</text:p>
          </table:table-cell>
          <table:table-cell office:value-type="string" calcext:value-type="string">
            <text:p>test_py_tuple_string_to_vector&lt;std::string[16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4025725" calcext:value-type="float">
            <text:p>0.004025725</text:p>
          </table:table-cell>
          <table:table-cell office:value-type="string" calcext:value-type="string">
            <text:p>test_py_tuple_string_to_vector&lt;std::string[16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7830972" calcext:value-type="float">
            <text:p>0.007830972</text:p>
          </table:table-cell>
          <table:table-cell office:value-type="string" calcext:value-type="string">
            <text:p>test_py_tuple_string_to_vector&lt;std::string[16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8973225" calcext:value-type="float">
            <text:p>0.018973225</text:p>
          </table:table-cell>
          <table:table-cell office:value-type="string" calcext:value-type="string">
            <text:p>test_py_tuple_string_to_vector&lt;std::string[16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34920795" calcext:value-type="float">
            <text:p>0.034920795</text:p>
          </table:table-cell>
          <table:table-cell office:value-type="string" calcext:value-type="string">
            <text:p>test_py_tuple_string_to_vector&lt;std::string[16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745" calcext:value-type="float">
            <text:p>7.45E-07</text:p>
          </table:table-cell>
          <table:table-cell office:value-type="string" calcext:value-type="string">
            <text:p>test_py_tuple_string_to_vector&lt;std::string[32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49" calcext:value-type="float">
            <text:p>6.49E-07</text:p>
          </table:table-cell>
          <table:table-cell office:value-type="string" calcext:value-type="string">
            <text:p>test_py_tuple_string_to_vector&lt;std::string[32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997" calcext:value-type="float">
            <text:p>9.97E-07</text:p>
          </table:table-cell>
          <table:table-cell office:value-type="string" calcext:value-type="string">
            <text:p>test_py_tuple_string_to_vector&lt;std::string[32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639" calcext:value-type="float">
            <text:p>1.639E-06</text:p>
          </table:table-cell>
          <table:table-cell office:value-type="string" calcext:value-type="string">
            <text:p>test_py_tuple_string_to_vector&lt;std::string[32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2787" calcext:value-type="float">
            <text:p>2.787E-06</text:p>
          </table:table-cell>
          <table:table-cell office:value-type="string" calcext:value-type="string">
            <text:p>test_py_tuple_string_to_vector&lt;std::string[32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12169" calcext:value-type="float">
            <text:p>1.2169E-05</text:p>
          </table:table-cell>
          <table:table-cell office:value-type="string" calcext:value-type="string">
            <text:p>test_py_tuple_string_to_vector&lt;std::string[32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9012" calcext:value-type="float">
            <text:p>9.012E-06</text:p>
          </table:table-cell>
          <table:table-cell office:value-type="string" calcext:value-type="string">
            <text:p>test_py_tuple_string_to_vector&lt;std::string[32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22888" calcext:value-type="float">
            <text:p>2.2888E-05</text:p>
          </table:table-cell>
          <table:table-cell office:value-type="string" calcext:value-type="string">
            <text:p>test_py_tuple_string_to_vector&lt;std::string[32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39864" calcext:value-type="float">
            <text:p>3.9864E-05</text:p>
          </table:table-cell>
          <table:table-cell office:value-type="string" calcext:value-type="string">
            <text:p>test_py_tuple_string_to_vector&lt;std::string[32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81868" calcext:value-type="float">
            <text:p>8.1868E-05</text:p>
          </table:table-cell>
          <table:table-cell office:value-type="string" calcext:value-type="string">
            <text:p>test_py_tuple_string_to_vector&lt;std::string[32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174967" calcext:value-type="float">
            <text:p>0.000174967</text:p>
          </table:table-cell>
          <table:table-cell office:value-type="string" calcext:value-type="string">
            <text:p>test_py_tuple_string_to_vector&lt;std::string[32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355108" calcext:value-type="float">
            <text:p>0.000355108</text:p>
          </table:table-cell>
          <table:table-cell office:value-type="string" calcext:value-type="string">
            <text:p>test_py_tuple_string_to_vector&lt;std::string[32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596775" calcext:value-type="float">
            <text:p>0.000596775</text:p>
          </table:table-cell>
          <table:table-cell office:value-type="string" calcext:value-type="string">
            <text:p>test_py_tuple_string_to_vector&lt;std::string[32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1235128" calcext:value-type="float">
            <text:p>0.001235128</text:p>
          </table:table-cell>
          <table:table-cell office:value-type="string" calcext:value-type="string">
            <text:p>test_py_tuple_string_to_vector&lt;std::string[32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6333674" calcext:value-type="float">
            <text:p>0.006333674</text:p>
          </table:table-cell>
          <table:table-cell office:value-type="string" calcext:value-type="string">
            <text:p>test_py_tuple_string_to_vector&lt;std::string[32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6403217" calcext:value-type="float">
            <text:p>0.006403217</text:p>
          </table:table-cell>
          <table:table-cell office:value-type="string" calcext:value-type="string">
            <text:p>test_py_tuple_string_to_vector&lt;std::string[32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1930022" calcext:value-type="float">
            <text:p>0.011930022</text:p>
          </table:table-cell>
          <table:table-cell office:value-type="string" calcext:value-type="string">
            <text:p>test_py_tuple_string_to_vector&lt;std::string[32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2984984" calcext:value-type="float">
            <text:p>0.022984984</text:p>
          </table:table-cell>
          <table:table-cell office:value-type="string" calcext:value-type="string">
            <text:p>test_py_tuple_string_to_vector&lt;std::string[32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47337281" calcext:value-type="float">
            <text:p>0.047337281</text:p>
          </table:table-cell>
          <table:table-cell office:value-type="string" calcext:value-type="string">
            <text:p>test_py_tuple_string_to_vector&lt;std::string[32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94645693" calcext:value-type="float">
            <text:p>0.094645693</text:p>
          </table:table-cell>
          <table:table-cell office:value-type="string" calcext:value-type="string">
            <text:p>test_py_tuple_string_to_vector&lt;std::string[32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817" calcext:value-type="float">
            <text:p>8.17E-07</text:p>
          </table:table-cell>
          <table:table-cell office:value-type="string" calcext:value-type="string">
            <text:p>test_py_tuple_string_to_vector&lt;std::string[64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25" calcext:value-type="float">
            <text:p>6.25E-07</text:p>
          </table:table-cell>
          <table:table-cell office:value-type="string" calcext:value-type="string">
            <text:p>test_py_tuple_string_to_vector&lt;std::string[64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196" calcext:value-type="float">
            <text:p>1.196E-06</text:p>
          </table:table-cell>
          <table:table-cell office:value-type="string" calcext:value-type="string">
            <text:p>test_py_tuple_string_to_vector&lt;std::string[64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67" calcext:value-type="float">
            <text:p>1.67E-06</text:p>
          </table:table-cell>
          <table:table-cell office:value-type="string" calcext:value-type="string">
            <text:p>test_py_tuple_string_to_vector&lt;std::string[64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2823" calcext:value-type="float">
            <text:p>2.823E-06</text:p>
          </table:table-cell>
          <table:table-cell office:value-type="string" calcext:value-type="string">
            <text:p>test_py_tuple_string_to_vector&lt;std::string[64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5919" calcext:value-type="float">
            <text:p>5.919E-06</text:p>
          </table:table-cell>
          <table:table-cell office:value-type="string" calcext:value-type="string">
            <text:p>test_py_tuple_string_to_vector&lt;std::string[64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9371" calcext:value-type="float">
            <text:p>9.371E-06</text:p>
          </table:table-cell>
          <table:table-cell office:value-type="string" calcext:value-type="string">
            <text:p>test_py_tuple_string_to_vector&lt;std::string[64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17874" calcext:value-type="float">
            <text:p>1.7874E-05</text:p>
          </table:table-cell>
          <table:table-cell office:value-type="string" calcext:value-type="string">
            <text:p>test_py_tuple_string_to_vector&lt;std::string[64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33717" calcext:value-type="float">
            <text:p>3.3717E-05</text:p>
          </table:table-cell>
          <table:table-cell office:value-type="string" calcext:value-type="string">
            <text:p>test_py_tuple_string_to_vector&lt;std::string[64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67307" calcext:value-type="float">
            <text:p>6.7307E-05</text:p>
          </table:table-cell>
          <table:table-cell office:value-type="string" calcext:value-type="string">
            <text:p>test_py_tuple_string_to_vector&lt;std::string[64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158867" calcext:value-type="float">
            <text:p>0.000158867</text:p>
          </table:table-cell>
          <table:table-cell office:value-type="string" calcext:value-type="string">
            <text:p>test_py_tuple_string_to_vector&lt;std::string[64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332119" calcext:value-type="float">
            <text:p>0.000332119</text:p>
          </table:table-cell>
          <table:table-cell office:value-type="string" calcext:value-type="string">
            <text:p>test_py_tuple_string_to_vector&lt;std::string[64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536736" calcext:value-type="float">
            <text:p>0.000536736</text:p>
          </table:table-cell>
          <table:table-cell office:value-type="string" calcext:value-type="string">
            <text:p>test_py_tuple_string_to_vector&lt;std::string[64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1225865" calcext:value-type="float">
            <text:p>0.001225865</text:p>
          </table:table-cell>
          <table:table-cell office:value-type="string" calcext:value-type="string">
            <text:p>test_py_tuple_string_to_vector&lt;std::string[64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2631762" calcext:value-type="float">
            <text:p>0.002631762</text:p>
          </table:table-cell>
          <table:table-cell office:value-type="string" calcext:value-type="string">
            <text:p>test_py_tuple_string_to_vector&lt;std::string[64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5204765" calcext:value-type="float">
            <text:p>0.005204765</text:p>
          </table:table-cell>
          <table:table-cell office:value-type="string" calcext:value-type="string">
            <text:p>test_py_tuple_string_to_vector&lt;std::string[64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1526371" calcext:value-type="float">
            <text:p>0.011526371</text:p>
          </table:table-cell>
          <table:table-cell office:value-type="string" calcext:value-type="string">
            <text:p>test_py_tuple_string_to_vector&lt;std::string[64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53136" calcext:value-type="float">
            <text:p>0.0253136</text:p>
          </table:table-cell>
          <table:table-cell office:value-type="string" calcext:value-type="string">
            <text:p>test_py_tuple_string_to_vector&lt;std::string[64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44371149" calcext:value-type="float">
            <text:p>0.044371149</text:p>
          </table:table-cell>
          <table:table-cell office:value-type="string" calcext:value-type="string">
            <text:p>test_py_tuple_string_to_vector&lt;std::string[64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04341442" calcext:value-type="float">
            <text:p>0.104341442</text:p>
          </table:table-cell>
          <table:table-cell office:value-type="string" calcext:value-type="string">
            <text:p>test_py_tuple_string_to_vector&lt;std::string[64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818" calcext:value-type="float">
            <text:p>8.18E-07</text:p>
          </table:table-cell>
          <table:table-cell office:value-type="string" calcext:value-type="string">
            <text:p>test_py_tuple_string_to_vector&lt;std::string[128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835" calcext:value-type="float">
            <text:p>8.35E-07</text:p>
          </table:table-cell>
          <table:table-cell office:value-type="string" calcext:value-type="string">
            <text:p>test_py_tuple_string_to_vector&lt;std::string[128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284" calcext:value-type="float">
            <text:p>1.284E-06</text:p>
          </table:table-cell>
          <table:table-cell office:value-type="string" calcext:value-type="string">
            <text:p>test_py_tuple_string_to_vector&lt;std::string[128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131" calcext:value-type="float">
            <text:p>2.131E-06</text:p>
          </table:table-cell>
          <table:table-cell office:value-type="string" calcext:value-type="string">
            <text:p>test_py_tuple_string_to_vector&lt;std::string[128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3585" calcext:value-type="float">
            <text:p>3.585E-06</text:p>
          </table:table-cell>
          <table:table-cell office:value-type="string" calcext:value-type="string">
            <text:p>test_py_tuple_string_to_vector&lt;std::string[128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921" calcext:value-type="float">
            <text:p>9.21E-06</text:p>
          </table:table-cell>
          <table:table-cell office:value-type="string" calcext:value-type="string">
            <text:p>test_py_tuple_string_to_vector&lt;std::string[128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5084" calcext:value-type="float">
            <text:p>1.5084E-05</text:p>
          </table:table-cell>
          <table:table-cell office:value-type="string" calcext:value-type="string">
            <text:p>test_py_tuple_string_to_vector&lt;std::string[128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25963" calcext:value-type="float">
            <text:p>2.5963E-05</text:p>
          </table:table-cell>
          <table:table-cell office:value-type="string" calcext:value-type="string">
            <text:p>test_py_tuple_string_to_vector&lt;std::string[128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51525" calcext:value-type="float">
            <text:p>5.1525E-05</text:p>
          </table:table-cell>
          <table:table-cell office:value-type="string" calcext:value-type="string">
            <text:p>test_py_tuple_string_to_vector&lt;std::string[128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01423" calcext:value-type="float">
            <text:p>0.000101423</text:p>
          </table:table-cell>
          <table:table-cell office:value-type="string" calcext:value-type="string">
            <text:p>test_py_tuple_string_to_vector&lt;std::string[128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22789" calcext:value-type="float">
            <text:p>0.000222789</text:p>
          </table:table-cell>
          <table:table-cell office:value-type="string" calcext:value-type="string">
            <text:p>test_py_tuple_string_to_vector&lt;std::string[128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441601" calcext:value-type="float">
            <text:p>0.000441601</text:p>
          </table:table-cell>
          <table:table-cell office:value-type="string" calcext:value-type="string">
            <text:p>test_py_tuple_string_to_vector&lt;std::string[128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766813" calcext:value-type="float">
            <text:p>0.000766813</text:p>
          </table:table-cell>
          <table:table-cell office:value-type="string" calcext:value-type="string">
            <text:p>test_py_tuple_string_to_vector&lt;std::string[128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3332112" calcext:value-type="float">
            <text:p>0.003332112</text:p>
          </table:table-cell>
          <table:table-cell office:value-type="string" calcext:value-type="string">
            <text:p>test_py_tuple_string_to_vector&lt;std::string[128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2748633" calcext:value-type="float">
            <text:p>0.002748633</text:p>
          </table:table-cell>
          <table:table-cell office:value-type="string" calcext:value-type="string">
            <text:p>test_py_tuple_string_to_vector&lt;std::string[128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5856447" calcext:value-type="float">
            <text:p>0.005856447</text:p>
          </table:table-cell>
          <table:table-cell office:value-type="string" calcext:value-type="string">
            <text:p>test_py_tuple_string_to_vector&lt;std::string[128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2612201" calcext:value-type="float">
            <text:p>0.012612201</text:p>
          </table:table-cell>
          <table:table-cell office:value-type="string" calcext:value-type="string">
            <text:p>test_py_tuple_string_to_vector&lt;std::string[128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4785683" calcext:value-type="float">
            <text:p>0.024785683</text:p>
          </table:table-cell>
          <table:table-cell office:value-type="string" calcext:value-type="string">
            <text:p>test_py_tuple_string_to_vector&lt;std::string[128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56737386" calcext:value-type="float">
            <text:p>0.056737386</text:p>
          </table:table-cell>
          <table:table-cell office:value-type="string" calcext:value-type="string">
            <text:p>test_py_tuple_string_to_vector&lt;std::string[128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24785277" calcext:value-type="float">
            <text:p>0.124785277</text:p>
          </table:table-cell>
          <table:table-cell office:value-type="string" calcext:value-type="string">
            <text:p>test_py_tuple_string_to_vector&lt;std::string[128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159" calcext:value-type="float">
            <text:p>1.159E-06</text:p>
          </table:table-cell>
          <table:table-cell office:value-type="string" calcext:value-type="string">
            <text:p>test_py_tuple_string_to_vector&lt;std::string[256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024" calcext:value-type="float">
            <text:p>1.024E-06</text:p>
          </table:table-cell>
          <table:table-cell office:value-type="string" calcext:value-type="string">
            <text:p>test_py_tuple_string_to_vector&lt;std::string[256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605" calcext:value-type="float">
            <text:p>1.605E-06</text:p>
          </table:table-cell>
          <table:table-cell office:value-type="string" calcext:value-type="string">
            <text:p>test_py_tuple_string_to_vector&lt;std::string[256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595" calcext:value-type="float">
            <text:p>2.595E-06</text:p>
          </table:table-cell>
          <table:table-cell office:value-type="string" calcext:value-type="string">
            <text:p>test_py_tuple_string_to_vector&lt;std::string[256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4268" calcext:value-type="float">
            <text:p>4.268E-06</text:p>
          </table:table-cell>
          <table:table-cell office:value-type="string" calcext:value-type="string">
            <text:p>test_py_tuple_string_to_vector&lt;std::string[256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8501" calcext:value-type="float">
            <text:p>8.501E-06</text:p>
          </table:table-cell>
          <table:table-cell office:value-type="string" calcext:value-type="string">
            <text:p>test_py_tuple_string_to_vector&lt;std::string[256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3838" calcext:value-type="float">
            <text:p>1.3838E-05</text:p>
          </table:table-cell>
          <table:table-cell office:value-type="string" calcext:value-type="string">
            <text:p>test_py_tuple_string_to_vector&lt;std::string[256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2623" calcext:value-type="float">
            <text:p>2.623E-05</text:p>
          </table:table-cell>
          <table:table-cell office:value-type="string" calcext:value-type="string">
            <text:p>test_py_tuple_string_to_vector&lt;std::string[256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50998" calcext:value-type="float">
            <text:p>5.0998E-05</text:p>
          </table:table-cell>
          <table:table-cell office:value-type="string" calcext:value-type="string">
            <text:p>test_py_tuple_string_to_vector&lt;std::string[256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01726" calcext:value-type="float">
            <text:p>0.000101726</text:p>
          </table:table-cell>
          <table:table-cell office:value-type="string" calcext:value-type="string">
            <text:p>test_py_tuple_string_to_vector&lt;std::string[256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29233" calcext:value-type="float">
            <text:p>0.000229233</text:p>
          </table:table-cell>
          <table:table-cell office:value-type="string" calcext:value-type="string">
            <text:p>test_py_tuple_string_to_vector&lt;std::string[256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526119" calcext:value-type="float">
            <text:p>0.000526119</text:p>
          </table:table-cell>
          <table:table-cell office:value-type="string" calcext:value-type="string">
            <text:p>test_py_tuple_string_to_vector&lt;std::string[256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435846" calcext:value-type="float">
            <text:p>0.001435846</text:p>
          </table:table-cell>
          <table:table-cell office:value-type="string" calcext:value-type="string">
            <text:p>test_py_tuple_string_to_vector&lt;std::string[256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2029059" calcext:value-type="float">
            <text:p>0.002029059</text:p>
          </table:table-cell>
          <table:table-cell office:value-type="string" calcext:value-type="string">
            <text:p>test_py_tuple_string_to_vector&lt;std::string[256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3899482" calcext:value-type="float">
            <text:p>0.003899482</text:p>
          </table:table-cell>
          <table:table-cell office:value-type="string" calcext:value-type="string">
            <text:p>test_py_tuple_string_to_vector&lt;std::string[256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7347795" calcext:value-type="float">
            <text:p>0.007347795</text:p>
          </table:table-cell>
          <table:table-cell office:value-type="string" calcext:value-type="string">
            <text:p>test_py_tuple_string_to_vector&lt;std::string[256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4428547" calcext:value-type="float">
            <text:p>0.014428547</text:p>
          </table:table-cell>
          <table:table-cell office:value-type="string" calcext:value-type="string">
            <text:p>test_py_tuple_string_to_vector&lt;std::string[256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31560431" calcext:value-type="float">
            <text:p>0.031560431</text:p>
          </table:table-cell>
          <table:table-cell office:value-type="string" calcext:value-type="string">
            <text:p>test_py_tuple_string_to_vector&lt;std::string[256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77116986" calcext:value-type="float">
            <text:p>0.077116986</text:p>
          </table:table-cell>
          <table:table-cell office:value-type="string" calcext:value-type="string">
            <text:p>test_py_tuple_string_to_vector&lt;std::string[256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70791829" calcext:value-type="float">
            <text:p>0.170791829</text:p>
          </table:table-cell>
          <table:table-cell office:value-type="string" calcext:value-type="string">
            <text:p>test_py_tuple_string_to_vector&lt;std::string[256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456" calcext:value-type="float">
            <text:p>1.456E-06</text:p>
          </table:table-cell>
          <table:table-cell office:value-type="string" calcext:value-type="string">
            <text:p>test_py_tuple_string_to_vector&lt;std::string[512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081" calcext:value-type="float">
            <text:p>1.081E-06</text:p>
          </table:table-cell>
          <table:table-cell office:value-type="string" calcext:value-type="string">
            <text:p>test_py_tuple_string_to_vector&lt;std::string[512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608" calcext:value-type="float">
            <text:p>1.608E-06</text:p>
          </table:table-cell>
          <table:table-cell office:value-type="string" calcext:value-type="string">
            <text:p>test_py_tuple_string_to_vector&lt;std::string[512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89" calcext:value-type="float">
            <text:p>2.89E-06</text:p>
          </table:table-cell>
          <table:table-cell office:value-type="string" calcext:value-type="string">
            <text:p>test_py_tuple_string_to_vector&lt;std::string[512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4861" calcext:value-type="float">
            <text:p>4.861E-06</text:p>
          </table:table-cell>
          <table:table-cell office:value-type="string" calcext:value-type="string">
            <text:p>test_py_tuple_string_to_vector&lt;std::string[512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9903" calcext:value-type="float">
            <text:p>9.903E-06</text:p>
          </table:table-cell>
          <table:table-cell office:value-type="string" calcext:value-type="string">
            <text:p>test_py_tuple_string_to_vector&lt;std::string[512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7392" calcext:value-type="float">
            <text:p>1.7392E-05</text:p>
          </table:table-cell>
          <table:table-cell office:value-type="string" calcext:value-type="string">
            <text:p>test_py_tuple_string_to_vector&lt;std::string[512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33241" calcext:value-type="float">
            <text:p>3.3241E-05</text:p>
          </table:table-cell>
          <table:table-cell office:value-type="string" calcext:value-type="string">
            <text:p>test_py_tuple_string_to_vector&lt;std::string[512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82782" calcext:value-type="float">
            <text:p>8.2782E-05</text:p>
          </table:table-cell>
          <table:table-cell office:value-type="string" calcext:value-type="string">
            <text:p>test_py_tuple_string_to_vector&lt;std::string[512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322107" calcext:value-type="float">
            <text:p>0.000322107</text:p>
          </table:table-cell>
          <table:table-cell office:value-type="string" calcext:value-type="string">
            <text:p>test_py_tuple_string_to_vector&lt;std::string[512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354075" calcext:value-type="float">
            <text:p>0.000354075</text:p>
          </table:table-cell>
          <table:table-cell office:value-type="string" calcext:value-type="string">
            <text:p>test_py_tuple_string_to_vector&lt;std::string[512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725601" calcext:value-type="float">
            <text:p>0.000725601</text:p>
          </table:table-cell>
          <table:table-cell office:value-type="string" calcext:value-type="string">
            <text:p>test_py_tuple_string_to_vector&lt;std::string[512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295455" calcext:value-type="float">
            <text:p>0.001295455</text:p>
          </table:table-cell>
          <table:table-cell office:value-type="string" calcext:value-type="string">
            <text:p>test_py_tuple_string_to_vector&lt;std::string[512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2484639" calcext:value-type="float">
            <text:p>0.002484639</text:p>
          </table:table-cell>
          <table:table-cell office:value-type="string" calcext:value-type="string">
            <text:p>test_py_tuple_string_to_vector&lt;std::string[512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4582137" calcext:value-type="float">
            <text:p>0.004582137</text:p>
          </table:table-cell>
          <table:table-cell office:value-type="string" calcext:value-type="string">
            <text:p>test_py_tuple_string_to_vector&lt;std::string[512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9393515" calcext:value-type="float">
            <text:p>0.009393515</text:p>
          </table:table-cell>
          <table:table-cell office:value-type="string" calcext:value-type="string">
            <text:p>test_py_tuple_string_to_vector&lt;std::string[512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35841633" calcext:value-type="float">
            <text:p>0.035841633</text:p>
          </table:table-cell>
          <table:table-cell office:value-type="string" calcext:value-type="string">
            <text:p>test_py_tuple_string_to_vector&lt;std::string[512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69577254" calcext:value-type="float">
            <text:p>0.069577254</text:p>
          </table:table-cell>
          <table:table-cell office:value-type="string" calcext:value-type="string">
            <text:p>test_py_tuple_string_to_vector&lt;std::string[512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44347661" calcext:value-type="float">
            <text:p>0.144347661</text:p>
          </table:table-cell>
          <table:table-cell office:value-type="string" calcext:value-type="string">
            <text:p>test_py_tuple_string_to_vector&lt;std::string[512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316653719" calcext:value-type="float">
            <text:p>0.316653719</text:p>
          </table:table-cell>
          <table:table-cell office:value-type="string" calcext:value-type="string">
            <text:p>test_py_tuple_string_to_vector&lt;std::string[512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109" calcext:value-type="float">
            <text:p>1.109E-06</text:p>
          </table:table-cell>
          <table:table-cell office:value-type="string" calcext:value-type="string">
            <text:p>test_py_tuple_string_to_vector&lt;std::string[1024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019" calcext:value-type="float">
            <text:p>1.019E-06</text:p>
          </table:table-cell>
          <table:table-cell office:value-type="string" calcext:value-type="string">
            <text:p>test_py_tuple_string_to_vector&lt;std::string[1024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2056" calcext:value-type="float">
            <text:p>2.056E-06</text:p>
          </table:table-cell>
          <table:table-cell office:value-type="string" calcext:value-type="string">
            <text:p>test_py_tuple_string_to_vector&lt;std::string[1024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4968" calcext:value-type="float">
            <text:p>4.968E-06</text:p>
          </table:table-cell>
          <table:table-cell office:value-type="string" calcext:value-type="string">
            <text:p>test_py_tuple_string_to_vector&lt;std::string[1024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7222" calcext:value-type="float">
            <text:p>7.222E-06</text:p>
          </table:table-cell>
          <table:table-cell office:value-type="string" calcext:value-type="string">
            <text:p>test_py_tuple_string_to_vector&lt;std::string[1024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2017" calcext:value-type="float">
            <text:p>2.017E-05</text:p>
          </table:table-cell>
          <table:table-cell office:value-type="string" calcext:value-type="string">
            <text:p>test_py_tuple_string_to_vector&lt;std::string[1024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34496" calcext:value-type="float">
            <text:p>3.4496E-05</text:p>
          </table:table-cell>
          <table:table-cell office:value-type="string" calcext:value-type="string">
            <text:p>test_py_tuple_string_to_vector&lt;std::string[1024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73693" calcext:value-type="float">
            <text:p>7.3693E-05</text:p>
          </table:table-cell>
          <table:table-cell office:value-type="string" calcext:value-type="string">
            <text:p>test_py_tuple_string_to_vector&lt;std::string[1024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23935" calcext:value-type="float">
            <text:p>0.00023935</text:p>
          </table:table-cell>
          <table:table-cell office:value-type="string" calcext:value-type="string">
            <text:p>test_py_tuple_string_to_vector&lt;std::string[1024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337284" calcext:value-type="float">
            <text:p>0.000337284</text:p>
          </table:table-cell>
          <table:table-cell office:value-type="string" calcext:value-type="string">
            <text:p>test_py_tuple_string_to_vector&lt;std::string[1024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1290794" calcext:value-type="float">
            <text:p>0.001290794</text:p>
          </table:table-cell>
          <table:table-cell office:value-type="string" calcext:value-type="string">
            <text:p>test_py_tuple_string_to_vector&lt;std::string[1024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1150128" calcext:value-type="float">
            <text:p>0.001150128</text:p>
          </table:table-cell>
          <table:table-cell office:value-type="string" calcext:value-type="string">
            <text:p>test_py_tuple_string_to_vector&lt;std::string[1024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3358112" calcext:value-type="float">
            <text:p>0.003358112</text:p>
          </table:table-cell>
          <table:table-cell office:value-type="string" calcext:value-type="string">
            <text:p>test_py_tuple_string_to_vector&lt;std::string[1024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6009917" calcext:value-type="float">
            <text:p>0.006009917</text:p>
          </table:table-cell>
          <table:table-cell office:value-type="string" calcext:value-type="string">
            <text:p>test_py_tuple_string_to_vector&lt;std::string[1024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20097073" calcext:value-type="float">
            <text:p>0.020097073</text:p>
          </table:table-cell>
          <table:table-cell office:value-type="string" calcext:value-type="string">
            <text:p>test_py_tuple_string_to_vector&lt;std::string[1024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45529163" calcext:value-type="float">
            <text:p>0.045529163</text:p>
          </table:table-cell>
          <table:table-cell office:value-type="string" calcext:value-type="string">
            <text:p>test_py_tuple_string_to_vector&lt;std::string[1024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17228705" calcext:value-type="float">
            <text:p>0.117228705</text:p>
          </table:table-cell>
          <table:table-cell office:value-type="string" calcext:value-type="string">
            <text:p>test_py_tuple_string_to_vector&lt;std::string[1024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87258507" calcext:value-type="float">
            <text:p>0.187258507</text:p>
          </table:table-cell>
          <table:table-cell office:value-type="string" calcext:value-type="string">
            <text:p>test_py_tuple_string_to_vector&lt;std::string[1024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383458458" calcext:value-type="float">
            <text:p>0.383458458</text:p>
          </table:table-cell>
          <table:table-cell office:value-type="string" calcext:value-type="string">
            <text:p>test_py_tuple_string_to_vector&lt;std::string[1024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831042844" calcext:value-type="float">
            <text:p>0.831042844</text:p>
          </table:table-cell>
          <table:table-cell office:value-type="string" calcext:value-type="string">
            <text:p>test_py_tuple_string_to_vector&lt;std::string[1024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391" calcext:value-type="float">
            <text:p>1.391E-06</text:p>
          </table:table-cell>
          <table:table-cell office:value-type="string" calcext:value-type="string">
            <text:p>test_py_tuple_string_to_vector&lt;std::string[2048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177" calcext:value-type="float">
            <text:p>1.177E-06</text:p>
          </table:table-cell>
          <table:table-cell office:value-type="string" calcext:value-type="string">
            <text:p>test_py_tuple_string_to_vector&lt;std::string[2048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2244" calcext:value-type="float">
            <text:p>2.244E-06</text:p>
          </table:table-cell>
          <table:table-cell office:value-type="string" calcext:value-type="string">
            <text:p>test_py_tuple_string_to_vector&lt;std::string[2048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4721" calcext:value-type="float">
            <text:p>4.721E-06</text:p>
          </table:table-cell>
          <table:table-cell office:value-type="string" calcext:value-type="string">
            <text:p>test_py_tuple_string_to_vector&lt;std::string[2048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9308" calcext:value-type="float">
            <text:p>9.308E-06</text:p>
          </table:table-cell>
          <table:table-cell office:value-type="string" calcext:value-type="string">
            <text:p>test_py_tuple_string_to_vector&lt;std::string[2048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17446" calcext:value-type="float">
            <text:p>1.7446E-05</text:p>
          </table:table-cell>
          <table:table-cell office:value-type="string" calcext:value-type="string">
            <text:p>test_py_tuple_string_to_vector&lt;std::string[2048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35837" calcext:value-type="float">
            <text:p>3.5837E-05</text:p>
          </table:table-cell>
          <table:table-cell office:value-type="string" calcext:value-type="string">
            <text:p>test_py_tuple_string_to_vector&lt;std::string[2048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70955" calcext:value-type="float">
            <text:p>7.0955E-05</text:p>
          </table:table-cell>
          <table:table-cell office:value-type="string" calcext:value-type="string">
            <text:p>test_py_tuple_string_to_vector&lt;std::string[2048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145485" calcext:value-type="float">
            <text:p>0.000145485</text:p>
          </table:table-cell>
          <table:table-cell office:value-type="string" calcext:value-type="string">
            <text:p>test_py_tuple_string_to_vector&lt;std::string[2048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308463" calcext:value-type="float">
            <text:p>0.000308463</text:p>
          </table:table-cell>
          <table:table-cell office:value-type="string" calcext:value-type="string">
            <text:p>test_py_tuple_string_to_vector&lt;std::string[2048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759781" calcext:value-type="float">
            <text:p>0.000759781</text:p>
          </table:table-cell>
          <table:table-cell office:value-type="string" calcext:value-type="string">
            <text:p>test_py_tuple_string_to_vector&lt;std::string[2048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4413457" calcext:value-type="float">
            <text:p>0.004413457</text:p>
          </table:table-cell>
          <table:table-cell office:value-type="string" calcext:value-type="string">
            <text:p>test_py_tuple_string_to_vector&lt;std::string[2048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4367473" calcext:value-type="float">
            <text:p>0.004367473</text:p>
          </table:table-cell>
          <table:table-cell office:value-type="string" calcext:value-type="string">
            <text:p>test_py_tuple_string_to_vector&lt;std::string[2048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2211543" calcext:value-type="float">
            <text:p>0.012211543</text:p>
          </table:table-cell>
          <table:table-cell office:value-type="string" calcext:value-type="string">
            <text:p>test_py_tuple_string_to_vector&lt;std::string[2048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35951244" calcext:value-type="float">
            <text:p>0.035951244</text:p>
          </table:table-cell>
          <table:table-cell office:value-type="string" calcext:value-type="string">
            <text:p>test_py_tuple_string_to_vector&lt;std::string[2048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88484243" calcext:value-type="float">
            <text:p>0.088484243</text:p>
          </table:table-cell>
          <table:table-cell office:value-type="string" calcext:value-type="string">
            <text:p>test_py_tuple_string_to_vector&lt;std::string[2048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72657561" calcext:value-type="float">
            <text:p>0.172657561</text:p>
          </table:table-cell>
          <table:table-cell office:value-type="string" calcext:value-type="string">
            <text:p>test_py_tuple_string_to_vector&lt;std::string[2048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371193298" calcext:value-type="float">
            <text:p>0.371193298</text:p>
          </table:table-cell>
          <table:table-cell office:value-type="string" calcext:value-type="string">
            <text:p>test_py_tuple_string_to_vector&lt;std::string[2048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659419008" calcext:value-type="float">
            <text:p>0.659419008</text:p>
          </table:table-cell>
          <table:table-cell office:value-type="string" calcext:value-type="string">
            <text:p>test_py_tuple_string_to_vector&lt;std::string[2048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.40213424" calcext:value-type="float">
            <text:p>1.40213424</text:p>
          </table:table-cell>
          <table:table-cell office:value-type="string" calcext:value-type="string">
            <text:p>test_py_tuple_string_to_vector&lt;std::string[2048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617" calcext:value-type="float">
            <text:p>1.617E-06</text:p>
          </table:table-cell>
          <table:table-cell office:value-type="string" calcext:value-type="string">
            <text:p>test_py_tuple_string_to_vector&lt;std::string[4096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52" calcext:value-type="float">
            <text:p>1.52E-06</text:p>
          </table:table-cell>
          <table:table-cell office:value-type="string" calcext:value-type="string">
            <text:p>test_py_tuple_string_to_vector&lt;std::string[4096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2988" calcext:value-type="float">
            <text:p>2.988E-06</text:p>
          </table:table-cell>
          <table:table-cell office:value-type="string" calcext:value-type="string">
            <text:p>test_py_tuple_string_to_vector&lt;std::string[4096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10191" calcext:value-type="float">
            <text:p>1.0191E-05</text:p>
          </table:table-cell>
          <table:table-cell office:value-type="string" calcext:value-type="string">
            <text:p>test_py_tuple_string_to_vector&lt;std::string[4096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0532" calcext:value-type="float">
            <text:p>2.0532E-05</text:p>
          </table:table-cell>
          <table:table-cell office:value-type="string" calcext:value-type="string">
            <text:p>test_py_tuple_string_to_vector&lt;std::string[4096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40924" calcext:value-type="float">
            <text:p>4.0924E-05</text:p>
          </table:table-cell>
          <table:table-cell office:value-type="string" calcext:value-type="string">
            <text:p>test_py_tuple_string_to_vector&lt;std::string[4096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75234" calcext:value-type="float">
            <text:p>7.5234E-05</text:p>
          </table:table-cell>
          <table:table-cell office:value-type="string" calcext:value-type="string">
            <text:p>test_py_tuple_string_to_vector&lt;std::string[4096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159174" calcext:value-type="float">
            <text:p>0.000159174</text:p>
          </table:table-cell>
          <table:table-cell office:value-type="string" calcext:value-type="string">
            <text:p>test_py_tuple_string_to_vector&lt;std::string[4096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313511" calcext:value-type="float">
            <text:p>0.000313511</text:p>
          </table:table-cell>
          <table:table-cell office:value-type="string" calcext:value-type="string">
            <text:p>test_py_tuple_string_to_vector&lt;std::string[4096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1058137" calcext:value-type="float">
            <text:p>0.001058137</text:p>
          </table:table-cell>
          <table:table-cell office:value-type="string" calcext:value-type="string">
            <text:p>test_py_tuple_string_to_vector&lt;std::string[4096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1436779" calcext:value-type="float">
            <text:p>0.001436779</text:p>
          </table:table-cell>
          <table:table-cell office:value-type="string" calcext:value-type="string">
            <text:p>test_py_tuple_string_to_vector&lt;std::string[4096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3087784" calcext:value-type="float">
            <text:p>0.003087784</text:p>
          </table:table-cell>
          <table:table-cell office:value-type="string" calcext:value-type="string">
            <text:p>test_py_tuple_string_to_vector&lt;std::string[4096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9165537" calcext:value-type="float">
            <text:p>0.009165537</text:p>
          </table:table-cell>
          <table:table-cell office:value-type="string" calcext:value-type="string">
            <text:p>test_py_tuple_string_to_vector&lt;std::string[4096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28772572" calcext:value-type="float">
            <text:p>0.028772572</text:p>
          </table:table-cell>
          <table:table-cell office:value-type="string" calcext:value-type="string">
            <text:p>test_py_tuple_string_to_vector&lt;std::string[4096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63672996" calcext:value-type="float">
            <text:p>0.063672996</text:p>
          </table:table-cell>
          <table:table-cell office:value-type="string" calcext:value-type="string">
            <text:p>test_py_tuple_string_to_vector&lt;std::string[4096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13409134" calcext:value-type="float">
            <text:p>0.13409134</text:p>
          </table:table-cell>
          <table:table-cell office:value-type="string" calcext:value-type="string">
            <text:p>test_py_tuple_string_to_vector&lt;std::string[4096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285985934" calcext:value-type="float">
            <text:p>0.285985934</text:p>
          </table:table-cell>
          <table:table-cell office:value-type="string" calcext:value-type="string">
            <text:p>test_py_tuple_string_to_vector&lt;std::string[4096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667777749" calcext:value-type="float">
            <text:p>0.667777749</text:p>
          </table:table-cell>
          <table:table-cell office:value-type="string" calcext:value-type="string">
            <text:p>test_py_tuple_string_to_vector&lt;std::string[4096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302490667" calcext:value-type="float">
            <text:p>1.302490667</text:p>
          </table:table-cell>
          <table:table-cell office:value-type="string" calcext:value-type="string">
            <text:p>test_py_tuple_string_to_vector&lt;std::string[4096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.689275466" calcext:value-type="float">
            <text:p>2.689275466</text:p>
          </table:table-cell>
          <table:table-cell office:value-type="string" calcext:value-type="string">
            <text:p>test_py_tuple_string_to_vector&lt;std::string[4096]&gt;():[1048576]</text:p>
          </table:table-cell>
        </table:table-row>
      </table:table>
      <table:table table:name="Sheet10" table:style-name="ta1">
        <table:table-column table:style-name="co1" table:default-cell-style-name="Default"/>
        <table:table-column table:style-name="co1" table:number-columns-repeated="10" table:default-cell-style-name="ce3"/>
        <table:table-row table:style-name="ro1">
          <table:table-cell office:value-type="string" calcext:value-type="string">
            <text:p>test_py_tuple_string_to_vector&lt;std::string[8]&gt;():[2]</text:p>
          </table:table-cell>
          <table:table-cell table:style-name="Default" office:value-type="float" office:value="8" calcext:value-type="float">
            <text:p>8</text:p>
          </table:table-cell>
          <table:table-cell table:style-name="ce4" table:formula="of:=2*[.B1]" office:value-type="float" office:value="16" calcext:value-type="float">
            <text:p>16</text:p>
          </table:table-cell>
          <table:table-cell table:style-name="ce4" table:formula="of:=2*[.C1]" office:value-type="float" office:value="32" calcext:value-type="float">
            <text:p>32</text:p>
          </table:table-cell>
          <table:table-cell table:style-name="ce4" table:formula="of:=2*[.D1]" office:value-type="float" office:value="64" calcext:value-type="float">
            <text:p>64</text:p>
          </table:table-cell>
          <table:table-cell table:style-name="ce4" table:formula="of:=2*[.E1]" office:value-type="float" office:value="128" calcext:value-type="float">
            <text:p>128</text:p>
          </table:table-cell>
          <table:table-cell table:style-name="ce4" table:formula="of:=2*[.F1]" office:value-type="float" office:value="256" calcext:value-type="float">
            <text:p>256</text:p>
          </table:table-cell>
          <table:table-cell table:style-name="ce4" table:formula="of:=2*[.G1]" office:value-type="float" office:value="512" calcext:value-type="float">
            <text:p>512</text:p>
          </table:table-cell>
          <table:table-cell table:style-name="ce4" table:formula="of:=2*[.H1]" office:value-type="float" office:value="1024" calcext:value-type="float">
            <text:p>1024</text:p>
          </table:table-cell>
          <table:table-cell table:style-name="ce4" table:formula="of:=2*[.I1]" office:value-type="float" office:value="2048" calcext:value-type="float">
            <text:p>2048</text:p>
          </table:table-cell>
          <table:table-cell table:style-name="ce4" table:formula="of:=2*[.J1]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table:style-name="Default" office:value-type="string" calcext:value-type="string">
            <text:p>Time(s)</text:p>
          </table:table-cell>
          <table:table-cell table:style-name="Default"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34" calcext:value-type="float">
            <text:p>0.000001340</text:p>
          </table:table-cell>
          <table:table-cell office:value-type="float" office:value="0.00000076" calcext:value-type="float">
            <text:p>0.000000760</text:p>
          </table:table-cell>
          <table:table-cell office:value-type="float" office:value="0.000000745" calcext:value-type="float">
            <text:p>0.000000745</text:p>
          </table:table-cell>
          <table:table-cell office:value-type="float" office:value="0.000000817" calcext:value-type="float">
            <text:p>0.000000817</text:p>
          </table:table-cell>
          <table:table-cell office:value-type="float" office:value="0.000000818" calcext:value-type="float">
            <text:p>0.000000818</text:p>
          </table:table-cell>
          <table:table-cell office:value-type="float" office:value="0.000001159" calcext:value-type="float">
            <text:p>0.000001159</text:p>
          </table:table-cell>
          <table:table-cell office:value-type="float" office:value="0.000001456" calcext:value-type="float">
            <text:p>0.000001456</text:p>
          </table:table-cell>
          <table:table-cell office:value-type="float" office:value="0.000001109" calcext:value-type="float">
            <text:p>0.000001109</text:p>
          </table:table-cell>
          <table:table-cell office:value-type="float" office:value="0.000001391" calcext:value-type="float">
            <text:p>0.000001391</text:p>
          </table:table-cell>
          <table:table-cell office:value-type="float" office:value="0.000001617" calcext:value-type="float">
            <text:p>0.0000016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488" calcext:value-type="float">
            <text:p>0.000000488</text:p>
          </table:table-cell>
          <table:table-cell office:value-type="float" office:value="0.000000508" calcext:value-type="float">
            <text:p>0.000000508</text:p>
          </table:table-cell>
          <table:table-cell office:value-type="float" office:value="0.000000649" calcext:value-type="float">
            <text:p>0.000000649</text:p>
          </table:table-cell>
          <table:table-cell office:value-type="float" office:value="0.000000625" calcext:value-type="float">
            <text:p>0.000000625</text:p>
          </table:table-cell>
          <table:table-cell office:value-type="float" office:value="0.000000835" calcext:value-type="float">
            <text:p>0.000000835</text:p>
          </table:table-cell>
          <table:table-cell office:value-type="float" office:value="0.000001024" calcext:value-type="float">
            <text:p>0.000001024</text:p>
          </table:table-cell>
          <table:table-cell office:value-type="float" office:value="0.000001081" calcext:value-type="float">
            <text:p>0.000001081</text:p>
          </table:table-cell>
          <table:table-cell office:value-type="float" office:value="0.000001019" calcext:value-type="float">
            <text:p>0.000001019</text:p>
          </table:table-cell>
          <table:table-cell office:value-type="float" office:value="0.000001177" calcext:value-type="float">
            <text:p>0.000001177</text:p>
          </table:table-cell>
          <table:table-cell office:value-type="float" office:value="0.00000152" calcext:value-type="float">
            <text:p>0.0000015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641" calcext:value-type="float">
            <text:p>0.000000641</text:p>
          </table:table-cell>
          <table:table-cell office:value-type="float" office:value="0.000000659" calcext:value-type="float">
            <text:p>0.000000659</text:p>
          </table:table-cell>
          <table:table-cell office:value-type="float" office:value="0.000000997" calcext:value-type="float">
            <text:p>0.000000997</text:p>
          </table:table-cell>
          <table:table-cell office:value-type="float" office:value="0.000001196" calcext:value-type="float">
            <text:p>0.000001196</text:p>
          </table:table-cell>
          <table:table-cell office:value-type="float" office:value="0.000001284" calcext:value-type="float">
            <text:p>0.000001284</text:p>
          </table:table-cell>
          <table:table-cell office:value-type="float" office:value="0.000001605" calcext:value-type="float">
            <text:p>0.000001605</text:p>
          </table:table-cell>
          <table:table-cell office:value-type="float" office:value="0.000001608" calcext:value-type="float">
            <text:p>0.000001608</text:p>
          </table:table-cell>
          <table:table-cell office:value-type="float" office:value="0.000002056" calcext:value-type="float">
            <text:p>0.000002056</text:p>
          </table:table-cell>
          <table:table-cell office:value-type="float" office:value="0.000002244" calcext:value-type="float">
            <text:p>0.000002244</text:p>
          </table:table-cell>
          <table:table-cell office:value-type="float" office:value="0.000002988" calcext:value-type="float">
            <text:p>0.0000029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86" calcext:value-type="float">
            <text:p>0.000000860</text:p>
          </table:table-cell>
          <table:table-cell office:value-type="float" office:value="0.000000891" calcext:value-type="float">
            <text:p>0.000000891</text:p>
          </table:table-cell>
          <table:table-cell office:value-type="float" office:value="0.000001639" calcext:value-type="float">
            <text:p>0.000001639</text:p>
          </table:table-cell>
          <table:table-cell office:value-type="float" office:value="0.00000167" calcext:value-type="float">
            <text:p>0.000001670</text:p>
          </table:table-cell>
          <table:table-cell office:value-type="float" office:value="0.000002131" calcext:value-type="float">
            <text:p>0.000002131</text:p>
          </table:table-cell>
          <table:table-cell office:value-type="float" office:value="0.000002595" calcext:value-type="float">
            <text:p>0.000002595</text:p>
          </table:table-cell>
          <table:table-cell office:value-type="float" office:value="0.00000289" calcext:value-type="float">
            <text:p>0.000002890</text:p>
          </table:table-cell>
          <table:table-cell office:value-type="float" office:value="0.000004968" calcext:value-type="float">
            <text:p>0.000004968</text:p>
          </table:table-cell>
          <table:table-cell office:value-type="float" office:value="0.000004721" calcext:value-type="float">
            <text:p>0.000004721</text:p>
          </table:table-cell>
          <table:table-cell office:value-type="float" office:value="0.000010191" calcext:value-type="float">
            <text:p>0.0000101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119" calcext:value-type="float">
            <text:p>0.000001190</text:p>
          </table:table-cell>
          <table:table-cell office:value-type="float" office:value="0.000001233" calcext:value-type="float">
            <text:p>0.000001233</text:p>
          </table:table-cell>
          <table:table-cell office:value-type="float" office:value="0.000002787" calcext:value-type="float">
            <text:p>0.000002787</text:p>
          </table:table-cell>
          <table:table-cell office:value-type="float" office:value="0.000002823" calcext:value-type="float">
            <text:p>0.000002823</text:p>
          </table:table-cell>
          <table:table-cell office:value-type="float" office:value="0.000003585" calcext:value-type="float">
            <text:p>0.000003585</text:p>
          </table:table-cell>
          <table:table-cell office:value-type="float" office:value="0.000004268" calcext:value-type="float">
            <text:p>0.000004268</text:p>
          </table:table-cell>
          <table:table-cell office:value-type="float" office:value="0.000004861" calcext:value-type="float">
            <text:p>0.000004861</text:p>
          </table:table-cell>
          <table:table-cell office:value-type="float" office:value="0.000007222" calcext:value-type="float">
            <text:p>0.000007222</text:p>
          </table:table-cell>
          <table:table-cell office:value-type="float" office:value="0.000009308" calcext:value-type="float">
            <text:p>0.000009308</text:p>
          </table:table-cell>
          <table:table-cell office:value-type="float" office:value="0.000020532" calcext:value-type="float">
            <text:p>0.0000205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2182" calcext:value-type="float">
            <text:p>0.000002182</text:p>
          </table:table-cell>
          <table:table-cell office:value-type="float" office:value="0.000003068" calcext:value-type="float">
            <text:p>0.000003068</text:p>
          </table:table-cell>
          <table:table-cell office:value-type="float" office:value="0.000012169" calcext:value-type="float">
            <text:p>0.000012169</text:p>
          </table:table-cell>
          <table:table-cell office:value-type="float" office:value="0.000005919" calcext:value-type="float">
            <text:p>0.000005919</text:p>
          </table:table-cell>
          <table:table-cell office:value-type="float" office:value="0.00000921" calcext:value-type="float">
            <text:p>0.000009210</text:p>
          </table:table-cell>
          <table:table-cell office:value-type="float" office:value="0.000008501" calcext:value-type="float">
            <text:p>0.000008501</text:p>
          </table:table-cell>
          <table:table-cell office:value-type="float" office:value="0.000009903" calcext:value-type="float">
            <text:p>0.000009903</text:p>
          </table:table-cell>
          <table:table-cell office:value-type="float" office:value="0.00002017" calcext:value-type="float">
            <text:p>0.000020170</text:p>
          </table:table-cell>
          <table:table-cell office:value-type="float" office:value="0.000017446" calcext:value-type="float">
            <text:p>0.000017446</text:p>
          </table:table-cell>
          <table:table-cell office:value-type="float" office:value="0.000040924" calcext:value-type="float">
            <text:p>0.0000409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925702" calcext:value-type="float">
            <text:p>0.000925702</text:p>
          </table:table-cell>
          <table:table-cell office:value-type="float" office:value="0.000002841" calcext:value-type="float">
            <text:p>0.000002841</text:p>
          </table:table-cell>
          <table:table-cell office:value-type="float" office:value="0.000009012" calcext:value-type="float">
            <text:p>0.000009012</text:p>
          </table:table-cell>
          <table:table-cell office:value-type="float" office:value="0.000009371" calcext:value-type="float">
            <text:p>0.000009371</text:p>
          </table:table-cell>
          <table:table-cell office:value-type="float" office:value="0.000015084" calcext:value-type="float">
            <text:p>0.000015084</text:p>
          </table:table-cell>
          <table:table-cell office:value-type="float" office:value="0.000013838" calcext:value-type="float">
            <text:p>0.000013838</text:p>
          </table:table-cell>
          <table:table-cell office:value-type="float" office:value="0.000017392" calcext:value-type="float">
            <text:p>0.000017392</text:p>
          </table:table-cell>
          <table:table-cell office:value-type="float" office:value="0.000034496" calcext:value-type="float">
            <text:p>0.000034496</text:p>
          </table:table-cell>
          <table:table-cell office:value-type="float" office:value="0.000035837" calcext:value-type="float">
            <text:p>0.000035837</text:p>
          </table:table-cell>
          <table:table-cell office:value-type="float" office:value="0.000075234" calcext:value-type="float">
            <text:p>0.0000752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459606" calcext:value-type="float">
            <text:p>0.000459606</text:p>
          </table:table-cell>
          <table:table-cell office:value-type="float" office:value="0.000004781" calcext:value-type="float">
            <text:p>0.000004781</text:p>
          </table:table-cell>
          <table:table-cell office:value-type="float" office:value="0.000022888" calcext:value-type="float">
            <text:p>0.000022888</text:p>
          </table:table-cell>
          <table:table-cell office:value-type="float" office:value="0.000017874" calcext:value-type="float">
            <text:p>0.000017874</text:p>
          </table:table-cell>
          <table:table-cell office:value-type="float" office:value="0.000025963" calcext:value-type="float">
            <text:p>0.000025963</text:p>
          </table:table-cell>
          <table:table-cell office:value-type="float" office:value="0.00002623" calcext:value-type="float">
            <text:p>0.000026230</text:p>
          </table:table-cell>
          <table:table-cell office:value-type="float" office:value="0.000033241" calcext:value-type="float">
            <text:p>0.000033241</text:p>
          </table:table-cell>
          <table:table-cell office:value-type="float" office:value="0.000073693" calcext:value-type="float">
            <text:p>0.000073693</text:p>
          </table:table-cell>
          <table:table-cell office:value-type="float" office:value="0.000070955" calcext:value-type="float">
            <text:p>0.000070955</text:p>
          </table:table-cell>
          <table:table-cell office:value-type="float" office:value="0.000159174" calcext:value-type="float">
            <text:p>0.00015917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9227" calcext:value-type="float">
            <text:p>0.000009227</text:p>
          </table:table-cell>
          <table:table-cell office:value-type="float" office:value="0.000008745" calcext:value-type="float">
            <text:p>0.000008745</text:p>
          </table:table-cell>
          <table:table-cell office:value-type="float" office:value="0.000039864" calcext:value-type="float">
            <text:p>0.000039864</text:p>
          </table:table-cell>
          <table:table-cell office:value-type="float" office:value="0.000033717" calcext:value-type="float">
            <text:p>0.000033717</text:p>
          </table:table-cell>
          <table:table-cell office:value-type="float" office:value="0.000051525" calcext:value-type="float">
            <text:p>0.000051525</text:p>
          </table:table-cell>
          <table:table-cell office:value-type="float" office:value="0.000050998" calcext:value-type="float">
            <text:p>0.000050998</text:p>
          </table:table-cell>
          <table:table-cell office:value-type="float" office:value="0.000082782" calcext:value-type="float">
            <text:p>0.000082782</text:p>
          </table:table-cell>
          <table:table-cell office:value-type="float" office:value="0.00023935" calcext:value-type="float">
            <text:p>0.000239350</text:p>
          </table:table-cell>
          <table:table-cell office:value-type="float" office:value="0.000145485" calcext:value-type="float">
            <text:p>0.000145485</text:p>
          </table:table-cell>
          <table:table-cell office:value-type="float" office:value="0.000313511" calcext:value-type="float">
            <text:p>0.0003135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18592" calcext:value-type="float">
            <text:p>0.000018592</text:p>
          </table:table-cell>
          <table:table-cell office:value-type="float" office:value="0.000016503" calcext:value-type="float">
            <text:p>0.000016503</text:p>
          </table:table-cell>
          <table:table-cell office:value-type="float" office:value="0.000081868" calcext:value-type="float">
            <text:p>0.000081868</text:p>
          </table:table-cell>
          <table:table-cell office:value-type="float" office:value="0.000067307" calcext:value-type="float">
            <text:p>0.000067307</text:p>
          </table:table-cell>
          <table:table-cell office:value-type="float" office:value="0.000101423" calcext:value-type="float">
            <text:p>0.000101423</text:p>
          </table:table-cell>
          <table:table-cell office:value-type="float" office:value="0.000101726" calcext:value-type="float">
            <text:p>0.000101726</text:p>
          </table:table-cell>
          <table:table-cell office:value-type="float" office:value="0.000322107" calcext:value-type="float">
            <text:p>0.000322107</text:p>
          </table:table-cell>
          <table:table-cell office:value-type="float" office:value="0.000337284" calcext:value-type="float">
            <text:p>0.000337284</text:p>
          </table:table-cell>
          <table:table-cell office:value-type="float" office:value="0.000308463" calcext:value-type="float">
            <text:p>0.000308463</text:p>
          </table:table-cell>
          <table:table-cell office:value-type="float" office:value="0.001058137" calcext:value-type="float">
            <text:p>0.00105813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52948" calcext:value-type="float">
            <text:p>0.000052948</text:p>
          </table:table-cell>
          <table:table-cell office:value-type="float" office:value="0.00005144" calcext:value-type="float">
            <text:p>0.000051440</text:p>
          </table:table-cell>
          <table:table-cell office:value-type="float" office:value="0.000174967" calcext:value-type="float">
            <text:p>0.000174967</text:p>
          </table:table-cell>
          <table:table-cell office:value-type="float" office:value="0.000158867" calcext:value-type="float">
            <text:p>0.000158867</text:p>
          </table:table-cell>
          <table:table-cell office:value-type="float" office:value="0.000222789" calcext:value-type="float">
            <text:p>0.000222789</text:p>
          </table:table-cell>
          <table:table-cell office:value-type="float" office:value="0.000229233" calcext:value-type="float">
            <text:p>0.000229233</text:p>
          </table:table-cell>
          <table:table-cell office:value-type="float" office:value="0.000354075" calcext:value-type="float">
            <text:p>0.000354075</text:p>
          </table:table-cell>
          <table:table-cell office:value-type="float" office:value="0.001290794" calcext:value-type="float">
            <text:p>0.001290794</text:p>
          </table:table-cell>
          <table:table-cell office:value-type="float" office:value="0.000759781" calcext:value-type="float">
            <text:p>0.000759781</text:p>
          </table:table-cell>
          <table:table-cell office:value-type="float" office:value="0.001436779" calcext:value-type="float">
            <text:p>0.00143677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123271" calcext:value-type="float">
            <text:p>0.000123271</text:p>
          </table:table-cell>
          <table:table-cell office:value-type="float" office:value="0.000109134" calcext:value-type="float">
            <text:p>0.000109134</text:p>
          </table:table-cell>
          <table:table-cell office:value-type="float" office:value="0.000355108" calcext:value-type="float">
            <text:p>0.000355108</text:p>
          </table:table-cell>
          <table:table-cell office:value-type="float" office:value="0.000332119" calcext:value-type="float">
            <text:p>0.000332119</text:p>
          </table:table-cell>
          <table:table-cell office:value-type="float" office:value="0.000441601" calcext:value-type="float">
            <text:p>0.000441601</text:p>
          </table:table-cell>
          <table:table-cell office:value-type="float" office:value="0.000526119" calcext:value-type="float">
            <text:p>0.000526119</text:p>
          </table:table-cell>
          <table:table-cell office:value-type="float" office:value="0.000725601" calcext:value-type="float">
            <text:p>0.000725601</text:p>
          </table:table-cell>
          <table:table-cell office:value-type="float" office:value="0.001150128" calcext:value-type="float">
            <text:p>0.001150128</text:p>
          </table:table-cell>
          <table:table-cell office:value-type="float" office:value="0.004413457" calcext:value-type="float">
            <text:p>0.004413457</text:p>
          </table:table-cell>
          <table:table-cell office:value-type="float" office:value="0.003087784" calcext:value-type="float">
            <text:p>0.00308778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228248" calcext:value-type="float">
            <text:p>0.000228248</text:p>
          </table:table-cell>
          <table:table-cell office:value-type="float" office:value="0.00015807" calcext:value-type="float">
            <text:p>0.000158070</text:p>
          </table:table-cell>
          <table:table-cell office:value-type="float" office:value="0.000596775" calcext:value-type="float">
            <text:p>0.000596775</text:p>
          </table:table-cell>
          <table:table-cell office:value-type="float" office:value="0.000536736" calcext:value-type="float">
            <text:p>0.000536736</text:p>
          </table:table-cell>
          <table:table-cell office:value-type="float" office:value="0.000766813" calcext:value-type="float">
            <text:p>0.000766813</text:p>
          </table:table-cell>
          <table:table-cell office:value-type="float" office:value="0.001435846" calcext:value-type="float">
            <text:p>0.001435846</text:p>
          </table:table-cell>
          <table:table-cell office:value-type="float" office:value="0.001295455" calcext:value-type="float">
            <text:p>0.001295455</text:p>
          </table:table-cell>
          <table:table-cell office:value-type="float" office:value="0.003358112" calcext:value-type="float">
            <text:p>0.003358112</text:p>
          </table:table-cell>
          <table:table-cell office:value-type="float" office:value="0.004367473" calcext:value-type="float">
            <text:p>0.004367473</text:p>
          </table:table-cell>
          <table:table-cell office:value-type="float" office:value="0.009165537" calcext:value-type="float">
            <text:p>0.00916553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575893" calcext:value-type="float">
            <text:p>0.000575893</text:p>
          </table:table-cell>
          <table:table-cell office:value-type="float" office:value="0.000376691" calcext:value-type="float">
            <text:p>0.000376691</text:p>
          </table:table-cell>
          <table:table-cell office:value-type="float" office:value="0.001235128" calcext:value-type="float">
            <text:p>0.001235128</text:p>
          </table:table-cell>
          <table:table-cell office:value-type="float" office:value="0.001225865" calcext:value-type="float">
            <text:p>0.001225865</text:p>
          </table:table-cell>
          <table:table-cell office:value-type="float" office:value="0.003332112" calcext:value-type="float">
            <text:p>0.003332112</text:p>
          </table:table-cell>
          <table:table-cell office:value-type="float" office:value="0.002029059" calcext:value-type="float">
            <text:p>0.002029059</text:p>
          </table:table-cell>
          <table:table-cell office:value-type="float" office:value="0.002484639" calcext:value-type="float">
            <text:p>0.002484639</text:p>
          </table:table-cell>
          <table:table-cell office:value-type="float" office:value="0.006009917" calcext:value-type="float">
            <text:p>0.006009917</text:p>
          </table:table-cell>
          <table:table-cell office:value-type="float" office:value="0.012211543" calcext:value-type="float">
            <text:p>0.012211543</text:p>
          </table:table-cell>
          <table:table-cell office:value-type="float" office:value="0.028772572" calcext:value-type="float">
            <text:p>0.02877257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1011568" calcext:value-type="float">
            <text:p>0.001011568</text:p>
          </table:table-cell>
          <table:table-cell office:value-type="float" office:value="0.00086058" calcext:value-type="float">
            <text:p>0.000860580</text:p>
          </table:table-cell>
          <table:table-cell office:value-type="float" office:value="0.006333674" calcext:value-type="float">
            <text:p>0.006333674</text:p>
          </table:table-cell>
          <table:table-cell office:value-type="float" office:value="0.002631762" calcext:value-type="float">
            <text:p>0.002631762</text:p>
          </table:table-cell>
          <table:table-cell office:value-type="float" office:value="0.002748633" calcext:value-type="float">
            <text:p>0.002748633</text:p>
          </table:table-cell>
          <table:table-cell office:value-type="float" office:value="0.003899482" calcext:value-type="float">
            <text:p>0.003899482</text:p>
          </table:table-cell>
          <table:table-cell office:value-type="float" office:value="0.004582137" calcext:value-type="float">
            <text:p>0.004582137</text:p>
          </table:table-cell>
          <table:table-cell office:value-type="float" office:value="0.020097073" calcext:value-type="float">
            <text:p>0.020097073</text:p>
          </table:table-cell>
          <table:table-cell office:value-type="float" office:value="0.035951244" calcext:value-type="float">
            <text:p>0.035951244</text:p>
          </table:table-cell>
          <table:table-cell office:value-type="float" office:value="0.063672996" calcext:value-type="float">
            <text:p>0.06367299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1892613" calcext:value-type="float">
            <text:p>0.001892613</text:p>
          </table:table-cell>
          <table:table-cell office:value-type="float" office:value="0.002006362" calcext:value-type="float">
            <text:p>0.002006362</text:p>
          </table:table-cell>
          <table:table-cell office:value-type="float" office:value="0.006403217" calcext:value-type="float">
            <text:p>0.006403217</text:p>
          </table:table-cell>
          <table:table-cell office:value-type="float" office:value="0.005204765" calcext:value-type="float">
            <text:p>0.005204765</text:p>
          </table:table-cell>
          <table:table-cell office:value-type="float" office:value="0.005856447" calcext:value-type="float">
            <text:p>0.005856447</text:p>
          </table:table-cell>
          <table:table-cell office:value-type="float" office:value="0.007347795" calcext:value-type="float">
            <text:p>0.007347795</text:p>
          </table:table-cell>
          <table:table-cell office:value-type="float" office:value="0.009393515" calcext:value-type="float">
            <text:p>0.009393515</text:p>
          </table:table-cell>
          <table:table-cell office:value-type="float" office:value="0.045529163" calcext:value-type="float">
            <text:p>0.045529163</text:p>
          </table:table-cell>
          <table:table-cell office:value-type="float" office:value="0.088484243" calcext:value-type="float">
            <text:p>0.088484243</text:p>
          </table:table-cell>
          <table:table-cell office:value-type="float" office:value="0.13409134" calcext:value-type="float">
            <text:p>0.13409134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3830063" calcext:value-type="float">
            <text:p>0.003830063</text:p>
          </table:table-cell>
          <table:table-cell office:value-type="float" office:value="0.004025725" calcext:value-type="float">
            <text:p>0.004025725</text:p>
          </table:table-cell>
          <table:table-cell office:value-type="float" office:value="0.011930022" calcext:value-type="float">
            <text:p>0.011930022</text:p>
          </table:table-cell>
          <table:table-cell office:value-type="float" office:value="0.011526371" calcext:value-type="float">
            <text:p>0.011526371</text:p>
          </table:table-cell>
          <table:table-cell office:value-type="float" office:value="0.012612201" calcext:value-type="float">
            <text:p>0.012612201</text:p>
          </table:table-cell>
          <table:table-cell office:value-type="float" office:value="0.014428547" calcext:value-type="float">
            <text:p>0.014428547</text:p>
          </table:table-cell>
          <table:table-cell office:value-type="float" office:value="0.035841633" calcext:value-type="float">
            <text:p>0.035841633</text:p>
          </table:table-cell>
          <table:table-cell office:value-type="float" office:value="0.117228705" calcext:value-type="float">
            <text:p>0.117228705</text:p>
          </table:table-cell>
          <table:table-cell office:value-type="float" office:value="0.172657561" calcext:value-type="float">
            <text:p>0.172657561</text:p>
          </table:table-cell>
          <table:table-cell office:value-type="float" office:value="0.285985934" calcext:value-type="float">
            <text:p>0.28598593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7812753" calcext:value-type="float">
            <text:p>0.007812753</text:p>
          </table:table-cell>
          <table:table-cell office:value-type="float" office:value="0.007830972" calcext:value-type="float">
            <text:p>0.007830972</text:p>
          </table:table-cell>
          <table:table-cell office:value-type="float" office:value="0.022984984" calcext:value-type="float">
            <text:p>0.022984984</text:p>
          </table:table-cell>
          <table:table-cell office:value-type="float" office:value="0.0253136" calcext:value-type="float">
            <text:p>0.025313600</text:p>
          </table:table-cell>
          <table:table-cell office:value-type="float" office:value="0.024785683" calcext:value-type="float">
            <text:p>0.024785683</text:p>
          </table:table-cell>
          <table:table-cell office:value-type="float" office:value="0.031560431" calcext:value-type="float">
            <text:p>0.031560431</text:p>
          </table:table-cell>
          <table:table-cell office:value-type="float" office:value="0.069577254" calcext:value-type="float">
            <text:p>0.069577254</text:p>
          </table:table-cell>
          <table:table-cell office:value-type="float" office:value="0.187258507" calcext:value-type="float">
            <text:p>0.187258507</text:p>
          </table:table-cell>
          <table:table-cell office:value-type="float" office:value="0.371193298" calcext:value-type="float">
            <text:p>0.371193298</text:p>
          </table:table-cell>
          <table:table-cell office:value-type="float" office:value="0.667777749" calcext:value-type="float">
            <text:p>0.66777774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6727011" calcext:value-type="float">
            <text:p>0.016727011</text:p>
          </table:table-cell>
          <table:table-cell office:value-type="float" office:value="0.018973225" calcext:value-type="float">
            <text:p>0.018973225</text:p>
          </table:table-cell>
          <table:table-cell office:value-type="float" office:value="0.047337281" calcext:value-type="float">
            <text:p>0.047337281</text:p>
          </table:table-cell>
          <table:table-cell office:value-type="float" office:value="0.044371149" calcext:value-type="float">
            <text:p>0.044371149</text:p>
          </table:table-cell>
          <table:table-cell office:value-type="float" office:value="0.056737386" calcext:value-type="float">
            <text:p>0.056737386</text:p>
          </table:table-cell>
          <table:table-cell office:value-type="float" office:value="0.077116986" calcext:value-type="float">
            <text:p>0.077116986</text:p>
          </table:table-cell>
          <table:table-cell office:value-type="float" office:value="0.144347661" calcext:value-type="float">
            <text:p>0.144347661</text:p>
          </table:table-cell>
          <table:table-cell office:value-type="float" office:value="0.383458458" calcext:value-type="float">
            <text:p>0.383458458</text:p>
          </table:table-cell>
          <table:table-cell office:value-type="float" office:value="0.659419008" calcext:value-type="float">
            <text:p>0.659419008</text:p>
          </table:table-cell>
          <table:table-cell office:value-type="float" office:value="1.302490667" calcext:value-type="float">
            <text:p>1.30249066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40675317" calcext:value-type="float">
            <text:p>0.040675317</text:p>
          </table:table-cell>
          <table:table-cell office:value-type="float" office:value="0.034920795" calcext:value-type="float">
            <text:p>0.034920795</text:p>
          </table:table-cell>
          <table:table-cell office:value-type="float" office:value="0.094645693" calcext:value-type="float">
            <text:p>0.094645693</text:p>
          </table:table-cell>
          <table:table-cell office:value-type="float" office:value="0.104341442" calcext:value-type="float">
            <text:p>0.104341442</text:p>
          </table:table-cell>
          <table:table-cell office:value-type="float" office:value="0.124785277" calcext:value-type="float">
            <text:p>0.124785277</text:p>
          </table:table-cell>
          <table:table-cell office:value-type="float" office:value="0.170791829" calcext:value-type="float">
            <text:p>0.170791829</text:p>
          </table:table-cell>
          <table:table-cell office:value-type="float" office:value="0.316653719" calcext:value-type="float">
            <text:p>0.316653719</text:p>
          </table:table-cell>
          <table:table-cell office:value-type="float" office:value="0.831042844" calcext:value-type="float">
            <text:p>0.831042844</text:p>
          </table:table-cell>
          <table:table-cell office:value-type="float" office:value="1.40213424" calcext:value-type="float">
            <text:p>1.402134240</text:p>
          </table:table-cell>
          <table:table-cell office:value-type="float" office:value="2.689275466" calcext:value-type="float">
            <text:p>2.6892754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6:49:29.987098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4T09:18:41.010235702</meta:creation-date>
    <dc:date>2021-06-08T16:58:33.671274627</dc:date>
    <meta:editing-duration>P3DT21H7M7S</meta:editing-duration>
    <meta:editing-cycles>22</meta:editing-cycles>
    <meta:generator>LibreOffice/6.1.4.2$MacOSX_X86_64 LibreOffice_project/9d0f32d1f0b509096fd65e0d4bec26ddd1938fd3</meta:generator>
    <meta:document-statistic meta:table-count="9" meta:cell-count="5438" meta:object-count="0"/>
  </office:meta>
</office:document-meta>
</file>